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6.4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0.9pt"/>
    </style:style>
    <style:style style:name="co4" style:family="table-column">
      <style:table-column-properties fo:break-before="auto" style:column-width="31.66pt"/>
    </style:style>
    <style:style style:name="co5" style:family="table-column">
      <style:table-column-properties fo:break-before="auto" style:column-width="44.76pt"/>
    </style:style>
    <style:style style:name="co6" style:family="table-column">
      <style:table-column-properties fo:break-before="auto" style:column-width="33.14pt"/>
    </style:style>
    <style:style style:name="co7" style:family="table-column">
      <style:table-column-properties fo:break-before="auto" style:column-width="40.11pt"/>
    </style:style>
    <style:style style:name="co8" style:family="table-column">
      <style:table-column-properties fo:break-before="auto" style:column-width="118.09pt"/>
    </style:style>
    <style:style style:name="co9" style:family="table-column">
      <style:table-column-properties fo:break-before="auto" style:column-width="111.91pt"/>
    </style:style>
    <style:style style:name="co10" style:family="table-column">
      <style:table-column-properties fo:break-before="auto" style:column-width="42.46pt"/>
    </style:style>
    <style:style style:name="co11" style:family="table-column">
      <style:table-column-properties fo:break-before="auto" style:column-width="131.19pt"/>
    </style:style>
    <style:style style:name="co12" style:family="table-column">
      <style:table-column-properties fo:break-before="auto" style:column-width="138.95pt"/>
    </style:style>
    <style:style style:name="co13" style:family="table-column">
      <style:table-column-properties fo:break-before="auto" style:column-width="78.69pt"/>
    </style:style>
    <style:style style:name="co14" style:family="table-column">
      <style:table-column-properties fo:break-before="auto" style:column-width="57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style:style style:name="ce4" style:family="table-cell" style:parent-style-name="Default" style:data-style-name="N75">
      <style:table-cell-properties style:text-align-source="fix" style:repeat-content="false" fo:border="0.06pt solid #000000"/>
      <style:paragraph-properties fo:text-align="center" fo:margin-left="0pt"/>
      <style:text-properties style:font-name="Verdana" fo:font-weight="normal" style:font-weight-asian="normal" style:font-weight-complex="normal"/>
    </style:style>
    <style:style style:name="ce5" style:family="table-cell" style:parent-style-name="Default">
      <style:table-cell-properties fo:border="0.06pt solid #000000"/>
    </style:style>
    <style:style style:name="ce13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bf0041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bf0041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6pt solid #000000"/>
      <style:text-properties fo:color="#bf0041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color="#000000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color="#000000"/>
    </style:style>
    <style:style style:name="ce18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center" fo:margin-left="0pt"/>
      <style:text-properties fo:color="#000000" fo:font-weight="bold" style:font-weight-asian="bold" style:font-weight-complex="bold"/>
    </style:style>
    <style:style style:name="ce19" style:family="table-cell" style:parent-style-name="Default">
      <style:table-cell-properties fo:background-color="transparent" fo:border="none"/>
      <style:text-properties fo:color="#000000" fo:font-weight="bold" style:font-weight-asian="bold" style:font-weight-complex="bold"/>
    </style:style>
    <style:style style:name="ce20" style:family="table-cell" style:parent-style-name="Default">
      <style:table-cell-properties fo:background-color="transparent" fo:border="none"/>
      <style:text-properties fo:color="#000000"/>
    </style:style>
    <style:style style:name="ce10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pt"/>
      <style:text-properties fo:color="#ffffff" fo:font-weight="bold" style:font-weight-asian="bold" style:font-weight-complex="bold"/>
    </style:style>
    <style:style style:name="ce22" style:family="table-cell" style:parent-style-name="Default" style:data-style-name="N0">
      <style:table-cell-properties fo:border="0.06pt solid #000000"/>
    </style:style>
    <style:style style:name="ce11" style:family="table-cell" style:parent-style-name="Default" style:data-style-name="N37">
      <style:table-cell-properties fo:border="0.06pt solid #000000"/>
    </style:style>
    <style:style style:name="ce24" style:family="table-cell" style:parent-style-name="Default">
      <style:table-cell-properties fo:background-color="#666666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d62e4e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</style:style>
    <style:style style:name="ce29" style:family="table-cell" style:parent-style-name="Default">
      <style:table-cell-properties fo:background-color="#ff7b59" style:text-align-source="fix" style:repeat-content="false" fo:border="0.06pt solid #000000"/>
      <style:paragraph-properties fo:text-align="center" fo:margin-left="0pt"/>
    </style:style>
    <style:style style:name="ce30" style:family="table-cell" style:parent-style-name="Default">
      <style:table-cell-properties fo:background-color="#b7b3ca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#069a2e" style:text-align-source="fix" style:repeat-content="false" fo:border="0.06pt solid #000000"/>
      <style:paragraph-properties fo:text-align="center" fo:margin-left="0pt"/>
    </style:style>
    <style:style style:name="ce32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33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5"/>
        <table:table-column table:style-name="co2" table:default-cell-style-name="ce15"/>
        <table:table-column table:style-name="co3" table:default-cell-style-name="ce17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2" table:default-cell-style-name="ce10"/>
        <table:table-column table:style-name="co8" table:default-cell-style-name="ce5"/>
        <table:table-column table:style-name="co9" table:default-cell-style-name="ce5"/>
        <table:table-column table:style-name="co2" table:number-columns-repeated="54" table:default-cell-style-name="ce5"/>
        <table:table-row table:style-name="ro1">
          <table:table-cell table:style-name="ce4"/>
          <table:table-cell table:style-name="ce13" office:value-type="float" office:value="2892" calcext:value-type="float">
            <text:p>2892</text:p>
          </table:table-cell>
          <table:table-cell table:style-name="ce16"/>
          <table:table-cell table:style-name="ce18" table:number-columns-repeated="4"/>
          <table:table-cell/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2-03" calcext:value-type="date">
            <text:p>Dec 3, 2019</text:p>
          </table:table-cell>
          <table:table-cell table:style-name="ce13" office:value-type="float" office:value="2891" calcext:value-type="float">
            <text:p>2891</text:p>
          </table:table-cell>
          <table:table-cell table:style-name="ce16" office:value-type="float" office:value="5" calcext:value-type="float">
            <text:p>5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30" calcext:value-type="float">
            <text:p>30</text:p>
          </table:table-cell>
          <table:table-cell/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2-02" calcext:value-type="date">
            <text:p>Dec 2, 2019</text:p>
          </table:table-cell>
          <table:table-cell table:style-name="ce13" office:value-type="float" office:value="2890" calcext:value-type="float">
            <text:p>2890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30" calcext:value-type="float">
            <text:p>30</text:p>
          </table:table-cell>
          <table:table-cell/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2-01" calcext:value-type="date">
            <text:p>Dec 1, 2019</text:p>
          </table:table-cell>
          <table:table-cell table:style-name="ce13" office:value-type="float" office:value="2889" calcext:value-type="float">
            <text:p>2889</text:p>
          </table:table-cell>
          <table:table-cell table:style-name="ce16" office:value-type="float" office:value="8" calcext:value-type="float">
            <text:p>8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36" calcext:value-type="float">
            <text:p>36</text:p>
          </table:table-cell>
          <table:table-cell/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30" calcext:value-type="date">
            <text:p>Nov 30, 2019</text:p>
          </table:table-cell>
          <table:table-cell table:style-name="ce13" office:value-type="float" office:value="2888" calcext:value-type="float">
            <text:p>2888</text:p>
          </table:table-cell>
          <table:table-cell table:style-name="ce16" office:value-type="float" office:value="17" calcext:value-type="float">
            <text:p>17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34" calcext:value-type="float">
            <text:p>34</text:p>
          </table:table-cell>
          <table:table-cell/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29" calcext:value-type="date">
            <text:p>Nov 29, 2019</text:p>
          </table:table-cell>
          <table:table-cell table:style-name="ce13" office:value-type="float" office:value="2887" calcext:value-type="float">
            <text:p>2887</text:p>
          </table:table-cell>
          <table:table-cell table:style-name="ce16" office:value-type="float" office:value="5" calcext:value-type="float">
            <text:p>5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35" calcext:value-type="float">
            <text:p>35</text:p>
          </table:table-cell>
          <table:table-cell/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28" calcext:value-type="date">
            <text:p>Nov 28, 2019</text:p>
          </table:table-cell>
          <table:table-cell table:style-name="ce13" office:value-type="float" office:value="2886" calcext:value-type="float">
            <text:p>2886</text:p>
          </table:table-cell>
          <table:table-cell table:style-name="ce16" office:value-type="float" office:value="10" calcext:value-type="float">
            <text:p>10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6" calcext:value-type="float">
            <text:p>26</text:p>
          </table:table-cell>
          <table:table-cell/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27" calcext:value-type="date">
            <text:p>Nov 27, 2019</text:p>
          </table:table-cell>
          <table:table-cell table:style-name="ce13" office:value-type="float" office:value="2885" calcext:value-type="float">
            <text:p>2885</text:p>
          </table:table-cell>
          <table:table-cell table:style-name="ce16" office:value-type="float" office:value="4" calcext:value-type="float">
            <text:p>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6" calcext:value-type="float">
            <text:p>16</text:p>
          </table:table-cell>
          <table:table-cell/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26" calcext:value-type="date">
            <text:p>Nov 26, 2019</text:p>
          </table:table-cell>
          <table:table-cell table:style-name="ce13" office:value-type="float" office:value="2884" calcext:value-type="float">
            <text:p>2884</text:p>
          </table:table-cell>
          <table:table-cell table:style-name="ce16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33" calcext:value-type="float">
            <text:p>33</text:p>
          </table:table-cell>
          <table:table-cell/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25" calcext:value-type="date">
            <text:p>Nov 25, 2019</text:p>
          </table:table-cell>
          <table:table-cell table:style-name="ce13" office:value-type="float" office:value="2883" calcext:value-type="float">
            <text:p>2883</text:p>
          </table:table-cell>
          <table:table-cell table:style-name="ce16" office:value-type="float" office:value="16" calcext:value-type="float">
            <text:p>16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2" calcext:value-type="float">
            <text:p>32</text:p>
          </table:table-cell>
          <table:table-cell/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24" calcext:value-type="date">
            <text:p>Nov 24, 2019</text:p>
          </table:table-cell>
          <table:table-cell table:style-name="ce13" office:value-type="float" office:value="2882" calcext:value-type="float">
            <text:p>2882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2" calcext:value-type="float">
            <text:p>32</text:p>
          </table:table-cell>
          <table:table-cell/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23" calcext:value-type="date">
            <text:p>Nov 23, 2019</text:p>
          </table:table-cell>
          <table:table-cell table:style-name="ce13" office:value-type="float" office:value="2881" calcext:value-type="float">
            <text:p>2881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32" calcext:value-type="float">
            <text:p>32</text:p>
          </table:table-cell>
          <table:table-cell/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22" calcext:value-type="date">
            <text:p>Nov 22, 2019</text:p>
          </table:table-cell>
          <table:table-cell table:style-name="ce13" office:value-type="float" office:value="2880" calcext:value-type="float">
            <text:p>2880</text:p>
          </table:table-cell>
          <table:table-cell table:style-name="ce16" office:value-type="float" office:value="15" calcext:value-type="float">
            <text:p>15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36" calcext:value-type="float">
            <text:p>36</text:p>
          </table:table-cell>
          <table:table-cell/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21" calcext:value-type="date">
            <text:p>Nov 21, 2019</text:p>
          </table:table-cell>
          <table:table-cell table:style-name="ce13" office:value-type="float" office:value="2879" calcext:value-type="float">
            <text:p>2879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30" calcext:value-type="float">
            <text:p>30</text:p>
          </table:table-cell>
          <table:table-cell/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20" calcext:value-type="date">
            <text:p>Nov 20, 2019</text:p>
          </table:table-cell>
          <table:table-cell table:style-name="ce13" office:value-type="float" office:value="2878" calcext:value-type="float">
            <text:p>2878</text:p>
          </table:table-cell>
          <table:table-cell table:style-name="ce16" office:value-type="float" office:value="12" calcext:value-type="float">
            <text:p>12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33" calcext:value-type="float">
            <text:p>33</text:p>
          </table:table-cell>
          <table:table-cell/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19" calcext:value-type="date">
            <text:p>Nov 19, 2019</text:p>
          </table:table-cell>
          <table:table-cell table:style-name="ce13" office:value-type="float" office:value="2877" calcext:value-type="float">
            <text:p>2877</text:p>
          </table:table-cell>
          <table:table-cell table:style-name="ce16" office:value-type="float" office:value="5" calcext:value-type="float">
            <text:p>5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36" calcext:value-type="float">
            <text:p>36</text:p>
          </table:table-cell>
          <table:table-cell/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18" calcext:value-type="date">
            <text:p>Nov 18, 2019</text:p>
          </table:table-cell>
          <table:table-cell table:style-name="ce13" office:value-type="float" office:value="2876" calcext:value-type="float">
            <text:p>2876</text:p>
          </table:table-cell>
          <table:table-cell table:style-name="ce16" office:value-type="float" office:value="8" calcext:value-type="float">
            <text:p>8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36" calcext:value-type="float">
            <text:p>36</text:p>
          </table:table-cell>
          <table:table-cell table:formula="of:=SUM([.C17:.G17])" office:value-type="float" office:value="121" calcext:value-type="float">
            <text:p>121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17" calcext:value-type="date">
            <text:p>Nov 17, 2019</text:p>
          </table:table-cell>
          <table:table-cell table:style-name="ce13" office:value-type="float" office:value="2875" calcext:value-type="float">
            <text:p>2875</text:p>
          </table:table-cell>
          <table:table-cell table:style-name="ce16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25" calcext:value-type="float">
            <text:p>25</text:p>
          </table:table-cell>
          <table:table-cell table:formula="of:=SUM([.C18:.G18])" office:value-type="float" office:value="73" calcext:value-type="float">
            <text:p>73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16" calcext:value-type="date">
            <text:p>Nov 16, 2019</text:p>
          </table:table-cell>
          <table:table-cell table:style-name="ce13" office:value-type="float" office:value="2874" calcext:value-type="float">
            <text:p>2874</text:p>
          </table:table-cell>
          <table:table-cell table:style-name="ce16" office:value-type="float" office:value="4" calcext:value-type="float">
            <text:p>4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9" calcext:value-type="float">
            <text:p>29</text:p>
          </table:table-cell>
          <table:table-cell table:formula="of:=SUM([.C19:.G19])" office:value-type="float" office:value="94" calcext:value-type="float">
            <text:p>94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15" calcext:value-type="date">
            <text:p>Nov 15, 2019</text:p>
          </table:table-cell>
          <table:table-cell table:style-name="ce13" office:value-type="float" office:value="2873" calcext:value-type="float">
            <text:p>2873</text:p>
          </table:table-cell>
          <table:table-cell table:style-name="ce16" office:value-type="float" office:value="17" calcext:value-type="float">
            <text:p>17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1" calcext:value-type="float">
            <text:p>31</text:p>
          </table:table-cell>
          <table:table-cell table:formula="of:=SUM([.C20:.G20])" office:value-type="float" office:value="128" calcext:value-type="float">
            <text:p>128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14" calcext:value-type="date">
            <text:p>Nov 14, 2019</text:p>
          </table:table-cell>
          <table:table-cell table:style-name="ce13" office:value-type="float" office:value="2872" calcext:value-type="float">
            <text:p>2872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35" calcext:value-type="float">
            <text:p>35</text:p>
          </table:table-cell>
          <table:table-cell table:formula="of:=SUM([.C21:.G21])" office:value-type="float" office:value="66" calcext:value-type="float">
            <text:p>66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13" calcext:value-type="date">
            <text:p>Nov 13, 2019</text:p>
          </table:table-cell>
          <table:table-cell table:style-name="ce13" office:value-type="float" office:value="2871" calcext:value-type="float">
            <text:p>2871</text:p>
          </table:table-cell>
          <table:table-cell table:style-name="ce16" office:value-type="float" office:value="10" calcext:value-type="float">
            <text:p>10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4" calcext:value-type="float">
            <text:p>34</text:p>
          </table:table-cell>
          <table:table-cell table:formula="of:=SUM([.C22:.G22])" office:value-type="float" office:value="116" calcext:value-type="float">
            <text:p>116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12" calcext:value-type="date">
            <text:p>Nov 12, 2019</text:p>
          </table:table-cell>
          <table:table-cell table:style-name="ce13" office:value-type="float" office:value="2870" calcext:value-type="float">
            <text:p>2870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36" calcext:value-type="float">
            <text:p>36</text:p>
          </table:table-cell>
          <table:table-cell table:formula="of:=SUM([.C23:.G23])" office:value-type="float" office:value="110" calcext:value-type="float">
            <text:p>110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11" calcext:value-type="date">
            <text:p>Nov 11, 2019</text:p>
          </table:table-cell>
          <table:table-cell table:style-name="ce13" office:value-type="float" office:value="2869" calcext:value-type="float">
            <text:p>2869</text:p>
          </table:table-cell>
          <table:table-cell table:style-name="ce16" office:value-type="float" office:value="10" calcext:value-type="float">
            <text:p>10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34" calcext:value-type="float">
            <text:p>34</text:p>
          </table:table-cell>
          <table:table-cell table:formula="of:=SUM([.C24:.G24])" office:value-type="float" office:value="125" calcext:value-type="float">
            <text:p>125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10" calcext:value-type="date">
            <text:p>Nov 10, 2019</text:p>
          </table:table-cell>
          <table:table-cell table:style-name="ce13" office:value-type="float" office:value="2868" calcext:value-type="float">
            <text:p>2868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4" calcext:value-type="float">
            <text:p>34</text:p>
          </table:table-cell>
          <table:table-cell table:formula="of:=SUM([.C25:.G25])" office:value-type="float" office:value="91" calcext:value-type="float">
            <text:p>91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09" calcext:value-type="date">
            <text:p>Nov 9, 2019</text:p>
          </table:table-cell>
          <table:table-cell table:style-name="ce13" office:value-type="float" office:value="2867" calcext:value-type="float">
            <text:p>2867</text:p>
          </table:table-cell>
          <table:table-cell table:style-name="ce16" office:value-type="float" office:value="12" calcext:value-type="float">
            <text:p>12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9" calcext:value-type="float">
            <text:p>29</text:p>
          </table:table-cell>
          <table:table-cell table:formula="of:=SUM([.C26:.G26])" office:value-type="float" office:value="104" calcext:value-type="float">
            <text:p>104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08" calcext:value-type="date">
            <text:p>Nov 8, 2019</text:p>
          </table:table-cell>
          <table:table-cell table:style-name="ce13" office:value-type="float" office:value="2866" calcext:value-type="float">
            <text:p>2866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8" calcext:value-type="float">
            <text:p>18</text:p>
          </table:table-cell>
          <table:table-cell table:formula="of:=SUM([.C27:.G27])" office:value-type="float" office:value="65" calcext:value-type="float">
            <text:p>65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07" calcext:value-type="date">
            <text:p>Nov 7, 2019</text:p>
          </table:table-cell>
          <table:table-cell table:style-name="ce13" office:value-type="float" office:value="2865" calcext:value-type="float">
            <text:p>2865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35" calcext:value-type="float">
            <text:p>35</text:p>
          </table:table-cell>
          <table:table-cell table:formula="of:=SUM([.C28:.G28])" office:value-type="float" office:value="80" calcext:value-type="float">
            <text:p>80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06" calcext:value-type="date">
            <text:p>Nov 6, 2019</text:p>
          </table:table-cell>
          <table:table-cell table:style-name="ce13" office:value-type="float" office:value="2864" calcext:value-type="float">
            <text:p>2864</text:p>
          </table:table-cell>
          <table:table-cell table:style-name="ce16" office:value-type="float" office:value="13" calcext:value-type="float">
            <text:p>13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31" calcext:value-type="float">
            <text:p>31</text:p>
          </table:table-cell>
          <table:table-cell table:formula="of:=SUM([.C29:.G29])" office:value-type="float" office:value="107" calcext:value-type="float">
            <text:p>107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05" calcext:value-type="date">
            <text:p>Nov 5, 2019</text:p>
          </table:table-cell>
          <table:table-cell table:style-name="ce13" office:value-type="float" office:value="2863" calcext:value-type="float">
            <text:p>2863</text:p>
          </table:table-cell>
          <table:table-cell table:style-name="ce16" office:value-type="float" office:value="5" calcext:value-type="float">
            <text:p>5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9" calcext:value-type="float">
            <text:p>29</text:p>
          </table:table-cell>
          <table:table-cell table:formula="of:=SUM([.C30:.G30])" office:value-type="float" office:value="86" calcext:value-type="float">
            <text:p>86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04" calcext:value-type="date">
            <text:p>Nov 4, 2019</text:p>
          </table:table-cell>
          <table:table-cell table:style-name="ce13" office:value-type="float" office:value="2862" calcext:value-type="float">
            <text:p>2862</text:p>
          </table:table-cell>
          <table:table-cell table:style-name="ce16" office:value-type="float" office:value="8" calcext:value-type="float">
            <text:p>8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36" calcext:value-type="float">
            <text:p>36</text:p>
          </table:table-cell>
          <table:table-cell table:formula="of:=SUM([.C31:.G31])" office:value-type="float" office:value="107" calcext:value-type="float">
            <text:p>107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03" calcext:value-type="date">
            <text:p>Nov 3, 2019</text:p>
          </table:table-cell>
          <table:table-cell table:style-name="ce13" office:value-type="float" office:value="2861" calcext:value-type="float">
            <text:p>2861</text:p>
          </table:table-cell>
          <table:table-cell table:style-name="ce16" office:value-type="float" office:value="8" calcext:value-type="float">
            <text:p>8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2" calcext:value-type="float">
            <text:p>32</text:p>
          </table:table-cell>
          <table:table-cell table:formula="of:=SUM([.C32:.G32])" office:value-type="float" office:value="114" calcext:value-type="float">
            <text:p>114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02" calcext:value-type="date">
            <text:p>Nov 2, 2019</text:p>
          </table:table-cell>
          <table:table-cell table:style-name="ce13" office:value-type="float" office:value="2860" calcext:value-type="float">
            <text:p>2860</text:p>
          </table:table-cell>
          <table:table-cell table:style-name="ce16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26" calcext:value-type="float">
            <text:p>26</text:p>
          </table:table-cell>
          <table:table-cell table:formula="of:=SUM([.C33:.G33])" office:value-type="float" office:value="65" calcext:value-type="float">
            <text:p>65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01" calcext:value-type="date">
            <text:p>Nov 1, 2019</text:p>
          </table:table-cell>
          <table:table-cell table:style-name="ce13" office:value-type="float" office:value="2859" calcext:value-type="float">
            <text:p>2859</text:p>
          </table:table-cell>
          <table:table-cell table:style-name="ce16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36" calcext:value-type="float">
            <text:p>36</text:p>
          </table:table-cell>
          <table:table-cell table:formula="of:=SUM([.C34:.G34])" office:value-type="float" office:value="119" calcext:value-type="float">
            <text:p>119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31" calcext:value-type="date">
            <text:p>Oct 31, 2019</text:p>
          </table:table-cell>
          <table:table-cell table:style-name="ce13" office:value-type="float" office:value="2858" calcext:value-type="float">
            <text:p>2858</text:p>
          </table:table-cell>
          <table:table-cell table:style-name="ce16" office:value-type="float" office:value="10" calcext:value-type="float">
            <text:p>10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7" calcext:value-type="float">
            <text:p>27</text:p>
          </table:table-cell>
          <table:table-cell table:formula="of:=SUM([.C35:.G35])" office:value-type="float" office:value="85" calcext:value-type="float">
            <text:p>85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30" calcext:value-type="date">
            <text:p>Oct 30, 2019</text:p>
          </table:table-cell>
          <table:table-cell table:style-name="ce13" office:value-type="float" office:value="2857" calcext:value-type="float">
            <text:p>2857</text:p>
          </table:table-cell>
          <table:table-cell table:style-name="ce16" office:value-type="float" office:value="9" calcext:value-type="float">
            <text:p>9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35" calcext:value-type="float">
            <text:p>35</text:p>
          </table:table-cell>
          <table:table-cell table:formula="of:=SUM([.C36:.G36])" office:value-type="float" office:value="135" calcext:value-type="float">
            <text:p>135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9" calcext:value-type="date">
            <text:p>Oct 29, 2019</text:p>
          </table:table-cell>
          <table:table-cell table:style-name="ce13" office:value-type="float" office:value="2856" calcext:value-type="float">
            <text:p>2856</text:p>
          </table:table-cell>
          <table:table-cell table:style-name="ce16" office:value-type="float" office:value="19" calcext:value-type="float">
            <text:p>19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36" calcext:value-type="float">
            <text:p>36</text:p>
          </table:table-cell>
          <table:table-cell table:formula="of:=SUM([.C37:.G37])" office:value-type="float" office:value="142" calcext:value-type="float">
            <text:p>142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8" calcext:value-type="date">
            <text:p>Oct 28, 2019</text:p>
          </table:table-cell>
          <table:table-cell table:style-name="ce13" office:value-type="float" office:value="2855" calcext:value-type="float">
            <text:p>2855</text:p>
          </table:table-cell>
          <table:table-cell table:style-name="ce16" office:value-type="float" office:value="6" calcext:value-type="float">
            <text:p>6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23" calcext:value-type="float">
            <text:p>23</text:p>
          </table:table-cell>
          <table:table-cell table:formula="of:=SUM([.C38:.G38])" office:value-type="float" office:value="67" calcext:value-type="float">
            <text:p>67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7" calcext:value-type="date">
            <text:p>Oct 27, 2019</text:p>
          </table:table-cell>
          <table:table-cell table:style-name="ce13" office:value-type="float" office:value="2854" calcext:value-type="float">
            <text:p>2854</text:p>
          </table:table-cell>
          <table:table-cell table:style-name="ce16" office:value-type="float" office:value="13" calcext:value-type="float">
            <text:p>13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1" calcext:value-type="float">
            <text:p>31</text:p>
          </table:table-cell>
          <table:table-cell table:formula="of:=SUM([.C39:.G39])" office:value-type="float" office:value="123" calcext:value-type="float">
            <text:p>123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6" calcext:value-type="date">
            <text:p>Oct 26, 2019</text:p>
          </table:table-cell>
          <table:table-cell table:style-name="ce13" office:value-type="float" office:value="2853" calcext:value-type="float">
            <text:p>2853</text:p>
          </table:table-cell>
          <table:table-cell table:style-name="ce16" office:value-type="float" office:value="8" calcext:value-type="float">
            <text:p>8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34" calcext:value-type="float">
            <text:p>34</text:p>
          </table:table-cell>
          <table:table-cell table:formula="of:=SUM([.C40:.G40])" office:value-type="float" office:value="126" calcext:value-type="float">
            <text:p>126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5" calcext:value-type="date">
            <text:p>Oct 25, 2019</text:p>
          </table:table-cell>
          <table:table-cell table:style-name="ce13" office:value-type="float" office:value="2852" calcext:value-type="float">
            <text:p>2852</text:p>
          </table:table-cell>
          <table:table-cell table:style-name="ce16" office:value-type="float" office:value="7" calcext:value-type="float">
            <text:p>7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35" calcext:value-type="float">
            <text:p>35</text:p>
          </table:table-cell>
          <table:table-cell table:formula="of:=SUM([.C41:.G41])" office:value-type="float" office:value="111" calcext:value-type="float">
            <text:p>111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4" calcext:value-type="date">
            <text:p>Oct 24, 2019</text:p>
          </table:table-cell>
          <table:table-cell table:style-name="ce13" office:value-type="float" office:value="2851" calcext:value-type="float">
            <text:p>2851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31" calcext:value-type="float">
            <text:p>31</text:p>
          </table:table-cell>
          <table:table-cell table:formula="of:=SUM([.C42:.G42])" office:value-type="float" office:value="85" calcext:value-type="float">
            <text:p>85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3" calcext:value-type="date">
            <text:p>Oct 23, 2019</text:p>
          </table:table-cell>
          <table:table-cell table:style-name="ce13" office:value-type="float" office:value="2850" calcext:value-type="float">
            <text:p>2850</text:p>
          </table:table-cell>
          <table:table-cell table:style-name="ce16" office:value-type="float" office:value="17" calcext:value-type="float">
            <text:p>17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3" calcext:value-type="float">
            <text:p>33</text:p>
          </table:table-cell>
          <table:table-cell table:formula="of:=SUM([.C43:.G43])" office:value-type="float" office:value="118" calcext:value-type="float">
            <text:p>118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2" calcext:value-type="date">
            <text:p>Oct 22, 2019</text:p>
          </table:table-cell>
          <table:table-cell table:style-name="ce13" office:value-type="float" office:value="2849" calcext:value-type="float">
            <text:p>2849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36" calcext:value-type="float">
            <text:p>36</text:p>
          </table:table-cell>
          <table:table-cell table:formula="of:=SUM([.C44:.G44])" office:value-type="float" office:value="103" calcext:value-type="float">
            <text:p>103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1" calcext:value-type="date">
            <text:p>Oct 21, 2019</text:p>
          </table:table-cell>
          <table:table-cell table:style-name="ce13" office:value-type="float" office:value="2848" calcext:value-type="float">
            <text:p>2848</text:p>
          </table:table-cell>
          <table:table-cell table:style-name="ce16" office:value-type="float" office:value="5" calcext:value-type="float">
            <text:p>5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4" calcext:value-type="float">
            <text:p>34</text:p>
          </table:table-cell>
          <table:table-cell table:formula="of:=SUM([.C45:.G45])" office:value-type="float" office:value="124" calcext:value-type="float">
            <text:p>124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0" calcext:value-type="date">
            <text:p>Oct 20, 2019</text:p>
          </table:table-cell>
          <table:table-cell table:style-name="ce13" office:value-type="float" office:value="2847" calcext:value-type="float">
            <text:p>2847</text:p>
          </table:table-cell>
          <table:table-cell table:style-name="ce16" office:value-type="float" office:value="5" calcext:value-type="float">
            <text:p>5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36" calcext:value-type="float">
            <text:p>36</text:p>
          </table:table-cell>
          <table:table-cell table:formula="of:=SUM([.C46:.G46])" office:value-type="float" office:value="127" calcext:value-type="float">
            <text:p>127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19" calcext:value-type="date">
            <text:p>Oct 19, 2019</text:p>
          </table:table-cell>
          <table:table-cell table:style-name="ce13" office:value-type="float" office:value="2846" calcext:value-type="float">
            <text:p>2846</text:p>
          </table:table-cell>
          <table:table-cell table:style-name="ce16" office:value-type="float" office:value="10" calcext:value-type="float">
            <text:p>10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0" calcext:value-type="float">
            <text:p>30</text:p>
          </table:table-cell>
          <table:table-cell table:formula="of:=SUM([.C47:.G47])" office:value-type="float" office:value="112" calcext:value-type="float">
            <text:p>112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18" calcext:value-type="date">
            <text:p>Oct 18, 2019</text:p>
          </table:table-cell>
          <table:table-cell table:style-name="ce13" office:value-type="float" office:value="2845" calcext:value-type="float">
            <text:p>2845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25" calcext:value-type="float">
            <text:p>25</text:p>
          </table:table-cell>
          <table:table-cell table:formula="of:=SUM([.C48:.G48])" office:value-type="float" office:value="58" calcext:value-type="float">
            <text:p>58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17" calcext:value-type="date">
            <text:p>Oct 17, 2019</text:p>
          </table:table-cell>
          <table:table-cell table:style-name="ce13" office:value-type="float" office:value="2844" calcext:value-type="float">
            <text:p>2844</text:p>
          </table:table-cell>
          <table:table-cell table:style-name="ce16" office:value-type="float" office:value="6" calcext:value-type="float">
            <text:p>6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3" calcext:value-type="float">
            <text:p>33</text:p>
          </table:table-cell>
          <table:table-cell table:formula="of:=SUM([.C49:.G49])" office:value-type="float" office:value="113" calcext:value-type="float">
            <text:p>113</text:p>
          </table:table-cell>
          <table:table-cell table:style-name="ce22"/>
          <table:table-cell table:style-name="ce11"/>
          <table:table-cell table:number-columns-repeated="5"/>
          <table:table-cell table:style-name="ce22"/>
          <table:table-cell table:style-name="ce11" table:number-columns-repeated="48"/>
        </table:table-row>
        <table:table-row table:style-name="ro1">
          <table:table-cell table:style-name="ce4" office:value-type="date" office:date-value="2019-10-16" calcext:value-type="date">
            <text:p>Oct 16, 2019</text:p>
          </table:table-cell>
          <table:table-cell table:style-name="ce14" office:value-type="float" office:value="2843" calcext:value-type="float">
            <text:p>284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0:.G50])" office:value-type="float" office:value="98" calcext:value-type="float">
            <text:p>98</text:p>
          </table:table-cell>
          <table:table-cell table:number-columns-repeated="7"/>
          <table:table-cell table:style-name="ce22"/>
          <table:table-cell table:number-columns-repeated="48"/>
        </table:table-row>
        <table:table-row table:style-name="ro1">
          <table:table-cell table:style-name="ce4" office:value-type="date" office:date-value="2019-10-15" calcext:value-type="date">
            <text:p>Oct 15, 2019</text:p>
          </table:table-cell>
          <table:table-cell table:style-name="ce14" office:value-type="float" office:value="2842" calcext:value-type="float">
            <text:p>284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1:.G51])" office:value-type="float" office:value="104" calcext:value-type="float">
            <text:p>104</text:p>
          </table:table-cell>
          <table:table-cell table:number-columns-repeated="7"/>
          <table:table-cell table:style-name="ce22"/>
          <table:table-cell table:number-columns-repeated="48"/>
        </table:table-row>
        <table:table-row table:style-name="ro1">
          <table:table-cell table:style-name="ce4" office:value-type="date" office:date-value="2019-10-14" calcext:value-type="date">
            <text:p>Oct 14, 2019</text:p>
          </table:table-cell>
          <table:table-cell table:style-name="ce14" office:value-type="float" office:value="2841" calcext:value-type="float">
            <text:p>284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2:.G52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13" calcext:value-type="date">
            <text:p>Oct 13, 2019</text:p>
          </table:table-cell>
          <table:table-cell table:style-name="ce14" office:value-type="float" office:value="2840" calcext:value-type="float">
            <text:p>284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3:.G5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12" calcext:value-type="date">
            <text:p>Oct 12, 2019</text:p>
          </table:table-cell>
          <table:table-cell table:style-name="ce14" office:value-type="float" office:value="2839" calcext:value-type="float">
            <text:p>283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4:.G54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11" calcext:value-type="date">
            <text:p>Oct 11, 2019</text:p>
          </table:table-cell>
          <table:table-cell table:style-name="ce14" office:value-type="float" office:value="2838" calcext:value-type="float">
            <text:p>283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55:.G55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10" calcext:value-type="date">
            <text:p>Oct 10, 2019</text:p>
          </table:table-cell>
          <table:table-cell table:style-name="ce14" office:value-type="float" office:value="2837" calcext:value-type="float">
            <text:p>283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56:.G56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9" calcext:value-type="date">
            <text:p>Oct 9, 2019</text:p>
          </table:table-cell>
          <table:table-cell table:style-name="ce14" office:value-type="float" office:value="2836" calcext:value-type="float">
            <text:p>28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57:.G57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8" calcext:value-type="date">
            <text:p>Oct 8, 2019</text:p>
          </table:table-cell>
          <table:table-cell table:style-name="ce14" office:value-type="float" office:value="2835" calcext:value-type="float">
            <text:p>283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8:.G58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7" calcext:value-type="date">
            <text:p>Oct 7, 2019</text:p>
          </table:table-cell>
          <table:table-cell table:style-name="ce14" office:value-type="float" office:value="2834" calcext:value-type="float">
            <text:p>283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9:.G5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6" calcext:value-type="date">
            <text:p>Oct 6, 2019</text:p>
          </table:table-cell>
          <table:table-cell table:style-name="ce14" office:value-type="float" office:value="2833" calcext:value-type="float">
            <text:p>283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0:.G60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5" calcext:value-type="date">
            <text:p>Oct 5, 2019</text:p>
          </table:table-cell>
          <table:table-cell table:style-name="ce14" office:value-type="float" office:value="2832" calcext:value-type="float">
            <text:p>283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1:.G61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4" calcext:value-type="date">
            <text:p>Oct 4, 2019</text:p>
          </table:table-cell>
          <table:table-cell table:style-name="ce14" office:value-type="float" office:value="2831" calcext:value-type="float">
            <text:p>283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62:.G62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3" calcext:value-type="date">
            <text:p>Oct 3, 2019</text:p>
          </table:table-cell>
          <table:table-cell table:style-name="ce14" office:value-type="float" office:value="2830" calcext:value-type="float">
            <text:p>283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3:.G63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2" calcext:value-type="date">
            <text:p>Oct 2, 2019</text:p>
          </table:table-cell>
          <table:table-cell table:style-name="ce14" office:value-type="float" office:value="2829" calcext:value-type="float">
            <text:p>282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4:.G64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1" calcext:value-type="date">
            <text:p>Oct 1, 2019</text:p>
          </table:table-cell>
          <table:table-cell table:style-name="ce14" office:value-type="float" office:value="2828" calcext:value-type="float">
            <text:p>282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5:.G65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30" calcext:value-type="date">
            <text:p>Sep 30, 2019</text:p>
          </table:table-cell>
          <table:table-cell table:style-name="ce14" office:value-type="float" office:value="2827" calcext:value-type="float">
            <text:p>282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6:.G66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9" calcext:value-type="date">
            <text:p>Sep 29, 2019</text:p>
          </table:table-cell>
          <table:table-cell table:style-name="ce14" office:value-type="float" office:value="2826" calcext:value-type="float">
            <text:p>28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67:.G67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8" calcext:value-type="date">
            <text:p>Sep 28, 2019</text:p>
          </table:table-cell>
          <table:table-cell table:style-name="ce14" office:value-type="float" office:value="2825" calcext:value-type="float">
            <text:p>282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8:.G68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7" calcext:value-type="date">
            <text:p>Sep 27, 2019</text:p>
          </table:table-cell>
          <table:table-cell table:style-name="ce14" office:value-type="float" office:value="2824" calcext:value-type="float">
            <text:p>282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9:.G69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6" calcext:value-type="date">
            <text:p>Sep 26, 2019</text:p>
          </table:table-cell>
          <table:table-cell table:style-name="ce14" office:value-type="float" office:value="2823" calcext:value-type="float">
            <text:p>282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0:.G70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5" calcext:value-type="date">
            <text:p>Sep 25, 2019</text:p>
          </table:table-cell>
          <table:table-cell table:style-name="ce14" office:value-type="float" office:value="2822" calcext:value-type="float">
            <text:p>282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71:.G71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4" calcext:value-type="date">
            <text:p>Sep 24, 2019</text:p>
          </table:table-cell>
          <table:table-cell table:style-name="ce14" office:value-type="float" office:value="2821" calcext:value-type="float">
            <text:p>282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72:.G72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3" calcext:value-type="date">
            <text:p>Sep 23, 2019</text:p>
          </table:table-cell>
          <table:table-cell table:style-name="ce14" office:value-type="float" office:value="2820" calcext:value-type="float">
            <text:p>28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3:.G73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2" calcext:value-type="date">
            <text:p>Sep 22, 2019</text:p>
          </table:table-cell>
          <table:table-cell table:style-name="ce14" office:value-type="float" office:value="2819" calcext:value-type="float">
            <text:p>281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4:.G74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1" calcext:value-type="date">
            <text:p>Sep 21, 2019</text:p>
          </table:table-cell>
          <table:table-cell table:style-name="ce14" office:value-type="float" office:value="2818" calcext:value-type="float">
            <text:p>281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5:.G75])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0" calcext:value-type="date">
            <text:p>Sep 20, 2019</text:p>
          </table:table-cell>
          <table:table-cell table:style-name="ce14" office:value-type="float" office:value="2817" calcext:value-type="float">
            <text:p>281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6:.G76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9" calcext:value-type="date">
            <text:p>Sep 19, 2019</text:p>
          </table:table-cell>
          <table:table-cell table:style-name="ce14" office:value-type="float" office:value="2816" calcext:value-type="float">
            <text:p>281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7:.G77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8" calcext:value-type="date">
            <text:p>Sep 18, 2019</text:p>
          </table:table-cell>
          <table:table-cell table:style-name="ce14" office:value-type="float" office:value="2815" calcext:value-type="float">
            <text:p>281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8:.G78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7" calcext:value-type="date">
            <text:p>Sep 17, 2019</text:p>
          </table:table-cell>
          <table:table-cell table:style-name="ce14" office:value-type="float" office:value="2814" calcext:value-type="float">
            <text:p>281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9:.G79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6" calcext:value-type="date">
            <text:p>Sep 16, 2019</text:p>
          </table:table-cell>
          <table:table-cell table:style-name="ce14" office:value-type="float" office:value="2813" calcext:value-type="float">
            <text:p>281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80:.G80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5" calcext:value-type="date">
            <text:p>Sep 15, 2019</text:p>
          </table:table-cell>
          <table:table-cell table:style-name="ce14" office:value-type="float" office:value="2812" calcext:value-type="float">
            <text:p>281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1:.G81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4" calcext:value-type="date">
            <text:p>Sep 14, 2019</text:p>
          </table:table-cell>
          <table:table-cell table:style-name="ce14" office:value-type="float" office:value="2811" calcext:value-type="float">
            <text:p>281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82:.G82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3" calcext:value-type="date">
            <text:p>Sep 13, 2019</text:p>
          </table:table-cell>
          <table:table-cell table:style-name="ce14" office:value-type="float" office:value="2810" calcext:value-type="float">
            <text:p>281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3:.G83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2" calcext:value-type="date">
            <text:p>Sep 12, 2019</text:p>
          </table:table-cell>
          <table:table-cell table:style-name="ce14" office:value-type="float" office:value="2809" calcext:value-type="float">
            <text:p>28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4:.G84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1" calcext:value-type="date">
            <text:p>Sep 11, 2019</text:p>
          </table:table-cell>
          <table:table-cell table:style-name="ce14" office:value-type="float" office:value="2808" calcext:value-type="float">
            <text:p>28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5:.G85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0" calcext:value-type="date">
            <text:p>Sep 10, 2019</text:p>
          </table:table-cell>
          <table:table-cell table:style-name="ce14" office:value-type="float" office:value="2807" calcext:value-type="float">
            <text:p>280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6:.G86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9" calcext:value-type="date">
            <text:p>Sep 9, 2019</text:p>
          </table:table-cell>
          <table:table-cell table:style-name="ce14" office:value-type="float" office:value="2806" calcext:value-type="float">
            <text:p>28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87:.G87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8" calcext:value-type="date">
            <text:p>Sep 8, 2019</text:p>
          </table:table-cell>
          <table:table-cell table:style-name="ce14" office:value-type="float" office:value="2805" calcext:value-type="float">
            <text:p>280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8:.G88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7" calcext:value-type="date">
            <text:p>Sep 7, 2019</text:p>
          </table:table-cell>
          <table:table-cell table:style-name="ce14" office:value-type="float" office:value="2804" calcext:value-type="float">
            <text:p>280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89:.G89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6" calcext:value-type="date">
            <text:p>Sep 6, 2019</text:p>
          </table:table-cell>
          <table:table-cell table:style-name="ce14" office:value-type="float" office:value="2803" calcext:value-type="float">
            <text:p>280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0:.G90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5" calcext:value-type="date">
            <text:p>Sep 5, 2019</text:p>
          </table:table-cell>
          <table:table-cell table:style-name="ce14" office:value-type="float" office:value="2802" calcext:value-type="float">
            <text:p>280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91:.G91])" office:value-type="float" office:value="47" calcext:value-type="float">
            <text:p>4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4" calcext:value-type="date">
            <text:p>Sep 4, 2019</text:p>
          </table:table-cell>
          <table:table-cell table:style-name="ce14" office:value-type="float" office:value="2801" calcext:value-type="float">
            <text:p>280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2:.G92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3" calcext:value-type="date">
            <text:p>Sep 3, 2019</text:p>
          </table:table-cell>
          <table:table-cell table:style-name="ce14" office:value-type="float" office:value="2800" calcext:value-type="float">
            <text:p>280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3:.G93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2" calcext:value-type="date">
            <text:p>Sep 2, 2019</text:p>
          </table:table-cell>
          <table:table-cell table:style-name="ce14" office:value-type="float" office:value="2799" calcext:value-type="float">
            <text:p>279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4:.G94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1" calcext:value-type="date">
            <text:p>Sep 1, 2019</text:p>
          </table:table-cell>
          <table:table-cell table:style-name="ce14" office:value-type="float" office:value="2798" calcext:value-type="float">
            <text:p>279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5:.G95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31" calcext:value-type="date">
            <text:p>Aug 31, 2019</text:p>
          </table:table-cell>
          <table:table-cell table:style-name="ce14" office:value-type="float" office:value="2797" calcext:value-type="float">
            <text:p>279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6:.G96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30" calcext:value-type="date">
            <text:p>Aug 30, 2019</text:p>
          </table:table-cell>
          <table:table-cell table:style-name="ce14" office:value-type="float" office:value="2796" calcext:value-type="float">
            <text:p>279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7:.G9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9" calcext:value-type="date">
            <text:p>Aug 29, 2019</text:p>
          </table:table-cell>
          <table:table-cell table:style-name="ce14" office:value-type="float" office:value="2795" calcext:value-type="float">
            <text:p>279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8:.G98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8" calcext:value-type="date">
            <text:p>Aug 28, 2019</text:p>
          </table:table-cell>
          <table:table-cell table:style-name="ce14" office:value-type="float" office:value="2794" calcext:value-type="float">
            <text:p>279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9:.G99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7" calcext:value-type="date">
            <text:p>Aug 27, 2019</text:p>
          </table:table-cell>
          <table:table-cell table:style-name="ce14" office:value-type="float" office:value="2793" calcext:value-type="float">
            <text:p>279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0:.G100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6" calcext:value-type="date">
            <text:p>Aug 26, 2019</text:p>
          </table:table-cell>
          <table:table-cell table:style-name="ce14" office:value-type="float" office:value="2792" calcext:value-type="float">
            <text:p>279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1:.G101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5" calcext:value-type="date">
            <text:p>Aug 25, 2019</text:p>
          </table:table-cell>
          <table:table-cell table:style-name="ce14" office:value-type="float" office:value="2791" calcext:value-type="float">
            <text:p>279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02:.G102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4" calcext:value-type="date">
            <text:p>Aug 24, 2019</text:p>
          </table:table-cell>
          <table:table-cell table:style-name="ce14" office:value-type="float" office:value="2790" calcext:value-type="float">
            <text:p>279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3:.G103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3" calcext:value-type="date">
            <text:p>Aug 23, 2019</text:p>
          </table:table-cell>
          <table:table-cell table:style-name="ce14" office:value-type="float" office:value="2789" calcext:value-type="float">
            <text:p>278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4:.G104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2" calcext:value-type="date">
            <text:p>Aug 22, 2019</text:p>
          </table:table-cell>
          <table:table-cell table:style-name="ce14" office:value-type="float" office:value="2788" calcext:value-type="float">
            <text:p>278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5:.G105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1" calcext:value-type="date">
            <text:p>Aug 21, 2019</text:p>
          </table:table-cell>
          <table:table-cell table:style-name="ce14" office:value-type="float" office:value="2787" calcext:value-type="float">
            <text:p>278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6:.G106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0" calcext:value-type="date">
            <text:p>Aug 20, 2019</text:p>
          </table:table-cell>
          <table:table-cell table:style-name="ce14" office:value-type="float" office:value="2786" calcext:value-type="float">
            <text:p>278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7:.G107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9" calcext:value-type="date">
            <text:p>Aug 19, 2019</text:p>
          </table:table-cell>
          <table:table-cell table:style-name="ce14" office:value-type="float" office:value="2785" calcext:value-type="float">
            <text:p>278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8:.G108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8" calcext:value-type="date">
            <text:p>Aug 18, 2019</text:p>
          </table:table-cell>
          <table:table-cell table:style-name="ce14" office:value-type="float" office:value="2784" calcext:value-type="float">
            <text:p>27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9:.G109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7" calcext:value-type="date">
            <text:p>Aug 17, 2019</text:p>
          </table:table-cell>
          <table:table-cell table:style-name="ce14" office:value-type="float" office:value="2783" calcext:value-type="float">
            <text:p>27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0:.G110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6" calcext:value-type="date">
            <text:p>Aug 16, 2019</text:p>
          </table:table-cell>
          <table:table-cell table:style-name="ce14" office:value-type="float" office:value="2782" calcext:value-type="float">
            <text:p>27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1:.G111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5" calcext:value-type="date">
            <text:p>Aug 15, 2019</text:p>
          </table:table-cell>
          <table:table-cell table:style-name="ce14" office:value-type="float" office:value="2781" calcext:value-type="float">
            <text:p>278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2:.G112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4" calcext:value-type="date">
            <text:p>Aug 14, 2019</text:p>
          </table:table-cell>
          <table:table-cell table:style-name="ce14" office:value-type="float" office:value="2780" calcext:value-type="float">
            <text:p>278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13:.G113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3" calcext:value-type="date">
            <text:p>Aug 13, 2019</text:p>
          </table:table-cell>
          <table:table-cell table:style-name="ce14" office:value-type="float" office:value="2779" calcext:value-type="float">
            <text:p>277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4:.G114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2" calcext:value-type="date">
            <text:p>Aug 12, 2019</text:p>
          </table:table-cell>
          <table:table-cell table:style-name="ce14" office:value-type="float" office:value="2778" calcext:value-type="float">
            <text:p>27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5:.G115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1" calcext:value-type="date">
            <text:p>Aug 11, 2019</text:p>
          </table:table-cell>
          <table:table-cell table:style-name="ce14" office:value-type="float" office:value="2777" calcext:value-type="float">
            <text:p>277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6:.G116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0" calcext:value-type="date">
            <text:p>Aug 10, 2019</text:p>
          </table:table-cell>
          <table:table-cell table:style-name="ce14" office:value-type="float" office:value="2776" calcext:value-type="float">
            <text:p>277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7:.G117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9" calcext:value-type="date">
            <text:p>Aug 9, 2019</text:p>
          </table:table-cell>
          <table:table-cell table:style-name="ce14" office:value-type="float" office:value="2775" calcext:value-type="float">
            <text:p>277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18:.G118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8" calcext:value-type="date">
            <text:p>Aug 8, 2019</text:p>
          </table:table-cell>
          <table:table-cell table:style-name="ce14" office:value-type="float" office:value="2774" calcext:value-type="float">
            <text:p>277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9:.G119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7" calcext:value-type="date">
            <text:p>Aug 7, 2019</text:p>
          </table:table-cell>
          <table:table-cell table:style-name="ce14" office:value-type="float" office:value="2773" calcext:value-type="float">
            <text:p>277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0:.G120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6" calcext:value-type="date">
            <text:p>Aug 6, 2019</text:p>
          </table:table-cell>
          <table:table-cell table:style-name="ce14" office:value-type="float" office:value="2772" calcext:value-type="float">
            <text:p>277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1:.G121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5" calcext:value-type="date">
            <text:p>Aug 5, 2019</text:p>
          </table:table-cell>
          <table:table-cell table:style-name="ce14" office:value-type="float" office:value="2771" calcext:value-type="float">
            <text:p>277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2:.G122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4" calcext:value-type="date">
            <text:p>Aug 4, 2019</text:p>
          </table:table-cell>
          <table:table-cell table:style-name="ce14" office:value-type="float" office:value="2770" calcext:value-type="float">
            <text:p>277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3:.G123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3" calcext:value-type="date">
            <text:p>Aug 3, 2019</text:p>
          </table:table-cell>
          <table:table-cell table:style-name="ce14" office:value-type="float" office:value="2769" calcext:value-type="float">
            <text:p>276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4:.G124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2" calcext:value-type="date">
            <text:p>Aug 2, 2019</text:p>
          </table:table-cell>
          <table:table-cell table:style-name="ce14" office:value-type="float" office:value="2768" calcext:value-type="float">
            <text:p>276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5:.G125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1" calcext:value-type="date">
            <text:p>Aug 1, 2019</text:p>
          </table:table-cell>
          <table:table-cell table:style-name="ce14" office:value-type="float" office:value="2767" calcext:value-type="float">
            <text:p>276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26:.G126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31" calcext:value-type="date">
            <text:p>Jul 31, 2019</text:p>
          </table:table-cell>
          <table:table-cell table:style-name="ce14" office:value-type="float" office:value="2766" calcext:value-type="float">
            <text:p>276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7:.G127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30" calcext:value-type="date">
            <text:p>Jul 30, 2019</text:p>
          </table:table-cell>
          <table:table-cell table:style-name="ce14" office:value-type="float" office:value="2765" calcext:value-type="float">
            <text:p>276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8:.G128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9" calcext:value-type="date">
            <text:p>Jul 29, 2019</text:p>
          </table:table-cell>
          <table:table-cell table:style-name="ce14" office:value-type="float" office:value="2764" calcext:value-type="float">
            <text:p>27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9:.G129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8" calcext:value-type="date">
            <text:p>Jul 28, 2019</text:p>
          </table:table-cell>
          <table:table-cell table:style-name="ce14" office:value-type="float" office:value="2763" calcext:value-type="float">
            <text:p>276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0:.G130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7" calcext:value-type="date">
            <text:p>Jul 27, 2019</text:p>
          </table:table-cell>
          <table:table-cell table:style-name="ce14" office:value-type="float" office:value="2762" calcext:value-type="float">
            <text:p>276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1:.G131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6" calcext:value-type="date">
            <text:p>Jul 26, 2019</text:p>
          </table:table-cell>
          <table:table-cell table:style-name="ce14" office:value-type="float" office:value="2761" calcext:value-type="float">
            <text:p>276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32:.G132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5" calcext:value-type="date">
            <text:p>Jul 25, 2019</text:p>
          </table:table-cell>
          <table:table-cell table:style-name="ce14" office:value-type="float" office:value="2760" calcext:value-type="float">
            <text:p>276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3:.G133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4" calcext:value-type="date">
            <text:p>Jul 24, 2019</text:p>
          </table:table-cell>
          <table:table-cell table:style-name="ce14" office:value-type="float" office:value="2759" calcext:value-type="float">
            <text:p>27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4:.G134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3" calcext:value-type="date">
            <text:p>Jul 23, 2019</text:p>
          </table:table-cell>
          <table:table-cell table:style-name="ce14" office:value-type="float" office:value="2758" calcext:value-type="float">
            <text:p>275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5:.G135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2" calcext:value-type="date">
            <text:p>Jul 22, 2019</text:p>
          </table:table-cell>
          <table:table-cell table:style-name="ce14" office:value-type="float" office:value="2757" calcext:value-type="float">
            <text:p>275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6:.G136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1" calcext:value-type="date">
            <text:p>Jul 21, 2019</text:p>
          </table:table-cell>
          <table:table-cell table:style-name="ce14" office:value-type="float" office:value="2756" calcext:value-type="float">
            <text:p>275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7:.G137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0" calcext:value-type="date">
            <text:p>Jul 20, 2019</text:p>
          </table:table-cell>
          <table:table-cell table:style-name="ce14" office:value-type="float" office:value="2755" calcext:value-type="float">
            <text:p>275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38:.G138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9" calcext:value-type="date">
            <text:p>Jul 19, 2019</text:p>
          </table:table-cell>
          <table:table-cell table:style-name="ce14" office:value-type="float" office:value="2754" calcext:value-type="float">
            <text:p>275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9:.G139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8" calcext:value-type="date">
            <text:p>Jul 18, 2019</text:p>
          </table:table-cell>
          <table:table-cell table:style-name="ce14" office:value-type="float" office:value="2753" calcext:value-type="float">
            <text:p>275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0:.G140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7" calcext:value-type="date">
            <text:p>Jul 17, 2019</text:p>
          </table:table-cell>
          <table:table-cell table:style-name="ce14" office:value-type="float" office:value="2752" calcext:value-type="float">
            <text:p>275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6" calcext:value-type="date">
            <text:p>Jul 16, 2019</text:p>
          </table:table-cell>
          <table:table-cell table:style-name="ce14" office:value-type="float" office:value="2751" calcext:value-type="float">
            <text:p>275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42:.G142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5" calcext:value-type="date">
            <text:p>Jul 15, 2019</text:p>
          </table:table-cell>
          <table:table-cell table:style-name="ce14" office:value-type="float" office:value="2750" calcext:value-type="float">
            <text:p>275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3:.G143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4" calcext:value-type="date">
            <text:p>Jul 14, 2019</text:p>
          </table:table-cell>
          <table:table-cell table:style-name="ce14" office:value-type="float" office:value="2749" calcext:value-type="float">
            <text:p>274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4:.G144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3" calcext:value-type="date">
            <text:p>Jul 13, 2019</text:p>
          </table:table-cell>
          <table:table-cell table:style-name="ce14" office:value-type="float" office:value="2748" calcext:value-type="float">
            <text:p>27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45:.G145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2" calcext:value-type="date">
            <text:p>Jul 12, 2019</text:p>
          </table:table-cell>
          <table:table-cell table:style-name="ce14" office:value-type="float" office:value="2747" calcext:value-type="float">
            <text:p>274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6:.G146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1" calcext:value-type="date">
            <text:p>Jul 11, 2019</text:p>
          </table:table-cell>
          <table:table-cell table:style-name="ce14" office:value-type="float" office:value="2746" calcext:value-type="float">
            <text:p>274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47:.G147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0" calcext:value-type="date">
            <text:p>Jul 10, 2019</text:p>
          </table:table-cell>
          <table:table-cell table:style-name="ce14" office:value-type="float" office:value="2745" calcext:value-type="float">
            <text:p>274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48:.G148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9" calcext:value-type="date">
            <text:p>Jul 9, 2019</text:p>
          </table:table-cell>
          <table:table-cell table:style-name="ce14" office:value-type="float" office:value="2744" calcext:value-type="float">
            <text:p>274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149:.G149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8" calcext:value-type="date">
            <text:p>Jul 8, 2019</text:p>
          </table:table-cell>
          <table:table-cell table:style-name="ce14" office:value-type="float" office:value="2743" calcext:value-type="float">
            <text:p>274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0:.G15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7" calcext:value-type="date">
            <text:p>Jul 7, 2019</text:p>
          </table:table-cell>
          <table:table-cell table:style-name="ce14" office:value-type="float" office:value="2742" calcext:value-type="float">
            <text:p>274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1:.G151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6" calcext:value-type="date">
            <text:p>Jul 6, 2019</text:p>
          </table:table-cell>
          <table:table-cell table:style-name="ce14" office:value-type="float" office:value="2741" calcext:value-type="float">
            <text:p>274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2:.G152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5" calcext:value-type="date">
            <text:p>Jul 5, 2019</text:p>
          </table:table-cell>
          <table:table-cell table:style-name="ce14" office:value-type="float" office:value="2740" calcext:value-type="float">
            <text:p>27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3:.G153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4" calcext:value-type="date">
            <text:p>Jul 4, 2019</text:p>
          </table:table-cell>
          <table:table-cell table:style-name="ce14" office:value-type="float" office:value="2739" calcext:value-type="float">
            <text:p>273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4:.G154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3" calcext:value-type="date">
            <text:p>Jul 3, 2019</text:p>
          </table:table-cell>
          <table:table-cell table:style-name="ce14" office:value-type="float" office:value="2738" calcext:value-type="float">
            <text:p>273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5:.G155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2" calcext:value-type="date">
            <text:p>Jul 2, 2019</text:p>
          </table:table-cell>
          <table:table-cell table:style-name="ce14" office:value-type="float" office:value="2737" calcext:value-type="float">
            <text:p>273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6:.G156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1" calcext:value-type="date">
            <text:p>Jul 1, 2019</text:p>
          </table:table-cell>
          <table:table-cell table:style-name="ce14" office:value-type="float" office:value="2736" calcext:value-type="float">
            <text:p>27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57:.G157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30" calcext:value-type="date">
            <text:p>Jun 30, 2019</text:p>
          </table:table-cell>
          <table:table-cell table:style-name="ce14" office:value-type="float" office:value="2735" calcext:value-type="float">
            <text:p>273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8:.G158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9" calcext:value-type="date">
            <text:p>Jun 29, 2019</text:p>
          </table:table-cell>
          <table:table-cell table:style-name="ce14" office:value-type="float" office:value="2734" calcext:value-type="float">
            <text:p>273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9:.G159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8" calcext:value-type="date">
            <text:p>Jun 28, 2019</text:p>
          </table:table-cell>
          <table:table-cell table:style-name="ce14" office:value-type="float" office:value="2733" calcext:value-type="float">
            <text:p>273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60:.G160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7" calcext:value-type="date">
            <text:p>Jun 27, 2019</text:p>
          </table:table-cell>
          <table:table-cell table:style-name="ce14" office:value-type="float" office:value="2732" calcext:value-type="float">
            <text:p>273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1:.G161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6" calcext:value-type="date">
            <text:p>Jun 26, 2019</text:p>
          </table:table-cell>
          <table:table-cell table:style-name="ce14" office:value-type="float" office:value="2731" calcext:value-type="float">
            <text:p>273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62:.G162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5" calcext:value-type="date">
            <text:p>Jun 25, 2019</text:p>
          </table:table-cell>
          <table:table-cell table:style-name="ce14" office:value-type="float" office:value="2730" calcext:value-type="float">
            <text:p>273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3:.G163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4" calcext:value-type="date">
            <text:p>Jun 24, 2019</text:p>
          </table:table-cell>
          <table:table-cell table:style-name="ce14" office:value-type="float" office:value="2729" calcext:value-type="float">
            <text:p>272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64:.G164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3" calcext:value-type="date">
            <text:p>Jun 23, 2019</text:p>
          </table:table-cell>
          <table:table-cell table:style-name="ce14" office:value-type="float" office:value="2728" calcext:value-type="float">
            <text:p>272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5:.G16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2" calcext:value-type="date">
            <text:p>Jun 22, 2019</text:p>
          </table:table-cell>
          <table:table-cell table:style-name="ce14" office:value-type="float" office:value="2727" calcext:value-type="float">
            <text:p>272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6:.G166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1" calcext:value-type="date">
            <text:p>Jun 21, 2019</text:p>
          </table:table-cell>
          <table:table-cell table:style-name="ce14" office:value-type="float" office:value="2726" calcext:value-type="float">
            <text:p>272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67:.G167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0" calcext:value-type="date">
            <text:p>Jun 20, 2019</text:p>
          </table:table-cell>
          <table:table-cell table:style-name="ce14" office:value-type="float" office:value="2725" calcext:value-type="float">
            <text:p>272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68:.G168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9" calcext:value-type="date">
            <text:p>Jun 19, 2019</text:p>
          </table:table-cell>
          <table:table-cell table:style-name="ce14" office:value-type="float" office:value="2724" calcext:value-type="float">
            <text:p>27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9:.G169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8" calcext:value-type="date">
            <text:p>Jun 18, 2019</text:p>
          </table:table-cell>
          <table:table-cell table:style-name="ce14" office:value-type="float" office:value="2723" calcext:value-type="float">
            <text:p>27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0:.G170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7" calcext:value-type="date">
            <text:p>Jun 17, 2019</text:p>
          </table:table-cell>
          <table:table-cell table:style-name="ce14" office:value-type="float" office:value="2722" calcext:value-type="float">
            <text:p>272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1:.G171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6" calcext:value-type="date">
            <text:p>Jun 16, 2019</text:p>
          </table:table-cell>
          <table:table-cell table:style-name="ce14" office:value-type="float" office:value="2721" calcext:value-type="float">
            <text:p>272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2:.G172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5" calcext:value-type="date">
            <text:p>Jun 15, 2019</text:p>
          </table:table-cell>
          <table:table-cell table:style-name="ce14" office:value-type="float" office:value="2720" calcext:value-type="float">
            <text:p>272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3:.G173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4" calcext:value-type="date">
            <text:p>Jun 14, 2019</text:p>
          </table:table-cell>
          <table:table-cell table:style-name="ce14" office:value-type="float" office:value="2719" calcext:value-type="float">
            <text:p>27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4:.G174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3" calcext:value-type="date">
            <text:p>Jun 13, 2019</text:p>
          </table:table-cell>
          <table:table-cell table:style-name="ce14" office:value-type="float" office:value="2718" calcext:value-type="float">
            <text:p>271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5:.G175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2" calcext:value-type="date">
            <text:p>Jun 12, 2019</text:p>
          </table:table-cell>
          <table:table-cell table:style-name="ce14" office:value-type="float" office:value="2717" calcext:value-type="float">
            <text:p>271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6:.G176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1" calcext:value-type="date">
            <text:p>Jun 11, 2019</text:p>
          </table:table-cell>
          <table:table-cell table:style-name="ce14" office:value-type="float" office:value="2716" calcext:value-type="float">
            <text:p>271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7:.G177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0" calcext:value-type="date">
            <text:p>Jun 10, 2019</text:p>
          </table:table-cell>
          <table:table-cell table:style-name="ce14" office:value-type="float" office:value="2715" calcext:value-type="float">
            <text:p>271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178:.G178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9" calcext:value-type="date">
            <text:p>Jun 9, 2019</text:p>
          </table:table-cell>
          <table:table-cell table:style-name="ce14" office:value-type="float" office:value="2714" calcext:value-type="float">
            <text:p>271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9:.G179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8" calcext:value-type="date">
            <text:p>Jun 8, 2019</text:p>
          </table:table-cell>
          <table:table-cell table:style-name="ce14" office:value-type="float" office:value="2713" calcext:value-type="float">
            <text:p>271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80:.G180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7" calcext:value-type="date">
            <text:p>Jun 7, 2019</text:p>
          </table:table-cell>
          <table:table-cell table:style-name="ce14" office:value-type="float" office:value="2712" calcext:value-type="float">
            <text:p>271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1:.G181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6" calcext:value-type="date">
            <text:p>Jun 6, 2019</text:p>
          </table:table-cell>
          <table:table-cell table:style-name="ce14" office:value-type="float" office:value="2711" calcext:value-type="float">
            <text:p>27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2:.G182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5" calcext:value-type="date">
            <text:p>Jun 5, 2019</text:p>
          </table:table-cell>
          <table:table-cell table:style-name="ce14" office:value-type="float" office:value="2710" calcext:value-type="float">
            <text:p>271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83:.G183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4" calcext:value-type="date">
            <text:p>Jun 4, 2019</text:p>
          </table:table-cell>
          <table:table-cell table:style-name="ce14" office:value-type="float" office:value="2709" calcext:value-type="float">
            <text:p>270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4:.G184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3" calcext:value-type="date">
            <text:p>Jun 3, 2019</text:p>
          </table:table-cell>
          <table:table-cell table:style-name="ce14" office:value-type="float" office:value="2708" calcext:value-type="float">
            <text:p>27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5:.G185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2" calcext:value-type="date">
            <text:p>Jun 2, 2019</text:p>
          </table:table-cell>
          <table:table-cell table:style-name="ce14" office:value-type="float" office:value="2707" calcext:value-type="float">
            <text:p>270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6:.G186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1" calcext:value-type="date">
            <text:p>Jun 1, 2019</text:p>
          </table:table-cell>
          <table:table-cell table:style-name="ce14" office:value-type="float" office:value="2706" calcext:value-type="float">
            <text:p>270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7:.G187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31" calcext:value-type="date">
            <text:p>May 31, 2019</text:p>
          </table:table-cell>
          <table:table-cell table:style-name="ce14" office:value-type="float" office:value="2705" calcext:value-type="float">
            <text:p>270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8:.G188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30" calcext:value-type="date">
            <text:p>May 30, 2019</text:p>
          </table:table-cell>
          <table:table-cell table:style-name="ce14" office:value-type="float" office:value="2704" calcext:value-type="float">
            <text:p>270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9:.G189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9" calcext:value-type="date">
            <text:p>May 29, 2019</text:p>
          </table:table-cell>
          <table:table-cell table:style-name="ce14" office:value-type="float" office:value="2703" calcext:value-type="float">
            <text:p>270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0:.G190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8" calcext:value-type="date">
            <text:p>May 28, 2019</text:p>
          </table:table-cell>
          <table:table-cell table:style-name="ce14" office:value-type="float" office:value="2702" calcext:value-type="float">
            <text:p>270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1:.G191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7" calcext:value-type="date">
            <text:p>May 27, 2019</text:p>
          </table:table-cell>
          <table:table-cell table:style-name="ce14" office:value-type="float" office:value="2701" calcext:value-type="float">
            <text:p>270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2:.G192])" office:value-type="float" office:value="153" calcext:value-type="float">
            <text:p>1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6" calcext:value-type="date">
            <text:p>May 26, 2019</text:p>
          </table:table-cell>
          <table:table-cell table:style-name="ce14" office:value-type="float" office:value="2700" calcext:value-type="float">
            <text:p>270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3:.G193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5" calcext:value-type="date">
            <text:p>May 25, 2019</text:p>
          </table:table-cell>
          <table:table-cell table:style-name="ce14" office:value-type="float" office:value="2699" calcext:value-type="float">
            <text:p>269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94:.G194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4" calcext:value-type="date">
            <text:p>May 24, 2019</text:p>
          </table:table-cell>
          <table:table-cell table:style-name="ce14" office:value-type="float" office:value="2698" calcext:value-type="float">
            <text:p>269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5:.G195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3" calcext:value-type="date">
            <text:p>May 23, 2019</text:p>
          </table:table-cell>
          <table:table-cell table:style-name="ce14" office:value-type="float" office:value="2697" calcext:value-type="float">
            <text:p>269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6:.G196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2" calcext:value-type="date">
            <text:p>May 22, 2019</text:p>
          </table:table-cell>
          <table:table-cell table:style-name="ce14" office:value-type="float" office:value="2696" calcext:value-type="float">
            <text:p>269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7:.G197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1" calcext:value-type="date">
            <text:p>May 21, 2019</text:p>
          </table:table-cell>
          <table:table-cell table:style-name="ce14" office:value-type="float" office:value="2695" calcext:value-type="float">
            <text:p>269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98:.G198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0" calcext:value-type="date">
            <text:p>May 20, 2019</text:p>
          </table:table-cell>
          <table:table-cell table:style-name="ce14" office:value-type="float" office:value="2694" calcext:value-type="float">
            <text:p>269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9:.G199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9" calcext:value-type="date">
            <text:p>May 19, 2019</text:p>
          </table:table-cell>
          <table:table-cell table:style-name="ce14" office:value-type="float" office:value="2693" calcext:value-type="float">
            <text:p>26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00:.G200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8" calcext:value-type="date">
            <text:p>May 18, 2019</text:p>
          </table:table-cell>
          <table:table-cell table:style-name="ce14" office:value-type="float" office:value="2692" calcext:value-type="float">
            <text:p>269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01:.G201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7" calcext:value-type="date">
            <text:p>May 17, 2019</text:p>
          </table:table-cell>
          <table:table-cell table:style-name="ce14" office:value-type="float" office:value="2691" calcext:value-type="float">
            <text:p>269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202:.G202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6" calcext:value-type="date">
            <text:p>May 16, 2019</text:p>
          </table:table-cell>
          <table:table-cell table:style-name="ce14" office:value-type="float" office:value="2690" calcext:value-type="float">
            <text:p>269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203:.G203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5" calcext:value-type="date">
            <text:p>May 15, 2019</text:p>
          </table:table-cell>
          <table:table-cell table:style-name="ce14" office:value-type="float" office:value="2689" calcext:value-type="float">
            <text:p>268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04:.G204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4" calcext:value-type="date">
            <text:p>May 14, 2019</text:p>
          </table:table-cell>
          <table:table-cell table:style-name="ce14" office:value-type="float" office:value="2688" calcext:value-type="float">
            <text:p>268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05:.G205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3" calcext:value-type="date">
            <text:p>May 13, 2019</text:p>
          </table:table-cell>
          <table:table-cell table:style-name="ce14" office:value-type="float" office:value="2687" calcext:value-type="float">
            <text:p>268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06:.G206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2" calcext:value-type="date">
            <text:p>May 12, 2019</text:p>
          </table:table-cell>
          <table:table-cell table:style-name="ce14" office:value-type="float" office:value="2686" calcext:value-type="float">
            <text:p>268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207:.G207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1" calcext:value-type="date">
            <text:p>May 11, 2019</text:p>
          </table:table-cell>
          <table:table-cell table:style-name="ce14" office:value-type="float" office:value="2685" calcext:value-type="float">
            <text:p>268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08:.G208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0" calcext:value-type="date">
            <text:p>May 10, 2019</text:p>
          </table:table-cell>
          <table:table-cell table:style-name="ce14" office:value-type="float" office:value="2684" calcext:value-type="float">
            <text:p>26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09:.G209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9" calcext:value-type="date">
            <text:p>May 9, 2019</text:p>
          </table:table-cell>
          <table:table-cell table:style-name="ce14" office:value-type="float" office:value="2683" calcext:value-type="float">
            <text:p>26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210:.G210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8" calcext:value-type="date">
            <text:p>May 8, 2019</text:p>
          </table:table-cell>
          <table:table-cell table:style-name="ce14" office:value-type="float" office:value="2682" calcext:value-type="float">
            <text:p>268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211:.G211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7" calcext:value-type="date">
            <text:p>May 7, 2019</text:p>
          </table:table-cell>
          <table:table-cell table:style-name="ce14" office:value-type="float" office:value="2681" calcext:value-type="float">
            <text:p>268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12:.G212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6" calcext:value-type="date">
            <text:p>May 6, 2019</text:p>
          </table:table-cell>
          <table:table-cell table:style-name="ce14" office:value-type="float" office:value="2680" calcext:value-type="float">
            <text:p>268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13:.G213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5" calcext:value-type="date">
            <text:p>May 5, 2019</text:p>
          </table:table-cell>
          <table:table-cell table:style-name="ce14" office:value-type="float" office:value="2679" calcext:value-type="float">
            <text:p>267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14:.G21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4" calcext:value-type="date">
            <text:p>May 4, 2019</text:p>
          </table:table-cell>
          <table:table-cell table:style-name="ce14" office:value-type="float" office:value="2678" calcext:value-type="float">
            <text:p>26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formula="of:=SUM([.C215:.G215])" office:value-type="float" office:value="29" calcext:value-type="float">
            <text:p>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3" calcext:value-type="date">
            <text:p>May 3, 2019</text:p>
          </table:table-cell>
          <table:table-cell table:style-name="ce14" office:value-type="float" office:value="2677" calcext:value-type="float">
            <text:p>267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216:.G216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2" calcext:value-type="date">
            <text:p>May 2, 2019</text:p>
          </table:table-cell>
          <table:table-cell table:style-name="ce14" office:value-type="float" office:value="2676" calcext:value-type="float">
            <text:p>267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17:.G217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1" calcext:value-type="date">
            <text:p>May 1, 2019</text:p>
          </table:table-cell>
          <table:table-cell table:style-name="ce14" office:value-type="float" office:value="2675" calcext:value-type="float">
            <text:p>267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18:.G218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30" calcext:value-type="date">
            <text:p>Apr 30, 2019</text:p>
          </table:table-cell>
          <table:table-cell table:style-name="ce14" office:value-type="float" office:value="2674" calcext:value-type="float">
            <text:p>267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19:.G219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9" calcext:value-type="date">
            <text:p>Apr 29, 2019</text:p>
          </table:table-cell>
          <table:table-cell table:style-name="ce14" office:value-type="float" office:value="2673" calcext:value-type="float">
            <text:p>267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20:.G220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8" calcext:value-type="date">
            <text:p>Apr 28, 2019</text:p>
          </table:table-cell>
          <table:table-cell table:style-name="ce14" office:value-type="float" office:value="2672" calcext:value-type="float">
            <text:p>267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21:.G221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7" calcext:value-type="date">
            <text:p>Apr 27, 2019</text:p>
          </table:table-cell>
          <table:table-cell table:style-name="ce14" office:value-type="float" office:value="2671" calcext:value-type="float">
            <text:p>267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22:.G222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6" calcext:value-type="date">
            <text:p>Apr 26, 2019</text:p>
          </table:table-cell>
          <table:table-cell table:style-name="ce14" office:value-type="float" office:value="2670" calcext:value-type="float">
            <text:p>267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23:.G223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5" calcext:value-type="date">
            <text:p>Apr 25, 2019</text:p>
          </table:table-cell>
          <table:table-cell table:style-name="ce14" office:value-type="float" office:value="2669" calcext:value-type="float">
            <text:p>266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24:.G224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4" calcext:value-type="date">
            <text:p>Apr 24, 2019</text:p>
          </table:table-cell>
          <table:table-cell table:style-name="ce14" office:value-type="float" office:value="2668" calcext:value-type="float">
            <text:p>266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25:.G225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3" calcext:value-type="date">
            <text:p>Apr 23, 2019</text:p>
          </table:table-cell>
          <table:table-cell table:style-name="ce14" office:value-type="float" office:value="2667" calcext:value-type="float">
            <text:p>266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26:.G226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2" calcext:value-type="date">
            <text:p>Apr 22, 2019</text:p>
          </table:table-cell>
          <table:table-cell table:style-name="ce14" office:value-type="float" office:value="2666" calcext:value-type="float">
            <text:p>266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227:.G227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1" calcext:value-type="date">
            <text:p>Apr 21, 2019</text:p>
          </table:table-cell>
          <table:table-cell table:style-name="ce14" office:value-type="float" office:value="2665" calcext:value-type="float">
            <text:p>266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228:.G228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0" calcext:value-type="date">
            <text:p>Apr 20, 2019</text:p>
          </table:table-cell>
          <table:table-cell table:style-name="ce14" office:value-type="float" office:value="2664" calcext:value-type="float">
            <text:p>26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29:.G229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9" calcext:value-type="date">
            <text:p>Apr 19, 2019</text:p>
          </table:table-cell>
          <table:table-cell table:style-name="ce14" office:value-type="float" office:value="2663" calcext:value-type="float">
            <text:p>266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30:.G230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8" calcext:value-type="date">
            <text:p>Apr 18, 2019</text:p>
          </table:table-cell>
          <table:table-cell table:style-name="ce14" office:value-type="float" office:value="2662" calcext:value-type="float">
            <text:p>266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231:.G231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7" calcext:value-type="date">
            <text:p>Apr 17, 2019</text:p>
          </table:table-cell>
          <table:table-cell table:style-name="ce14" office:value-type="float" office:value="2661" calcext:value-type="float">
            <text:p>266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32:.G232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6" calcext:value-type="date">
            <text:p>Apr 16, 2019</text:p>
          </table:table-cell>
          <table:table-cell table:style-name="ce14" office:value-type="float" office:value="2660" calcext:value-type="float">
            <text:p>266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233:.G233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5" calcext:value-type="date">
            <text:p>Apr 15, 2019</text:p>
          </table:table-cell>
          <table:table-cell table:style-name="ce14" office:value-type="float" office:value="2659" calcext:value-type="float">
            <text:p>26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34:.G234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4" calcext:value-type="date">
            <text:p>Apr 14, 2019</text:p>
          </table:table-cell>
          <table:table-cell table:style-name="ce14" office:value-type="float" office:value="2658" calcext:value-type="float">
            <text:p>265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235:.G235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3" calcext:value-type="date">
            <text:p>Apr 13, 2019</text:p>
          </table:table-cell>
          <table:table-cell table:style-name="ce14" office:value-type="float" office:value="2657" calcext:value-type="float">
            <text:p>265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36:.G236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2" calcext:value-type="date">
            <text:p>Apr 12, 2019</text:p>
          </table:table-cell>
          <table:table-cell table:style-name="ce14" office:value-type="float" office:value="2656" calcext:value-type="float">
            <text:p>26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37:.G237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1" calcext:value-type="date">
            <text:p>Apr 11, 2019</text:p>
          </table:table-cell>
          <table:table-cell table:style-name="ce14" office:value-type="float" office:value="2655" calcext:value-type="float">
            <text:p>265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38:.G238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0" calcext:value-type="date">
            <text:p>Apr 10, 2019</text:p>
          </table:table-cell>
          <table:table-cell table:style-name="ce14" office:value-type="float" office:value="2654" calcext:value-type="float">
            <text:p>265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239:.G239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9" calcext:value-type="date">
            <text:p>Apr 9, 2019</text:p>
          </table:table-cell>
          <table:table-cell table:style-name="ce14" office:value-type="float" office:value="2653" calcext:value-type="float">
            <text:p>265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40:.G240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8" calcext:value-type="date">
            <text:p>Apr 8, 2019</text:p>
          </table:table-cell>
          <table:table-cell table:style-name="ce14" office:value-type="float" office:value="2652" calcext:value-type="float">
            <text:p>265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41:.G241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7" calcext:value-type="date">
            <text:p>Apr 7, 2019</text:p>
          </table:table-cell>
          <table:table-cell table:style-name="ce14" office:value-type="float" office:value="2651" calcext:value-type="float">
            <text:p>265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42:.G242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6" calcext:value-type="date">
            <text:p>Apr 6, 2019</text:p>
          </table:table-cell>
          <table:table-cell table:style-name="ce14" office:value-type="float" office:value="2650" calcext:value-type="float">
            <text:p>265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43:.G243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5" calcext:value-type="date">
            <text:p>Apr 5, 2019</text:p>
          </table:table-cell>
          <table:table-cell table:style-name="ce14" office:value-type="float" office:value="2649" calcext:value-type="float">
            <text:p>264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44:.G244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4" calcext:value-type="date">
            <text:p>Apr 4, 2019</text:p>
          </table:table-cell>
          <table:table-cell table:style-name="ce14" office:value-type="float" office:value="2648" calcext:value-type="float">
            <text:p>264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245:.G245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3" calcext:value-type="date">
            <text:p>Apr 3, 2019</text:p>
          </table:table-cell>
          <table:table-cell table:style-name="ce14" office:value-type="float" office:value="2647" calcext:value-type="float">
            <text:p>264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46:.G246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2" calcext:value-type="date">
            <text:p>Apr 2, 2019</text:p>
          </table:table-cell>
          <table:table-cell table:style-name="ce14" office:value-type="float" office:value="2646" calcext:value-type="float">
            <text:p>264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47:.G247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1" calcext:value-type="date">
            <text:p>Apr 1, 2019</text:p>
          </table:table-cell>
          <table:table-cell table:style-name="ce14" office:value-type="float" office:value="2645" calcext:value-type="float">
            <text:p>264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248:.G248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31" calcext:value-type="date">
            <text:p>Mar 31, 2019</text:p>
          </table:table-cell>
          <table:table-cell table:style-name="ce14" office:value-type="float" office:value="2644" calcext:value-type="float">
            <text:p>264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49:.G249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30" calcext:value-type="date">
            <text:p>Mar 30, 2019</text:p>
          </table:table-cell>
          <table:table-cell table:style-name="ce14" office:value-type="float" office:value="2643" calcext:value-type="float">
            <text:p>264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50:.G250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9" calcext:value-type="date">
            <text:p>Mar 29, 2019</text:p>
          </table:table-cell>
          <table:table-cell table:style-name="ce14" office:value-type="float" office:value="2642" calcext:value-type="float">
            <text:p>264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51:.G251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8" calcext:value-type="date">
            <text:p>Mar 28, 2019</text:p>
          </table:table-cell>
          <table:table-cell table:style-name="ce14" office:value-type="float" office:value="2641" calcext:value-type="float">
            <text:p>26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52:.G252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7" calcext:value-type="date">
            <text:p>Mar 27, 2019</text:p>
          </table:table-cell>
          <table:table-cell table:style-name="ce14" office:value-type="float" office:value="2640" calcext:value-type="float">
            <text:p>264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53:.G25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6" calcext:value-type="date">
            <text:p>Mar 26, 2019</text:p>
          </table:table-cell>
          <table:table-cell table:style-name="ce14" office:value-type="float" office:value="2639" calcext:value-type="float">
            <text:p>263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54:.G254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5" calcext:value-type="date">
            <text:p>Mar 25, 2019</text:p>
          </table:table-cell>
          <table:table-cell table:style-name="ce14" office:value-type="float" office:value="2638" calcext:value-type="float">
            <text:p>263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55:.G255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4" calcext:value-type="date">
            <text:p>Mar 24, 2019</text:p>
          </table:table-cell>
          <table:table-cell table:style-name="ce14" office:value-type="float" office:value="2637" calcext:value-type="float">
            <text:p>263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56:.G256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3" calcext:value-type="date">
            <text:p>Mar 23, 2019</text:p>
          </table:table-cell>
          <table:table-cell table:style-name="ce14" office:value-type="float" office:value="2636" calcext:value-type="float">
            <text:p>26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57:.G257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2" calcext:value-type="date">
            <text:p>Mar 22, 2019</text:p>
          </table:table-cell>
          <table:table-cell table:style-name="ce14" office:value-type="float" office:value="2635" calcext:value-type="float">
            <text:p>263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58:.G258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1" calcext:value-type="date">
            <text:p>Mar 21, 2019</text:p>
          </table:table-cell>
          <table:table-cell table:style-name="ce14" office:value-type="float" office:value="2634" calcext:value-type="float">
            <text:p>26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259:.G259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0" calcext:value-type="date">
            <text:p>Mar 20, 2019</text:p>
          </table:table-cell>
          <table:table-cell table:style-name="ce14" office:value-type="float" office:value="2633" calcext:value-type="float">
            <text:p>263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260:.G260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9" calcext:value-type="date">
            <text:p>Mar 19, 2019</text:p>
          </table:table-cell>
          <table:table-cell table:style-name="ce14" office:value-type="float" office:value="2632" calcext:value-type="float">
            <text:p>263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61:.G261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8" calcext:value-type="date">
            <text:p>Mar 18, 2019</text:p>
          </table:table-cell>
          <table:table-cell table:style-name="ce14" office:value-type="float" office:value="2631" calcext:value-type="float">
            <text:p>263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62:.G262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7" calcext:value-type="date">
            <text:p>Mar 17, 2019</text:p>
          </table:table-cell>
          <table:table-cell table:style-name="ce14" office:value-type="float" office:value="2630" calcext:value-type="float">
            <text:p>263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63:.G263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6" calcext:value-type="date">
            <text:p>Mar 16, 2019</text:p>
          </table:table-cell>
          <table:table-cell table:style-name="ce14" office:value-type="float" office:value="2629" calcext:value-type="float">
            <text:p>262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264:.G264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5" calcext:value-type="date">
            <text:p>Mar 15, 2019</text:p>
          </table:table-cell>
          <table:table-cell table:style-name="ce14" office:value-type="float" office:value="2628" calcext:value-type="float">
            <text:p>262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65:.G265])"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4" calcext:value-type="date">
            <text:p>Mar 14, 2019</text:p>
          </table:table-cell>
          <table:table-cell table:style-name="ce14" office:value-type="float" office:value="2627" calcext:value-type="float">
            <text:p>262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66:.G266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3" calcext:value-type="date">
            <text:p>Mar 13, 2019</text:p>
          </table:table-cell>
          <table:table-cell table:style-name="ce14" office:value-type="float" office:value="2626" calcext:value-type="float">
            <text:p>262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67:.G267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2" calcext:value-type="date">
            <text:p>Mar 12, 2019</text:p>
          </table:table-cell>
          <table:table-cell table:style-name="ce14" office:value-type="float" office:value="2625" calcext:value-type="float">
            <text:p>262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68:.G268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1" calcext:value-type="date">
            <text:p>Mar 11, 2019</text:p>
          </table:table-cell>
          <table:table-cell table:style-name="ce14" office:value-type="float" office:value="2624" calcext:value-type="float">
            <text:p>262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69:.G269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0" calcext:value-type="date">
            <text:p>Mar 10, 2019</text:p>
          </table:table-cell>
          <table:table-cell table:style-name="ce14" office:value-type="float" office:value="2623" calcext:value-type="float">
            <text:p>262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270:.G270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9" calcext:value-type="date">
            <text:p>Mar 9, 2019</text:p>
          </table:table-cell>
          <table:table-cell table:style-name="ce14" office:value-type="float" office:value="2622" calcext:value-type="float">
            <text:p>262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71:.G271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8" calcext:value-type="date">
            <text:p>Mar 8, 2019</text:p>
          </table:table-cell>
          <table:table-cell table:style-name="ce14" office:value-type="float" office:value="2621" calcext:value-type="float">
            <text:p>262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72:.G272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7" calcext:value-type="date">
            <text:p>Mar 7, 2019</text:p>
          </table:table-cell>
          <table:table-cell table:style-name="ce14" office:value-type="float" office:value="2620" calcext:value-type="float">
            <text:p>262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73:.G273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6" calcext:value-type="date">
            <text:p>Mar 6, 2019</text:p>
          </table:table-cell>
          <table:table-cell table:style-name="ce14" office:value-type="float" office:value="2619" calcext:value-type="float">
            <text:p>261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74:.G274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5" calcext:value-type="date">
            <text:p>Mar 5, 2019</text:p>
          </table:table-cell>
          <table:table-cell table:style-name="ce14" office:value-type="float" office:value="2618" calcext:value-type="float">
            <text:p>26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75:.G275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4" calcext:value-type="date">
            <text:p>Mar 4, 2019</text:p>
          </table:table-cell>
          <table:table-cell table:style-name="ce14" office:value-type="float" office:value="2617" calcext:value-type="float">
            <text:p>261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276:.G276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3" calcext:value-type="date">
            <text:p>Mar 3, 2019</text:p>
          </table:table-cell>
          <table:table-cell table:style-name="ce14" office:value-type="float" office:value="2616" calcext:value-type="float">
            <text:p>261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77:.G277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2" calcext:value-type="date">
            <text:p>Mar 2, 2019</text:p>
          </table:table-cell>
          <table:table-cell table:style-name="ce14" office:value-type="float" office:value="2615" calcext:value-type="float">
            <text:p>261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78:.G278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1" calcext:value-type="date">
            <text:p>Mar 1, 2019</text:p>
          </table:table-cell>
          <table:table-cell table:style-name="ce14" office:value-type="float" office:value="2614" calcext:value-type="float">
            <text:p>261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279:.G279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8" calcext:value-type="date">
            <text:p>Feb 28, 2019</text:p>
          </table:table-cell>
          <table:table-cell table:style-name="ce14" office:value-type="float" office:value="2613" calcext:value-type="float">
            <text:p>261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280:.G280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7" calcext:value-type="date">
            <text:p>Feb 27, 2019</text:p>
          </table:table-cell>
          <table:table-cell table:style-name="ce14" office:value-type="float" office:value="2612" calcext:value-type="float">
            <text:p>26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81:.G281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6" calcext:value-type="date">
            <text:p>Feb 26, 2019</text:p>
          </table:table-cell>
          <table:table-cell table:style-name="ce14" office:value-type="float" office:value="2611" calcext:value-type="float">
            <text:p>261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282:.G282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5" calcext:value-type="date">
            <text:p>Feb 25, 2019</text:p>
          </table:table-cell>
          <table:table-cell table:style-name="ce14" office:value-type="float" office:value="2610" calcext:value-type="float">
            <text:p>26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83:.G283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4" calcext:value-type="date">
            <text:p>Feb 24, 2019</text:p>
          </table:table-cell>
          <table:table-cell table:style-name="ce14" office:value-type="float" office:value="2609" calcext:value-type="float">
            <text:p>26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84:.G284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3" calcext:value-type="date">
            <text:p>Feb 23, 2019</text:p>
          </table:table-cell>
          <table:table-cell table:style-name="ce14" office:value-type="float" office:value="2608" calcext:value-type="float">
            <text:p>26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85:.G285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2" calcext:value-type="date">
            <text:p>Feb 22, 2019</text:p>
          </table:table-cell>
          <table:table-cell table:style-name="ce14" office:value-type="float" office:value="2607" calcext:value-type="float">
            <text:p>260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286:.G286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1" calcext:value-type="date">
            <text:p>Feb 21, 2019</text:p>
          </table:table-cell>
          <table:table-cell table:style-name="ce14" office:value-type="float" office:value="2606" calcext:value-type="float">
            <text:p>26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87:.G287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0" calcext:value-type="date">
            <text:p>Feb 20, 2019</text:p>
          </table:table-cell>
          <table:table-cell table:style-name="ce14" office:value-type="float" office:value="2605" calcext:value-type="float">
            <text:p>260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88:.G288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9" calcext:value-type="date">
            <text:p>Feb 19, 2019</text:p>
          </table:table-cell>
          <table:table-cell table:style-name="ce14" office:value-type="float" office:value="2604" calcext:value-type="float">
            <text:p>26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89:.G289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8" calcext:value-type="date">
            <text:p>Feb 18, 2019</text:p>
          </table:table-cell>
          <table:table-cell table:style-name="ce14" office:value-type="float" office:value="2603" calcext:value-type="float">
            <text:p>26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90:.G290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7" calcext:value-type="date">
            <text:p>Feb 17, 2019</text:p>
          </table:table-cell>
          <table:table-cell table:style-name="ce14" office:value-type="float" office:value="2602" calcext:value-type="float">
            <text:p>260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91:.G291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6" calcext:value-type="date">
            <text:p>Feb 16, 2019</text:p>
          </table:table-cell>
          <table:table-cell table:style-name="ce14" office:value-type="float" office:value="2601" calcext:value-type="float">
            <text:p>260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92:.G292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5" calcext:value-type="date">
            <text:p>Feb 15, 2019</text:p>
          </table:table-cell>
          <table:table-cell table:style-name="ce14" office:value-type="float" office:value="2600" calcext:value-type="float">
            <text:p>260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93:.G293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4" calcext:value-type="date">
            <text:p>Feb 14, 2019</text:p>
          </table:table-cell>
          <table:table-cell table:style-name="ce14" office:value-type="float" office:value="2599" calcext:value-type="float">
            <text:p>259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94:.G294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3" calcext:value-type="date">
            <text:p>Feb 13, 2019</text:p>
          </table:table-cell>
          <table:table-cell table:style-name="ce14" office:value-type="float" office:value="2598" calcext:value-type="float">
            <text:p>259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95:.G295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2" calcext:value-type="date">
            <text:p>Feb 12, 2019</text:p>
          </table:table-cell>
          <table:table-cell table:style-name="ce14" office:value-type="float" office:value="2597" calcext:value-type="float">
            <text:p>259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96:.G296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1" calcext:value-type="date">
            <text:p>Feb 11, 2019</text:p>
          </table:table-cell>
          <table:table-cell table:style-name="ce14" office:value-type="float" office:value="2596" calcext:value-type="float">
            <text:p>259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97:.G297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0" calcext:value-type="date">
            <text:p>Feb 10, 2019</text:p>
          </table:table-cell>
          <table:table-cell table:style-name="ce14" office:value-type="float" office:value="2595" calcext:value-type="float">
            <text:p>259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98:.G298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9" calcext:value-type="date">
            <text:p>Feb 9, 2019</text:p>
          </table:table-cell>
          <table:table-cell table:style-name="ce14" office:value-type="float" office:value="2594" calcext:value-type="float">
            <text:p>259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99:.G299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8" calcext:value-type="date">
            <text:p>Feb 8, 2019</text:p>
          </table:table-cell>
          <table:table-cell table:style-name="ce14" office:value-type="float" office:value="2593" calcext:value-type="float">
            <text:p>259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300:.G300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7" calcext:value-type="date">
            <text:p>Feb 7, 2019</text:p>
          </table:table-cell>
          <table:table-cell table:style-name="ce14" office:value-type="float" office:value="2592" calcext:value-type="float">
            <text:p>259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01:.G301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6" calcext:value-type="date">
            <text:p>Feb 6, 2019</text:p>
          </table:table-cell>
          <table:table-cell table:style-name="ce14" office:value-type="float" office:value="2591" calcext:value-type="float">
            <text:p>25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302:.G302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5" calcext:value-type="date">
            <text:p>Feb 5, 2019</text:p>
          </table:table-cell>
          <table:table-cell table:style-name="ce14" office:value-type="float" office:value="2590" calcext:value-type="float">
            <text:p>259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303:.G303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4" calcext:value-type="date">
            <text:p>Feb 4, 2019</text:p>
          </table:table-cell>
          <table:table-cell table:style-name="ce14" office:value-type="float" office:value="2589" calcext:value-type="float">
            <text:p>258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304:.G304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3" calcext:value-type="date">
            <text:p>Feb 3, 2019</text:p>
          </table:table-cell>
          <table:table-cell table:style-name="ce14" office:value-type="float" office:value="2588" calcext:value-type="float">
            <text:p>258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05:.G305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2" calcext:value-type="date">
            <text:p>Feb 2, 2019</text:p>
          </table:table-cell>
          <table:table-cell table:style-name="ce14" office:value-type="float" office:value="2587" calcext:value-type="float">
            <text:p>258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06:.G306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1" calcext:value-type="date">
            <text:p>Feb 1, 2019</text:p>
          </table:table-cell>
          <table:table-cell table:style-name="ce14" office:value-type="float" office:value="2586" calcext:value-type="float">
            <text:p>258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07:.G307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31" calcext:value-type="date">
            <text:p>Jan 31, 2019</text:p>
          </table:table-cell>
          <table:table-cell table:style-name="ce14" office:value-type="float" office:value="2585" calcext:value-type="float">
            <text:p>258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308:.G308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30" calcext:value-type="date">
            <text:p>Jan 30, 2019</text:p>
          </table:table-cell>
          <table:table-cell table:style-name="ce14" office:value-type="float" office:value="2584" calcext:value-type="float">
            <text:p>25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09:.G309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9" calcext:value-type="date">
            <text:p>Jan 29, 2019</text:p>
          </table:table-cell>
          <table:table-cell table:style-name="ce14" office:value-type="float" office:value="2583" calcext:value-type="float">
            <text:p>25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10:.G310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8" calcext:value-type="date">
            <text:p>Jan 28, 2019</text:p>
          </table:table-cell>
          <table:table-cell table:style-name="ce14" office:value-type="float" office:value="2582" calcext:value-type="float">
            <text:p>258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11:.G311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7" calcext:value-type="date">
            <text:p>Jan 27, 2019</text:p>
          </table:table-cell>
          <table:table-cell table:style-name="ce14" office:value-type="float" office:value="2581" calcext:value-type="float">
            <text:p>258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312:.G312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6" calcext:value-type="date">
            <text:p>Jan 26, 2019</text:p>
          </table:table-cell>
          <table:table-cell table:style-name="ce14" office:value-type="float" office:value="2580" calcext:value-type="float">
            <text:p>258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313:.G313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5" calcext:value-type="date">
            <text:p>Jan 25, 2019</text:p>
          </table:table-cell>
          <table:table-cell table:style-name="ce14" office:value-type="float" office:value="2579" calcext:value-type="float">
            <text:p>25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14:.G314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4" calcext:value-type="date">
            <text:p>Jan 24, 2019</text:p>
          </table:table-cell>
          <table:table-cell table:style-name="ce14" office:value-type="float" office:value="2578" calcext:value-type="float">
            <text:p>257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315:.G315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3" calcext:value-type="date">
            <text:p>Jan 23, 2019</text:p>
          </table:table-cell>
          <table:table-cell table:style-name="ce14" office:value-type="float" office:value="2577" calcext:value-type="float">
            <text:p>257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16:.G316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2" calcext:value-type="date">
            <text:p>Jan 22, 2019</text:p>
          </table:table-cell>
          <table:table-cell table:style-name="ce14" office:value-type="float" office:value="2576" calcext:value-type="float">
            <text:p>257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317:.G317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1" calcext:value-type="date">
            <text:p>Jan 21, 2019</text:p>
          </table:table-cell>
          <table:table-cell table:style-name="ce14" office:value-type="float" office:value="2575" calcext:value-type="float">
            <text:p>257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318:.G318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0" calcext:value-type="date">
            <text:p>Jan 20, 2019</text:p>
          </table:table-cell>
          <table:table-cell table:style-name="ce14" office:value-type="float" office:value="2574" calcext:value-type="float">
            <text:p>257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319:.G319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9" calcext:value-type="date">
            <text:p>Jan 19, 2019</text:p>
          </table:table-cell>
          <table:table-cell table:style-name="ce14" office:value-type="float" office:value="2573" calcext:value-type="float">
            <text:p>257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20:.G320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8" calcext:value-type="date">
            <text:p>Jan 18, 2019</text:p>
          </table:table-cell>
          <table:table-cell table:style-name="ce14" office:value-type="float" office:value="2572" calcext:value-type="float">
            <text:p>257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21:.G321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7" calcext:value-type="date">
            <text:p>Jan 17, 2019</text:p>
          </table:table-cell>
          <table:table-cell table:style-name="ce14" office:value-type="float" office:value="2571" calcext:value-type="float">
            <text:p>257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22:.G322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6" calcext:value-type="date">
            <text:p>Jan 16, 2019</text:p>
          </table:table-cell>
          <table:table-cell table:style-name="ce14" office:value-type="float" office:value="2570" calcext:value-type="float">
            <text:p>257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23:.G323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5" calcext:value-type="date">
            <text:p>Jan 15, 2019</text:p>
          </table:table-cell>
          <table:table-cell table:style-name="ce14" office:value-type="float" office:value="2569" calcext:value-type="float">
            <text:p>256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24:.G32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4" calcext:value-type="date">
            <text:p>Jan 14, 2019</text:p>
          </table:table-cell>
          <table:table-cell table:style-name="ce14" office:value-type="float" office:value="2568" calcext:value-type="float">
            <text:p>256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25:.G325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3" calcext:value-type="date">
            <text:p>Jan 13, 2019</text:p>
          </table:table-cell>
          <table:table-cell table:style-name="ce14" office:value-type="float" office:value="2567" calcext:value-type="float">
            <text:p>256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326:.G326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2" calcext:value-type="date">
            <text:p>Jan 12, 2019</text:p>
          </table:table-cell>
          <table:table-cell table:style-name="ce14" office:value-type="float" office:value="2566" calcext:value-type="float">
            <text:p>256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27:.G327])" office:value-type="float" office:value="156" calcext:value-type="float">
            <text:p>1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1" calcext:value-type="date">
            <text:p>Jan 11, 2019</text:p>
          </table:table-cell>
          <table:table-cell table:style-name="ce14" office:value-type="float" office:value="2565" calcext:value-type="float">
            <text:p>256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28:.G328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0" calcext:value-type="date">
            <text:p>Jan 10, 2019</text:p>
          </table:table-cell>
          <table:table-cell table:style-name="ce14" office:value-type="float" office:value="2564" calcext:value-type="float">
            <text:p>256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29:.G32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9" calcext:value-type="date">
            <text:p>Jan 9, 2019</text:p>
          </table:table-cell>
          <table:table-cell table:style-name="ce14" office:value-type="float" office:value="2563" calcext:value-type="float">
            <text:p>25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30:.G330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8" calcext:value-type="date">
            <text:p>Jan 8, 2019</text:p>
          </table:table-cell>
          <table:table-cell table:style-name="ce14" office:value-type="float" office:value="2562" calcext:value-type="float">
            <text:p>256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31:.G331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7" calcext:value-type="date">
            <text:p>Jan 7, 2019</text:p>
          </table:table-cell>
          <table:table-cell table:style-name="ce14" office:value-type="float" office:value="2561" calcext:value-type="float">
            <text:p>256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32:.G332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6" calcext:value-type="date">
            <text:p>Jan 6, 2019</text:p>
          </table:table-cell>
          <table:table-cell table:style-name="ce14" office:value-type="float" office:value="2560" calcext:value-type="float">
            <text:p>256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33:.G333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5" calcext:value-type="date">
            <text:p>Jan 5, 2019</text:p>
          </table:table-cell>
          <table:table-cell table:style-name="ce14" office:value-type="float" office:value="2559" calcext:value-type="float">
            <text:p>255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34:.G334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4" calcext:value-type="date">
            <text:p>Jan 4, 2019</text:p>
          </table:table-cell>
          <table:table-cell table:style-name="ce14" office:value-type="float" office:value="2558" calcext:value-type="float">
            <text:p>255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335:.G335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3" calcext:value-type="date">
            <text:p>Jan 3, 2019</text:p>
          </table:table-cell>
          <table:table-cell table:style-name="ce14" office:value-type="float" office:value="2557" calcext:value-type="float">
            <text:p>255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36:.G336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2" calcext:value-type="date">
            <text:p>Jan 2, 2019</text:p>
          </table:table-cell>
          <table:table-cell table:style-name="ce14" office:value-type="float" office:value="2556" calcext:value-type="float">
            <text:p>255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37:.G337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1" calcext:value-type="date">
            <text:p>Jan 1, 2019</text:p>
          </table:table-cell>
          <table:table-cell table:style-name="ce14" office:value-type="float" office:value="2555" calcext:value-type="float">
            <text:p>255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38:.G338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31" calcext:value-type="date">
            <text:p>Dec 31, 2018</text:p>
          </table:table-cell>
          <table:table-cell table:style-name="ce14" office:value-type="float" office:value="2554" calcext:value-type="float">
            <text:p>255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339:.G339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30" calcext:value-type="date">
            <text:p>Dec 30, 2018</text:p>
          </table:table-cell>
          <table:table-cell table:style-name="ce14" office:value-type="float" office:value="2553" calcext:value-type="float">
            <text:p>255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340:.G340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9" calcext:value-type="date">
            <text:p>Dec 29, 2018</text:p>
          </table:table-cell>
          <table:table-cell table:style-name="ce14" office:value-type="float" office:value="2552" calcext:value-type="float">
            <text:p>255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41:.G341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8" calcext:value-type="date">
            <text:p>Dec 28, 2018</text:p>
          </table:table-cell>
          <table:table-cell table:style-name="ce14" office:value-type="float" office:value="2551" calcext:value-type="float">
            <text:p>255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342:.G342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7" calcext:value-type="date">
            <text:p>Dec 27, 2018</text:p>
          </table:table-cell>
          <table:table-cell table:style-name="ce14" office:value-type="float" office:value="2550" calcext:value-type="float">
            <text:p>2550</text:p>
          </table:table-cell>
          <table:table-cell table:style-name="ce16" table:number-columns-repeated="5"/>
          <table:table-cell table:formula="of:=SUM([.C343:.G34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6" calcext:value-type="date">
            <text:p>Dec 26, 2018</text:p>
          </table:table-cell>
          <table:table-cell table:style-name="ce14" office:value-type="float" office:value="2549" calcext:value-type="float">
            <text:p>2549</text:p>
          </table:table-cell>
          <table:table-cell table:style-name="ce16" table:number-columns-repeated="5"/>
          <table:table-cell table:formula="of:=SUM([.C344:.G34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5" calcext:value-type="date">
            <text:p>Dec 25, 2018</text:p>
          </table:table-cell>
          <table:table-cell table:style-name="ce14" office:value-type="float" office:value="2548" calcext:value-type="float">
            <text:p>254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345:.G345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4" calcext:value-type="date">
            <text:p>Dec 24, 2018</text:p>
          </table:table-cell>
          <table:table-cell table:style-name="ce14" office:value-type="float" office:value="2547" calcext:value-type="float">
            <text:p>2547</text:p>
          </table:table-cell>
          <table:table-cell table:style-name="ce16" table:number-columns-repeated="5"/>
          <table:table-cell table:formula="of:=SUM([.C346:.G34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3" calcext:value-type="date">
            <text:p>Dec 23, 2018</text:p>
          </table:table-cell>
          <table:table-cell table:style-name="ce14" office:value-type="float" office:value="2546" calcext:value-type="float">
            <text:p>2546</text:p>
          </table:table-cell>
          <table:table-cell table:style-name="ce16" table:number-columns-repeated="5"/>
          <table:table-cell table:formula="of:=SUM([.C347:.G34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2" calcext:value-type="date">
            <text:p>Dec 22, 2018</text:p>
          </table:table-cell>
          <table:table-cell table:style-name="ce14" office:value-type="float" office:value="2545" calcext:value-type="float">
            <text:p>2545</text:p>
          </table:table-cell>
          <table:table-cell table:style-name="ce16" table:number-columns-repeated="5"/>
          <table:table-cell table:formula="of:=SUM([.C348:.G34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1" calcext:value-type="date">
            <text:p>Dec 21, 2018</text:p>
          </table:table-cell>
          <table:table-cell table:style-name="ce14" office:value-type="float" office:value="2544" calcext:value-type="float">
            <text:p>2544</text:p>
          </table:table-cell>
          <table:table-cell table:style-name="ce16" table:number-columns-repeated="5"/>
          <table:table-cell table:formula="of:=SUM([.C349:.G34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0" calcext:value-type="date">
            <text:p>Dec 20, 2018</text:p>
          </table:table-cell>
          <table:table-cell table:style-name="ce14" office:value-type="float" office:value="2543" calcext:value-type="float">
            <text:p>2543</text:p>
          </table:table-cell>
          <table:table-cell table:style-name="ce16" table:number-columns-repeated="5"/>
          <table:table-cell table:formula="of:=SUM([.C350:.G35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9" calcext:value-type="date">
            <text:p>Dec 19, 2018</text:p>
          </table:table-cell>
          <table:table-cell table:style-name="ce14" office:value-type="float" office:value="2542" calcext:value-type="float">
            <text:p>2542</text:p>
          </table:table-cell>
          <table:table-cell table:style-name="ce16" table:number-columns-repeated="5"/>
          <table:table-cell table:formula="of:=SUM([.C351:.G35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8" calcext:value-type="date">
            <text:p>Dec 18, 2018</text:p>
          </table:table-cell>
          <table:table-cell table:style-name="ce14" office:value-type="float" office:value="2541" calcext:value-type="float">
            <text:p>2541</text:p>
          </table:table-cell>
          <table:table-cell table:style-name="ce16" table:number-columns-repeated="5"/>
          <table:table-cell table:formula="of:=SUM([.C352:.G35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7" calcext:value-type="date">
            <text:p>Dec 17, 2018</text:p>
          </table:table-cell>
          <table:table-cell table:style-name="ce14" office:value-type="float" office:value="2540" calcext:value-type="float">
            <text:p>2540</text:p>
          </table:table-cell>
          <table:table-cell table:style-name="ce16" table:number-columns-repeated="5"/>
          <table:table-cell table:formula="of:=SUM([.C353:.G35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6" calcext:value-type="date">
            <text:p>Dec 16, 2018</text:p>
          </table:table-cell>
          <table:table-cell table:style-name="ce14" office:value-type="float" office:value="2539" calcext:value-type="float">
            <text:p>2539</text:p>
          </table:table-cell>
          <table:table-cell table:style-name="ce16" table:number-columns-repeated="5"/>
          <table:table-cell table:formula="of:=SUM([.C354:.G35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5" calcext:value-type="date">
            <text:p>Dec 15, 2018</text:p>
          </table:table-cell>
          <table:table-cell table:style-name="ce14" office:value-type="float" office:value="2538" calcext:value-type="float">
            <text:p>2538</text:p>
          </table:table-cell>
          <table:table-cell table:style-name="ce16" table:number-columns-repeated="5"/>
          <table:table-cell table:formula="of:=SUM([.C355:.G35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4" calcext:value-type="date">
            <text:p>Dec 14, 2018</text:p>
          </table:table-cell>
          <table:table-cell table:style-name="ce14" office:value-type="float" office:value="2537" calcext:value-type="float">
            <text:p>2537</text:p>
          </table:table-cell>
          <table:table-cell table:style-name="ce16" table:number-columns-repeated="5"/>
          <table:table-cell table:formula="of:=SUM([.C356:.G35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3" calcext:value-type="date">
            <text:p>Dec 13, 2018</text:p>
          </table:table-cell>
          <table:table-cell table:style-name="ce14" office:value-type="float" office:value="2536" calcext:value-type="float">
            <text:p>2536</text:p>
          </table:table-cell>
          <table:table-cell table:style-name="ce16" table:number-columns-repeated="5"/>
          <table:table-cell table:formula="of:=SUM([.C357:.G35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2" calcext:value-type="date">
            <text:p>Dec 12, 2018</text:p>
          </table:table-cell>
          <table:table-cell table:style-name="ce14" office:value-type="float" office:value="2535" calcext:value-type="float">
            <text:p>253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58:.G358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1" calcext:value-type="date">
            <text:p>Dec 11, 2018</text:p>
          </table:table-cell>
          <table:table-cell table:style-name="ce14" office:value-type="float" office:value="2534" calcext:value-type="float">
            <text:p>253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59:.G359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0" calcext:value-type="date">
            <text:p>Dec 10, 2018</text:p>
          </table:table-cell>
          <table:table-cell table:style-name="ce14" office:value-type="float" office:value="2533" calcext:value-type="float">
            <text:p>253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60:.G360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9" calcext:value-type="date">
            <text:p>Dec 9, 2018</text:p>
          </table:table-cell>
          <table:table-cell table:style-name="ce14" office:value-type="float" office:value="2532" calcext:value-type="float">
            <text:p>253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61:.G361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8" calcext:value-type="date">
            <text:p>Dec 8, 2018</text:p>
          </table:table-cell>
          <table:table-cell table:style-name="ce14" office:value-type="float" office:value="2531" calcext:value-type="float">
            <text:p>253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62:.G362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7" calcext:value-type="date">
            <text:p>Dec 7, 2018</text:p>
          </table:table-cell>
          <table:table-cell table:style-name="ce14" office:value-type="float" office:value="2530" calcext:value-type="float">
            <text:p>253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363:.G363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6" calcext:value-type="date">
            <text:p>Dec 6, 2018</text:p>
          </table:table-cell>
          <table:table-cell table:style-name="ce14" office:value-type="float" office:value="2529" calcext:value-type="float">
            <text:p>252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364:.G364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5" calcext:value-type="date">
            <text:p>Dec 5, 2018</text:p>
          </table:table-cell>
          <table:table-cell table:style-name="ce14" office:value-type="float" office:value="2528" calcext:value-type="float">
            <text:p>2528</text:p>
          </table:table-cell>
          <table:table-cell table:style-name="ce16" table:number-columns-repeated="5"/>
          <table:table-cell table:formula="of:=SUM([.C365:.G36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4" calcext:value-type="date">
            <text:p>Dec 4, 2018</text:p>
          </table:table-cell>
          <table:table-cell table:style-name="ce14" office:value-type="float" office:value="2527" calcext:value-type="float">
            <text:p>252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66:.G366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3" calcext:value-type="date">
            <text:p>Dec 3, 2018</text:p>
          </table:table-cell>
          <table:table-cell table:style-name="ce14" office:value-type="float" office:value="2526" calcext:value-type="float">
            <text:p>252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67:.G367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2" calcext:value-type="date">
            <text:p>Dec 2, 2018</text:p>
          </table:table-cell>
          <table:table-cell table:style-name="ce14" office:value-type="float" office:value="2525" calcext:value-type="float">
            <text:p>252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68:.G368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1" calcext:value-type="date">
            <text:p>Dec 1, 2018</text:p>
          </table:table-cell>
          <table:table-cell table:style-name="ce14" office:value-type="float" office:value="2524" calcext:value-type="float">
            <text:p>252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369:.G369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30" calcext:value-type="date">
            <text:p>Nov 30, 2018</text:p>
          </table:table-cell>
          <table:table-cell table:style-name="ce14" office:value-type="float" office:value="2523" calcext:value-type="float">
            <text:p>2523</text:p>
          </table:table-cell>
          <table:table-cell table:style-name="ce16" table:number-columns-repeated="5"/>
          <table:table-cell table:formula="of:=SUM([.C370:.G37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9" calcext:value-type="date">
            <text:p>Nov 29, 2018</text:p>
          </table:table-cell>
          <table:table-cell table:style-name="ce14" office:value-type="float" office:value="2522" calcext:value-type="float">
            <text:p>252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71:.G371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8" calcext:value-type="date">
            <text:p>Nov 28, 2018</text:p>
          </table:table-cell>
          <table:table-cell table:style-name="ce14" office:value-type="float" office:value="2521" calcext:value-type="float">
            <text:p>252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72:.G372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7" calcext:value-type="date">
            <text:p>Nov 27, 2018</text:p>
          </table:table-cell>
          <table:table-cell table:style-name="ce14" office:value-type="float" office:value="2520" calcext:value-type="float">
            <text:p>252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73:.G373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6" calcext:value-type="date">
            <text:p>Nov 26, 2018</text:p>
          </table:table-cell>
          <table:table-cell table:style-name="ce14" office:value-type="float" office:value="2519" calcext:value-type="float">
            <text:p>251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74:.G374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5" calcext:value-type="date">
            <text:p>Nov 25, 2018</text:p>
          </table:table-cell>
          <table:table-cell table:style-name="ce14" office:value-type="float" office:value="2518" calcext:value-type="float">
            <text:p>251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375:.G375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4" calcext:value-type="date">
            <text:p>Nov 24, 2018</text:p>
          </table:table-cell>
          <table:table-cell table:style-name="ce14" office:value-type="float" office:value="2517" calcext:value-type="float">
            <text:p>251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76:.G376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3" calcext:value-type="date">
            <text:p>Nov 23, 2018</text:p>
          </table:table-cell>
          <table:table-cell table:style-name="ce14" office:value-type="float" office:value="2516" calcext:value-type="float">
            <text:p>251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77:.G377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2" calcext:value-type="date">
            <text:p>Nov 22, 2018</text:p>
          </table:table-cell>
          <table:table-cell table:style-name="ce14" office:value-type="float" office:value="2515" calcext:value-type="float">
            <text:p>251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78:.G378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1" calcext:value-type="date">
            <text:p>Nov 21, 2018</text:p>
          </table:table-cell>
          <table:table-cell table:style-name="ce14" office:value-type="float" office:value="2514" calcext:value-type="float">
            <text:p>251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79:.G379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0" calcext:value-type="date">
            <text:p>Nov 20, 2018</text:p>
          </table:table-cell>
          <table:table-cell table:style-name="ce14" office:value-type="float" office:value="2513" calcext:value-type="float">
            <text:p>251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80:.G380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9" calcext:value-type="date">
            <text:p>Nov 19, 2018</text:p>
          </table:table-cell>
          <table:table-cell table:style-name="ce14" office:value-type="float" office:value="2512" calcext:value-type="float">
            <text:p>251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381:.G381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8" calcext:value-type="date">
            <text:p>Nov 18, 2018</text:p>
          </table:table-cell>
          <table:table-cell table:style-name="ce14" office:value-type="float" office:value="2511" calcext:value-type="float">
            <text:p>251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82:.G382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7" calcext:value-type="date">
            <text:p>Nov 17, 2018</text:p>
          </table:table-cell>
          <table:table-cell table:style-name="ce14" office:value-type="float" office:value="2510" calcext:value-type="float">
            <text:p>251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383:.G383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6" calcext:value-type="date">
            <text:p>Nov 16, 2018</text:p>
          </table:table-cell>
          <table:table-cell table:style-name="ce14" office:value-type="float" office:value="2509" calcext:value-type="float">
            <text:p>25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84:.G384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5" calcext:value-type="date">
            <text:p>Nov 15, 2018</text:p>
          </table:table-cell>
          <table:table-cell table:style-name="ce14" office:value-type="float" office:value="2508" calcext:value-type="float">
            <text:p>25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385:.G385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4" calcext:value-type="date">
            <text:p>Nov 14, 2018</text:p>
          </table:table-cell>
          <table:table-cell table:style-name="ce14" office:value-type="float" office:value="2507" calcext:value-type="float">
            <text:p>250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86:.G386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3" calcext:value-type="date">
            <text:p>Nov 13, 2018</text:p>
          </table:table-cell>
          <table:table-cell table:style-name="ce14" office:value-type="float" office:value="2506" calcext:value-type="float">
            <text:p>250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387:.G387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2" calcext:value-type="date">
            <text:p>Nov 12, 2018</text:p>
          </table:table-cell>
          <table:table-cell table:style-name="ce14" office:value-type="float" office:value="2505" calcext:value-type="float">
            <text:p>250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88:.G388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1" calcext:value-type="date">
            <text:p>Nov 11, 2018</text:p>
          </table:table-cell>
          <table:table-cell table:style-name="ce14" office:value-type="float" office:value="2504" calcext:value-type="float">
            <text:p>250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389:.G389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0" calcext:value-type="date">
            <text:p>Nov 10, 2018</text:p>
          </table:table-cell>
          <table:table-cell table:style-name="ce14" office:value-type="float" office:value="2503" calcext:value-type="float">
            <text:p>250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90:.G390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9" calcext:value-type="date">
            <text:p>Nov 9, 2018</text:p>
          </table:table-cell>
          <table:table-cell table:style-name="ce14" office:value-type="float" office:value="2502" calcext:value-type="float">
            <text:p>250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391:.G391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8" calcext:value-type="date">
            <text:p>Nov 8, 2018</text:p>
          </table:table-cell>
          <table:table-cell table:style-name="ce14" office:value-type="float" office:value="2501" calcext:value-type="float">
            <text:p>250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92:.G392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7" calcext:value-type="date">
            <text:p>Nov 7, 2018</text:p>
          </table:table-cell>
          <table:table-cell table:style-name="ce14" office:value-type="float" office:value="2500" calcext:value-type="float">
            <text:p>250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93:.G393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6" calcext:value-type="date">
            <text:p>Nov 6, 2018</text:p>
          </table:table-cell>
          <table:table-cell table:style-name="ce14" office:value-type="float" office:value="2499" calcext:value-type="float">
            <text:p>249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94:.G394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5" calcext:value-type="date">
            <text:p>Nov 5, 2018</text:p>
          </table:table-cell>
          <table:table-cell table:style-name="ce14" office:value-type="float" office:value="2498" calcext:value-type="float">
            <text:p>249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395:.G395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4" calcext:value-type="date">
            <text:p>Nov 4, 2018</text:p>
          </table:table-cell>
          <table:table-cell table:style-name="ce14" office:value-type="float" office:value="2497" calcext:value-type="float">
            <text:p>249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96:.G396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3" calcext:value-type="date">
            <text:p>Nov 3, 2018</text:p>
          </table:table-cell>
          <table:table-cell table:style-name="ce14" office:value-type="float" office:value="2496" calcext:value-type="float">
            <text:p>249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97:.G397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2" calcext:value-type="date">
            <text:p>Nov 2, 2018</text:p>
          </table:table-cell>
          <table:table-cell table:style-name="ce14" office:value-type="float" office:value="2495" calcext:value-type="float">
            <text:p>249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98:.G398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1" calcext:value-type="date">
            <text:p>Nov 1, 2018</text:p>
          </table:table-cell>
          <table:table-cell table:style-name="ce14" office:value-type="float" office:value="2494" calcext:value-type="float">
            <text:p>249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99:.G399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31" calcext:value-type="date">
            <text:p>Oct 31, 2018</text:p>
          </table:table-cell>
          <table:table-cell table:style-name="ce14" office:value-type="float" office:value="2493" calcext:value-type="float">
            <text:p>249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400:.G40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30" calcext:value-type="date">
            <text:p>Oct 30, 2018</text:p>
          </table:table-cell>
          <table:table-cell table:style-name="ce14" office:value-type="float" office:value="2492" calcext:value-type="float">
            <text:p>249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401:.G401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9" calcext:value-type="date">
            <text:p>Oct 29, 2018</text:p>
          </table:table-cell>
          <table:table-cell table:style-name="ce14" office:value-type="float" office:value="2491" calcext:value-type="float">
            <text:p>249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402:.G402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8" calcext:value-type="date">
            <text:p>Oct 28, 2018</text:p>
          </table:table-cell>
          <table:table-cell table:style-name="ce14" office:value-type="float" office:value="2490" calcext:value-type="float">
            <text:p>249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403:.G40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7" calcext:value-type="date">
            <text:p>Oct 27, 2018</text:p>
          </table:table-cell>
          <table:table-cell table:style-name="ce14" office:value-type="float" office:value="2489" calcext:value-type="float">
            <text:p>248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04:.G404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6" calcext:value-type="date">
            <text:p>Oct 26, 2018</text:p>
          </table:table-cell>
          <table:table-cell table:style-name="ce14" office:value-type="float" office:value="2488" calcext:value-type="float">
            <text:p>248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405:.G405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5" calcext:value-type="date">
            <text:p>Oct 25, 2018</text:p>
          </table:table-cell>
          <table:table-cell table:style-name="ce14" office:value-type="float" office:value="2487" calcext:value-type="float">
            <text:p>248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406:.G406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4" calcext:value-type="date">
            <text:p>Oct 24, 2018</text:p>
          </table:table-cell>
          <table:table-cell table:style-name="ce14" office:value-type="float" office:value="2486" calcext:value-type="float">
            <text:p>248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407:.G40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3" calcext:value-type="date">
            <text:p>Oct 23, 2018</text:p>
          </table:table-cell>
          <table:table-cell table:style-name="ce14" office:value-type="float" office:value="2485" calcext:value-type="float">
            <text:p>248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08:.G408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2" calcext:value-type="date">
            <text:p>Oct 22, 2018</text:p>
          </table:table-cell>
          <table:table-cell table:style-name="ce14" office:value-type="float" office:value="2484" calcext:value-type="float">
            <text:p>24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409:.G409])"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1" calcext:value-type="date">
            <text:p>Oct 21, 2018</text:p>
          </table:table-cell>
          <table:table-cell table:style-name="ce14" office:value-type="float" office:value="2483" calcext:value-type="float">
            <text:p>24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10:.G410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0" calcext:value-type="date">
            <text:p>Oct 20, 2018</text:p>
          </table:table-cell>
          <table:table-cell table:style-name="ce14" office:value-type="float" office:value="2482" calcext:value-type="float">
            <text:p>248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411:.G411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9" calcext:value-type="date">
            <text:p>Oct 19, 2018</text:p>
          </table:table-cell>
          <table:table-cell table:style-name="ce14" office:value-type="float" office:value="2481" calcext:value-type="float">
            <text:p>248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412:.G412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8" calcext:value-type="date">
            <text:p>Oct 18, 2018</text:p>
          </table:table-cell>
          <table:table-cell table:style-name="ce14" office:value-type="float" office:value="2480" calcext:value-type="float">
            <text:p>248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413:.G413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7" calcext:value-type="date">
            <text:p>Oct 17, 2018</text:p>
          </table:table-cell>
          <table:table-cell table:style-name="ce14" office:value-type="float" office:value="2479" calcext:value-type="float">
            <text:p>247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414:.G414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6" calcext:value-type="date">
            <text:p>Oct 16, 2018</text:p>
          </table:table-cell>
          <table:table-cell table:style-name="ce14" office:value-type="float" office:value="2478" calcext:value-type="float">
            <text:p>247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415:.G415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5" calcext:value-type="date">
            <text:p>Oct 15, 2018</text:p>
          </table:table-cell>
          <table:table-cell table:style-name="ce14" office:value-type="float" office:value="2477" calcext:value-type="float">
            <text:p>247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416:.G416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4" calcext:value-type="date">
            <text:p>Oct 14, 2018</text:p>
          </table:table-cell>
          <table:table-cell table:style-name="ce14" office:value-type="float" office:value="2476" calcext:value-type="float">
            <text:p>247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417:.G417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3" calcext:value-type="date">
            <text:p>Oct 13, 2018</text:p>
          </table:table-cell>
          <table:table-cell table:style-name="ce14" office:value-type="float" office:value="2475" calcext:value-type="float">
            <text:p>247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418:.G418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2" calcext:value-type="date">
            <text:p>Oct 12, 2018</text:p>
          </table:table-cell>
          <table:table-cell table:style-name="ce14" office:value-type="float" office:value="2474" calcext:value-type="float">
            <text:p>247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419:.G419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1" calcext:value-type="date">
            <text:p>Oct 11, 2018</text:p>
          </table:table-cell>
          <table:table-cell table:style-name="ce14" office:value-type="float" office:value="2473" calcext:value-type="float">
            <text:p>247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420:.G420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0" calcext:value-type="date">
            <text:p>Oct 10, 2018</text:p>
          </table:table-cell>
          <table:table-cell table:style-name="ce14" office:value-type="float" office:value="2472" calcext:value-type="float">
            <text:p>247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421:.G421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9" calcext:value-type="date">
            <text:p>Oct 9, 2018</text:p>
          </table:table-cell>
          <table:table-cell table:style-name="ce14" office:value-type="float" office:value="2471" calcext:value-type="float">
            <text:p>247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22:.G422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8" calcext:value-type="date">
            <text:p>Oct 8, 2018</text:p>
          </table:table-cell>
          <table:table-cell table:style-name="ce14" office:value-type="float" office:value="2470" calcext:value-type="float">
            <text:p>247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23:.G42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7" calcext:value-type="date">
            <text:p>Oct 7, 2018</text:p>
          </table:table-cell>
          <table:table-cell table:style-name="ce14" office:value-type="float" office:value="2469" calcext:value-type="float">
            <text:p>246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24:.G424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6" calcext:value-type="date">
            <text:p>Oct 6, 2018</text:p>
          </table:table-cell>
          <table:table-cell table:style-name="ce14" office:value-type="float" office:value="2468" calcext:value-type="float">
            <text:p>246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25:.G425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5" calcext:value-type="date">
            <text:p>Oct 5, 2018</text:p>
          </table:table-cell>
          <table:table-cell table:style-name="ce14" office:value-type="float" office:value="2467" calcext:value-type="float">
            <text:p>246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426:.G426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4" calcext:value-type="date">
            <text:p>Oct 4, 2018</text:p>
          </table:table-cell>
          <table:table-cell table:style-name="ce14" office:value-type="float" office:value="2466" calcext:value-type="float">
            <text:p>246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427:.G427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3" calcext:value-type="date">
            <text:p>Oct 3, 2018</text:p>
          </table:table-cell>
          <table:table-cell table:style-name="ce14" office:value-type="float" office:value="2465" calcext:value-type="float">
            <text:p>246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28:.G428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2" calcext:value-type="date">
            <text:p>Oct 2, 2018</text:p>
          </table:table-cell>
          <table:table-cell table:style-name="ce14" office:value-type="float" office:value="2464" calcext:value-type="float">
            <text:p>246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29:.G429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1" calcext:value-type="date">
            <text:p>Oct 1, 2018</text:p>
          </table:table-cell>
          <table:table-cell table:style-name="ce14" office:value-type="float" office:value="2463" calcext:value-type="float">
            <text:p>246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430:.G43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30" calcext:value-type="date">
            <text:p>Sep 30, 2018</text:p>
          </table:table-cell>
          <table:table-cell table:style-name="ce14" office:value-type="float" office:value="2462" calcext:value-type="float">
            <text:p>246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31:.G431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9" calcext:value-type="date">
            <text:p>Sep 29, 2018</text:p>
          </table:table-cell>
          <table:table-cell table:style-name="ce14" office:value-type="float" office:value="2461" calcext:value-type="float">
            <text:p>246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432:.G432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8" calcext:value-type="date">
            <text:p>Sep 28, 2018</text:p>
          </table:table-cell>
          <table:table-cell table:style-name="ce14" office:value-type="float" office:value="2460" calcext:value-type="float">
            <text:p>246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33:.G433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7" calcext:value-type="date">
            <text:p>Sep 27, 2018</text:p>
          </table:table-cell>
          <table:table-cell table:style-name="ce14" office:value-type="float" office:value="2459" calcext:value-type="float">
            <text:p>245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434:.G434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6" calcext:value-type="date">
            <text:p>Sep 26, 2018</text:p>
          </table:table-cell>
          <table:table-cell table:style-name="ce14" office:value-type="float" office:value="2458" calcext:value-type="float">
            <text:p>245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435:.G435])" office:value-type="float" office:value="40" calcext:value-type="float">
            <text:p>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5" calcext:value-type="date">
            <text:p>Sep 25, 2018</text:p>
          </table:table-cell>
          <table:table-cell table:style-name="ce14" office:value-type="float" office:value="2457" calcext:value-type="float">
            <text:p>245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436:.G436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4" calcext:value-type="date">
            <text:p>Sep 24, 2018</text:p>
          </table:table-cell>
          <table:table-cell table:style-name="ce14" office:value-type="float" office:value="2456" calcext:value-type="float">
            <text:p>245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37:.G43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3" calcext:value-type="date">
            <text:p>Sep 23, 2018</text:p>
          </table:table-cell>
          <table:table-cell table:style-name="ce14" office:value-type="float" office:value="2455" calcext:value-type="float">
            <text:p>245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438:.G438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2" calcext:value-type="date">
            <text:p>Sep 22, 2018</text:p>
          </table:table-cell>
          <table:table-cell table:style-name="ce14" office:value-type="float" office:value="2454" calcext:value-type="float">
            <text:p>245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39:.G439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1" calcext:value-type="date">
            <text:p>Sep 21, 2018</text:p>
          </table:table-cell>
          <table:table-cell table:style-name="ce14" office:value-type="float" office:value="2453" calcext:value-type="float">
            <text:p>245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440:.G440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0" calcext:value-type="date">
            <text:p>Sep 20, 2018</text:p>
          </table:table-cell>
          <table:table-cell table:style-name="ce14" office:value-type="float" office:value="2452" calcext:value-type="float">
            <text:p>2452</text:p>
          </table:table-cell>
          <table:table-cell table:style-name="ce16" table:number-columns-repeated="5"/>
          <table:table-cell table:formula="of:=SUM([.C441:.G44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9" calcext:value-type="date">
            <text:p>Sep 19, 2018</text:p>
          </table:table-cell>
          <table:table-cell table:style-name="ce14" office:value-type="float" office:value="2451" calcext:value-type="float">
            <text:p>2451</text:p>
          </table:table-cell>
          <table:table-cell table:style-name="ce16" table:number-columns-repeated="5"/>
          <table:table-cell table:formula="of:=SUM([.C442:.G44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8" calcext:value-type="date">
            <text:p>Sep 18, 2018</text:p>
          </table:table-cell>
          <table:table-cell table:style-name="ce14" office:value-type="float" office:value="2450" calcext:value-type="float">
            <text:p>2450</text:p>
          </table:table-cell>
          <table:table-cell table:style-name="ce16" table:number-columns-repeated="5"/>
          <table:table-cell table:formula="of:=SUM([.C443:.G44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7" calcext:value-type="date">
            <text:p>Sep 17, 2018</text:p>
          </table:table-cell>
          <table:table-cell table:style-name="ce14" office:value-type="float" office:value="2449" calcext:value-type="float">
            <text:p>2449</text:p>
          </table:table-cell>
          <table:table-cell table:style-name="ce16" table:number-columns-repeated="5"/>
          <table:table-cell table:formula="of:=SUM([.C444:.G44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6" calcext:value-type="date">
            <text:p>Sep 16, 2018</text:p>
          </table:table-cell>
          <table:table-cell table:style-name="ce14" office:value-type="float" office:value="2448" calcext:value-type="float">
            <text:p>2448</text:p>
          </table:table-cell>
          <table:table-cell table:style-name="ce16" table:number-columns-repeated="5"/>
          <table:table-cell table:formula="of:=SUM([.C445:.G44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5" calcext:value-type="date">
            <text:p>Sep 15, 2018</text:p>
          </table:table-cell>
          <table:table-cell table:style-name="ce14" office:value-type="float" office:value="2447" calcext:value-type="float">
            <text:p>2447</text:p>
          </table:table-cell>
          <table:table-cell table:style-name="ce16" table:number-columns-repeated="5"/>
          <table:table-cell table:formula="of:=SUM([.C446:.G44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4" calcext:value-type="date">
            <text:p>Sep 14, 2018</text:p>
          </table:table-cell>
          <table:table-cell table:style-name="ce14" office:value-type="float" office:value="2446" calcext:value-type="float">
            <text:p>2446</text:p>
          </table:table-cell>
          <table:table-cell table:style-name="ce16" table:number-columns-repeated="5"/>
          <table:table-cell table:formula="of:=SUM([.C447:.G44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3" calcext:value-type="date">
            <text:p>Sep 13, 2018</text:p>
          </table:table-cell>
          <table:table-cell table:style-name="ce14" office:value-type="float" office:value="2445" calcext:value-type="float">
            <text:p>2445</text:p>
          </table:table-cell>
          <table:table-cell table:style-name="ce16" table:number-columns-repeated="5"/>
          <table:table-cell table:formula="of:=SUM([.C448:.G44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2" calcext:value-type="date">
            <text:p>Sep 12, 2018</text:p>
          </table:table-cell>
          <table:table-cell table:style-name="ce14" office:value-type="float" office:value="2444" calcext:value-type="float">
            <text:p>2444</text:p>
          </table:table-cell>
          <table:table-cell table:style-name="ce16" table:number-columns-repeated="5"/>
          <table:table-cell table:formula="of:=SUM([.C449:.G44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1" calcext:value-type="date">
            <text:p>Sep 11, 2018</text:p>
          </table:table-cell>
          <table:table-cell table:style-name="ce14" office:value-type="float" office:value="2443" calcext:value-type="float">
            <text:p>2443</text:p>
          </table:table-cell>
          <table:table-cell table:style-name="ce16" table:number-columns-repeated="5"/>
          <table:table-cell table:formula="of:=SUM([.C450:.G45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0" calcext:value-type="date">
            <text:p>Sep 10, 2018</text:p>
          </table:table-cell>
          <table:table-cell table:style-name="ce14" office:value-type="float" office:value="2442" calcext:value-type="float">
            <text:p>2442</text:p>
          </table:table-cell>
          <table:table-cell table:style-name="ce16" table:number-columns-repeated="5"/>
          <table:table-cell table:formula="of:=SUM([.C451:.G45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9" calcext:value-type="date">
            <text:p>Sep 9, 2018</text:p>
          </table:table-cell>
          <table:table-cell table:style-name="ce14" office:value-type="float" office:value="2441" calcext:value-type="float">
            <text:p>2441</text:p>
          </table:table-cell>
          <table:table-cell table:style-name="ce16" table:number-columns-repeated="5"/>
          <table:table-cell table:formula="of:=SUM([.C452:.G45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8" calcext:value-type="date">
            <text:p>Sep 8, 2018</text:p>
          </table:table-cell>
          <table:table-cell table:style-name="ce14" office:value-type="float" office:value="2440" calcext:value-type="float">
            <text:p>2440</text:p>
          </table:table-cell>
          <table:table-cell table:style-name="ce16" table:number-columns-repeated="5"/>
          <table:table-cell table:formula="of:=SUM([.C453:.G45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7" calcext:value-type="date">
            <text:p>Sep 7, 2018</text:p>
          </table:table-cell>
          <table:table-cell table:style-name="ce14" office:value-type="float" office:value="2439" calcext:value-type="float">
            <text:p>2439</text:p>
          </table:table-cell>
          <table:table-cell table:style-name="ce16" table:number-columns-repeated="5"/>
          <table:table-cell table:formula="of:=SUM([.C454:.G45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6" calcext:value-type="date">
            <text:p>Sep 6, 2018</text:p>
          </table:table-cell>
          <table:table-cell table:style-name="ce14" office:value-type="float" office:value="2438" calcext:value-type="float">
            <text:p>2438</text:p>
          </table:table-cell>
          <table:table-cell table:style-name="ce16" table:number-columns-repeated="5"/>
          <table:table-cell table:formula="of:=SUM([.C455:.G45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5" calcext:value-type="date">
            <text:p>Sep 5, 2018</text:p>
          </table:table-cell>
          <table:table-cell table:style-name="ce14" office:value-type="float" office:value="2437" calcext:value-type="float">
            <text:p>2437</text:p>
          </table:table-cell>
          <table:table-cell table:style-name="ce16" table:number-columns-repeated="5"/>
          <table:table-cell table:formula="of:=SUM([.C456:.G45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4" calcext:value-type="date">
            <text:p>Sep 4, 2018</text:p>
          </table:table-cell>
          <table:table-cell table:style-name="ce14" office:value-type="float" office:value="2436" calcext:value-type="float">
            <text:p>2436</text:p>
          </table:table-cell>
          <table:table-cell table:style-name="ce16" table:number-columns-repeated="5"/>
          <table:table-cell table:formula="of:=SUM([.C457:.G45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3" calcext:value-type="date">
            <text:p>Sep 3, 2018</text:p>
          </table:table-cell>
          <table:table-cell table:style-name="ce14" office:value-type="float" office:value="2435" calcext:value-type="float">
            <text:p>2435</text:p>
          </table:table-cell>
          <table:table-cell table:style-name="ce16" table:number-columns-repeated="5"/>
          <table:table-cell table:formula="of:=SUM([.C458:.G45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2" calcext:value-type="date">
            <text:p>Sep 2, 2018</text:p>
          </table:table-cell>
          <table:table-cell table:style-name="ce14" office:value-type="float" office:value="2434" calcext:value-type="float">
            <text:p>2434</text:p>
          </table:table-cell>
          <table:table-cell table:style-name="ce16" table:number-columns-repeated="5"/>
          <table:table-cell table:formula="of:=SUM([.C459:.G45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1" calcext:value-type="date">
            <text:p>Sep 1, 2018</text:p>
          </table:table-cell>
          <table:table-cell table:style-name="ce14" office:value-type="float" office:value="2433" calcext:value-type="float">
            <text:p>2433</text:p>
          </table:table-cell>
          <table:table-cell table:style-name="ce16" table:number-columns-repeated="5"/>
          <table:table-cell table:formula="of:=SUM([.C460:.G46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31" calcext:value-type="date">
            <text:p>Aug 31, 2018</text:p>
          </table:table-cell>
          <table:table-cell table:style-name="ce14" office:value-type="float" office:value="2432" calcext:value-type="float">
            <text:p>2432</text:p>
          </table:table-cell>
          <table:table-cell table:style-name="ce16" table:number-columns-repeated="5"/>
          <table:table-cell table:formula="of:=SUM([.C461:.G46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30" calcext:value-type="date">
            <text:p>Aug 30, 2018</text:p>
          </table:table-cell>
          <table:table-cell table:style-name="ce14" office:value-type="float" office:value="2431" calcext:value-type="float">
            <text:p>2431</text:p>
          </table:table-cell>
          <table:table-cell table:style-name="ce16" table:number-columns-repeated="5"/>
          <table:table-cell table:formula="of:=SUM([.C462:.G46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9" calcext:value-type="date">
            <text:p>Aug 29, 2018</text:p>
          </table:table-cell>
          <table:table-cell table:style-name="ce14" office:value-type="float" office:value="2430" calcext:value-type="float">
            <text:p>2430</text:p>
          </table:table-cell>
          <table:table-cell table:style-name="ce16" table:number-columns-repeated="5"/>
          <table:table-cell table:formula="of:=SUM([.C463:.G46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8" calcext:value-type="date">
            <text:p>Aug 28, 2018</text:p>
          </table:table-cell>
          <table:table-cell table:style-name="ce14" office:value-type="float" office:value="2429" calcext:value-type="float">
            <text:p>2429</text:p>
          </table:table-cell>
          <table:table-cell table:style-name="ce16" table:number-columns-repeated="5"/>
          <table:table-cell table:formula="of:=SUM([.C464:.G46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7" calcext:value-type="date">
            <text:p>Aug 27, 2018</text:p>
          </table:table-cell>
          <table:table-cell table:style-name="ce14" office:value-type="float" office:value="2428" calcext:value-type="float">
            <text:p>2428</text:p>
          </table:table-cell>
          <table:table-cell table:style-name="ce16" table:number-columns-repeated="5"/>
          <table:table-cell table:formula="of:=SUM([.C465:.G46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6" calcext:value-type="date">
            <text:p>Aug 26, 2018</text:p>
          </table:table-cell>
          <table:table-cell table:style-name="ce14" office:value-type="float" office:value="2427" calcext:value-type="float">
            <text:p>2427</text:p>
          </table:table-cell>
          <table:table-cell table:style-name="ce16" table:number-columns-repeated="5"/>
          <table:table-cell table:formula="of:=SUM([.C466:.G46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5" calcext:value-type="date">
            <text:p>Aug 25, 2018</text:p>
          </table:table-cell>
          <table:table-cell table:style-name="ce14" office:value-type="float" office:value="2426" calcext:value-type="float">
            <text:p>2426</text:p>
          </table:table-cell>
          <table:table-cell table:style-name="ce16" table:number-columns-repeated="5"/>
          <table:table-cell table:formula="of:=SUM([.C467:.G46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4" calcext:value-type="date">
            <text:p>Aug 24, 2018</text:p>
          </table:table-cell>
          <table:table-cell table:style-name="ce14" office:value-type="float" office:value="2425" calcext:value-type="float">
            <text:p>2425</text:p>
          </table:table-cell>
          <table:table-cell table:style-name="ce16" table:number-columns-repeated="5"/>
          <table:table-cell table:formula="of:=SUM([.C468:.G46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3" calcext:value-type="date">
            <text:p>Aug 23, 2018</text:p>
          </table:table-cell>
          <table:table-cell table:style-name="ce14" office:value-type="float" office:value="2424" calcext:value-type="float">
            <text:p>242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69:.G469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2" calcext:value-type="date">
            <text:p>Aug 22, 2018</text:p>
          </table:table-cell>
          <table:table-cell table:style-name="ce14" office:value-type="float" office:value="2423" calcext:value-type="float">
            <text:p>2423</text:p>
          </table:table-cell>
          <table:table-cell table:style-name="ce16" table:number-columns-repeated="5"/>
          <table:table-cell table:formula="of:=SUM([.C470:.G47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1" calcext:value-type="date">
            <text:p>Aug 21, 2018</text:p>
          </table:table-cell>
          <table:table-cell table:style-name="ce14" office:value-type="float" office:value="2422" calcext:value-type="float">
            <text:p>2422</text:p>
          </table:table-cell>
          <table:table-cell table:style-name="ce16" table:number-columns-repeated="5"/>
          <table:table-cell table:formula="of:=SUM([.C471:.G47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0" calcext:value-type="date">
            <text:p>Aug 20, 2018</text:p>
          </table:table-cell>
          <table:table-cell table:style-name="ce14" office:value-type="float" office:value="2421" calcext:value-type="float">
            <text:p>2421</text:p>
          </table:table-cell>
          <table:table-cell table:style-name="ce16" table:number-columns-repeated="5"/>
          <table:table-cell table:formula="of:=SUM([.C472:.G47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9" calcext:value-type="date">
            <text:p>Aug 19, 2018</text:p>
          </table:table-cell>
          <table:table-cell table:style-name="ce14" office:value-type="float" office:value="2420" calcext:value-type="float">
            <text:p>2420</text:p>
          </table:table-cell>
          <table:table-cell table:style-name="ce16" table:number-columns-repeated="5"/>
          <table:table-cell table:formula="of:=SUM([.C473:.G47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8" calcext:value-type="date">
            <text:p>Aug 18, 2018</text:p>
          </table:table-cell>
          <table:table-cell table:style-name="ce14" office:value-type="float" office:value="2419" calcext:value-type="float">
            <text:p>2419</text:p>
          </table:table-cell>
          <table:table-cell table:style-name="ce16" table:number-columns-repeated="5"/>
          <table:table-cell table:formula="of:=SUM([.C474:.G47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7" calcext:value-type="date">
            <text:p>Aug 17, 2018</text:p>
          </table:table-cell>
          <table:table-cell table:style-name="ce14" office:value-type="float" office:value="2418" calcext:value-type="float">
            <text:p>2418</text:p>
          </table:table-cell>
          <table:table-cell table:style-name="ce16" table:number-columns-repeated="5"/>
          <table:table-cell table:formula="of:=SUM([.C475:.G47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6" calcext:value-type="date">
            <text:p>Aug 16, 2018</text:p>
          </table:table-cell>
          <table:table-cell table:style-name="ce14" office:value-type="float" office:value="2417" calcext:value-type="float">
            <text:p>2417</text:p>
          </table:table-cell>
          <table:table-cell table:style-name="ce16" table:number-columns-repeated="5"/>
          <table:table-cell table:formula="of:=SUM([.C476:.G47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5" calcext:value-type="date">
            <text:p>Aug 15, 2018</text:p>
          </table:table-cell>
          <table:table-cell table:style-name="ce14" office:value-type="float" office:value="2416" calcext:value-type="float">
            <text:p>2416</text:p>
          </table:table-cell>
          <table:table-cell table:style-name="ce16" table:number-columns-repeated="5"/>
          <table:table-cell table:formula="of:=SUM([.C477:.G47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4" calcext:value-type="date">
            <text:p>Aug 14, 2018</text:p>
          </table:table-cell>
          <table:table-cell table:style-name="ce14" office:value-type="float" office:value="2415" calcext:value-type="float">
            <text:p>2415</text:p>
          </table:table-cell>
          <table:table-cell table:style-name="ce16" table:number-columns-repeated="5"/>
          <table:table-cell table:formula="of:=SUM([.C478:.G47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3" calcext:value-type="date">
            <text:p>Aug 13, 2018</text:p>
          </table:table-cell>
          <table:table-cell table:style-name="ce14" office:value-type="float" office:value="2414" calcext:value-type="float">
            <text:p>2414</text:p>
          </table:table-cell>
          <table:table-cell table:style-name="ce16" table:number-columns-repeated="5"/>
          <table:table-cell table:formula="of:=SUM([.C479:.G47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2" calcext:value-type="date">
            <text:p>Aug 12, 2018</text:p>
          </table:table-cell>
          <table:table-cell table:style-name="ce14" office:value-type="float" office:value="2413" calcext:value-type="float">
            <text:p>2413</text:p>
          </table:table-cell>
          <table:table-cell table:style-name="ce16" table:number-columns-repeated="5"/>
          <table:table-cell table:formula="of:=SUM([.C480:.G48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1" calcext:value-type="date">
            <text:p>Aug 11, 2018</text:p>
          </table:table-cell>
          <table:table-cell table:style-name="ce14" office:value-type="float" office:value="2412" calcext:value-type="float">
            <text:p>2412</text:p>
          </table:table-cell>
          <table:table-cell table:style-name="ce16" table:number-columns-repeated="5"/>
          <table:table-cell table:formula="of:=SUM([.C481:.G48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0" calcext:value-type="date">
            <text:p>Aug 10, 2018</text:p>
          </table:table-cell>
          <table:table-cell table:style-name="ce14" office:value-type="float" office:value="2411" calcext:value-type="float">
            <text:p>2411</text:p>
          </table:table-cell>
          <table:table-cell table:style-name="ce16" table:number-columns-repeated="5"/>
          <table:table-cell table:formula="of:=SUM([.C482:.G48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9" calcext:value-type="date">
            <text:p>Aug 9, 2018</text:p>
          </table:table-cell>
          <table:table-cell table:style-name="ce14" office:value-type="float" office:value="2410" calcext:value-type="float">
            <text:p>2410</text:p>
          </table:table-cell>
          <table:table-cell table:style-name="ce16" table:number-columns-repeated="5"/>
          <table:table-cell table:formula="of:=SUM([.C483:.G48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8" calcext:value-type="date">
            <text:p>Aug 8, 2018</text:p>
          </table:table-cell>
          <table:table-cell table:style-name="ce14" office:value-type="float" office:value="2409" calcext:value-type="float">
            <text:p>2409</text:p>
          </table:table-cell>
          <table:table-cell table:style-name="ce16" table:number-columns-repeated="5"/>
          <table:table-cell table:formula="of:=SUM([.C484:.G48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7" calcext:value-type="date">
            <text:p>Aug 7, 2018</text:p>
          </table:table-cell>
          <table:table-cell table:style-name="ce14" office:value-type="float" office:value="2408" calcext:value-type="float">
            <text:p>2408</text:p>
          </table:table-cell>
          <table:table-cell table:style-name="ce16" table:number-columns-repeated="5"/>
          <table:table-cell table:formula="of:=SUM([.C485:.G48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6" calcext:value-type="date">
            <text:p>Aug 6, 2018</text:p>
          </table:table-cell>
          <table:table-cell table:style-name="ce14" office:value-type="float" office:value="2407" calcext:value-type="float">
            <text:p>2407</text:p>
          </table:table-cell>
          <table:table-cell table:style-name="ce16" table:number-columns-repeated="5"/>
          <table:table-cell table:formula="of:=SUM([.C486:.G48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5" calcext:value-type="date">
            <text:p>Aug 5, 2018</text:p>
          </table:table-cell>
          <table:table-cell table:style-name="ce14" office:value-type="float" office:value="2406" calcext:value-type="float">
            <text:p>2406</text:p>
          </table:table-cell>
          <table:table-cell table:style-name="ce16" table:number-columns-repeated="5"/>
          <table:table-cell table:formula="of:=SUM([.C487:.G48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4" calcext:value-type="date">
            <text:p>Aug 4, 2018</text:p>
          </table:table-cell>
          <table:table-cell table:style-name="ce14" office:value-type="float" office:value="2405" calcext:value-type="float">
            <text:p>2405</text:p>
          </table:table-cell>
          <table:table-cell table:style-name="ce16" table:number-columns-repeated="5"/>
          <table:table-cell table:formula="of:=SUM([.C488:.G48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3" calcext:value-type="date">
            <text:p>Aug 3, 2018</text:p>
          </table:table-cell>
          <table:table-cell table:style-name="ce14" office:value-type="float" office:value="2404" calcext:value-type="float">
            <text:p>2404</text:p>
          </table:table-cell>
          <table:table-cell table:style-name="ce16" table:number-columns-repeated="5"/>
          <table:table-cell table:formula="of:=SUM([.C489:.G48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2" calcext:value-type="date">
            <text:p>Aug 2, 2018</text:p>
          </table:table-cell>
          <table:table-cell table:style-name="ce14" office:value-type="float" office:value="2403" calcext:value-type="float">
            <text:p>2403</text:p>
          </table:table-cell>
          <table:table-cell table:style-name="ce16" table:number-columns-repeated="5"/>
          <table:table-cell table:formula="of:=SUM([.C490:.G49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1" calcext:value-type="date">
            <text:p>Aug 1, 2018</text:p>
          </table:table-cell>
          <table:table-cell table:style-name="ce14" office:value-type="float" office:value="2402" calcext:value-type="float">
            <text:p>240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91:.G491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31" calcext:value-type="date">
            <text:p>Jul 31, 2018</text:p>
          </table:table-cell>
          <table:table-cell table:style-name="ce14" office:value-type="float" office:value="2401" calcext:value-type="float">
            <text:p>240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492:.G492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30" calcext:value-type="date">
            <text:p>Jul 30, 2018</text:p>
          </table:table-cell>
          <table:table-cell table:style-name="ce14" office:value-type="float" office:value="2400" calcext:value-type="float">
            <text:p>240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93:.G493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9" calcext:value-type="date">
            <text:p>Jul 29, 2018</text:p>
          </table:table-cell>
          <table:table-cell table:style-name="ce14" office:value-type="float" office:value="2399" calcext:value-type="float">
            <text:p>23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94:.G494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8" calcext:value-type="date">
            <text:p>Jul 28, 2018</text:p>
          </table:table-cell>
          <table:table-cell table:style-name="ce14" office:value-type="float" office:value="2398" calcext:value-type="float">
            <text:p>239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95:.G495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7" calcext:value-type="date">
            <text:p>Jul 27, 2018</text:p>
          </table:table-cell>
          <table:table-cell table:style-name="ce14" office:value-type="float" office:value="2397" calcext:value-type="float">
            <text:p>239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496:.G496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6" calcext:value-type="date">
            <text:p>Jul 26, 2018</text:p>
          </table:table-cell>
          <table:table-cell table:style-name="ce14" office:value-type="float" office:value="2396" calcext:value-type="float">
            <text:p>239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97:.G49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5" calcext:value-type="date">
            <text:p>Jul 25, 2018</text:p>
          </table:table-cell>
          <table:table-cell table:style-name="ce14" office:value-type="float" office:value="2395" calcext:value-type="float">
            <text:p>239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498:.G498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4" calcext:value-type="date">
            <text:p>Jul 24, 2018</text:p>
          </table:table-cell>
          <table:table-cell table:style-name="ce14" office:value-type="float" office:value="2394" calcext:value-type="float">
            <text:p>239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499:.G499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3" calcext:value-type="date">
            <text:p>Jul 23, 2018</text:p>
          </table:table-cell>
          <table:table-cell table:style-name="ce14" office:value-type="float" office:value="2393" calcext:value-type="float">
            <text:p>239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00:.G500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2" calcext:value-type="date">
            <text:p>Jul 22, 2018</text:p>
          </table:table-cell>
          <table:table-cell table:style-name="ce14" office:value-type="float" office:value="2392" calcext:value-type="float">
            <text:p>239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501:.G501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1" calcext:value-type="date">
            <text:p>Jul 21, 2018</text:p>
          </table:table-cell>
          <table:table-cell table:style-name="ce14" office:value-type="float" office:value="2391" calcext:value-type="float">
            <text:p>239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02:.G502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0" calcext:value-type="date">
            <text:p>Jul 20, 2018</text:p>
          </table:table-cell>
          <table:table-cell table:style-name="ce14" office:value-type="float" office:value="2390" calcext:value-type="float">
            <text:p>239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503:.G503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9" calcext:value-type="date">
            <text:p>Jul 19, 2018</text:p>
          </table:table-cell>
          <table:table-cell table:style-name="ce14" office:value-type="float" office:value="2389" calcext:value-type="float">
            <text:p>238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504:.G504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8" calcext:value-type="date">
            <text:p>Jul 18, 2018</text:p>
          </table:table-cell>
          <table:table-cell table:style-name="ce14" office:value-type="float" office:value="2388" calcext:value-type="float">
            <text:p>238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505:.G505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7" calcext:value-type="date">
            <text:p>Jul 17, 2018</text:p>
          </table:table-cell>
          <table:table-cell table:style-name="ce14" office:value-type="float" office:value="2387" calcext:value-type="float">
            <text:p>238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06:.G506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6" calcext:value-type="date">
            <text:p>Jul 16, 2018</text:p>
          </table:table-cell>
          <table:table-cell table:style-name="ce14" office:value-type="float" office:value="2386" calcext:value-type="float">
            <text:p>238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507:.G507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5" calcext:value-type="date">
            <text:p>Jul 15, 2018</text:p>
          </table:table-cell>
          <table:table-cell table:style-name="ce14" office:value-type="float" office:value="2385" calcext:value-type="float">
            <text:p>238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08:.G508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4" calcext:value-type="date">
            <text:p>Jul 14, 2018</text:p>
          </table:table-cell>
          <table:table-cell table:style-name="ce14" office:value-type="float" office:value="2384" calcext:value-type="float">
            <text:p>238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09:.G509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3" calcext:value-type="date">
            <text:p>Jul 13, 2018</text:p>
          </table:table-cell>
          <table:table-cell table:style-name="ce14" office:value-type="float" office:value="2383" calcext:value-type="float">
            <text:p>238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510:.G510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2" calcext:value-type="date">
            <text:p>Jul 12, 2018</text:p>
          </table:table-cell>
          <table:table-cell table:style-name="ce14" office:value-type="float" office:value="2382" calcext:value-type="float">
            <text:p>238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11:.G511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1" calcext:value-type="date">
            <text:p>Jul 11, 2018</text:p>
          </table:table-cell>
          <table:table-cell table:style-name="ce14" office:value-type="float" office:value="2381" calcext:value-type="float">
            <text:p>238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512:.G512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0" calcext:value-type="date">
            <text:p>Jul 10, 2018</text:p>
          </table:table-cell>
          <table:table-cell table:style-name="ce14" office:value-type="float" office:value="2380" calcext:value-type="float">
            <text:p>238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513:.G513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9" calcext:value-type="date">
            <text:p>Jul 9, 2018</text:p>
          </table:table-cell>
          <table:table-cell table:style-name="ce14" office:value-type="float" office:value="2379" calcext:value-type="float">
            <text:p>237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514:.G514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8" calcext:value-type="date">
            <text:p>Jul 8, 2018</text:p>
          </table:table-cell>
          <table:table-cell table:style-name="ce14" office:value-type="float" office:value="2378" calcext:value-type="float">
            <text:p>23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15:.G515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7" calcext:value-type="date">
            <text:p>Jul 7, 2018</text:p>
          </table:table-cell>
          <table:table-cell table:style-name="ce14" office:value-type="float" office:value="2377" calcext:value-type="float">
            <text:p>237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16:.G516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6" calcext:value-type="date">
            <text:p>Jul 6, 2018</text:p>
          </table:table-cell>
          <table:table-cell table:style-name="ce14" office:value-type="float" office:value="2376" calcext:value-type="float">
            <text:p>237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17:.G517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5" calcext:value-type="date">
            <text:p>Jul 5, 2018</text:p>
          </table:table-cell>
          <table:table-cell table:style-name="ce14" office:value-type="float" office:value="2375" calcext:value-type="float">
            <text:p>237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18:.G518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4" calcext:value-type="date">
            <text:p>Jul 4, 2018</text:p>
          </table:table-cell>
          <table:table-cell table:style-name="ce14" office:value-type="float" office:value="2374" calcext:value-type="float">
            <text:p>237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19:.G519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3" calcext:value-type="date">
            <text:p>Jul 3, 2018</text:p>
          </table:table-cell>
          <table:table-cell table:style-name="ce14" office:value-type="float" office:value="2373" calcext:value-type="float">
            <text:p>237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520:.G520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2" calcext:value-type="date">
            <text:p>Jul 2, 2018</text:p>
          </table:table-cell>
          <table:table-cell table:style-name="ce14" office:value-type="float" office:value="2372" calcext:value-type="float">
            <text:p>237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521:.G521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1" calcext:value-type="date">
            <text:p>Jul 1, 2018</text:p>
          </table:table-cell>
          <table:table-cell table:style-name="ce14" office:value-type="float" office:value="2371" calcext:value-type="float">
            <text:p>237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22:.G522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30" calcext:value-type="date">
            <text:p>Jun 30, 2018</text:p>
          </table:table-cell>
          <table:table-cell table:style-name="ce14" office:value-type="float" office:value="2370" calcext:value-type="float">
            <text:p>237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523:.G523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9" calcext:value-type="date">
            <text:p>Jun 29, 2018</text:p>
          </table:table-cell>
          <table:table-cell table:style-name="ce14" office:value-type="float" office:value="2369" calcext:value-type="float">
            <text:p>236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524:.G524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8" calcext:value-type="date">
            <text:p>Jun 28, 2018</text:p>
          </table:table-cell>
          <table:table-cell table:style-name="ce14" office:value-type="float" office:value="2368" calcext:value-type="float">
            <text:p>23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525:.G525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7" calcext:value-type="date">
            <text:p>Jun 27, 2018</text:p>
          </table:table-cell>
          <table:table-cell table:style-name="ce14" office:value-type="float" office:value="2367" calcext:value-type="float">
            <text:p>236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526:.G526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6" calcext:value-type="date">
            <text:p>Jun 26, 2018</text:p>
          </table:table-cell>
          <table:table-cell table:style-name="ce14" office:value-type="float" office:value="2366" calcext:value-type="float">
            <text:p>236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27:.G527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5" calcext:value-type="date">
            <text:p>Jun 25, 2018</text:p>
          </table:table-cell>
          <table:table-cell table:style-name="ce14" office:value-type="float" office:value="2365" calcext:value-type="float">
            <text:p>236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28:.G528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4" calcext:value-type="date">
            <text:p>Jun 24, 2018</text:p>
          </table:table-cell>
          <table:table-cell table:style-name="ce14" office:value-type="float" office:value="2364" calcext:value-type="float">
            <text:p>23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29:.G529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3" calcext:value-type="date">
            <text:p>Jun 23, 2018</text:p>
          </table:table-cell>
          <table:table-cell table:style-name="ce14" office:value-type="float" office:value="2363" calcext:value-type="float">
            <text:p>23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530:.G530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2" calcext:value-type="date">
            <text:p>Jun 22, 2018</text:p>
          </table:table-cell>
          <table:table-cell table:style-name="ce14" office:value-type="float" office:value="2362" calcext:value-type="float">
            <text:p>236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31:.G531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1" calcext:value-type="date">
            <text:p>Jun 21, 2018</text:p>
          </table:table-cell>
          <table:table-cell table:style-name="ce14" office:value-type="float" office:value="2361" calcext:value-type="float">
            <text:p>236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532:.G532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0" calcext:value-type="date">
            <text:p>Jun 20, 2018</text:p>
          </table:table-cell>
          <table:table-cell table:style-name="ce14" office:value-type="float" office:value="2360" calcext:value-type="float">
            <text:p>236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533:.G533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9" calcext:value-type="date">
            <text:p>Jun 19, 2018</text:p>
          </table:table-cell>
          <table:table-cell table:style-name="ce14" office:value-type="float" office:value="2359" calcext:value-type="float">
            <text:p>235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34:.G534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8" calcext:value-type="date">
            <text:p>Jun 18, 2018</text:p>
          </table:table-cell>
          <table:table-cell table:style-name="ce14" office:value-type="float" office:value="2358" calcext:value-type="float">
            <text:p>235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35:.G535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7" calcext:value-type="date">
            <text:p>Jun 17, 2018</text:p>
          </table:table-cell>
          <table:table-cell table:style-name="ce14" office:value-type="float" office:value="2357" calcext:value-type="float">
            <text:p>235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36:.G536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6" calcext:value-type="date">
            <text:p>Jun 16, 2018</text:p>
          </table:table-cell>
          <table:table-cell table:style-name="ce14" office:value-type="float" office:value="2356" calcext:value-type="float">
            <text:p>235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537:.G537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5" calcext:value-type="date">
            <text:p>Jun 15, 2018</text:p>
          </table:table-cell>
          <table:table-cell table:style-name="ce14" office:value-type="float" office:value="2355" calcext:value-type="float">
            <text:p>235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38:.G538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4" calcext:value-type="date">
            <text:p>Jun 14, 2018</text:p>
          </table:table-cell>
          <table:table-cell table:style-name="ce14" office:value-type="float" office:value="2354" calcext:value-type="float">
            <text:p>235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39:.G539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3" calcext:value-type="date">
            <text:p>Jun 13, 2018</text:p>
          </table:table-cell>
          <table:table-cell table:style-name="ce14" office:value-type="float" office:value="2353" calcext:value-type="float">
            <text:p>235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540:.G540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2" calcext:value-type="date">
            <text:p>Jun 12, 2018</text:p>
          </table:table-cell>
          <table:table-cell table:style-name="ce14" office:value-type="float" office:value="2352" calcext:value-type="float">
            <text:p>235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41:.G541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1" calcext:value-type="date">
            <text:p>Jun 11, 2018</text:p>
          </table:table-cell>
          <table:table-cell table:style-name="ce14" office:value-type="float" office:value="2351" calcext:value-type="float">
            <text:p>235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42:.G542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0" calcext:value-type="date">
            <text:p>Jun 10, 2018</text:p>
          </table:table-cell>
          <table:table-cell table:style-name="ce14" office:value-type="float" office:value="2350" calcext:value-type="float">
            <text:p>235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543:.G543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9" calcext:value-type="date">
            <text:p>Jun 9, 2018</text:p>
          </table:table-cell>
          <table:table-cell table:style-name="ce14" office:value-type="float" office:value="2349" calcext:value-type="float">
            <text:p>234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44:.G544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8" calcext:value-type="date">
            <text:p>Jun 8, 2018</text:p>
          </table:table-cell>
          <table:table-cell table:style-name="ce14" office:value-type="float" office:value="2348" calcext:value-type="float">
            <text:p>234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7" calcext:value-type="date">
            <text:p>Jun 7, 2018</text:p>
          </table:table-cell>
          <table:table-cell table:style-name="ce14" office:value-type="float" office:value="2347" calcext:value-type="float">
            <text:p>234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546:.G546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6" calcext:value-type="date">
            <text:p>Jun 6, 2018</text:p>
          </table:table-cell>
          <table:table-cell table:style-name="ce14" office:value-type="float" office:value="2346" calcext:value-type="float">
            <text:p>234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47:.G547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5" calcext:value-type="date">
            <text:p>Jun 5, 2018</text:p>
          </table:table-cell>
          <table:table-cell table:style-name="ce14" office:value-type="float" office:value="2345" calcext:value-type="float">
            <text:p>234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548:.G548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4" calcext:value-type="date">
            <text:p>Jun 4, 2018</text:p>
          </table:table-cell>
          <table:table-cell table:style-name="ce14" office:value-type="float" office:value="2344" calcext:value-type="float">
            <text:p>234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49:.G549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3" calcext:value-type="date">
            <text:p>Jun 3, 2018</text:p>
          </table:table-cell>
          <table:table-cell table:style-name="ce14" office:value-type="float" office:value="2343" calcext:value-type="float">
            <text:p>234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50:.G550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2" calcext:value-type="date">
            <text:p>Jun 2, 2018</text:p>
          </table:table-cell>
          <table:table-cell table:style-name="ce14" office:value-type="float" office:value="2342" calcext:value-type="float">
            <text:p>234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51:.G55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1" calcext:value-type="date">
            <text:p>Jun 1, 2018</text:p>
          </table:table-cell>
          <table:table-cell table:style-name="ce14" office:value-type="float" office:value="2341" calcext:value-type="float">
            <text:p>23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552:.G552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31" calcext:value-type="date">
            <text:p>May 31, 2018</text:p>
          </table:table-cell>
          <table:table-cell table:style-name="ce14" office:value-type="float" office:value="2340" calcext:value-type="float">
            <text:p>234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53:.G553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30" calcext:value-type="date">
            <text:p>May 30, 2018</text:p>
          </table:table-cell>
          <table:table-cell table:style-name="ce14" office:value-type="float" office:value="2339" calcext:value-type="float">
            <text:p>233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54:.G554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9" calcext:value-type="date">
            <text:p>May 29, 2018</text:p>
          </table:table-cell>
          <table:table-cell table:style-name="ce14" office:value-type="float" office:value="2338" calcext:value-type="float">
            <text:p>233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55:.G555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8" calcext:value-type="date">
            <text:p>May 28, 2018</text:p>
          </table:table-cell>
          <table:table-cell table:style-name="ce14" office:value-type="float" office:value="2337" calcext:value-type="float">
            <text:p>233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556:.G556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7" calcext:value-type="date">
            <text:p>May 27, 2018</text:p>
          </table:table-cell>
          <table:table-cell table:style-name="ce14" office:value-type="float" office:value="2336" calcext:value-type="float">
            <text:p>233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57:.G557])" office:value-type="float" office:value="44" calcext:value-type="float">
            <text:p>4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6" calcext:value-type="date">
            <text:p>May 26, 2018</text:p>
          </table:table-cell>
          <table:table-cell table:style-name="ce14" office:value-type="float" office:value="2335" calcext:value-type="float">
            <text:p>233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58:.G558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5" calcext:value-type="date">
            <text:p>May 25, 2018</text:p>
          </table:table-cell>
          <table:table-cell table:style-name="ce14" office:value-type="float" office:value="2334" calcext:value-type="float">
            <text:p>23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59:.G559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4" calcext:value-type="date">
            <text:p>May 24, 2018</text:p>
          </table:table-cell>
          <table:table-cell table:style-name="ce14" office:value-type="float" office:value="2333" calcext:value-type="float">
            <text:p>233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60:.G560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3" calcext:value-type="date">
            <text:p>May 23, 2018</text:p>
          </table:table-cell>
          <table:table-cell table:style-name="ce14" office:value-type="float" office:value="2332" calcext:value-type="float">
            <text:p>23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561:.G561])"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2" calcext:value-type="date">
            <text:p>May 22, 2018</text:p>
          </table:table-cell>
          <table:table-cell table:style-name="ce14" office:value-type="float" office:value="2331" calcext:value-type="float">
            <text:p>233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62:.G562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1" calcext:value-type="date">
            <text:p>May 21, 2018</text:p>
          </table:table-cell>
          <table:table-cell table:style-name="ce14" office:value-type="float" office:value="2330" calcext:value-type="float">
            <text:p>233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563:.G563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0" calcext:value-type="date">
            <text:p>May 20, 2018</text:p>
          </table:table-cell>
          <table:table-cell table:style-name="ce14" office:value-type="float" office:value="2329" calcext:value-type="float">
            <text:p>232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564:.G564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9" calcext:value-type="date">
            <text:p>May 19, 2018</text:p>
          </table:table-cell>
          <table:table-cell table:style-name="ce14" office:value-type="float" office:value="2328" calcext:value-type="float">
            <text:p>232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65:.G565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8" calcext:value-type="date">
            <text:p>May 18, 2018</text:p>
          </table:table-cell>
          <table:table-cell table:style-name="ce14" office:value-type="float" office:value="2327" calcext:value-type="float">
            <text:p>232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66:.G566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7" calcext:value-type="date">
            <text:p>May 17, 2018</text:p>
          </table:table-cell>
          <table:table-cell table:style-name="ce14" office:value-type="float" office:value="2326" calcext:value-type="float">
            <text:p>23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67:.G567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6" calcext:value-type="date">
            <text:p>May 16, 2018</text:p>
          </table:table-cell>
          <table:table-cell table:style-name="ce14" office:value-type="float" office:value="2325" calcext:value-type="float">
            <text:p>232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68:.G568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5" calcext:value-type="date">
            <text:p>May 15, 2018</text:p>
          </table:table-cell>
          <table:table-cell table:style-name="ce14" office:value-type="float" office:value="2324" calcext:value-type="float">
            <text:p>23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569:.G569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4" calcext:value-type="date">
            <text:p>May 14, 2018</text:p>
          </table:table-cell>
          <table:table-cell table:style-name="ce14" office:value-type="float" office:value="2323" calcext:value-type="float">
            <text:p>23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70:.G570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3" calcext:value-type="date">
            <text:p>May 13, 2018</text:p>
          </table:table-cell>
          <table:table-cell table:style-name="ce14" office:value-type="float" office:value="2322" calcext:value-type="float">
            <text:p>232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571:.G571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2" calcext:value-type="date">
            <text:p>May 12, 2018</text:p>
          </table:table-cell>
          <table:table-cell table:style-name="ce14" office:value-type="float" office:value="2321" calcext:value-type="float">
            <text:p>23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572:.G572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1" calcext:value-type="date">
            <text:p>May 11, 2018</text:p>
          </table:table-cell>
          <table:table-cell table:style-name="ce14" office:value-type="float" office:value="2320" calcext:value-type="float">
            <text:p>232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73:.G573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0" calcext:value-type="date">
            <text:p>May 10, 2018</text:p>
          </table:table-cell>
          <table:table-cell table:style-name="ce14" office:value-type="float" office:value="2319" calcext:value-type="float">
            <text:p>231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74:.G574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9" calcext:value-type="date">
            <text:p>May 9, 2018</text:p>
          </table:table-cell>
          <table:table-cell table:style-name="ce14" office:value-type="float" office:value="2318" calcext:value-type="float">
            <text:p>231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75:.G575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8" calcext:value-type="date">
            <text:p>May 8, 2018</text:p>
          </table:table-cell>
          <table:table-cell table:style-name="ce14" office:value-type="float" office:value="2317" calcext:value-type="float">
            <text:p>231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76:.G576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7" calcext:value-type="date">
            <text:p>May 7, 2018</text:p>
          </table:table-cell>
          <table:table-cell table:style-name="ce14" office:value-type="float" office:value="2316" calcext:value-type="float">
            <text:p>231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77:.G577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6" calcext:value-type="date">
            <text:p>May 6, 2018</text:p>
          </table:table-cell>
          <table:table-cell table:style-name="ce14" office:value-type="float" office:value="2315" calcext:value-type="float">
            <text:p>231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78:.G578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5" calcext:value-type="date">
            <text:p>May 5, 2018</text:p>
          </table:table-cell>
          <table:table-cell table:style-name="ce14" office:value-type="float" office:value="2314" calcext:value-type="float">
            <text:p>231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79:.G579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4" calcext:value-type="date">
            <text:p>May 4, 2018</text:p>
          </table:table-cell>
          <table:table-cell table:style-name="ce14" office:value-type="float" office:value="2313" calcext:value-type="float">
            <text:p>231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80:.G580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3" calcext:value-type="date">
            <text:p>May 3, 2018</text:p>
          </table:table-cell>
          <table:table-cell table:style-name="ce14" office:value-type="float" office:value="2312" calcext:value-type="float">
            <text:p>231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81:.G581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2" calcext:value-type="date">
            <text:p>May 2, 2018</text:p>
          </table:table-cell>
          <table:table-cell table:style-name="ce14" office:value-type="float" office:value="2311" calcext:value-type="float">
            <text:p>231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82:.G582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1" calcext:value-type="date">
            <text:p>May 1, 2018</text:p>
          </table:table-cell>
          <table:table-cell table:style-name="ce14" office:value-type="float" office:value="2310" calcext:value-type="float">
            <text:p>231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83:.G583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30" calcext:value-type="date">
            <text:p>Apr 30, 2018</text:p>
          </table:table-cell>
          <table:table-cell table:style-name="ce14" office:value-type="float" office:value="2309" calcext:value-type="float">
            <text:p>23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84:.G584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9" calcext:value-type="date">
            <text:p>Apr 29, 2018</text:p>
          </table:table-cell>
          <table:table-cell table:style-name="ce14" office:value-type="float" office:value="2308" calcext:value-type="float">
            <text:p>230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85:.G585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8" calcext:value-type="date">
            <text:p>Apr 28, 2018</text:p>
          </table:table-cell>
          <table:table-cell table:style-name="ce14" office:value-type="float" office:value="2307" calcext:value-type="float">
            <text:p>230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86:.G586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7" calcext:value-type="date">
            <text:p>Apr 27, 2018</text:p>
          </table:table-cell>
          <table:table-cell table:style-name="ce14" office:value-type="float" office:value="2306" calcext:value-type="float">
            <text:p>23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87:.G587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6" calcext:value-type="date">
            <text:p>Apr 26, 2018</text:p>
          </table:table-cell>
          <table:table-cell table:style-name="ce14" office:value-type="float" office:value="2305" calcext:value-type="float">
            <text:p>230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88:.G588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5" calcext:value-type="date">
            <text:p>Apr 25, 2018</text:p>
          </table:table-cell>
          <table:table-cell table:style-name="ce14" office:value-type="float" office:value="2304" calcext:value-type="float">
            <text:p>23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89:.G589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4" calcext:value-type="date">
            <text:p>Apr 24, 2018</text:p>
          </table:table-cell>
          <table:table-cell table:style-name="ce14" office:value-type="float" office:value="2303" calcext:value-type="float">
            <text:p>23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90:.G590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3" calcext:value-type="date">
            <text:p>Apr 23, 2018</text:p>
          </table:table-cell>
          <table:table-cell table:style-name="ce14" office:value-type="float" office:value="2302" calcext:value-type="float">
            <text:p>230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91:.G591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2" calcext:value-type="date">
            <text:p>Apr 22, 2018</text:p>
          </table:table-cell>
          <table:table-cell table:style-name="ce14" office:value-type="float" office:value="2301" calcext:value-type="float">
            <text:p>230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92:.G592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1" calcext:value-type="date">
            <text:p>Apr 21, 2018</text:p>
          </table:table-cell>
          <table:table-cell table:style-name="ce14" office:value-type="float" office:value="2300" calcext:value-type="float">
            <text:p>23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93:.G593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0" calcext:value-type="date">
            <text:p>Apr 20, 2018</text:p>
          </table:table-cell>
          <table:table-cell table:style-name="ce14" office:value-type="float" office:value="2299" calcext:value-type="float">
            <text:p>229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94:.G59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9" calcext:value-type="date">
            <text:p>Apr 19, 2018</text:p>
          </table:table-cell>
          <table:table-cell table:style-name="ce14" office:value-type="float" office:value="2298" calcext:value-type="float">
            <text:p>229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95:.G595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8" calcext:value-type="date">
            <text:p>Apr 18, 2018</text:p>
          </table:table-cell>
          <table:table-cell table:style-name="ce14" office:value-type="float" office:value="2297" calcext:value-type="float">
            <text:p>229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96:.G596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7" calcext:value-type="date">
            <text:p>Apr 17, 2018</text:p>
          </table:table-cell>
          <table:table-cell table:style-name="ce14" office:value-type="float" office:value="2296" calcext:value-type="float">
            <text:p>229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97:.G59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6" calcext:value-type="date">
            <text:p>Apr 16, 2018</text:p>
          </table:table-cell>
          <table:table-cell table:style-name="ce14" office:value-type="float" office:value="2295" calcext:value-type="float">
            <text:p>229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98:.G598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5" calcext:value-type="date">
            <text:p>Apr 15, 2018</text:p>
          </table:table-cell>
          <table:table-cell table:style-name="ce14" office:value-type="float" office:value="2294" calcext:value-type="float">
            <text:p>229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599:.G599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4" calcext:value-type="date">
            <text:p>Apr 14, 2018</text:p>
          </table:table-cell>
          <table:table-cell table:style-name="ce14" office:value-type="float" office:value="2293" calcext:value-type="float">
            <text:p>229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00:.G600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3" calcext:value-type="date">
            <text:p>Apr 13, 2018</text:p>
          </table:table-cell>
          <table:table-cell table:style-name="ce14" office:value-type="float" office:value="2292" calcext:value-type="float">
            <text:p>229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01:.G601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2" calcext:value-type="date">
            <text:p>Apr 12, 2018</text:p>
          </table:table-cell>
          <table:table-cell table:style-name="ce14" office:value-type="float" office:value="2291" calcext:value-type="float">
            <text:p>229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602:.G602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1" calcext:value-type="date">
            <text:p>Apr 11, 2018</text:p>
          </table:table-cell>
          <table:table-cell table:style-name="ce14" office:value-type="float" office:value="2290" calcext:value-type="float">
            <text:p>229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03:.G603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0" calcext:value-type="date">
            <text:p>Apr 10, 2018</text:p>
          </table:table-cell>
          <table:table-cell table:style-name="ce14" office:value-type="float" office:value="2289" calcext:value-type="float">
            <text:p>228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04:.G604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9" calcext:value-type="date">
            <text:p>Apr 9, 2018</text:p>
          </table:table-cell>
          <table:table-cell table:style-name="ce14" office:value-type="float" office:value="2288" calcext:value-type="float">
            <text:p>228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05:.G60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8" calcext:value-type="date">
            <text:p>Apr 8, 2018</text:p>
          </table:table-cell>
          <table:table-cell table:style-name="ce14" office:value-type="float" office:value="2287" calcext:value-type="float">
            <text:p>228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606:.G606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7" calcext:value-type="date">
            <text:p>Apr 7, 2018</text:p>
          </table:table-cell>
          <table:table-cell table:style-name="ce14" office:value-type="float" office:value="2286" calcext:value-type="float">
            <text:p>228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07:.G607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6" calcext:value-type="date">
            <text:p>Apr 6, 2018</text:p>
          </table:table-cell>
          <table:table-cell table:style-name="ce14" office:value-type="float" office:value="2285" calcext:value-type="float">
            <text:p>228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608:.G608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5" calcext:value-type="date">
            <text:p>Apr 5, 2018</text:p>
          </table:table-cell>
          <table:table-cell table:style-name="ce14" office:value-type="float" office:value="2284" calcext:value-type="float">
            <text:p>228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09:.G609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4" calcext:value-type="date">
            <text:p>Apr 4, 2018</text:p>
          </table:table-cell>
          <table:table-cell table:style-name="ce14" office:value-type="float" office:value="2283" calcext:value-type="float">
            <text:p>22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10:.G610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3" calcext:value-type="date">
            <text:p>Apr 3, 2018</text:p>
          </table:table-cell>
          <table:table-cell table:style-name="ce14" office:value-type="float" office:value="2282" calcext:value-type="float">
            <text:p>228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11:.G611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2" calcext:value-type="date">
            <text:p>Apr 2, 2018</text:p>
          </table:table-cell>
          <table:table-cell table:style-name="ce14" office:value-type="float" office:value="2281" calcext:value-type="float">
            <text:p>228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12:.G612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1" calcext:value-type="date">
            <text:p>Apr 1, 2018</text:p>
          </table:table-cell>
          <table:table-cell table:style-name="ce14" office:value-type="float" office:value="2280" calcext:value-type="float">
            <text:p>228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13:.G613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31" calcext:value-type="date">
            <text:p>Mar 31, 2018</text:p>
          </table:table-cell>
          <table:table-cell table:style-name="ce14" office:value-type="float" office:value="2279" calcext:value-type="float">
            <text:p>22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formula="of:=SUM([.C614:.G614])" office:value-type="float" office:value="34" calcext:value-type="float">
            <text:p>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30" calcext:value-type="date">
            <text:p>Mar 30, 2018</text:p>
          </table:table-cell>
          <table:table-cell table:style-name="ce14" office:value-type="float" office:value="2278" calcext:value-type="float">
            <text:p>22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615:.G615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9" calcext:value-type="date">
            <text:p>Mar 29, 2018</text:p>
          </table:table-cell>
          <table:table-cell table:style-name="ce14" office:value-type="float" office:value="2277" calcext:value-type="float">
            <text:p>227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16:.G616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8" calcext:value-type="date">
            <text:p>Mar 28, 2018</text:p>
          </table:table-cell>
          <table:table-cell table:style-name="ce14" office:value-type="float" office:value="2276" calcext:value-type="float">
            <text:p>227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17:.G617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7" calcext:value-type="date">
            <text:p>Mar 27, 2018</text:p>
          </table:table-cell>
          <table:table-cell table:style-name="ce14" office:value-type="float" office:value="2275" calcext:value-type="float">
            <text:p>22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18:.G618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6" calcext:value-type="date">
            <text:p>Mar 26, 2018</text:p>
          </table:table-cell>
          <table:table-cell table:style-name="ce14" office:value-type="float" office:value="2274" calcext:value-type="float">
            <text:p>227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19:.G619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5" calcext:value-type="date">
            <text:p>Mar 25, 2018</text:p>
          </table:table-cell>
          <table:table-cell table:style-name="ce14" office:value-type="float" office:value="2273" calcext:value-type="float">
            <text:p>227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20:.G620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4" calcext:value-type="date">
            <text:p>Mar 24, 2018</text:p>
          </table:table-cell>
          <table:table-cell table:style-name="ce14" office:value-type="float" office:value="2272" calcext:value-type="float">
            <text:p>227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21:.G621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3" calcext:value-type="date">
            <text:p>Mar 23, 2018</text:p>
          </table:table-cell>
          <table:table-cell table:style-name="ce14" office:value-type="float" office:value="2271" calcext:value-type="float">
            <text:p>227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22:.G622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2" calcext:value-type="date">
            <text:p>Mar 22, 2018</text:p>
          </table:table-cell>
          <table:table-cell table:style-name="ce14" office:value-type="float" office:value="2270" calcext:value-type="float">
            <text:p>227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23:.G623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1" calcext:value-type="date">
            <text:p>Mar 21, 2018</text:p>
          </table:table-cell>
          <table:table-cell table:style-name="ce14" office:value-type="float" office:value="2269" calcext:value-type="float">
            <text:p>226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24:.G624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0" calcext:value-type="date">
            <text:p>Mar 20, 2018</text:p>
          </table:table-cell>
          <table:table-cell table:style-name="ce14" office:value-type="float" office:value="2268" calcext:value-type="float">
            <text:p>22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25:.G625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9" calcext:value-type="date">
            <text:p>Mar 19, 2018</text:p>
          </table:table-cell>
          <table:table-cell table:style-name="ce14" office:value-type="float" office:value="2267" calcext:value-type="float">
            <text:p>226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26:.G626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8" calcext:value-type="date">
            <text:p>Mar 18, 2018</text:p>
          </table:table-cell>
          <table:table-cell table:style-name="ce14" office:value-type="float" office:value="2266" calcext:value-type="float">
            <text:p>226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627:.G627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7" calcext:value-type="date">
            <text:p>Mar 17, 2018</text:p>
          </table:table-cell>
          <table:table-cell table:style-name="ce14" office:value-type="float" office:value="2265" calcext:value-type="float">
            <text:p>226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28:.G628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6" calcext:value-type="date">
            <text:p>Mar 16, 2018</text:p>
          </table:table-cell>
          <table:table-cell table:style-name="ce14" office:value-type="float" office:value="2264" calcext:value-type="float">
            <text:p>226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29:.G629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5" calcext:value-type="date">
            <text:p>Mar 15, 2018</text:p>
          </table:table-cell>
          <table:table-cell table:style-name="ce14" office:value-type="float" office:value="2263" calcext:value-type="float">
            <text:p>226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30:.G630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4" calcext:value-type="date">
            <text:p>Mar 14, 2018</text:p>
          </table:table-cell>
          <table:table-cell table:style-name="ce14" office:value-type="float" office:value="2262" calcext:value-type="float">
            <text:p>226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31:.G631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3" calcext:value-type="date">
            <text:p>Mar 13, 2018</text:p>
          </table:table-cell>
          <table:table-cell table:style-name="ce14" office:value-type="float" office:value="2261" calcext:value-type="float">
            <text:p>226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632:.G632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2" calcext:value-type="date">
            <text:p>Mar 12, 2018</text:p>
          </table:table-cell>
          <table:table-cell table:style-name="ce14" office:value-type="float" office:value="2260" calcext:value-type="float">
            <text:p>226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633:.G633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1" calcext:value-type="date">
            <text:p>Mar 11, 2018</text:p>
          </table:table-cell>
          <table:table-cell table:style-name="ce14" office:value-type="float" office:value="2259" calcext:value-type="float">
            <text:p>225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34:.G634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0" calcext:value-type="date">
            <text:p>Mar 10, 2018</text:p>
          </table:table-cell>
          <table:table-cell table:style-name="ce14" office:value-type="float" office:value="2258" calcext:value-type="float">
            <text:p>225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35:.G635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9" calcext:value-type="date">
            <text:p>Mar 9, 2018</text:p>
          </table:table-cell>
          <table:table-cell table:style-name="ce14" office:value-type="float" office:value="2257" calcext:value-type="float">
            <text:p>225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36:.G636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8" calcext:value-type="date">
            <text:p>Mar 8, 2018</text:p>
          </table:table-cell>
          <table:table-cell table:style-name="ce14" office:value-type="float" office:value="2256" calcext:value-type="float">
            <text:p>225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37:.G637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7" calcext:value-type="date">
            <text:p>Mar 7, 2018</text:p>
          </table:table-cell>
          <table:table-cell table:style-name="ce14" office:value-type="float" office:value="2255" calcext:value-type="float">
            <text:p>225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38:.G638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6" calcext:value-type="date">
            <text:p>Mar 6, 2018</text:p>
          </table:table-cell>
          <table:table-cell table:style-name="ce14" office:value-type="float" office:value="2254" calcext:value-type="float">
            <text:p>225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639:.G639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5" calcext:value-type="date">
            <text:p>Mar 5, 2018</text:p>
          </table:table-cell>
          <table:table-cell table:style-name="ce14" office:value-type="float" office:value="2253" calcext:value-type="float">
            <text:p>225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40:.G640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4" calcext:value-type="date">
            <text:p>Mar 4, 2018</text:p>
          </table:table-cell>
          <table:table-cell table:style-name="ce14" office:value-type="float" office:value="2252" calcext:value-type="float">
            <text:p>22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41:.G641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3" calcext:value-type="date">
            <text:p>Mar 3, 2018</text:p>
          </table:table-cell>
          <table:table-cell table:style-name="ce14" office:value-type="float" office:value="2251" calcext:value-type="float">
            <text:p>225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642:.G642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2" calcext:value-type="date">
            <text:p>Mar 2, 2018</text:p>
          </table:table-cell>
          <table:table-cell table:style-name="ce14" office:value-type="float" office:value="2250" calcext:value-type="float">
            <text:p>225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643:.G643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1" calcext:value-type="date">
            <text:p>Mar 1, 2018</text:p>
          </table:table-cell>
          <table:table-cell table:style-name="ce14" office:value-type="float" office:value="2249" calcext:value-type="float">
            <text:p>224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44:.G644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8" calcext:value-type="date">
            <text:p>Feb 28, 2018</text:p>
          </table:table-cell>
          <table:table-cell table:style-name="ce14" office:value-type="float" office:value="2248" calcext:value-type="float">
            <text:p>224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45:.G645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7" calcext:value-type="date">
            <text:p>Feb 27, 2018</text:p>
          </table:table-cell>
          <table:table-cell table:style-name="ce14" office:value-type="float" office:value="2247" calcext:value-type="float">
            <text:p>224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46:.G646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6" calcext:value-type="date">
            <text:p>Feb 26, 2018</text:p>
          </table:table-cell>
          <table:table-cell table:style-name="ce14" office:value-type="float" office:value="2246" calcext:value-type="float">
            <text:p>224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47:.G647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5" calcext:value-type="date">
            <text:p>Feb 25, 2018</text:p>
          </table:table-cell>
          <table:table-cell table:style-name="ce14" office:value-type="float" office:value="2245" calcext:value-type="float">
            <text:p>224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48:.G648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4" calcext:value-type="date">
            <text:p>Feb 24, 2018</text:p>
          </table:table-cell>
          <table:table-cell table:style-name="ce14" office:value-type="float" office:value="2244" calcext:value-type="float">
            <text:p>224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49:.G649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3" calcext:value-type="date">
            <text:p>Feb 23, 2018</text:p>
          </table:table-cell>
          <table:table-cell table:style-name="ce14" office:value-type="float" office:value="2243" calcext:value-type="float">
            <text:p>224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50:.G650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2" calcext:value-type="date">
            <text:p>Feb 22, 2018</text:p>
          </table:table-cell>
          <table:table-cell table:style-name="ce14" office:value-type="float" office:value="2242" calcext:value-type="float">
            <text:p>224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51:.G651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1" calcext:value-type="date">
            <text:p>Feb 21, 2018</text:p>
          </table:table-cell>
          <table:table-cell table:style-name="ce14" office:value-type="float" office:value="2241" calcext:value-type="float">
            <text:p>224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52:.G652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0" calcext:value-type="date">
            <text:p>Feb 20, 2018</text:p>
          </table:table-cell>
          <table:table-cell table:style-name="ce14" office:value-type="float" office:value="2240" calcext:value-type="float">
            <text:p>224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53:.G653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9" calcext:value-type="date">
            <text:p>Feb 19, 2018</text:p>
          </table:table-cell>
          <table:table-cell table:style-name="ce14" office:value-type="float" office:value="2239" calcext:value-type="float">
            <text:p>223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54:.G65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8" calcext:value-type="date">
            <text:p>Feb 18, 2018</text:p>
          </table:table-cell>
          <table:table-cell table:style-name="ce14" office:value-type="float" office:value="2238" calcext:value-type="float">
            <text:p>223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55:.G655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7" calcext:value-type="date">
            <text:p>Feb 17, 2018</text:p>
          </table:table-cell>
          <table:table-cell table:style-name="ce14" office:value-type="float" office:value="2237" calcext:value-type="float">
            <text:p>223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56:.G656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6" calcext:value-type="date">
            <text:p>Feb 16, 2018</text:p>
          </table:table-cell>
          <table:table-cell table:style-name="ce14" office:value-type="float" office:value="2236" calcext:value-type="float">
            <text:p>223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57:.G657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5" calcext:value-type="date">
            <text:p>Feb 15, 2018</text:p>
          </table:table-cell>
          <table:table-cell table:style-name="ce14" office:value-type="float" office:value="2235" calcext:value-type="float">
            <text:p>223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58:.G658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4" calcext:value-type="date">
            <text:p>Feb 14, 2018</text:p>
          </table:table-cell>
          <table:table-cell table:style-name="ce14" office:value-type="float" office:value="2234" calcext:value-type="float">
            <text:p>223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59:.G659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3" calcext:value-type="date">
            <text:p>Feb 13, 2018</text:p>
          </table:table-cell>
          <table:table-cell table:style-name="ce14" office:value-type="float" office:value="2233" calcext:value-type="float">
            <text:p>223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60:.G660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2" calcext:value-type="date">
            <text:p>Feb 12, 2018</text:p>
          </table:table-cell>
          <table:table-cell table:style-name="ce14" office:value-type="float" office:value="2232" calcext:value-type="float">
            <text:p>223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61:.G661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1" calcext:value-type="date">
            <text:p>Feb 11, 2018</text:p>
          </table:table-cell>
          <table:table-cell table:style-name="ce14" office:value-type="float" office:value="2231" calcext:value-type="float">
            <text:p>223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62:.G662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0" calcext:value-type="date">
            <text:p>Feb 10, 2018</text:p>
          </table:table-cell>
          <table:table-cell table:style-name="ce14" office:value-type="float" office:value="2230" calcext:value-type="float">
            <text:p>223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63:.G663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9" calcext:value-type="date">
            <text:p>Feb 9, 2018</text:p>
          </table:table-cell>
          <table:table-cell table:style-name="ce14" office:value-type="float" office:value="2229" calcext:value-type="float">
            <text:p>222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664:.G664])"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8" calcext:value-type="date">
            <text:p>Feb 8, 2018</text:p>
          </table:table-cell>
          <table:table-cell table:style-name="ce14" office:value-type="float" office:value="2228" calcext:value-type="float">
            <text:p>222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65:.G66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7" calcext:value-type="date">
            <text:p>Feb 7, 2018</text:p>
          </table:table-cell>
          <table:table-cell table:style-name="ce14" office:value-type="float" office:value="2227" calcext:value-type="float">
            <text:p>222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666:.G666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6" calcext:value-type="date">
            <text:p>Feb 6, 2018</text:p>
          </table:table-cell>
          <table:table-cell table:style-name="ce14" office:value-type="float" office:value="2226" calcext:value-type="float">
            <text:p>222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667:.G667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5" calcext:value-type="date">
            <text:p>Feb 5, 2018</text:p>
          </table:table-cell>
          <table:table-cell table:style-name="ce14" office:value-type="float" office:value="2225" calcext:value-type="float">
            <text:p>222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68:.G668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4" calcext:value-type="date">
            <text:p>Feb 4, 2018</text:p>
          </table:table-cell>
          <table:table-cell table:style-name="ce14" office:value-type="float" office:value="2224" calcext:value-type="float">
            <text:p>222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69:.G669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3" calcext:value-type="date">
            <text:p>Feb 3, 2018</text:p>
          </table:table-cell>
          <table:table-cell table:style-name="ce14" office:value-type="float" office:value="2223" calcext:value-type="float">
            <text:p>222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70:.G670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2" calcext:value-type="date">
            <text:p>Feb 2, 2018</text:p>
          </table:table-cell>
          <table:table-cell table:style-name="ce14" office:value-type="float" office:value="2222" calcext:value-type="float">
            <text:p>222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671:.G671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1" calcext:value-type="date">
            <text:p>Feb 1, 2018</text:p>
          </table:table-cell>
          <table:table-cell table:style-name="ce14" office:value-type="float" office:value="2221" calcext:value-type="float">
            <text:p>22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72:.G672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31" calcext:value-type="date">
            <text:p>Jan 31, 2018</text:p>
          </table:table-cell>
          <table:table-cell table:style-name="ce14" office:value-type="float" office:value="2220" calcext:value-type="float">
            <text:p>222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673:.G673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30" calcext:value-type="date">
            <text:p>Jan 30, 2018</text:p>
          </table:table-cell>
          <table:table-cell table:style-name="ce14" office:value-type="float" office:value="2219" calcext:value-type="float">
            <text:p>221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74:.G674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9" calcext:value-type="date">
            <text:p>Jan 29, 2018</text:p>
          </table:table-cell>
          <table:table-cell table:style-name="ce14" office:value-type="float" office:value="2218" calcext:value-type="float">
            <text:p>221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75:.G675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8" calcext:value-type="date">
            <text:p>Jan 28, 2018</text:p>
          </table:table-cell>
          <table:table-cell table:style-name="ce14" office:value-type="float" office:value="2217" calcext:value-type="float">
            <text:p>221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76:.G676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7" calcext:value-type="date">
            <text:p>Jan 27, 2018</text:p>
          </table:table-cell>
          <table:table-cell table:style-name="ce14" office:value-type="float" office:value="2216" calcext:value-type="float">
            <text:p>221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77:.G677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6" calcext:value-type="date">
            <text:p>Jan 26, 2018</text:p>
          </table:table-cell>
          <table:table-cell table:style-name="ce14" office:value-type="float" office:value="2215" calcext:value-type="float">
            <text:p>221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78:.G678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5" calcext:value-type="date">
            <text:p>Jan 25, 2018</text:p>
          </table:table-cell>
          <table:table-cell table:style-name="ce14" office:value-type="float" office:value="2214" calcext:value-type="float">
            <text:p>221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79:.G679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4" calcext:value-type="date">
            <text:p>Jan 24, 2018</text:p>
          </table:table-cell>
          <table:table-cell table:style-name="ce14" office:value-type="float" office:value="2213" calcext:value-type="float">
            <text:p>221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80:.G680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3" calcext:value-type="date">
            <text:p>Jan 23, 2018</text:p>
          </table:table-cell>
          <table:table-cell table:style-name="ce14" office:value-type="float" office:value="2212" calcext:value-type="float">
            <text:p>221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81:.G681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2" calcext:value-type="date">
            <text:p>Jan 22, 2018</text:p>
          </table:table-cell>
          <table:table-cell table:style-name="ce14" office:value-type="float" office:value="2211" calcext:value-type="float">
            <text:p>221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82:.G682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1" calcext:value-type="date">
            <text:p>Jan 21, 2018</text:p>
          </table:table-cell>
          <table:table-cell table:style-name="ce14" office:value-type="float" office:value="2210" calcext:value-type="float">
            <text:p>221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683:.G683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0" calcext:value-type="date">
            <text:p>Jan 20, 2018</text:p>
          </table:table-cell>
          <table:table-cell table:style-name="ce14" office:value-type="float" office:value="2209" calcext:value-type="float">
            <text:p>22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84:.G684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9" calcext:value-type="date">
            <text:p>Jan 19, 2018</text:p>
          </table:table-cell>
          <table:table-cell table:style-name="ce14" office:value-type="float" office:value="2208" calcext:value-type="float">
            <text:p>220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85:.G685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8" calcext:value-type="date">
            <text:p>Jan 18, 2018</text:p>
          </table:table-cell>
          <table:table-cell table:style-name="ce14" office:value-type="float" office:value="2207" calcext:value-type="float">
            <text:p>220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86:.G686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7" calcext:value-type="date">
            <text:p>Jan 17, 2018</text:p>
          </table:table-cell>
          <table:table-cell table:style-name="ce14" office:value-type="float" office:value="2206" calcext:value-type="float">
            <text:p>22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87:.G687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6" calcext:value-type="date">
            <text:p>Jan 16, 2018</text:p>
          </table:table-cell>
          <table:table-cell table:style-name="ce14" office:value-type="float" office:value="2205" calcext:value-type="float">
            <text:p>220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88:.G688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5" calcext:value-type="date">
            <text:p>Jan 15, 2018</text:p>
          </table:table-cell>
          <table:table-cell table:style-name="ce14" office:value-type="float" office:value="2204" calcext:value-type="float">
            <text:p>22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89:.G689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4" calcext:value-type="date">
            <text:p>Jan 14, 2018</text:p>
          </table:table-cell>
          <table:table-cell table:style-name="ce14" office:value-type="float" office:value="2203" calcext:value-type="float">
            <text:p>22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690:.G690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3" calcext:value-type="date">
            <text:p>Jan 13, 2018</text:p>
          </table:table-cell>
          <table:table-cell table:style-name="ce14" office:value-type="float" office:value="2202" calcext:value-type="float">
            <text:p>220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91:.G691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2" calcext:value-type="date">
            <text:p>Jan 12, 2018</text:p>
          </table:table-cell>
          <table:table-cell table:style-name="ce14" office:value-type="float" office:value="2201" calcext:value-type="float">
            <text:p>220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92:.G692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1" calcext:value-type="date">
            <text:p>Jan 11, 2018</text:p>
          </table:table-cell>
          <table:table-cell table:style-name="ce14" office:value-type="float" office:value="2200" calcext:value-type="float">
            <text:p>220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693:.G693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0" calcext:value-type="date">
            <text:p>Jan 10, 2018</text:p>
          </table:table-cell>
          <table:table-cell table:style-name="ce14" office:value-type="float" office:value="2199" calcext:value-type="float">
            <text:p>21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94:.G694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9" calcext:value-type="date">
            <text:p>Jan 9, 2018</text:p>
          </table:table-cell>
          <table:table-cell table:style-name="ce14" office:value-type="float" office:value="2198" calcext:value-type="float">
            <text:p>219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95:.G695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8" calcext:value-type="date">
            <text:p>Jan 8, 2018</text:p>
          </table:table-cell>
          <table:table-cell table:style-name="ce14" office:value-type="float" office:value="2197" calcext:value-type="float">
            <text:p>21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96:.G696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7" calcext:value-type="date">
            <text:p>Jan 7, 2018</text:p>
          </table:table-cell>
          <table:table-cell table:style-name="ce14" office:value-type="float" office:value="2196" calcext:value-type="float">
            <text:p>219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97:.G697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6" calcext:value-type="date">
            <text:p>Jan 6, 2018</text:p>
          </table:table-cell>
          <table:table-cell table:style-name="ce14" office:value-type="float" office:value="2195" calcext:value-type="float">
            <text:p>219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698:.G698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5" calcext:value-type="date">
            <text:p>Jan 5, 2018</text:p>
          </table:table-cell>
          <table:table-cell table:style-name="ce14" office:value-type="float" office:value="2194" calcext:value-type="float">
            <text:p>219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99:.G699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4" calcext:value-type="date">
            <text:p>Jan 4, 2018</text:p>
          </table:table-cell>
          <table:table-cell table:style-name="ce14" office:value-type="float" office:value="2193" calcext:value-type="float">
            <text:p>219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00:.G700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3" calcext:value-type="date">
            <text:p>Jan 3, 2018</text:p>
          </table:table-cell>
          <table:table-cell table:style-name="ce14" office:value-type="float" office:value="2192" calcext:value-type="float">
            <text:p>219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01:.G701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2" calcext:value-type="date">
            <text:p>Jan 2, 2018</text:p>
          </table:table-cell>
          <table:table-cell table:style-name="ce14" office:value-type="float" office:value="2191" calcext:value-type="float">
            <text:p>219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02:.G702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1" calcext:value-type="date">
            <text:p>Jan 1, 2018</text:p>
          </table:table-cell>
          <table:table-cell table:style-name="ce14" office:value-type="float" office:value="2190" calcext:value-type="float">
            <text:p>219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03:.G703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31" calcext:value-type="date">
            <text:p>Dec 31, 2017</text:p>
          </table:table-cell>
          <table:table-cell table:style-name="ce14" office:value-type="float" office:value="2189" calcext:value-type="float">
            <text:p>218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704:.G704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30" calcext:value-type="date">
            <text:p>Dec 30, 2017</text:p>
          </table:table-cell>
          <table:table-cell table:style-name="ce14" office:value-type="float" office:value="2188" calcext:value-type="float">
            <text:p>218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05:.G705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9" calcext:value-type="date">
            <text:p>Dec 29, 2017</text:p>
          </table:table-cell>
          <table:table-cell table:style-name="ce14" office:value-type="float" office:value="2187" calcext:value-type="float">
            <text:p>218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06:.G706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8" calcext:value-type="date">
            <text:p>Dec 28, 2017</text:p>
          </table:table-cell>
          <table:table-cell table:style-name="ce14" office:value-type="float" office:value="2186" calcext:value-type="float">
            <text:p>218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07:.G707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7" calcext:value-type="date">
            <text:p>Dec 27, 2017</text:p>
          </table:table-cell>
          <table:table-cell table:style-name="ce14" office:value-type="float" office:value="2185" calcext:value-type="float">
            <text:p>218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708:.G708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6" calcext:value-type="date">
            <text:p>Dec 26, 2017</text:p>
          </table:table-cell>
          <table:table-cell table:style-name="ce14" office:value-type="float" office:value="2184" calcext:value-type="float">
            <text:p>218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09:.G709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5" calcext:value-type="date">
            <text:p>Dec 25, 2017</text:p>
          </table:table-cell>
          <table:table-cell table:style-name="ce14" office:value-type="float" office:value="2183" calcext:value-type="float">
            <text:p>218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10:.G710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4" calcext:value-type="date">
            <text:p>Dec 24, 2017</text:p>
          </table:table-cell>
          <table:table-cell table:style-name="ce14" office:value-type="float" office:value="2182" calcext:value-type="float">
            <text:p>218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11:.G711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3" calcext:value-type="date">
            <text:p>Dec 23, 2017</text:p>
          </table:table-cell>
          <table:table-cell table:style-name="ce14" office:value-type="float" office:value="2181" calcext:value-type="float">
            <text:p>218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12:.G712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2" calcext:value-type="date">
            <text:p>Dec 22, 2017</text:p>
          </table:table-cell>
          <table:table-cell table:style-name="ce14" office:value-type="float" office:value="2180" calcext:value-type="float">
            <text:p>218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13:.G713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1" calcext:value-type="date">
            <text:p>Dec 21, 2017</text:p>
          </table:table-cell>
          <table:table-cell table:style-name="ce14" office:value-type="float" office:value="2179" calcext:value-type="float">
            <text:p>217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14:.G714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0" calcext:value-type="date">
            <text:p>Dec 20, 2017</text:p>
          </table:table-cell>
          <table:table-cell table:style-name="ce14" office:value-type="float" office:value="2178" calcext:value-type="float">
            <text:p>217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15:.G715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9" calcext:value-type="date">
            <text:p>Dec 19, 2017</text:p>
          </table:table-cell>
          <table:table-cell table:style-name="ce14" office:value-type="float" office:value="2177" calcext:value-type="float">
            <text:p>217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16:.G716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8" calcext:value-type="date">
            <text:p>Dec 18, 2017</text:p>
          </table:table-cell>
          <table:table-cell table:style-name="ce14" office:value-type="float" office:value="2176" calcext:value-type="float">
            <text:p>217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717:.G717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7" calcext:value-type="date">
            <text:p>Dec 17, 2017</text:p>
          </table:table-cell>
          <table:table-cell table:style-name="ce14" office:value-type="float" office:value="2175" calcext:value-type="float">
            <text:p>217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18:.G718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6" calcext:value-type="date">
            <text:p>Dec 16, 2017</text:p>
          </table:table-cell>
          <table:table-cell table:style-name="ce14" office:value-type="float" office:value="2174" calcext:value-type="float">
            <text:p>217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19:.G719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5" calcext:value-type="date">
            <text:p>Dec 15, 2017</text:p>
          </table:table-cell>
          <table:table-cell table:style-name="ce14" office:value-type="float" office:value="2173" calcext:value-type="float">
            <text:p>217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20:.G720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4" calcext:value-type="date">
            <text:p>Dec 14, 2017</text:p>
          </table:table-cell>
          <table:table-cell table:style-name="ce14" office:value-type="float" office:value="2172" calcext:value-type="float">
            <text:p>217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21:.G721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3" calcext:value-type="date">
            <text:p>Dec 13, 2017</text:p>
          </table:table-cell>
          <table:table-cell table:style-name="ce14" office:value-type="float" office:value="2171" calcext:value-type="float">
            <text:p>21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722:.G722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2" calcext:value-type="date">
            <text:p>Dec 12, 2017</text:p>
          </table:table-cell>
          <table:table-cell table:style-name="ce14" office:value-type="float" office:value="2170" calcext:value-type="float">
            <text:p>217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23:.G723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1" calcext:value-type="date">
            <text:p>Dec 11, 2017</text:p>
          </table:table-cell>
          <table:table-cell table:style-name="ce14" office:value-type="float" office:value="2169" calcext:value-type="float">
            <text:p>216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24:.G724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0" calcext:value-type="date">
            <text:p>Dec 10, 2017</text:p>
          </table:table-cell>
          <table:table-cell table:style-name="ce14" office:value-type="float" office:value="2168" calcext:value-type="float">
            <text:p>21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25:.G725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9" calcext:value-type="date">
            <text:p>Dec 9, 2017</text:p>
          </table:table-cell>
          <table:table-cell table:style-name="ce14" office:value-type="float" office:value="2167" calcext:value-type="float">
            <text:p>216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726:.G726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8" calcext:value-type="date">
            <text:p>Dec 8, 2017</text:p>
          </table:table-cell>
          <table:table-cell table:style-name="ce14" office:value-type="float" office:value="2166" calcext:value-type="float">
            <text:p>216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727:.G727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7" calcext:value-type="date">
            <text:p>Dec 7, 2017</text:p>
          </table:table-cell>
          <table:table-cell table:style-name="ce14" office:value-type="float" office:value="2165" calcext:value-type="float">
            <text:p>216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28:.G728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6" calcext:value-type="date">
            <text:p>Dec 6, 2017</text:p>
          </table:table-cell>
          <table:table-cell table:style-name="ce14" office:value-type="float" office:value="2164" calcext:value-type="float">
            <text:p>216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29:.G729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5" calcext:value-type="date">
            <text:p>Dec 5, 2017</text:p>
          </table:table-cell>
          <table:table-cell table:style-name="ce14" office:value-type="float" office:value="2163" calcext:value-type="float">
            <text:p>21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30:.G730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4" calcext:value-type="date">
            <text:p>Dec 4, 2017</text:p>
          </table:table-cell>
          <table:table-cell table:style-name="ce14" office:value-type="float" office:value="2162" calcext:value-type="float">
            <text:p>216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31:.G731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3" calcext:value-type="date">
            <text:p>Dec 3, 2017</text:p>
          </table:table-cell>
          <table:table-cell table:style-name="ce14" office:value-type="float" office:value="2161" calcext:value-type="float">
            <text:p>216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32:.G732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2" calcext:value-type="date">
            <text:p>Dec 2, 2017</text:p>
          </table:table-cell>
          <table:table-cell table:style-name="ce14" office:value-type="float" office:value="2160" calcext:value-type="float">
            <text:p>216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33:.G733])" office:value-type="float" office:value="139" calcext:value-type="float">
            <text:p>13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1" calcext:value-type="date">
            <text:p>Dec 1, 2017</text:p>
          </table:table-cell>
          <table:table-cell table:style-name="ce14" office:value-type="float" office:value="2159" calcext:value-type="float">
            <text:p>21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34:.G734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30" calcext:value-type="date">
            <text:p>Nov 30, 2017</text:p>
          </table:table-cell>
          <table:table-cell table:style-name="ce14" office:value-type="float" office:value="2158" calcext:value-type="float">
            <text:p>215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735:.G735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9" calcext:value-type="date">
            <text:p>Nov 29, 2017</text:p>
          </table:table-cell>
          <table:table-cell table:style-name="ce14" office:value-type="float" office:value="2157" calcext:value-type="float">
            <text:p>215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36:.G736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8" calcext:value-type="date">
            <text:p>Nov 28, 2017</text:p>
          </table:table-cell>
          <table:table-cell table:style-name="ce14" office:value-type="float" office:value="2156" calcext:value-type="float">
            <text:p>215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37:.G737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7" calcext:value-type="date">
            <text:p>Nov 27, 2017</text:p>
          </table:table-cell>
          <table:table-cell table:style-name="ce14" office:value-type="float" office:value="2155" calcext:value-type="float">
            <text:p>215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38:.G738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6" calcext:value-type="date">
            <text:p>Nov 26, 2017</text:p>
          </table:table-cell>
          <table:table-cell table:style-name="ce14" office:value-type="float" office:value="2154" calcext:value-type="float">
            <text:p>215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739:.G739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5" calcext:value-type="date">
            <text:p>Nov 25, 2017</text:p>
          </table:table-cell>
          <table:table-cell table:style-name="ce14" office:value-type="float" office:value="2153" calcext:value-type="float">
            <text:p>215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40:.G74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4" calcext:value-type="date">
            <text:p>Nov 24, 2017</text:p>
          </table:table-cell>
          <table:table-cell table:style-name="ce14" office:value-type="float" office:value="2152" calcext:value-type="float">
            <text:p>215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41:.G741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3" calcext:value-type="date">
            <text:p>Nov 23, 2017</text:p>
          </table:table-cell>
          <table:table-cell table:style-name="ce14" office:value-type="float" office:value="2151" calcext:value-type="float">
            <text:p>215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42:.G742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2" calcext:value-type="date">
            <text:p>Nov 22, 2017</text:p>
          </table:table-cell>
          <table:table-cell table:style-name="ce14" office:value-type="float" office:value="2150" calcext:value-type="float">
            <text:p>215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43:.G743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1" calcext:value-type="date">
            <text:p>Nov 21, 2017</text:p>
          </table:table-cell>
          <table:table-cell table:style-name="ce14" office:value-type="float" office:value="2149" calcext:value-type="float">
            <text:p>214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44:.G744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0" calcext:value-type="date">
            <text:p>Nov 20, 2017</text:p>
          </table:table-cell>
          <table:table-cell table:style-name="ce14" office:value-type="float" office:value="2148" calcext:value-type="float">
            <text:p>21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745:.G745])" office:value-type="float" office:value="46" calcext:value-type="float">
            <text:p>4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9" calcext:value-type="date">
            <text:p>Nov 19, 2017</text:p>
          </table:table-cell>
          <table:table-cell table:style-name="ce14" office:value-type="float" office:value="2147" calcext:value-type="float">
            <text:p>214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46:.G746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8" calcext:value-type="date">
            <text:p>Nov 18, 2017</text:p>
          </table:table-cell>
          <table:table-cell table:style-name="ce14" office:value-type="float" office:value="2146" calcext:value-type="float">
            <text:p>214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47:.G747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7" calcext:value-type="date">
            <text:p>Nov 17, 2017</text:p>
          </table:table-cell>
          <table:table-cell table:style-name="ce14" office:value-type="float" office:value="2145" calcext:value-type="float">
            <text:p>214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48:.G748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6" calcext:value-type="date">
            <text:p>Nov 16, 2017</text:p>
          </table:table-cell>
          <table:table-cell table:style-name="ce14" office:value-type="float" office:value="2144" calcext:value-type="float">
            <text:p>214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49:.G749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5" calcext:value-type="date">
            <text:p>Nov 15, 2017</text:p>
          </table:table-cell>
          <table:table-cell table:style-name="ce14" office:value-type="float" office:value="2143" calcext:value-type="float">
            <text:p>214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50:.G750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4" calcext:value-type="date">
            <text:p>Nov 14, 2017</text:p>
          </table:table-cell>
          <table:table-cell table:style-name="ce14" office:value-type="float" office:value="2142" calcext:value-type="float">
            <text:p>214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751:.G751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3" calcext:value-type="date">
            <text:p>Nov 13, 2017</text:p>
          </table:table-cell>
          <table:table-cell table:style-name="ce14" office:value-type="float" office:value="2141" calcext:value-type="float">
            <text:p>214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52:.G752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2" calcext:value-type="date">
            <text:p>Nov 12, 2017</text:p>
          </table:table-cell>
          <table:table-cell table:style-name="ce14" office:value-type="float" office:value="2140" calcext:value-type="float">
            <text:p>214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53:.G753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1" calcext:value-type="date">
            <text:p>Nov 11, 2017</text:p>
          </table:table-cell>
          <table:table-cell table:style-name="ce14" office:value-type="float" office:value="2139" calcext:value-type="float">
            <text:p>213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54:.G754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0" calcext:value-type="date">
            <text:p>Nov 10, 2017</text:p>
          </table:table-cell>
          <table:table-cell table:style-name="ce14" office:value-type="float" office:value="2138" calcext:value-type="float">
            <text:p>213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55:.G755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9" calcext:value-type="date">
            <text:p>Nov 9, 2017</text:p>
          </table:table-cell>
          <table:table-cell table:style-name="ce14" office:value-type="float" office:value="2137" calcext:value-type="float">
            <text:p>213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56:.G756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8" calcext:value-type="date">
            <text:p>Nov 8, 2017</text:p>
          </table:table-cell>
          <table:table-cell table:style-name="ce14" office:value-type="float" office:value="2136" calcext:value-type="float">
            <text:p>213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57:.G757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7" calcext:value-type="date">
            <text:p>Nov 7, 2017</text:p>
          </table:table-cell>
          <table:table-cell table:style-name="ce14" office:value-type="float" office:value="2135" calcext:value-type="float">
            <text:p>213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58:.G758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6" calcext:value-type="date">
            <text:p>Nov 6, 2017</text:p>
          </table:table-cell>
          <table:table-cell table:style-name="ce14" office:value-type="float" office:value="2134" calcext:value-type="float">
            <text:p>21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59:.G759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5" calcext:value-type="date">
            <text:p>Nov 5, 2017</text:p>
          </table:table-cell>
          <table:table-cell table:style-name="ce14" office:value-type="float" office:value="2133" calcext:value-type="float">
            <text:p>213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60:.G760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4" calcext:value-type="date">
            <text:p>Nov 4, 2017</text:p>
          </table:table-cell>
          <table:table-cell table:style-name="ce14" office:value-type="float" office:value="2132" calcext:value-type="float">
            <text:p>213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61:.G761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3" calcext:value-type="date">
            <text:p>Nov 3, 2017</text:p>
          </table:table-cell>
          <table:table-cell table:style-name="ce14" office:value-type="float" office:value="2131" calcext:value-type="float">
            <text:p>21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62:.G762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2" calcext:value-type="date">
            <text:p>Nov 2, 2017</text:p>
          </table:table-cell>
          <table:table-cell table:style-name="ce14" office:value-type="float" office:value="2130" calcext:value-type="float">
            <text:p>213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763:.G763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1" calcext:value-type="date">
            <text:p>Nov 1, 2017</text:p>
          </table:table-cell>
          <table:table-cell table:style-name="ce14" office:value-type="float" office:value="2129" calcext:value-type="float">
            <text:p>212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64:.G764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31" calcext:value-type="date">
            <text:p>Oct 31, 2017</text:p>
          </table:table-cell>
          <table:table-cell table:style-name="ce14" office:value-type="float" office:value="2128" calcext:value-type="float">
            <text:p>212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765:.G765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30" calcext:value-type="date">
            <text:p>Oct 30, 2017</text:p>
          </table:table-cell>
          <table:table-cell table:style-name="ce14" office:value-type="float" office:value="2127" calcext:value-type="float">
            <text:p>212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66:.G766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9" calcext:value-type="date">
            <text:p>Oct 29, 2017</text:p>
          </table:table-cell>
          <table:table-cell table:style-name="ce14" office:value-type="float" office:value="2126" calcext:value-type="float">
            <text:p>212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67:.G767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8" calcext:value-type="date">
            <text:p>Oct 28, 2017</text:p>
          </table:table-cell>
          <table:table-cell table:style-name="ce14" office:value-type="float" office:value="2125" calcext:value-type="float">
            <text:p>212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768:.G768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7" calcext:value-type="date">
            <text:p>Oct 27, 2017</text:p>
          </table:table-cell>
          <table:table-cell table:style-name="ce14" office:value-type="float" office:value="2124" calcext:value-type="float">
            <text:p>212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69:.G76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6" calcext:value-type="date">
            <text:p>Oct 26, 2017</text:p>
          </table:table-cell>
          <table:table-cell table:style-name="ce14" office:value-type="float" office:value="2123" calcext:value-type="float">
            <text:p>21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70:.G770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5" calcext:value-type="date">
            <text:p>Oct 25, 2017</text:p>
          </table:table-cell>
          <table:table-cell table:style-name="ce14" office:value-type="float" office:value="2122" calcext:value-type="float">
            <text:p>212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71:.G771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4" calcext:value-type="date">
            <text:p>Oct 24, 2017</text:p>
          </table:table-cell>
          <table:table-cell table:style-name="ce14" office:value-type="float" office:value="2121" calcext:value-type="float">
            <text:p>212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72:.G772])" office:value-type="float" office:value="141" calcext:value-type="float">
            <text:p>14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3" calcext:value-type="date">
            <text:p>Oct 23, 2017</text:p>
          </table:table-cell>
          <table:table-cell table:style-name="ce14" office:value-type="float" office:value="2120" calcext:value-type="float">
            <text:p>212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73:.G773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2" calcext:value-type="date">
            <text:p>Oct 22, 2017</text:p>
          </table:table-cell>
          <table:table-cell table:style-name="ce14" office:value-type="float" office:value="2119" calcext:value-type="float">
            <text:p>211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774:.G774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1" calcext:value-type="date">
            <text:p>Oct 21, 2017</text:p>
          </table:table-cell>
          <table:table-cell table:style-name="ce14" office:value-type="float" office:value="2118" calcext:value-type="float">
            <text:p>21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75:.G775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0" calcext:value-type="date">
            <text:p>Oct 20, 2017</text:p>
          </table:table-cell>
          <table:table-cell table:style-name="ce14" office:value-type="float" office:value="2117" calcext:value-type="float">
            <text:p>211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76:.G776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9" calcext:value-type="date">
            <text:p>Oct 19, 2017</text:p>
          </table:table-cell>
          <table:table-cell table:style-name="ce14" office:value-type="float" office:value="2116" calcext:value-type="float">
            <text:p>211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77:.G777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8" calcext:value-type="date">
            <text:p>Oct 18, 2017</text:p>
          </table:table-cell>
          <table:table-cell table:style-name="ce14" office:value-type="float" office:value="2115" calcext:value-type="float">
            <text:p>211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78:.G778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7" calcext:value-type="date">
            <text:p>Oct 17, 2017</text:p>
          </table:table-cell>
          <table:table-cell table:style-name="ce14" office:value-type="float" office:value="2114" calcext:value-type="float">
            <text:p>211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79:.G77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6" calcext:value-type="date">
            <text:p>Oct 16, 2017</text:p>
          </table:table-cell>
          <table:table-cell table:style-name="ce14" office:value-type="float" office:value="2113" calcext:value-type="float">
            <text:p>211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80:.G78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5" calcext:value-type="date">
            <text:p>Oct 15, 2017</text:p>
          </table:table-cell>
          <table:table-cell table:style-name="ce14" office:value-type="float" office:value="2112" calcext:value-type="float">
            <text:p>211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81:.G781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4" calcext:value-type="date">
            <text:p>Oct 14, 2017</text:p>
          </table:table-cell>
          <table:table-cell table:style-name="ce14" office:value-type="float" office:value="2111" calcext:value-type="float">
            <text:p>211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82:.G782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3" calcext:value-type="date">
            <text:p>Oct 13, 2017</text:p>
          </table:table-cell>
          <table:table-cell table:style-name="ce14" office:value-type="float" office:value="2110" calcext:value-type="float">
            <text:p>21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783:.G783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2" calcext:value-type="date">
            <text:p>Oct 12, 2017</text:p>
          </table:table-cell>
          <table:table-cell table:style-name="ce14" office:value-type="float" office:value="2109" calcext:value-type="float">
            <text:p>210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84:.G784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1" calcext:value-type="date">
            <text:p>Oct 11, 2017</text:p>
          </table:table-cell>
          <table:table-cell table:style-name="ce14" office:value-type="float" office:value="2108" calcext:value-type="float">
            <text:p>21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85:.G785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0" calcext:value-type="date">
            <text:p>Oct 10, 2017</text:p>
          </table:table-cell>
          <table:table-cell table:style-name="ce14" office:value-type="float" office:value="2107" calcext:value-type="float">
            <text:p>210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86:.G786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9" calcext:value-type="date">
            <text:p>Oct 9, 2017</text:p>
          </table:table-cell>
          <table:table-cell table:style-name="ce14" office:value-type="float" office:value="2106" calcext:value-type="float">
            <text:p>21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87:.G787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8" calcext:value-type="date">
            <text:p>Oct 8, 2017</text:p>
          </table:table-cell>
          <table:table-cell table:style-name="ce14" office:value-type="float" office:value="2105" calcext:value-type="float">
            <text:p>210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88:.G788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7" calcext:value-type="date">
            <text:p>Oct 7, 2017</text:p>
          </table:table-cell>
          <table:table-cell table:style-name="ce14" office:value-type="float" office:value="2104" calcext:value-type="float">
            <text:p>210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89:.G789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6" calcext:value-type="date">
            <text:p>Oct 6, 2017</text:p>
          </table:table-cell>
          <table:table-cell table:style-name="ce14" office:value-type="float" office:value="2103" calcext:value-type="float">
            <text:p>210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90:.G790])" office:value-type="float" office:value="155" calcext:value-type="float">
            <text:p>1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5" calcext:value-type="date">
            <text:p>Oct 5, 2017</text:p>
          </table:table-cell>
          <table:table-cell table:style-name="ce14" office:value-type="float" office:value="2102" calcext:value-type="float">
            <text:p>210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91:.G791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4" calcext:value-type="date">
            <text:p>Oct 4, 2017</text:p>
          </table:table-cell>
          <table:table-cell table:style-name="ce14" office:value-type="float" office:value="2101" calcext:value-type="float">
            <text:p>210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92:.G792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3" calcext:value-type="date">
            <text:p>Oct 3, 2017</text:p>
          </table:table-cell>
          <table:table-cell table:style-name="ce14" office:value-type="float" office:value="2100" calcext:value-type="float">
            <text:p>210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93:.G793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2" calcext:value-type="date">
            <text:p>Oct 2, 2017</text:p>
          </table:table-cell>
          <table:table-cell table:style-name="ce14" office:value-type="float" office:value="2099" calcext:value-type="float">
            <text:p>209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94:.G79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1" calcext:value-type="date">
            <text:p>Oct 1, 2017</text:p>
          </table:table-cell>
          <table:table-cell table:style-name="ce14" office:value-type="float" office:value="2098" calcext:value-type="float">
            <text:p>209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95:.G795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30" calcext:value-type="date">
            <text:p>Sep 30, 2017</text:p>
          </table:table-cell>
          <table:table-cell table:style-name="ce14" office:value-type="float" office:value="2097" calcext:value-type="float">
            <text:p>209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96:.G796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9" calcext:value-type="date">
            <text:p>Sep 29, 2017</text:p>
          </table:table-cell>
          <table:table-cell table:style-name="ce14" office:value-type="float" office:value="2096" calcext:value-type="float">
            <text:p>209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97:.G797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8" calcext:value-type="date">
            <text:p>Sep 28, 2017</text:p>
          </table:table-cell>
          <table:table-cell table:style-name="ce14" office:value-type="float" office:value="2095" calcext:value-type="float">
            <text:p>209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798:.G798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7" calcext:value-type="date">
            <text:p>Sep 27, 2017</text:p>
          </table:table-cell>
          <table:table-cell table:style-name="ce14" office:value-type="float" office:value="2094" calcext:value-type="float">
            <text:p>209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99:.G799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6" calcext:value-type="date">
            <text:p>Sep 26, 2017</text:p>
          </table:table-cell>
          <table:table-cell table:style-name="ce14" office:value-type="float" office:value="2093" calcext:value-type="float">
            <text:p>20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formula="of:=SUM([.C800:.G800])" office:value-type="float" office:value="36" calcext:value-type="float">
            <text:p>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5" calcext:value-type="date">
            <text:p>Sep 25, 2017</text:p>
          </table:table-cell>
          <table:table-cell table:style-name="ce14" office:value-type="float" office:value="2092" calcext:value-type="float">
            <text:p>209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01:.G80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4" calcext:value-type="date">
            <text:p>Sep 24, 2017</text:p>
          </table:table-cell>
          <table:table-cell table:style-name="ce14" office:value-type="float" office:value="2091" calcext:value-type="float">
            <text:p>209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02:.G802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3" calcext:value-type="date">
            <text:p>Sep 23, 2017</text:p>
          </table:table-cell>
          <table:table-cell table:style-name="ce14" office:value-type="float" office:value="2090" calcext:value-type="float">
            <text:p>209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803:.G803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2" calcext:value-type="date">
            <text:p>Sep 22, 2017</text:p>
          </table:table-cell>
          <table:table-cell table:style-name="ce14" office:value-type="float" office:value="2089" calcext:value-type="float">
            <text:p>208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04:.G804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1" calcext:value-type="date">
            <text:p>Sep 21, 2017</text:p>
          </table:table-cell>
          <table:table-cell table:style-name="ce14" office:value-type="float" office:value="2088" calcext:value-type="float">
            <text:p>208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05:.G805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0" calcext:value-type="date">
            <text:p>Sep 20, 2017</text:p>
          </table:table-cell>
          <table:table-cell table:style-name="ce14" office:value-type="float" office:value="2087" calcext:value-type="float">
            <text:p>208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06:.G806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9" calcext:value-type="date">
            <text:p>Sep 19, 2017</text:p>
          </table:table-cell>
          <table:table-cell table:style-name="ce14" office:value-type="float" office:value="2086" calcext:value-type="float">
            <text:p>20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807:.G807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8" calcext:value-type="date">
            <text:p>Sep 18, 2017</text:p>
          </table:table-cell>
          <table:table-cell table:style-name="ce14" office:value-type="float" office:value="2085" calcext:value-type="float">
            <text:p>208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808:.G808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7" calcext:value-type="date">
            <text:p>Sep 17, 2017</text:p>
          </table:table-cell>
          <table:table-cell table:style-name="ce14" office:value-type="float" office:value="2084" calcext:value-type="float">
            <text:p>208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09:.G809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6" calcext:value-type="date">
            <text:p>Sep 16, 2017</text:p>
          </table:table-cell>
          <table:table-cell table:style-name="ce14" office:value-type="float" office:value="2083" calcext:value-type="float">
            <text:p>208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10:.G810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5" calcext:value-type="date">
            <text:p>Sep 15, 2017</text:p>
          </table:table-cell>
          <table:table-cell table:style-name="ce14" office:value-type="float" office:value="2082" calcext:value-type="float">
            <text:p>208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11:.G811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4" calcext:value-type="date">
            <text:p>Sep 14, 2017</text:p>
          </table:table-cell>
          <table:table-cell table:style-name="ce14" office:value-type="float" office:value="2081" calcext:value-type="float">
            <text:p>208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12:.G812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3" calcext:value-type="date">
            <text:p>Sep 13, 2017</text:p>
          </table:table-cell>
          <table:table-cell table:style-name="ce14" office:value-type="float" office:value="2080" calcext:value-type="float">
            <text:p>208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13:.G813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2" calcext:value-type="date">
            <text:p>Sep 12, 2017</text:p>
          </table:table-cell>
          <table:table-cell table:style-name="ce14" office:value-type="float" office:value="2079" calcext:value-type="float">
            <text:p>20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14:.G814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1" calcext:value-type="date">
            <text:p>Sep 11, 2017</text:p>
          </table:table-cell>
          <table:table-cell table:style-name="ce14" office:value-type="float" office:value="2078" calcext:value-type="float">
            <text:p>207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15:.G815])" office:value-type="float" office:value="154" calcext:value-type="float">
            <text:p>1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0" calcext:value-type="date">
            <text:p>Sep 10, 2017</text:p>
          </table:table-cell>
          <table:table-cell table:style-name="ce14" office:value-type="float" office:value="2077" calcext:value-type="float">
            <text:p>207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16:.G816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9" calcext:value-type="date">
            <text:p>Sep 9, 2017</text:p>
          </table:table-cell>
          <table:table-cell table:style-name="ce14" office:value-type="float" office:value="2076" calcext:value-type="float">
            <text:p>207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17:.G817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8" calcext:value-type="date">
            <text:p>Sep 8, 2017</text:p>
          </table:table-cell>
          <table:table-cell table:style-name="ce14" office:value-type="float" office:value="2075" calcext:value-type="float">
            <text:p>207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18:.G818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7" calcext:value-type="date">
            <text:p>Sep 7, 2017</text:p>
          </table:table-cell>
          <table:table-cell table:style-name="ce14" office:value-type="float" office:value="2074" calcext:value-type="float">
            <text:p>207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19:.G81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6" calcext:value-type="date">
            <text:p>Sep 6, 2017</text:p>
          </table:table-cell>
          <table:table-cell table:style-name="ce14" office:value-type="float" office:value="2073" calcext:value-type="float">
            <text:p>207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20:.G820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5" calcext:value-type="date">
            <text:p>Sep 5, 2017</text:p>
          </table:table-cell>
          <table:table-cell table:style-name="ce14" office:value-type="float" office:value="2072" calcext:value-type="float">
            <text:p>207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21:.G821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4" calcext:value-type="date">
            <text:p>Sep 4, 2017</text:p>
          </table:table-cell>
          <table:table-cell table:style-name="ce14" office:value-type="float" office:value="2071" calcext:value-type="float">
            <text:p>207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822:.G822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3" calcext:value-type="date">
            <text:p>Sep 3, 2017</text:p>
          </table:table-cell>
          <table:table-cell table:style-name="ce14" office:value-type="float" office:value="2070" calcext:value-type="float">
            <text:p>207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23:.G823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2" calcext:value-type="date">
            <text:p>Sep 2, 2017</text:p>
          </table:table-cell>
          <table:table-cell table:style-name="ce14" office:value-type="float" office:value="2069" calcext:value-type="float">
            <text:p>206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824:.G824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1" calcext:value-type="date">
            <text:p>Sep 1, 2017</text:p>
          </table:table-cell>
          <table:table-cell table:style-name="ce14" office:value-type="float" office:value="2068" calcext:value-type="float">
            <text:p>206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25:.G825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31" calcext:value-type="date">
            <text:p>Aug 31, 2017</text:p>
          </table:table-cell>
          <table:table-cell table:style-name="ce14" office:value-type="float" office:value="2067" calcext:value-type="float">
            <text:p>206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26:.G826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30" calcext:value-type="date">
            <text:p>Aug 30, 2017</text:p>
          </table:table-cell>
          <table:table-cell table:style-name="ce14" office:value-type="float" office:value="2066" calcext:value-type="float">
            <text:p>206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27:.G827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9" calcext:value-type="date">
            <text:p>Aug 29, 2017</text:p>
          </table:table-cell>
          <table:table-cell table:style-name="ce14" office:value-type="float" office:value="2065" calcext:value-type="float">
            <text:p>206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28:.G828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8" calcext:value-type="date">
            <text:p>Aug 28, 2017</text:p>
          </table:table-cell>
          <table:table-cell table:style-name="ce14" office:value-type="float" office:value="2064" calcext:value-type="float">
            <text:p>206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29:.G829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7" calcext:value-type="date">
            <text:p>Aug 27, 2017</text:p>
          </table:table-cell>
          <table:table-cell table:style-name="ce14" office:value-type="float" office:value="2063" calcext:value-type="float">
            <text:p>206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830:.G830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6" calcext:value-type="date">
            <text:p>Aug 26, 2017</text:p>
          </table:table-cell>
          <table:table-cell table:style-name="ce14" office:value-type="float" office:value="2062" calcext:value-type="float">
            <text:p>206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31:.G831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5" calcext:value-type="date">
            <text:p>Aug 25, 2017</text:p>
          </table:table-cell>
          <table:table-cell table:style-name="ce14" office:value-type="float" office:value="2061" calcext:value-type="float">
            <text:p>206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32:.G832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4" calcext:value-type="date">
            <text:p>Aug 24, 2017</text:p>
          </table:table-cell>
          <table:table-cell table:style-name="ce14" office:value-type="float" office:value="2060" calcext:value-type="float">
            <text:p>206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33:.G833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3" calcext:value-type="date">
            <text:p>Aug 23, 2017</text:p>
          </table:table-cell>
          <table:table-cell table:style-name="ce14" office:value-type="float" office:value="2059" calcext:value-type="float">
            <text:p>205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34:.G834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2" calcext:value-type="date">
            <text:p>Aug 22, 2017</text:p>
          </table:table-cell>
          <table:table-cell table:style-name="ce14" office:value-type="float" office:value="2058" calcext:value-type="float">
            <text:p>205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35:.G835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1" calcext:value-type="date">
            <text:p>Aug 21, 2017</text:p>
          </table:table-cell>
          <table:table-cell table:style-name="ce14" office:value-type="float" office:value="2057" calcext:value-type="float">
            <text:p>205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36:.G836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0" calcext:value-type="date">
            <text:p>Aug 20, 2017</text:p>
          </table:table-cell>
          <table:table-cell table:style-name="ce14" office:value-type="float" office:value="2056" calcext:value-type="float">
            <text:p>205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37:.G837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9" calcext:value-type="date">
            <text:p>Aug 19, 2017</text:p>
          </table:table-cell>
          <table:table-cell table:style-name="ce14" office:value-type="float" office:value="2055" calcext:value-type="float">
            <text:p>205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38:.G838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8" calcext:value-type="date">
            <text:p>Aug 18, 2017</text:p>
          </table:table-cell>
          <table:table-cell table:style-name="ce14" office:value-type="float" office:value="2054" calcext:value-type="float">
            <text:p>205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39:.G839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7" calcext:value-type="date">
            <text:p>Aug 17, 2017</text:p>
          </table:table-cell>
          <table:table-cell table:style-name="ce14" office:value-type="float" office:value="2053" calcext:value-type="float">
            <text:p>205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40:.G84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6" calcext:value-type="date">
            <text:p>Aug 16, 2017</text:p>
          </table:table-cell>
          <table:table-cell table:style-name="ce14" office:value-type="float" office:value="2052" calcext:value-type="float">
            <text:p>205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41:.G841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5" calcext:value-type="date">
            <text:p>Aug 15, 2017</text:p>
          </table:table-cell>
          <table:table-cell table:style-name="ce14" office:value-type="float" office:value="2051" calcext:value-type="float">
            <text:p>205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42:.G842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4" calcext:value-type="date">
            <text:p>Aug 14, 2017</text:p>
          </table:table-cell>
          <table:table-cell table:style-name="ce14" office:value-type="float" office:value="2050" calcext:value-type="float">
            <text:p>205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43:.G843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3" calcext:value-type="date">
            <text:p>Aug 13, 2017</text:p>
          </table:table-cell>
          <table:table-cell table:style-name="ce14" office:value-type="float" office:value="2049" calcext:value-type="float">
            <text:p>204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44:.G844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2" calcext:value-type="date">
            <text:p>Aug 12, 2017</text:p>
          </table:table-cell>
          <table:table-cell table:style-name="ce14" office:value-type="float" office:value="2048" calcext:value-type="float">
            <text:p>20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45:.G845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1" calcext:value-type="date">
            <text:p>Aug 11, 2017</text:p>
          </table:table-cell>
          <table:table-cell table:style-name="ce14" office:value-type="float" office:value="2047" calcext:value-type="float">
            <text:p>204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846:.G846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0" calcext:value-type="date">
            <text:p>Aug 10, 2017</text:p>
          </table:table-cell>
          <table:table-cell table:style-name="ce14" office:value-type="float" office:value="2046" calcext:value-type="float">
            <text:p>204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47:.G847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9" calcext:value-type="date">
            <text:p>Aug 9, 2017</text:p>
          </table:table-cell>
          <table:table-cell table:style-name="ce14" office:value-type="float" office:value="2045" calcext:value-type="float">
            <text:p>204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48:.G848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8" calcext:value-type="date">
            <text:p>Aug 8, 2017</text:p>
          </table:table-cell>
          <table:table-cell table:style-name="ce14" office:value-type="float" office:value="2044" calcext:value-type="float">
            <text:p>204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49:.G849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7" calcext:value-type="date">
            <text:p>Aug 7, 2017</text:p>
          </table:table-cell>
          <table:table-cell table:style-name="ce14" office:value-type="float" office:value="2043" calcext:value-type="float">
            <text:p>204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50:.G850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6" calcext:value-type="date">
            <text:p>Aug 6, 2017</text:p>
          </table:table-cell>
          <table:table-cell table:style-name="ce14" office:value-type="float" office:value="2042" calcext:value-type="float">
            <text:p>204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851:.G851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5" calcext:value-type="date">
            <text:p>Aug 5, 2017</text:p>
          </table:table-cell>
          <table:table-cell table:style-name="ce14" office:value-type="float" office:value="2041" calcext:value-type="float">
            <text:p>204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52:.G852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4" calcext:value-type="date">
            <text:p>Aug 4, 2017</text:p>
          </table:table-cell>
          <table:table-cell table:style-name="ce14" office:value-type="float" office:value="2040" calcext:value-type="float">
            <text:p>204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853:.G853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3" calcext:value-type="date">
            <text:p>Aug 3, 2017</text:p>
          </table:table-cell>
          <table:table-cell table:style-name="ce14" office:value-type="float" office:value="2039" calcext:value-type="float">
            <text:p>203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54:.G854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2" calcext:value-type="date">
            <text:p>Aug 2, 2017</text:p>
          </table:table-cell>
          <table:table-cell table:style-name="ce14" office:value-type="float" office:value="2038" calcext:value-type="float">
            <text:p>203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55:.G855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1" calcext:value-type="date">
            <text:p>Aug 1, 2017</text:p>
          </table:table-cell>
          <table:table-cell table:style-name="ce14" office:value-type="float" office:value="2037" calcext:value-type="float">
            <text:p>203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56:.G856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31" calcext:value-type="date">
            <text:p>Jul 31, 2017</text:p>
          </table:table-cell>
          <table:table-cell table:style-name="ce14" office:value-type="float" office:value="2036" calcext:value-type="float">
            <text:p>203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57:.G857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30" calcext:value-type="date">
            <text:p>Jul 30, 2017</text:p>
          </table:table-cell>
          <table:table-cell table:style-name="ce14" office:value-type="float" office:value="2035" calcext:value-type="float">
            <text:p>203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58:.G858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9" calcext:value-type="date">
            <text:p>Jul 29, 2017</text:p>
          </table:table-cell>
          <table:table-cell table:style-name="ce14" office:value-type="float" office:value="2034" calcext:value-type="float">
            <text:p>203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59:.G859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8" calcext:value-type="date">
            <text:p>Jul 28, 2017</text:p>
          </table:table-cell>
          <table:table-cell table:style-name="ce14" office:value-type="float" office:value="2033" calcext:value-type="float">
            <text:p>203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60:.G860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7" calcext:value-type="date">
            <text:p>Jul 27, 2017</text:p>
          </table:table-cell>
          <table:table-cell table:style-name="ce14" office:value-type="float" office:value="2032" calcext:value-type="float">
            <text:p>203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61:.G861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6" calcext:value-type="date">
            <text:p>Jul 26, 2017</text:p>
          </table:table-cell>
          <table:table-cell table:style-name="ce14" office:value-type="float" office:value="2031" calcext:value-type="float">
            <text:p>203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62:.G862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5" calcext:value-type="date">
            <text:p>Jul 25, 2017</text:p>
          </table:table-cell>
          <table:table-cell table:style-name="ce14" office:value-type="float" office:value="2030" calcext:value-type="float">
            <text:p>203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863:.G863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4" calcext:value-type="date">
            <text:p>Jul 24, 2017</text:p>
          </table:table-cell>
          <table:table-cell table:style-name="ce14" office:value-type="float" office:value="2029" calcext:value-type="float">
            <text:p>202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864:.G864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3" calcext:value-type="date">
            <text:p>Jul 23, 2017</text:p>
          </table:table-cell>
          <table:table-cell table:style-name="ce14" office:value-type="float" office:value="2028" calcext:value-type="float">
            <text:p>202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65:.G86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2" calcext:value-type="date">
            <text:p>Jul 22, 2017</text:p>
          </table:table-cell>
          <table:table-cell table:style-name="ce14" office:value-type="float" office:value="2027" calcext:value-type="float">
            <text:p>202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66:.G866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1" calcext:value-type="date">
            <text:p>Jul 21, 2017</text:p>
          </table:table-cell>
          <table:table-cell table:style-name="ce14" office:value-type="float" office:value="2026" calcext:value-type="float">
            <text:p>20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867:.G867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0" calcext:value-type="date">
            <text:p>Jul 20, 2017</text:p>
          </table:table-cell>
          <table:table-cell table:style-name="ce14" office:value-type="float" office:value="2025" calcext:value-type="float">
            <text:p>202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868:.G868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9" calcext:value-type="date">
            <text:p>Jul 19, 2017</text:p>
          </table:table-cell>
          <table:table-cell table:style-name="ce14" office:value-type="float" office:value="2024" calcext:value-type="float">
            <text:p>202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69:.G869])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8" calcext:value-type="date">
            <text:p>Jul 18, 2017</text:p>
          </table:table-cell>
          <table:table-cell table:style-name="ce14" office:value-type="float" office:value="2023" calcext:value-type="float">
            <text:p>202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formula="of:=SUM([.C870:.G870])" office:value-type="float" office:value="43" calcext:value-type="float">
            <text:p>4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7" calcext:value-type="date">
            <text:p>Jul 17, 2017</text:p>
          </table:table-cell>
          <table:table-cell table:style-name="ce14" office:value-type="float" office:value="2022" calcext:value-type="float">
            <text:p>202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71:.G871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6" calcext:value-type="date">
            <text:p>Jul 16, 2017</text:p>
          </table:table-cell>
          <table:table-cell table:style-name="ce14" office:value-type="float" office:value="2021" calcext:value-type="float">
            <text:p>20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72:.G872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5" calcext:value-type="date">
            <text:p>Jul 15, 2017</text:p>
          </table:table-cell>
          <table:table-cell table:style-name="ce14" office:value-type="float" office:value="2020" calcext:value-type="float">
            <text:p>202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73:.G87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4" calcext:value-type="date">
            <text:p>Jul 14, 2017</text:p>
          </table:table-cell>
          <table:table-cell table:style-name="ce14" office:value-type="float" office:value="2019" calcext:value-type="float">
            <text:p>201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874:.G874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3" calcext:value-type="date">
            <text:p>Jul 13, 2017</text:p>
          </table:table-cell>
          <table:table-cell table:style-name="ce14" office:value-type="float" office:value="2018" calcext:value-type="float">
            <text:p>201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75:.G875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2" calcext:value-type="date">
            <text:p>Jul 12, 2017</text:p>
          </table:table-cell>
          <table:table-cell table:style-name="ce14" office:value-type="float" office:value="2017" calcext:value-type="float">
            <text:p>201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76:.G876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1" calcext:value-type="date">
            <text:p>Jul 11, 2017</text:p>
          </table:table-cell>
          <table:table-cell table:style-name="ce14" office:value-type="float" office:value="2016" calcext:value-type="float">
            <text:p>201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77:.G877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0" calcext:value-type="date">
            <text:p>Jul 10, 2017</text:p>
          </table:table-cell>
          <table:table-cell table:style-name="ce14" office:value-type="float" office:value="2015" calcext:value-type="float">
            <text:p>201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878:.G878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9" calcext:value-type="date">
            <text:p>Jul 9, 2017</text:p>
          </table:table-cell>
          <table:table-cell table:style-name="ce14" office:value-type="float" office:value="2014" calcext:value-type="float">
            <text:p>201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879:.G87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8" calcext:value-type="date">
            <text:p>Jul 8, 2017</text:p>
          </table:table-cell>
          <table:table-cell table:style-name="ce14" office:value-type="float" office:value="2013" calcext:value-type="float">
            <text:p>201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80:.G880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7" calcext:value-type="date">
            <text:p>Jul 7, 2017</text:p>
          </table:table-cell>
          <table:table-cell table:style-name="ce14" office:value-type="float" office:value="2012" calcext:value-type="float">
            <text:p>201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881:.G881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6" calcext:value-type="date">
            <text:p>Jul 6, 2017</text:p>
          </table:table-cell>
          <table:table-cell table:style-name="ce14" office:value-type="float" office:value="2011" calcext:value-type="float">
            <text:p>201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882:.G882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5" calcext:value-type="date">
            <text:p>Jul 5, 2017</text:p>
          </table:table-cell>
          <table:table-cell table:style-name="ce14" office:value-type="float" office:value="2010" calcext:value-type="float">
            <text:p>20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883:.G883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4" calcext:value-type="date">
            <text:p>Jul 4, 2017</text:p>
          </table:table-cell>
          <table:table-cell table:style-name="ce14" office:value-type="float" office:value="2009" calcext:value-type="float">
            <text:p>200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84:.G884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3" calcext:value-type="date">
            <text:p>Jul 3, 2017</text:p>
          </table:table-cell>
          <table:table-cell table:style-name="ce14" office:value-type="float" office:value="2008" calcext:value-type="float">
            <text:p>20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85:.G885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2" calcext:value-type="date">
            <text:p>Jul 2, 2017</text:p>
          </table:table-cell>
          <table:table-cell table:style-name="ce14" office:value-type="float" office:value="2007" calcext:value-type="float">
            <text:p>200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86:.G886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1" calcext:value-type="date">
            <text:p>Jul 1, 2017</text:p>
          </table:table-cell>
          <table:table-cell table:style-name="ce14" office:value-type="float" office:value="2006" calcext:value-type="float">
            <text:p>20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87:.G887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30" calcext:value-type="date">
            <text:p>Jun 30, 2017</text:p>
          </table:table-cell>
          <table:table-cell table:style-name="ce14" office:value-type="float" office:value="2005" calcext:value-type="float">
            <text:p>200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88:.G888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9" calcext:value-type="date">
            <text:p>Jun 29, 2017</text:p>
          </table:table-cell>
          <table:table-cell table:style-name="ce14" office:value-type="float" office:value="2004" calcext:value-type="float">
            <text:p>20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89:.G889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8" calcext:value-type="date">
            <text:p>Jun 28, 2017</text:p>
          </table:table-cell>
          <table:table-cell table:style-name="ce14" office:value-type="float" office:value="2003" calcext:value-type="float">
            <text:p>200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90:.G890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7" calcext:value-type="date">
            <text:p>Jun 27, 2017</text:p>
          </table:table-cell>
          <table:table-cell table:style-name="ce14" office:value-type="float" office:value="2002" calcext:value-type="float">
            <text:p>200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91:.G891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6" calcext:value-type="date">
            <text:p>Jun 26, 2017</text:p>
          </table:table-cell>
          <table:table-cell table:style-name="ce14" office:value-type="float" office:value="2001" calcext:value-type="float">
            <text:p>20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92:.G892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5" calcext:value-type="date">
            <text:p>Jun 25, 2017</text:p>
          </table:table-cell>
          <table:table-cell table:style-name="ce14" office:value-type="float" office:value="2000" calcext:value-type="float">
            <text:p>200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93:.G893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4" calcext:value-type="date">
            <text:p>Jun 24, 2017</text:p>
          </table:table-cell>
          <table:table-cell table:style-name="ce14" office:value-type="float" office:value="1999" calcext:value-type="float">
            <text:p>199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894:.G894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3" calcext:value-type="date">
            <text:p>Jun 23, 2017</text:p>
          </table:table-cell>
          <table:table-cell table:style-name="ce14" office:value-type="float" office:value="1998" calcext:value-type="float">
            <text:p>19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895:.G895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2" calcext:value-type="date">
            <text:p>Jun 22, 2017</text:p>
          </table:table-cell>
          <table:table-cell table:style-name="ce14" office:value-type="float" office:value="1997" calcext:value-type="float">
            <text:p>199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96:.G896])" office:value-type="float" office:value="147" calcext:value-type="float">
            <text:p>14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1" calcext:value-type="date">
            <text:p>Jun 21, 2017</text:p>
          </table:table-cell>
          <table:table-cell table:style-name="ce14" office:value-type="float" office:value="1996" calcext:value-type="float">
            <text:p>199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97:.G897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0" calcext:value-type="date">
            <text:p>Jun 20, 2017</text:p>
          </table:table-cell>
          <table:table-cell table:style-name="ce14" office:value-type="float" office:value="1995" calcext:value-type="float">
            <text:p>199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898:.G898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9" calcext:value-type="date">
            <text:p>Jun 19, 2017</text:p>
          </table:table-cell>
          <table:table-cell table:style-name="ce14" office:value-type="float" office:value="1994" calcext:value-type="float">
            <text:p>199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99:.G899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8" calcext:value-type="date">
            <text:p>Jun 18, 2017</text:p>
          </table:table-cell>
          <table:table-cell table:style-name="ce14" office:value-type="float" office:value="1993" calcext:value-type="float">
            <text:p>19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900:.G900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7" calcext:value-type="date">
            <text:p>Jun 17, 2017</text:p>
          </table:table-cell>
          <table:table-cell table:style-name="ce14" office:value-type="float" office:value="1992" calcext:value-type="float">
            <text:p>199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01:.G901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6" calcext:value-type="date">
            <text:p>Jun 16, 2017</text:p>
          </table:table-cell>
          <table:table-cell table:style-name="ce14" office:value-type="float" office:value="1991" calcext:value-type="float">
            <text:p>199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02:.G902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5" calcext:value-type="date">
            <text:p>Jun 15, 2017</text:p>
          </table:table-cell>
          <table:table-cell table:style-name="ce14" office:value-type="float" office:value="1990" calcext:value-type="float">
            <text:p>199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03:.G903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4" calcext:value-type="date">
            <text:p>Jun 14, 2017</text:p>
          </table:table-cell>
          <table:table-cell table:style-name="ce14" office:value-type="float" office:value="1989" calcext:value-type="float">
            <text:p>198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04:.G904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3" calcext:value-type="date">
            <text:p>Jun 13, 2017</text:p>
          </table:table-cell>
          <table:table-cell table:style-name="ce14" office:value-type="float" office:value="1988" calcext:value-type="float">
            <text:p>198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05:.G905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2" calcext:value-type="date">
            <text:p>Jun 12, 2017</text:p>
          </table:table-cell>
          <table:table-cell table:style-name="ce14" office:value-type="float" office:value="1987" calcext:value-type="float">
            <text:p>198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906:.G906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1" calcext:value-type="date">
            <text:p>Jun 11, 2017</text:p>
          </table:table-cell>
          <table:table-cell table:style-name="ce14" office:value-type="float" office:value="1986" calcext:value-type="float">
            <text:p>198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07:.G907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0" calcext:value-type="date">
            <text:p>Jun 10, 2017</text:p>
          </table:table-cell>
          <table:table-cell table:style-name="ce14" office:value-type="float" office:value="1985" calcext:value-type="float">
            <text:p>198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08:.G908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9" calcext:value-type="date">
            <text:p>Jun 9, 2017</text:p>
          </table:table-cell>
          <table:table-cell table:style-name="ce14" office:value-type="float" office:value="1984" calcext:value-type="float">
            <text:p>198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09:.G90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8" calcext:value-type="date">
            <text:p>Jun 8, 2017</text:p>
          </table:table-cell>
          <table:table-cell table:style-name="ce14" office:value-type="float" office:value="1983" calcext:value-type="float">
            <text:p>19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910:.G910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7" calcext:value-type="date">
            <text:p>Jun 7, 2017</text:p>
          </table:table-cell>
          <table:table-cell table:style-name="ce14" office:value-type="float" office:value="1982" calcext:value-type="float">
            <text:p>198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11:.G911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6" calcext:value-type="date">
            <text:p>Jun 6, 2017</text:p>
          </table:table-cell>
          <table:table-cell table:style-name="ce14" office:value-type="float" office:value="1981" calcext:value-type="float">
            <text:p>198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12:.G912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5" calcext:value-type="date">
            <text:p>Jun 5, 2017</text:p>
          </table:table-cell>
          <table:table-cell table:style-name="ce14" office:value-type="float" office:value="1980" calcext:value-type="float">
            <text:p>198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13:.G913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4" calcext:value-type="date">
            <text:p>Jun 4, 2017</text:p>
          </table:table-cell>
          <table:table-cell table:style-name="ce14" office:value-type="float" office:value="1979" calcext:value-type="float">
            <text:p>19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14:.G914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3" calcext:value-type="date">
            <text:p>Jun 3, 2017</text:p>
          </table:table-cell>
          <table:table-cell table:style-name="ce14" office:value-type="float" office:value="1978" calcext:value-type="float">
            <text:p>197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15:.G915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2" calcext:value-type="date">
            <text:p>Jun 2, 2017</text:p>
          </table:table-cell>
          <table:table-cell table:style-name="ce14" office:value-type="float" office:value="1977" calcext:value-type="float">
            <text:p>197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916:.G916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1" calcext:value-type="date">
            <text:p>Jun 1, 2017</text:p>
          </table:table-cell>
          <table:table-cell table:style-name="ce14" office:value-type="float" office:value="1976" calcext:value-type="float">
            <text:p>197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17:.G917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31" calcext:value-type="date">
            <text:p>May 31, 2017</text:p>
          </table:table-cell>
          <table:table-cell table:style-name="ce14" office:value-type="float" office:value="1975" calcext:value-type="float">
            <text:p>197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18:.G918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30" calcext:value-type="date">
            <text:p>May 30, 2017</text:p>
          </table:table-cell>
          <table:table-cell table:style-name="ce14" office:value-type="float" office:value="1974" calcext:value-type="float">
            <text:p>197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19:.G919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9" calcext:value-type="date">
            <text:p>May 29, 2017</text:p>
          </table:table-cell>
          <table:table-cell table:style-name="ce14" office:value-type="float" office:value="1973" calcext:value-type="float">
            <text:p>197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20:.G920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8" calcext:value-type="date">
            <text:p>May 28, 2017</text:p>
          </table:table-cell>
          <table:table-cell table:style-name="ce14" office:value-type="float" office:value="1972" calcext:value-type="float">
            <text:p>197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21:.G921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7" calcext:value-type="date">
            <text:p>May 27, 2017</text:p>
          </table:table-cell>
          <table:table-cell table:style-name="ce14" office:value-type="float" office:value="1971" calcext:value-type="float">
            <text:p>19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22:.G922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6" calcext:value-type="date">
            <text:p>May 26, 2017</text:p>
          </table:table-cell>
          <table:table-cell table:style-name="ce14" office:value-type="float" office:value="1970" calcext:value-type="float">
            <text:p>197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23:.G923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5" calcext:value-type="date">
            <text:p>May 25, 2017</text:p>
          </table:table-cell>
          <table:table-cell table:style-name="ce14" office:value-type="float" office:value="1969" calcext:value-type="float">
            <text:p>196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24:.G924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4" calcext:value-type="date">
            <text:p>May 24, 2017</text:p>
          </table:table-cell>
          <table:table-cell table:style-name="ce14" office:value-type="float" office:value="1968" calcext:value-type="float">
            <text:p>196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25:.G925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3" calcext:value-type="date">
            <text:p>May 23, 2017</text:p>
          </table:table-cell>
          <table:table-cell table:style-name="ce14" office:value-type="float" office:value="1967" calcext:value-type="float">
            <text:p>196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26:.G926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2" calcext:value-type="date">
            <text:p>May 22, 2017</text:p>
          </table:table-cell>
          <table:table-cell table:style-name="ce14" office:value-type="float" office:value="1966" calcext:value-type="float">
            <text:p>196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27:.G927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1" calcext:value-type="date">
            <text:p>May 21, 2017</text:p>
          </table:table-cell>
          <table:table-cell table:style-name="ce14" office:value-type="float" office:value="1965" calcext:value-type="float">
            <text:p>196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928:.G928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0" calcext:value-type="date">
            <text:p>May 20, 2017</text:p>
          </table:table-cell>
          <table:table-cell table:style-name="ce14" office:value-type="float" office:value="1964" calcext:value-type="float">
            <text:p>196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29:.G929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9" calcext:value-type="date">
            <text:p>May 19, 2017</text:p>
          </table:table-cell>
          <table:table-cell table:style-name="ce14" office:value-type="float" office:value="1963" calcext:value-type="float">
            <text:p>19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30:.G930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8" calcext:value-type="date">
            <text:p>May 18, 2017</text:p>
          </table:table-cell>
          <table:table-cell table:style-name="ce14" office:value-type="float" office:value="1962" calcext:value-type="float">
            <text:p>196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31:.G931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7" calcext:value-type="date">
            <text:p>May 17, 2017</text:p>
          </table:table-cell>
          <table:table-cell table:style-name="ce14" office:value-type="float" office:value="1961" calcext:value-type="float">
            <text:p>196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32:.G932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6" calcext:value-type="date">
            <text:p>May 16, 2017</text:p>
          </table:table-cell>
          <table:table-cell table:style-name="ce14" office:value-type="float" office:value="1960" calcext:value-type="float">
            <text:p>196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33:.G933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5" calcext:value-type="date">
            <text:p>May 15, 2017</text:p>
          </table:table-cell>
          <table:table-cell table:style-name="ce14" office:value-type="float" office:value="1959" calcext:value-type="float">
            <text:p>195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34:.G934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4" calcext:value-type="date">
            <text:p>May 14, 2017</text:p>
          </table:table-cell>
          <table:table-cell table:style-name="ce14" office:value-type="float" office:value="1958" calcext:value-type="float">
            <text:p>195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935:.G935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3" calcext:value-type="date">
            <text:p>May 13, 2017</text:p>
          </table:table-cell>
          <table:table-cell table:style-name="ce14" office:value-type="float" office:value="1957" calcext:value-type="float">
            <text:p>195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36:.G936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2" calcext:value-type="date">
            <text:p>May 12, 2017</text:p>
          </table:table-cell>
          <table:table-cell table:style-name="ce14" office:value-type="float" office:value="1956" calcext:value-type="float">
            <text:p>195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37:.G937])"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1" calcext:value-type="date">
            <text:p>May 11, 2017</text:p>
          </table:table-cell>
          <table:table-cell table:style-name="ce14" office:value-type="float" office:value="1955" calcext:value-type="float">
            <text:p>195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938:.G938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0" calcext:value-type="date">
            <text:p>May 10, 2017</text:p>
          </table:table-cell>
          <table:table-cell table:style-name="ce14" office:value-type="float" office:value="1954" calcext:value-type="float">
            <text:p>195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39:.G939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9" calcext:value-type="date">
            <text:p>May 9, 2017</text:p>
          </table:table-cell>
          <table:table-cell table:style-name="ce14" office:value-type="float" office:value="1953" calcext:value-type="float">
            <text:p>195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40:.G940])" office:value-type="float" office:value="152" calcext:value-type="float">
            <text:p>1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8" calcext:value-type="date">
            <text:p>May 8, 2017</text:p>
          </table:table-cell>
          <table:table-cell table:style-name="ce14" office:value-type="float" office:value="1952" calcext:value-type="float">
            <text:p>19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41:.G941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7" calcext:value-type="date">
            <text:p>May 7, 2017</text:p>
          </table:table-cell>
          <table:table-cell table:style-name="ce14" office:value-type="float" office:value="1951" calcext:value-type="float">
            <text:p>195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42:.G942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6" calcext:value-type="date">
            <text:p>May 6, 2017</text:p>
          </table:table-cell>
          <table:table-cell table:style-name="ce14" office:value-type="float" office:value="1950" calcext:value-type="float">
            <text:p>195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43:.G943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5" calcext:value-type="date">
            <text:p>May 5, 2017</text:p>
          </table:table-cell>
          <table:table-cell table:style-name="ce14" office:value-type="float" office:value="1949" calcext:value-type="float">
            <text:p>194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44:.G944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4" calcext:value-type="date">
            <text:p>May 4, 2017</text:p>
          </table:table-cell>
          <table:table-cell table:style-name="ce14" office:value-type="float" office:value="1948" calcext:value-type="float">
            <text:p>194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45:.G945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3" calcext:value-type="date">
            <text:p>May 3, 2017</text:p>
          </table:table-cell>
          <table:table-cell table:style-name="ce14" office:value-type="float" office:value="1947" calcext:value-type="float">
            <text:p>194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46:.G946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2" calcext:value-type="date">
            <text:p>May 2, 2017</text:p>
          </table:table-cell>
          <table:table-cell table:style-name="ce14" office:value-type="float" office:value="1946" calcext:value-type="float">
            <text:p>194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947:.G947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1" calcext:value-type="date">
            <text:p>May 1, 2017</text:p>
          </table:table-cell>
          <table:table-cell table:style-name="ce14" office:value-type="float" office:value="1945" calcext:value-type="float">
            <text:p>194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48:.G948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30" calcext:value-type="date">
            <text:p>Apr 30, 2017</text:p>
          </table:table-cell>
          <table:table-cell table:style-name="ce14" office:value-type="float" office:value="1944" calcext:value-type="float">
            <text:p>194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49:.G949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9" calcext:value-type="date">
            <text:p>Apr 29, 2017</text:p>
          </table:table-cell>
          <table:table-cell table:style-name="ce14" office:value-type="float" office:value="1943" calcext:value-type="float">
            <text:p>194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50:.G950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8" calcext:value-type="date">
            <text:p>Apr 28, 2017</text:p>
          </table:table-cell>
          <table:table-cell table:style-name="ce14" office:value-type="float" office:value="1942" calcext:value-type="float">
            <text:p>194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51:.G951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7" calcext:value-type="date">
            <text:p>Apr 27, 2017</text:p>
          </table:table-cell>
          <table:table-cell table:style-name="ce14" office:value-type="float" office:value="1941" calcext:value-type="float">
            <text:p>194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52:.G952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6" calcext:value-type="date">
            <text:p>Apr 26, 2017</text:p>
          </table:table-cell>
          <table:table-cell table:style-name="ce14" office:value-type="float" office:value="1940" calcext:value-type="float">
            <text:p>194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53:.G953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5" calcext:value-type="date">
            <text:p>Apr 25, 2017</text:p>
          </table:table-cell>
          <table:table-cell table:style-name="ce14" office:value-type="float" office:value="1939" calcext:value-type="float">
            <text:p>193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54:.G954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4" calcext:value-type="date">
            <text:p>Apr 24, 2017</text:p>
          </table:table-cell>
          <table:table-cell table:style-name="ce14" office:value-type="float" office:value="1938" calcext:value-type="float">
            <text:p>193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55:.G955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3" calcext:value-type="date">
            <text:p>Apr 23, 2017</text:p>
          </table:table-cell>
          <table:table-cell table:style-name="ce14" office:value-type="float" office:value="1937" calcext:value-type="float">
            <text:p>193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956:.G956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2" calcext:value-type="date">
            <text:p>Apr 22, 2017</text:p>
          </table:table-cell>
          <table:table-cell table:style-name="ce14" office:value-type="float" office:value="1936" calcext:value-type="float">
            <text:p>19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957:.G957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1" calcext:value-type="date">
            <text:p>Apr 21, 2017</text:p>
          </table:table-cell>
          <table:table-cell table:style-name="ce14" office:value-type="float" office:value="1935" calcext:value-type="float">
            <text:p>193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958:.G958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0" calcext:value-type="date">
            <text:p>Apr 20, 2017</text:p>
          </table:table-cell>
          <table:table-cell table:style-name="ce14" office:value-type="float" office:value="1934" calcext:value-type="float">
            <text:p>193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59:.G959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9" calcext:value-type="date">
            <text:p>Apr 19, 2017</text:p>
          </table:table-cell>
          <table:table-cell table:style-name="ce14" office:value-type="float" office:value="1933" calcext:value-type="float">
            <text:p>193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60:.G960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8" calcext:value-type="date">
            <text:p>Apr 18, 2017</text:p>
          </table:table-cell>
          <table:table-cell table:style-name="ce14" office:value-type="float" office:value="1932" calcext:value-type="float">
            <text:p>193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61:.G961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7" calcext:value-type="date">
            <text:p>Apr 17, 2017</text:p>
          </table:table-cell>
          <table:table-cell table:style-name="ce14" office:value-type="float" office:value="1931" calcext:value-type="float">
            <text:p>193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62:.G962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6" calcext:value-type="date">
            <text:p>Apr 16, 2017</text:p>
          </table:table-cell>
          <table:table-cell table:style-name="ce14" office:value-type="float" office:value="1930" calcext:value-type="float">
            <text:p>193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963:.G963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5" calcext:value-type="date">
            <text:p>Apr 15, 2017</text:p>
          </table:table-cell>
          <table:table-cell table:style-name="ce14" office:value-type="float" office:value="1929" calcext:value-type="float">
            <text:p>192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64:.G964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4" calcext:value-type="date">
            <text:p>Apr 14, 2017</text:p>
          </table:table-cell>
          <table:table-cell table:style-name="ce14" office:value-type="float" office:value="1928" calcext:value-type="float">
            <text:p>192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965:.G96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3" calcext:value-type="date">
            <text:p>Apr 13, 2017</text:p>
          </table:table-cell>
          <table:table-cell table:style-name="ce14" office:value-type="float" office:value="1927" calcext:value-type="float">
            <text:p>192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966:.G966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2" calcext:value-type="date">
            <text:p>Apr 12, 2017</text:p>
          </table:table-cell>
          <table:table-cell table:style-name="ce14" office:value-type="float" office:value="1926" calcext:value-type="float">
            <text:p>192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67:.G967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1" calcext:value-type="date">
            <text:p>Apr 11, 2017</text:p>
          </table:table-cell>
          <table:table-cell table:style-name="ce14" office:value-type="float" office:value="1925" calcext:value-type="float">
            <text:p>192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968:.G968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0" calcext:value-type="date">
            <text:p>Apr 10, 2017</text:p>
          </table:table-cell>
          <table:table-cell table:style-name="ce14" office:value-type="float" office:value="1924" calcext:value-type="float">
            <text:p>192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69:.G969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9" calcext:value-type="date">
            <text:p>Apr 9, 2017</text:p>
          </table:table-cell>
          <table:table-cell table:style-name="ce14" office:value-type="float" office:value="1923" calcext:value-type="float">
            <text:p>192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70:.G970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8" calcext:value-type="date">
            <text:p>Apr 8, 2017</text:p>
          </table:table-cell>
          <table:table-cell table:style-name="ce14" office:value-type="float" office:value="1922" calcext:value-type="float">
            <text:p>192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71:.G971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7" calcext:value-type="date">
            <text:p>Apr 7, 2017</text:p>
          </table:table-cell>
          <table:table-cell table:style-name="ce14" office:value-type="float" office:value="1921" calcext:value-type="float">
            <text:p>192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72:.G972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6" calcext:value-type="date">
            <text:p>Apr 6, 2017</text:p>
          </table:table-cell>
          <table:table-cell table:style-name="ce14" office:value-type="float" office:value="1920" calcext:value-type="float">
            <text:p>192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73:.G973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5" calcext:value-type="date">
            <text:p>Apr 5, 2017</text:p>
          </table:table-cell>
          <table:table-cell table:style-name="ce14" office:value-type="float" office:value="1919" calcext:value-type="float">
            <text:p>19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974:.G974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4" calcext:value-type="date">
            <text:p>Apr 4, 2017</text:p>
          </table:table-cell>
          <table:table-cell table:style-name="ce14" office:value-type="float" office:value="1918" calcext:value-type="float">
            <text:p>191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75:.G975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3" calcext:value-type="date">
            <text:p>Apr 3, 2017</text:p>
          </table:table-cell>
          <table:table-cell table:style-name="ce14" office:value-type="float" office:value="1917" calcext:value-type="float">
            <text:p>191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76:.G976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2" calcext:value-type="date">
            <text:p>Apr 2, 2017</text:p>
          </table:table-cell>
          <table:table-cell table:style-name="ce14" office:value-type="float" office:value="1916" calcext:value-type="float">
            <text:p>191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77:.G977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1" calcext:value-type="date">
            <text:p>Apr 1, 2017</text:p>
          </table:table-cell>
          <table:table-cell table:style-name="ce14" office:value-type="float" office:value="1915" calcext:value-type="float">
            <text:p>191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78:.G978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31" calcext:value-type="date">
            <text:p>Mar 31, 2017</text:p>
          </table:table-cell>
          <table:table-cell table:style-name="ce14" office:value-type="float" office:value="1914" calcext:value-type="float">
            <text:p>191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79:.G979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30" calcext:value-type="date">
            <text:p>Mar 30, 2017</text:p>
          </table:table-cell>
          <table:table-cell table:style-name="ce14" office:value-type="float" office:value="1913" calcext:value-type="float">
            <text:p>19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80:.G980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9" calcext:value-type="date">
            <text:p>Mar 29, 2017</text:p>
          </table:table-cell>
          <table:table-cell table:style-name="ce14" office:value-type="float" office:value="1912" calcext:value-type="float">
            <text:p>191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81:.G981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8" calcext:value-type="date">
            <text:p>Mar 28, 2017</text:p>
          </table:table-cell>
          <table:table-cell table:style-name="ce14" office:value-type="float" office:value="1911" calcext:value-type="float">
            <text:p>191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982:.G982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7" calcext:value-type="date">
            <text:p>Mar 27, 2017</text:p>
          </table:table-cell>
          <table:table-cell table:style-name="ce14" office:value-type="float" office:value="1910" calcext:value-type="float">
            <text:p>191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83:.G98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6" calcext:value-type="date">
            <text:p>Mar 26, 2017</text:p>
          </table:table-cell>
          <table:table-cell table:style-name="ce14" office:value-type="float" office:value="1909" calcext:value-type="float">
            <text:p>19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84:.G984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5" calcext:value-type="date">
            <text:p>Mar 25, 2017</text:p>
          </table:table-cell>
          <table:table-cell table:style-name="ce14" office:value-type="float" office:value="1908" calcext:value-type="float">
            <text:p>19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85:.G98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4" calcext:value-type="date">
            <text:p>Mar 24, 2017</text:p>
          </table:table-cell>
          <table:table-cell table:style-name="ce14" office:value-type="float" office:value="1907" calcext:value-type="float">
            <text:p>190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86:.G98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3" calcext:value-type="date">
            <text:p>Mar 23, 2017</text:p>
          </table:table-cell>
          <table:table-cell table:style-name="ce14" office:value-type="float" office:value="1906" calcext:value-type="float">
            <text:p>190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87:.G987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2" calcext:value-type="date">
            <text:p>Mar 22, 2017</text:p>
          </table:table-cell>
          <table:table-cell table:style-name="ce14" office:value-type="float" office:value="1905" calcext:value-type="float">
            <text:p>190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88:.G988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1" calcext:value-type="date">
            <text:p>Mar 21, 2017</text:p>
          </table:table-cell>
          <table:table-cell table:style-name="ce14" office:value-type="float" office:value="1904" calcext:value-type="float">
            <text:p>190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89:.G989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0" calcext:value-type="date">
            <text:p>Mar 20, 2017</text:p>
          </table:table-cell>
          <table:table-cell table:style-name="ce14" office:value-type="float" office:value="1903" calcext:value-type="float">
            <text:p>190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90:.G990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9" calcext:value-type="date">
            <text:p>Mar 19, 2017</text:p>
          </table:table-cell>
          <table:table-cell table:style-name="ce14" office:value-type="float" office:value="1902" calcext:value-type="float">
            <text:p>190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91:.G991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8" calcext:value-type="date">
            <text:p>Mar 18, 2017</text:p>
          </table:table-cell>
          <table:table-cell table:style-name="ce14" office:value-type="float" office:value="1901" calcext:value-type="float">
            <text:p>19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92:.G992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7" calcext:value-type="date">
            <text:p>Mar 17, 2017</text:p>
          </table:table-cell>
          <table:table-cell table:style-name="ce14" office:value-type="float" office:value="1900" calcext:value-type="float">
            <text:p>190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93:.G99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6" calcext:value-type="date">
            <text:p>Mar 16, 2017</text:p>
          </table:table-cell>
          <table:table-cell table:style-name="ce14" office:value-type="float" office:value="1899" calcext:value-type="float">
            <text:p>189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94:.G994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5" calcext:value-type="date">
            <text:p>Mar 15, 2017</text:p>
          </table:table-cell>
          <table:table-cell table:style-name="ce14" office:value-type="float" office:value="1898" calcext:value-type="float">
            <text:p>189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95:.G995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4" calcext:value-type="date">
            <text:p>Mar 14, 2017</text:p>
          </table:table-cell>
          <table:table-cell table:style-name="ce14" office:value-type="float" office:value="1897" calcext:value-type="float">
            <text:p>189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996:.G996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3" calcext:value-type="date">
            <text:p>Mar 13, 2017</text:p>
          </table:table-cell>
          <table:table-cell table:style-name="ce14" office:value-type="float" office:value="1896" calcext:value-type="float">
            <text:p>189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97:.G997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2" calcext:value-type="date">
            <text:p>Mar 12, 2017</text:p>
          </table:table-cell>
          <table:table-cell table:style-name="ce14" office:value-type="float" office:value="1895" calcext:value-type="float">
            <text:p>189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98:.G998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1" calcext:value-type="date">
            <text:p>Mar 11, 2017</text:p>
          </table:table-cell>
          <table:table-cell table:style-name="ce14" office:value-type="float" office:value="1894" calcext:value-type="float">
            <text:p>189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99:.G999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0" calcext:value-type="date">
            <text:p>Mar 10, 2017</text:p>
          </table:table-cell>
          <table:table-cell table:style-name="ce14" office:value-type="float" office:value="1893" calcext:value-type="float">
            <text:p>189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00:.G100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9" calcext:value-type="date">
            <text:p>Mar 9, 2017</text:p>
          </table:table-cell>
          <table:table-cell table:style-name="ce14" office:value-type="float" office:value="1892" calcext:value-type="float">
            <text:p>189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01:.G1001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8" calcext:value-type="date">
            <text:p>Mar 8, 2017</text:p>
          </table:table-cell>
          <table:table-cell table:style-name="ce14" office:value-type="float" office:value="1891" calcext:value-type="float">
            <text:p>189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002:.G1002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7" calcext:value-type="date">
            <text:p>Mar 7, 2017</text:p>
          </table:table-cell>
          <table:table-cell table:style-name="ce14" office:value-type="float" office:value="1890" calcext:value-type="float">
            <text:p>189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003:.G1003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6" calcext:value-type="date">
            <text:p>Mar 6, 2017</text:p>
          </table:table-cell>
          <table:table-cell table:style-name="ce14" office:value-type="float" office:value="1889" calcext:value-type="float">
            <text:p>188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04:.G1004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5" calcext:value-type="date">
            <text:p>Mar 5, 2017</text:p>
          </table:table-cell>
          <table:table-cell table:style-name="ce14" office:value-type="float" office:value="1888" calcext:value-type="float">
            <text:p>188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005:.G1005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4" calcext:value-type="date">
            <text:p>Mar 4, 2017</text:p>
          </table:table-cell>
          <table:table-cell table:style-name="ce14" office:value-type="float" office:value="1887" calcext:value-type="float">
            <text:p>188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06:.G1006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3" calcext:value-type="date">
            <text:p>Mar 3, 2017</text:p>
          </table:table-cell>
          <table:table-cell table:style-name="ce14" office:value-type="float" office:value="1886" calcext:value-type="float">
            <text:p>188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07:.G1007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2" calcext:value-type="date">
            <text:p>Mar 2, 2017</text:p>
          </table:table-cell>
          <table:table-cell table:style-name="ce14" office:value-type="float" office:value="1885" calcext:value-type="float">
            <text:p>188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008:.G1008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1" calcext:value-type="date">
            <text:p>Mar 1, 2017</text:p>
          </table:table-cell>
          <table:table-cell table:style-name="ce14" office:value-type="float" office:value="1884" calcext:value-type="float">
            <text:p>18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09:.G1009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8" calcext:value-type="date">
            <text:p>Feb 28, 2017</text:p>
          </table:table-cell>
          <table:table-cell table:style-name="ce14" office:value-type="float" office:value="1883" calcext:value-type="float">
            <text:p>188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10:.G1010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7" calcext:value-type="date">
            <text:p>Feb 27, 2017</text:p>
          </table:table-cell>
          <table:table-cell table:style-name="ce14" office:value-type="float" office:value="1882" calcext:value-type="float">
            <text:p>188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11:.G1011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6" calcext:value-type="date">
            <text:p>Feb 26, 2017</text:p>
          </table:table-cell>
          <table:table-cell table:style-name="ce14" office:value-type="float" office:value="1881" calcext:value-type="float">
            <text:p>188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12:.G1012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5" calcext:value-type="date">
            <text:p>Feb 25, 2017</text:p>
          </table:table-cell>
          <table:table-cell table:style-name="ce14" office:value-type="float" office:value="1880" calcext:value-type="float">
            <text:p>188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13:.G1013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4" calcext:value-type="date">
            <text:p>Feb 24, 2017</text:p>
          </table:table-cell>
          <table:table-cell table:style-name="ce14" office:value-type="float" office:value="1879" calcext:value-type="float">
            <text:p>187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14:.G1014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3" calcext:value-type="date">
            <text:p>Feb 23, 2017</text:p>
          </table:table-cell>
          <table:table-cell table:style-name="ce14" office:value-type="float" office:value="1878" calcext:value-type="float">
            <text:p>18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15:.G1015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2" calcext:value-type="date">
            <text:p>Feb 22, 2017</text:p>
          </table:table-cell>
          <table:table-cell table:style-name="ce14" office:value-type="float" office:value="1877" calcext:value-type="float">
            <text:p>187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16:.G1016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1" calcext:value-type="date">
            <text:p>Feb 21, 2017</text:p>
          </table:table-cell>
          <table:table-cell table:style-name="ce14" office:value-type="float" office:value="1876" calcext:value-type="float">
            <text:p>187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17:.G1017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0" calcext:value-type="date">
            <text:p>Feb 20, 2017</text:p>
          </table:table-cell>
          <table:table-cell table:style-name="ce14" office:value-type="float" office:value="1875" calcext:value-type="float">
            <text:p>187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18:.G1018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9" calcext:value-type="date">
            <text:p>Feb 19, 2017</text:p>
          </table:table-cell>
          <table:table-cell table:style-name="ce14" office:value-type="float" office:value="1874" calcext:value-type="float">
            <text:p>187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19:.G1019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8" calcext:value-type="date">
            <text:p>Feb 18, 2017</text:p>
          </table:table-cell>
          <table:table-cell table:style-name="ce14" office:value-type="float" office:value="1873" calcext:value-type="float">
            <text:p>187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20:.G1020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7" calcext:value-type="date">
            <text:p>Feb 17, 2017</text:p>
          </table:table-cell>
          <table:table-cell table:style-name="ce14" office:value-type="float" office:value="1872" calcext:value-type="float">
            <text:p>187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21:.G1021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6" calcext:value-type="date">
            <text:p>Feb 16, 2017</text:p>
          </table:table-cell>
          <table:table-cell table:style-name="ce14" office:value-type="float" office:value="1871" calcext:value-type="float">
            <text:p>187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1022:.G1022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5" calcext:value-type="date">
            <text:p>Feb 15, 2017</text:p>
          </table:table-cell>
          <table:table-cell table:style-name="ce14" office:value-type="float" office:value="1870" calcext:value-type="float">
            <text:p>187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023:.G1023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4" calcext:value-type="date">
            <text:p>Feb 14, 2017</text:p>
          </table:table-cell>
          <table:table-cell table:style-name="ce14" office:value-type="float" office:value="1869" calcext:value-type="float">
            <text:p>186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24:.G1024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3" calcext:value-type="date">
            <text:p>Feb 13, 2017</text:p>
          </table:table-cell>
          <table:table-cell table:style-name="ce14" office:value-type="float" office:value="1868" calcext:value-type="float">
            <text:p>186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25:.G1025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2" calcext:value-type="date">
            <text:p>Feb 12, 2017</text:p>
          </table:table-cell>
          <table:table-cell table:style-name="ce14" office:value-type="float" office:value="1867" calcext:value-type="float">
            <text:p>186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26:.G1026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1" calcext:value-type="date">
            <text:p>Feb 11, 2017</text:p>
          </table:table-cell>
          <table:table-cell table:style-name="ce14" office:value-type="float" office:value="1866" calcext:value-type="float">
            <text:p>186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27:.G1027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0" calcext:value-type="date">
            <text:p>Feb 10, 2017</text:p>
          </table:table-cell>
          <table:table-cell table:style-name="ce14" office:value-type="float" office:value="1865" calcext:value-type="float">
            <text:p>186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028:.G1028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9" calcext:value-type="date">
            <text:p>Feb 9, 2017</text:p>
          </table:table-cell>
          <table:table-cell table:style-name="ce14" office:value-type="float" office:value="1864" calcext:value-type="float">
            <text:p>186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029:.G1029])" office:value-type="float" office:value="36" calcext:value-type="float">
            <text:p>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8" calcext:value-type="date">
            <text:p>Feb 8, 2017</text:p>
          </table:table-cell>
          <table:table-cell table:style-name="ce14" office:value-type="float" office:value="1863" calcext:value-type="float">
            <text:p>186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30:.G103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7" calcext:value-type="date">
            <text:p>Feb 7, 2017</text:p>
          </table:table-cell>
          <table:table-cell table:style-name="ce14" office:value-type="float" office:value="1862" calcext:value-type="float">
            <text:p>186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31:.G1031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6" calcext:value-type="date">
            <text:p>Feb 6, 2017</text:p>
          </table:table-cell>
          <table:table-cell table:style-name="ce14" office:value-type="float" office:value="1861" calcext:value-type="float">
            <text:p>186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32:.G1032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5" calcext:value-type="date">
            <text:p>Feb 5, 2017</text:p>
          </table:table-cell>
          <table:table-cell table:style-name="ce14" office:value-type="float" office:value="1860" calcext:value-type="float">
            <text:p>186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33:.G1033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4" calcext:value-type="date">
            <text:p>Feb 4, 2017</text:p>
          </table:table-cell>
          <table:table-cell table:style-name="ce14" office:value-type="float" office:value="1859" calcext:value-type="float">
            <text:p>185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34:.G1034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3" calcext:value-type="date">
            <text:p>Feb 3, 2017</text:p>
          </table:table-cell>
          <table:table-cell table:style-name="ce14" office:value-type="float" office:value="1858" calcext:value-type="float">
            <text:p>185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35:.G1035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2" calcext:value-type="date">
            <text:p>Feb 2, 2017</text:p>
          </table:table-cell>
          <table:table-cell table:style-name="ce14" office:value-type="float" office:value="1857" calcext:value-type="float">
            <text:p>185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36:.G1036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1" calcext:value-type="date">
            <text:p>Feb 1, 2017</text:p>
          </table:table-cell>
          <table:table-cell table:style-name="ce14" office:value-type="float" office:value="1856" calcext:value-type="float">
            <text:p>185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37:.G1037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31" calcext:value-type="date">
            <text:p>Jan 31, 2017</text:p>
          </table:table-cell>
          <table:table-cell table:style-name="ce14" office:value-type="float" office:value="1855" calcext:value-type="float">
            <text:p>185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38:.G1038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30" calcext:value-type="date">
            <text:p>Jan 30, 2017</text:p>
          </table:table-cell>
          <table:table-cell table:style-name="ce14" office:value-type="float" office:value="1854" calcext:value-type="float">
            <text:p>185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39:.G1039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9" calcext:value-type="date">
            <text:p>Jan 29, 2017</text:p>
          </table:table-cell>
          <table:table-cell table:style-name="ce14" office:value-type="float" office:value="1853" calcext:value-type="float">
            <text:p>185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40:.G1040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8" calcext:value-type="date">
            <text:p>Jan 28, 2017</text:p>
          </table:table-cell>
          <table:table-cell table:style-name="ce14" office:value-type="float" office:value="1852" calcext:value-type="float">
            <text:p>185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41:.G1041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7" calcext:value-type="date">
            <text:p>Jan 27, 2017</text:p>
          </table:table-cell>
          <table:table-cell table:style-name="ce14" office:value-type="float" office:value="1851" calcext:value-type="float">
            <text:p>185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42:.G1042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6" calcext:value-type="date">
            <text:p>Jan 26, 2017</text:p>
          </table:table-cell>
          <table:table-cell table:style-name="ce14" office:value-type="float" office:value="1850" calcext:value-type="float">
            <text:p>185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043:.G1043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5" calcext:value-type="date">
            <text:p>Jan 25, 2017</text:p>
          </table:table-cell>
          <table:table-cell table:style-name="ce14" office:value-type="float" office:value="1849" calcext:value-type="float">
            <text:p>184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44:.G1044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4" calcext:value-type="date">
            <text:p>Jan 24, 2017</text:p>
          </table:table-cell>
          <table:table-cell table:style-name="ce14" office:value-type="float" office:value="1848" calcext:value-type="float">
            <text:p>184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45:.G1045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3" calcext:value-type="date">
            <text:p>Jan 23, 2017</text:p>
          </table:table-cell>
          <table:table-cell table:style-name="ce14" office:value-type="float" office:value="1847" calcext:value-type="float">
            <text:p>184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46:.G1046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2" calcext:value-type="date">
            <text:p>Jan 22, 2017</text:p>
          </table:table-cell>
          <table:table-cell table:style-name="ce14" office:value-type="float" office:value="1846" calcext:value-type="float">
            <text:p>184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47:.G1047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1" calcext:value-type="date">
            <text:p>Jan 21, 2017</text:p>
          </table:table-cell>
          <table:table-cell table:style-name="ce14" office:value-type="float" office:value="1845" calcext:value-type="float">
            <text:p>184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48:.G1048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0" calcext:value-type="date">
            <text:p>Jan 20, 2017</text:p>
          </table:table-cell>
          <table:table-cell table:style-name="ce14" office:value-type="float" office:value="1844" calcext:value-type="float">
            <text:p>184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49:.G1049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9" calcext:value-type="date">
            <text:p>Jan 19, 2017</text:p>
          </table:table-cell>
          <table:table-cell table:style-name="ce14" office:value-type="float" office:value="1843" calcext:value-type="float">
            <text:p>184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50:.G1050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8" calcext:value-type="date">
            <text:p>Jan 18, 2017</text:p>
          </table:table-cell>
          <table:table-cell table:style-name="ce14" office:value-type="float" office:value="1842" calcext:value-type="float">
            <text:p>184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formula="of:=SUM([.C1051:.G1051])" office:value-type="float" office:value="26" calcext:value-type="float">
            <text:p>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7" calcext:value-type="date">
            <text:p>Jan 17, 2017</text:p>
          </table:table-cell>
          <table:table-cell table:style-name="ce14" office:value-type="float" office:value="1841" calcext:value-type="float">
            <text:p>184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52:.G1052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6" calcext:value-type="date">
            <text:p>Jan 16, 2017</text:p>
          </table:table-cell>
          <table:table-cell table:style-name="ce14" office:value-type="float" office:value="1840" calcext:value-type="float">
            <text:p>18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53:.G1053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5" calcext:value-type="date">
            <text:p>Jan 15, 2017</text:p>
          </table:table-cell>
          <table:table-cell table:style-name="ce14" office:value-type="float" office:value="1839" calcext:value-type="float">
            <text:p>183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054:.G1054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4" calcext:value-type="date">
            <text:p>Jan 14, 2017</text:p>
          </table:table-cell>
          <table:table-cell table:style-name="ce14" office:value-type="float" office:value="1838" calcext:value-type="float">
            <text:p>183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55:.G1055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3" calcext:value-type="date">
            <text:p>Jan 13, 2017</text:p>
          </table:table-cell>
          <table:table-cell table:style-name="ce14" office:value-type="float" office:value="1837" calcext:value-type="float">
            <text:p>183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56:.G1056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2" calcext:value-type="date">
            <text:p>Jan 12, 2017</text:p>
          </table:table-cell>
          <table:table-cell table:style-name="ce14" office:value-type="float" office:value="1836" calcext:value-type="float">
            <text:p>18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57:.G1057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1" calcext:value-type="date">
            <text:p>Jan 11, 2017</text:p>
          </table:table-cell>
          <table:table-cell table:style-name="ce14" office:value-type="float" office:value="1835" calcext:value-type="float">
            <text:p>183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58:.G1058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0" calcext:value-type="date">
            <text:p>Jan 10, 2017</text:p>
          </table:table-cell>
          <table:table-cell table:style-name="ce14" office:value-type="float" office:value="1834" calcext:value-type="float">
            <text:p>183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59:.G1059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9" calcext:value-type="date">
            <text:p>Jan 9, 2017</text:p>
          </table:table-cell>
          <table:table-cell table:style-name="ce14" office:value-type="float" office:value="1833" calcext:value-type="float">
            <text:p>183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60:.G1060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8" calcext:value-type="date">
            <text:p>Jan 8, 2017</text:p>
          </table:table-cell>
          <table:table-cell table:style-name="ce14" office:value-type="float" office:value="1832" calcext:value-type="float">
            <text:p>183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61:.G1061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7" calcext:value-type="date">
            <text:p>Jan 7, 2017</text:p>
          </table:table-cell>
          <table:table-cell table:style-name="ce14" office:value-type="float" office:value="1831" calcext:value-type="float">
            <text:p>183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62:.G1062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6" calcext:value-type="date">
            <text:p>Jan 6, 2017</text:p>
          </table:table-cell>
          <table:table-cell table:style-name="ce14" office:value-type="float" office:value="1830" calcext:value-type="float">
            <text:p>183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063:.G1063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5" calcext:value-type="date">
            <text:p>Jan 5, 2017</text:p>
          </table:table-cell>
          <table:table-cell table:style-name="ce14" office:value-type="float" office:value="1829" calcext:value-type="float">
            <text:p>182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64:.G1064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4" calcext:value-type="date">
            <text:p>Jan 4, 2017</text:p>
          </table:table-cell>
          <table:table-cell table:style-name="ce14" office:value-type="float" office:value="1828" calcext:value-type="float">
            <text:p>182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65:.G1065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3" calcext:value-type="date">
            <text:p>Jan 3, 2017</text:p>
          </table:table-cell>
          <table:table-cell table:style-name="ce14" office:value-type="float" office:value="1827" calcext:value-type="float">
            <text:p>182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66:.G1066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2" calcext:value-type="date">
            <text:p>Jan 2, 2017</text:p>
          </table:table-cell>
          <table:table-cell table:style-name="ce14" office:value-type="float" office:value="1826" calcext:value-type="float">
            <text:p>18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67:.G1067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1" calcext:value-type="date">
            <text:p>Jan 1, 2017</text:p>
          </table:table-cell>
          <table:table-cell table:style-name="ce14" office:value-type="float" office:value="1825" calcext:value-type="float">
            <text:p>182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68:.G1068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31" calcext:value-type="date">
            <text:p>Dec 31, 2016</text:p>
          </table:table-cell>
          <table:table-cell table:style-name="ce14" office:value-type="float" office:value="1824" calcext:value-type="float">
            <text:p>182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69:.G1069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30" calcext:value-type="date">
            <text:p>Dec 30, 2016</text:p>
          </table:table-cell>
          <table:table-cell table:style-name="ce14" office:value-type="float" office:value="1823" calcext:value-type="float">
            <text:p>18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070:.G1070])" office:value-type="float" office:value="43" calcext:value-type="float">
            <text:p>4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9" calcext:value-type="date">
            <text:p>Dec 29, 2016</text:p>
          </table:table-cell>
          <table:table-cell table:style-name="ce14" office:value-type="float" office:value="1822" calcext:value-type="float">
            <text:p>182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71:.G1071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8" calcext:value-type="date">
            <text:p>Dec 28, 2016</text:p>
          </table:table-cell>
          <table:table-cell table:style-name="ce14" office:value-type="float" office:value="1821" calcext:value-type="float">
            <text:p>182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72:.G1072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7" calcext:value-type="date">
            <text:p>Dec 27, 2016</text:p>
          </table:table-cell>
          <table:table-cell table:style-name="ce14" office:value-type="float" office:value="1820" calcext:value-type="float">
            <text:p>182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73:.G1073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6" calcext:value-type="date">
            <text:p>Dec 26, 2016</text:p>
          </table:table-cell>
          <table:table-cell table:style-name="ce14" office:value-type="float" office:value="1819" calcext:value-type="float">
            <text:p>181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74:.G1074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5" calcext:value-type="date">
            <text:p>Dec 25, 2016</text:p>
          </table:table-cell>
          <table:table-cell table:style-name="ce14" office:value-type="float" office:value="1818" calcext:value-type="float">
            <text:p>18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75:.G1075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4" calcext:value-type="date">
            <text:p>Dec 24, 2016</text:p>
          </table:table-cell>
          <table:table-cell table:style-name="ce14" office:value-type="float" office:value="1817" calcext:value-type="float">
            <text:p>181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76:.G1076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3" calcext:value-type="date">
            <text:p>Dec 23, 2016</text:p>
          </table:table-cell>
          <table:table-cell table:style-name="ce14" office:value-type="float" office:value="1816" calcext:value-type="float">
            <text:p>18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77:.G1077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2" calcext:value-type="date">
            <text:p>Dec 22, 2016</text:p>
          </table:table-cell>
          <table:table-cell table:style-name="ce14" office:value-type="float" office:value="1815" calcext:value-type="float">
            <text:p>181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78:.G1078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1" calcext:value-type="date">
            <text:p>Dec 21, 2016</text:p>
          </table:table-cell>
          <table:table-cell table:style-name="ce14" office:value-type="float" office:value="1814" calcext:value-type="float">
            <text:p>18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79:.G1079])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0" calcext:value-type="date">
            <text:p>Dec 20, 2016</text:p>
          </table:table-cell>
          <table:table-cell table:style-name="ce14" office:value-type="float" office:value="1813" calcext:value-type="float">
            <text:p>181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80:.G1080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9" calcext:value-type="date">
            <text:p>Dec 19, 2016</text:p>
          </table:table-cell>
          <table:table-cell table:style-name="ce14" office:value-type="float" office:value="1812" calcext:value-type="float">
            <text:p>181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81:.G1081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8" calcext:value-type="date">
            <text:p>Dec 18, 2016</text:p>
          </table:table-cell>
          <table:table-cell table:style-name="ce14" office:value-type="float" office:value="1811" calcext:value-type="float">
            <text:p>18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82:.G1082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7" calcext:value-type="date">
            <text:p>Dec 17, 2016</text:p>
          </table:table-cell>
          <table:table-cell table:style-name="ce14" office:value-type="float" office:value="1810" calcext:value-type="float">
            <text:p>181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083:.G1083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6" calcext:value-type="date">
            <text:p>Dec 16, 2016</text:p>
          </table:table-cell>
          <table:table-cell table:style-name="ce14" office:value-type="float" office:value="1809" calcext:value-type="float">
            <text:p>18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084:.G1084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5" calcext:value-type="date">
            <text:p>Dec 15, 2016</text:p>
          </table:table-cell>
          <table:table-cell table:style-name="ce14" office:value-type="float" office:value="1808" calcext:value-type="float">
            <text:p>180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85:.G1085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4" calcext:value-type="date">
            <text:p>Dec 14, 2016</text:p>
          </table:table-cell>
          <table:table-cell table:style-name="ce14" office:value-type="float" office:value="1807" calcext:value-type="float">
            <text:p>180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86:.G1086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3" calcext:value-type="date">
            <text:p>Dec 13, 2016</text:p>
          </table:table-cell>
          <table:table-cell table:style-name="ce14" office:value-type="float" office:value="1806" calcext:value-type="float">
            <text:p>180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87:.G1087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2" calcext:value-type="date">
            <text:p>Dec 12, 2016</text:p>
          </table:table-cell>
          <table:table-cell table:style-name="ce14" office:value-type="float" office:value="1805" calcext:value-type="float">
            <text:p>180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88:.G1088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1" calcext:value-type="date">
            <text:p>Dec 11, 2016</text:p>
          </table:table-cell>
          <table:table-cell table:style-name="ce14" office:value-type="float" office:value="1804" calcext:value-type="float">
            <text:p>18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89:.G1089])" office:value-type="float" office:value="47" calcext:value-type="float">
            <text:p>4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0" calcext:value-type="date">
            <text:p>Dec 10, 2016</text:p>
          </table:table-cell>
          <table:table-cell table:style-name="ce14" office:value-type="float" office:value="1803" calcext:value-type="float">
            <text:p>180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90:.G1090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9" calcext:value-type="date">
            <text:p>Dec 9, 2016</text:p>
          </table:table-cell>
          <table:table-cell table:style-name="ce14" office:value-type="float" office:value="1802" calcext:value-type="float">
            <text:p>180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91:.G1091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8" calcext:value-type="date">
            <text:p>Dec 8, 2016</text:p>
          </table:table-cell>
          <table:table-cell table:style-name="ce14" office:value-type="float" office:value="1801" calcext:value-type="float">
            <text:p>18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formula="of:=SUM([.C1092:.G1092])" office:value-type="float" office:value="39" calcext:value-type="float">
            <text:p>3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7" calcext:value-type="date">
            <text:p>Dec 7, 2016</text:p>
          </table:table-cell>
          <table:table-cell table:style-name="ce14" office:value-type="float" office:value="1800" calcext:value-type="float">
            <text:p>180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093:.G1093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6" calcext:value-type="date">
            <text:p>Dec 6, 2016</text:p>
          </table:table-cell>
          <table:table-cell table:style-name="ce14" office:value-type="float" office:value="1799" calcext:value-type="float">
            <text:p>179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94:.G1094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5" calcext:value-type="date">
            <text:p>Dec 5, 2016</text:p>
          </table:table-cell>
          <table:table-cell table:style-name="ce14" office:value-type="float" office:value="1798" calcext:value-type="float">
            <text:p>179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95:.G1095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4" calcext:value-type="date">
            <text:p>Dec 4, 2016</text:p>
          </table:table-cell>
          <table:table-cell table:style-name="ce14" office:value-type="float" office:value="1797" calcext:value-type="float">
            <text:p>179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96:.G1096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3" calcext:value-type="date">
            <text:p>Dec 3, 2016</text:p>
          </table:table-cell>
          <table:table-cell table:style-name="ce14" office:value-type="float" office:value="1796" calcext:value-type="float">
            <text:p>179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97:.G1097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2" calcext:value-type="date">
            <text:p>Dec 2, 2016</text:p>
          </table:table-cell>
          <table:table-cell table:style-name="ce14" office:value-type="float" office:value="1795" calcext:value-type="float">
            <text:p>179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098:.G1098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1" calcext:value-type="date">
            <text:p>Dec 1, 2016</text:p>
          </table:table-cell>
          <table:table-cell table:style-name="ce14" office:value-type="float" office:value="1794" calcext:value-type="float">
            <text:p>179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99:.G1099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30" calcext:value-type="date">
            <text:p>Nov 30, 2016</text:p>
          </table:table-cell>
          <table:table-cell table:style-name="ce14" office:value-type="float" office:value="1793" calcext:value-type="float">
            <text:p>179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00:.G1100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9" calcext:value-type="date">
            <text:p>Nov 29, 2016</text:p>
          </table:table-cell>
          <table:table-cell table:style-name="ce14" office:value-type="float" office:value="1792" calcext:value-type="float">
            <text:p>179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01:.G1101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8" calcext:value-type="date">
            <text:p>Nov 28, 2016</text:p>
          </table:table-cell>
          <table:table-cell table:style-name="ce14" office:value-type="float" office:value="1791" calcext:value-type="float">
            <text:p>179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02:.G1102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7" calcext:value-type="date">
            <text:p>Nov 27, 2016</text:p>
          </table:table-cell>
          <table:table-cell table:style-name="ce14" office:value-type="float" office:value="1790" calcext:value-type="float">
            <text:p>179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formula="of:=SUM([.C1103:.G1103])" office:value-type="float" office:value="46" calcext:value-type="float">
            <text:p>4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6" calcext:value-type="date">
            <text:p>Nov 26, 2016</text:p>
          </table:table-cell>
          <table:table-cell table:style-name="ce14" office:value-type="float" office:value="1789" calcext:value-type="float">
            <text:p>178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04:.G1104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5" calcext:value-type="date">
            <text:p>Nov 25, 2016</text:p>
          </table:table-cell>
          <table:table-cell table:style-name="ce14" office:value-type="float" office:value="1788" calcext:value-type="float">
            <text:p>178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05:.G1105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4" calcext:value-type="date">
            <text:p>Nov 24, 2016</text:p>
          </table:table-cell>
          <table:table-cell table:style-name="ce14" office:value-type="float" office:value="1787" calcext:value-type="float">
            <text:p>178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06:.G1106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3" calcext:value-type="date">
            <text:p>Nov 23, 2016</text:p>
          </table:table-cell>
          <table:table-cell table:style-name="ce14" office:value-type="float" office:value="1786" calcext:value-type="float">
            <text:p>178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107:.G1107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2" calcext:value-type="date">
            <text:p>Nov 22, 2016</text:p>
          </table:table-cell>
          <table:table-cell table:style-name="ce14" office:value-type="float" office:value="1785" calcext:value-type="float">
            <text:p>178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08:.G1108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1" calcext:value-type="date">
            <text:p>Nov 21, 2016</text:p>
          </table:table-cell>
          <table:table-cell table:style-name="ce14" office:value-type="float" office:value="1784" calcext:value-type="float">
            <text:p>178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09:.G1109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0" calcext:value-type="date">
            <text:p>Nov 20, 2016</text:p>
          </table:table-cell>
          <table:table-cell table:style-name="ce14" office:value-type="float" office:value="1783" calcext:value-type="float">
            <text:p>178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10:.G1110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9" calcext:value-type="date">
            <text:p>Nov 19, 2016</text:p>
          </table:table-cell>
          <table:table-cell table:style-name="ce14" office:value-type="float" office:value="1782" calcext:value-type="float">
            <text:p>17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11:.G1111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8" calcext:value-type="date">
            <text:p>Nov 18, 2016</text:p>
          </table:table-cell>
          <table:table-cell table:style-name="ce14" office:value-type="float" office:value="1781" calcext:value-type="float">
            <text:p>178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12:.G1112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7" calcext:value-type="date">
            <text:p>Nov 17, 2016</text:p>
          </table:table-cell>
          <table:table-cell table:style-name="ce14" office:value-type="float" office:value="1780" calcext:value-type="float">
            <text:p>178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13:.G1113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6" calcext:value-type="date">
            <text:p>Nov 16, 2016</text:p>
          </table:table-cell>
          <table:table-cell table:style-name="ce14" office:value-type="float" office:value="1779" calcext:value-type="float">
            <text:p>177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14:.G1114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5" calcext:value-type="date">
            <text:p>Nov 15, 2016</text:p>
          </table:table-cell>
          <table:table-cell table:style-name="ce14" office:value-type="float" office:value="1778" calcext:value-type="float">
            <text:p>177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15:.G1115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4" calcext:value-type="date">
            <text:p>Nov 14, 2016</text:p>
          </table:table-cell>
          <table:table-cell table:style-name="ce14" office:value-type="float" office:value="1777" calcext:value-type="float">
            <text:p>177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16:.G1116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3" calcext:value-type="date">
            <text:p>Nov 13, 2016</text:p>
          </table:table-cell>
          <table:table-cell table:style-name="ce14" office:value-type="float" office:value="1776" calcext:value-type="float">
            <text:p>177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117:.G1117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2" calcext:value-type="date">
            <text:p>Nov 12, 2016</text:p>
          </table:table-cell>
          <table:table-cell table:style-name="ce14" office:value-type="float" office:value="1775" calcext:value-type="float">
            <text:p>177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18:.G1118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1" calcext:value-type="date">
            <text:p>Nov 11, 2016</text:p>
          </table:table-cell>
          <table:table-cell table:style-name="ce14" office:value-type="float" office:value="1774" calcext:value-type="float">
            <text:p>177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19:.G1119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0" calcext:value-type="date">
            <text:p>Nov 10, 2016</text:p>
          </table:table-cell>
          <table:table-cell table:style-name="ce14" office:value-type="float" office:value="1773" calcext:value-type="float">
            <text:p>177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20:.G1120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9" calcext:value-type="date">
            <text:p>Nov 9, 2016</text:p>
          </table:table-cell>
          <table:table-cell table:style-name="ce14" office:value-type="float" office:value="1772" calcext:value-type="float">
            <text:p>177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21:.G1121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8" calcext:value-type="date">
            <text:p>Nov 8, 2016</text:p>
          </table:table-cell>
          <table:table-cell table:style-name="ce14" office:value-type="float" office:value="1771" calcext:value-type="float">
            <text:p>17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22:.G1122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7" calcext:value-type="date">
            <text:p>Nov 7, 2016</text:p>
          </table:table-cell>
          <table:table-cell table:style-name="ce14" office:value-type="float" office:value="1770" calcext:value-type="float">
            <text:p>177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23:.G1123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6" calcext:value-type="date">
            <text:p>Nov 6, 2016</text:p>
          </table:table-cell>
          <table:table-cell table:style-name="ce14" office:value-type="float" office:value="1769" calcext:value-type="float">
            <text:p>176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24:.G1124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5" calcext:value-type="date">
            <text:p>Nov 5, 2016</text:p>
          </table:table-cell>
          <table:table-cell table:style-name="ce14" office:value-type="float" office:value="1768" calcext:value-type="float">
            <text:p>176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25:.G1125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4" calcext:value-type="date">
            <text:p>Nov 4, 2016</text:p>
          </table:table-cell>
          <table:table-cell table:style-name="ce14" office:value-type="float" office:value="1767" calcext:value-type="float">
            <text:p>176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26:.G1126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3" calcext:value-type="date">
            <text:p>Nov 3, 2016</text:p>
          </table:table-cell>
          <table:table-cell table:style-name="ce14" office:value-type="float" office:value="1766" calcext:value-type="float">
            <text:p>176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27:.G1127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2" calcext:value-type="date">
            <text:p>Nov 2, 2016</text:p>
          </table:table-cell>
          <table:table-cell table:style-name="ce14" office:value-type="float" office:value="1765" calcext:value-type="float">
            <text:p>176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28:.G1128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1" calcext:value-type="date">
            <text:p>Nov 1, 2016</text:p>
          </table:table-cell>
          <table:table-cell table:style-name="ce14" office:value-type="float" office:value="1764" calcext:value-type="float">
            <text:p>176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29:.G1129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31" calcext:value-type="date">
            <text:p>Oct 31, 2016</text:p>
          </table:table-cell>
          <table:table-cell table:style-name="ce14" office:value-type="float" office:value="1763" calcext:value-type="float">
            <text:p>176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30:.G113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30" calcext:value-type="date">
            <text:p>Oct 30, 2016</text:p>
          </table:table-cell>
          <table:table-cell table:style-name="ce14" office:value-type="float" office:value="1762" calcext:value-type="float">
            <text:p>176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31:.G1131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9" calcext:value-type="date">
            <text:p>Oct 29, 2016</text:p>
          </table:table-cell>
          <table:table-cell table:style-name="ce14" office:value-type="float" office:value="1761" calcext:value-type="float">
            <text:p>176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32:.G1132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8" calcext:value-type="date">
            <text:p>Oct 28, 2016</text:p>
          </table:table-cell>
          <table:table-cell table:style-name="ce14" office:value-type="float" office:value="1760" calcext:value-type="float">
            <text:p>176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133:.G1133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7" calcext:value-type="date">
            <text:p>Oct 27, 2016</text:p>
          </table:table-cell>
          <table:table-cell table:style-name="ce14" office:value-type="float" office:value="1759" calcext:value-type="float">
            <text:p>175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34:.G1134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6" calcext:value-type="date">
            <text:p>Oct 26, 2016</text:p>
          </table:table-cell>
          <table:table-cell table:style-name="ce14" office:value-type="float" office:value="1758" calcext:value-type="float">
            <text:p>175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35:.G1135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5" calcext:value-type="date">
            <text:p>Oct 25, 2016</text:p>
          </table:table-cell>
          <table:table-cell table:style-name="ce14" office:value-type="float" office:value="1757" calcext:value-type="float">
            <text:p>175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36:.G1136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4" calcext:value-type="date">
            <text:p>Oct 24, 2016</text:p>
          </table:table-cell>
          <table:table-cell table:style-name="ce14" office:value-type="float" office:value="1756" calcext:value-type="float">
            <text:p>175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37:.G1137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3" calcext:value-type="date">
            <text:p>Oct 23, 2016</text:p>
          </table:table-cell>
          <table:table-cell table:style-name="ce14" office:value-type="float" office:value="1755" calcext:value-type="float">
            <text:p>175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38:.G1138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2" calcext:value-type="date">
            <text:p>Oct 22, 2016</text:p>
          </table:table-cell>
          <table:table-cell table:style-name="ce14" office:value-type="float" office:value="1754" calcext:value-type="float">
            <text:p>175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39:.G113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1" calcext:value-type="date">
            <text:p>Oct 21, 2016</text:p>
          </table:table-cell>
          <table:table-cell table:style-name="ce14" office:value-type="float" office:value="1753" calcext:value-type="float">
            <text:p>175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40:.G1140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0" calcext:value-type="date">
            <text:p>Oct 20, 2016</text:p>
          </table:table-cell>
          <table:table-cell table:style-name="ce14" office:value-type="float" office:value="1752" calcext:value-type="float">
            <text:p>175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41:.G1141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9" calcext:value-type="date">
            <text:p>Oct 19, 2016</text:p>
          </table:table-cell>
          <table:table-cell table:style-name="ce14" office:value-type="float" office:value="1751" calcext:value-type="float">
            <text:p>175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42:.G1142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8" calcext:value-type="date">
            <text:p>Oct 18, 2016</text:p>
          </table:table-cell>
          <table:table-cell table:style-name="ce14" office:value-type="float" office:value="1750" calcext:value-type="float">
            <text:p>175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43:.G1143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7" calcext:value-type="date">
            <text:p>Oct 17, 2016</text:p>
          </table:table-cell>
          <table:table-cell table:style-name="ce14" office:value-type="float" office:value="1749" calcext:value-type="float">
            <text:p>174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formula="of:=SUM([.C1144:.G1144])" office:value-type="float" office:value="36" calcext:value-type="float">
            <text:p>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6" calcext:value-type="date">
            <text:p>Oct 16, 2016</text:p>
          </table:table-cell>
          <table:table-cell table:style-name="ce14" office:value-type="float" office:value="1748" calcext:value-type="float">
            <text:p>174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45:.G1145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5" calcext:value-type="date">
            <text:p>Oct 15, 2016</text:p>
          </table:table-cell>
          <table:table-cell table:style-name="ce14" office:value-type="float" office:value="1747" calcext:value-type="float">
            <text:p>174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146:.G1146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4" calcext:value-type="date">
            <text:p>Oct 14, 2016</text:p>
          </table:table-cell>
          <table:table-cell table:style-name="ce14" office:value-type="float" office:value="1746" calcext:value-type="float">
            <text:p>174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147:.G1147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3" calcext:value-type="date">
            <text:p>Oct 13, 2016</text:p>
          </table:table-cell>
          <table:table-cell table:style-name="ce14" office:value-type="float" office:value="1745" calcext:value-type="float">
            <text:p>174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48:.G1148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2" calcext:value-type="date">
            <text:p>Oct 12, 2016</text:p>
          </table:table-cell>
          <table:table-cell table:style-name="ce14" office:value-type="float" office:value="1744" calcext:value-type="float">
            <text:p>174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49:.G1149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1" calcext:value-type="date">
            <text:p>Oct 11, 2016</text:p>
          </table:table-cell>
          <table:table-cell table:style-name="ce14" office:value-type="float" office:value="1743" calcext:value-type="float">
            <text:p>174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50:.G1150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0" calcext:value-type="date">
            <text:p>Oct 10, 2016</text:p>
          </table:table-cell>
          <table:table-cell table:style-name="ce14" office:value-type="float" office:value="1742" calcext:value-type="float">
            <text:p>174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51:.G1151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9" calcext:value-type="date">
            <text:p>Oct 9, 2016</text:p>
          </table:table-cell>
          <table:table-cell table:style-name="ce14" office:value-type="float" office:value="1741" calcext:value-type="float">
            <text:p>174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52:.G1152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8" calcext:value-type="date">
            <text:p>Oct 8, 2016</text:p>
          </table:table-cell>
          <table:table-cell table:style-name="ce14" office:value-type="float" office:value="1740" calcext:value-type="float">
            <text:p>17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53:.G1153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7" calcext:value-type="date">
            <text:p>Oct 7, 2016</text:p>
          </table:table-cell>
          <table:table-cell table:style-name="ce14" office:value-type="float" office:value="1739" calcext:value-type="float">
            <text:p>173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54:.G1154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6" calcext:value-type="date">
            <text:p>Oct 6, 2016</text:p>
          </table:table-cell>
          <table:table-cell table:style-name="ce14" office:value-type="float" office:value="1738" calcext:value-type="float">
            <text:p>173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55:.G1155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5" calcext:value-type="date">
            <text:p>Oct 5, 2016</text:p>
          </table:table-cell>
          <table:table-cell table:style-name="ce14" office:value-type="float" office:value="1737" calcext:value-type="float">
            <text:p>173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56:.G1156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4" calcext:value-type="date">
            <text:p>Oct 4, 2016</text:p>
          </table:table-cell>
          <table:table-cell table:style-name="ce14" office:value-type="float" office:value="1736" calcext:value-type="float">
            <text:p>173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57:.G1157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3" calcext:value-type="date">
            <text:p>Oct 3, 2016</text:p>
          </table:table-cell>
          <table:table-cell table:style-name="ce14" office:value-type="float" office:value="1735" calcext:value-type="float">
            <text:p>173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158:.G1158])"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2" calcext:value-type="date">
            <text:p>Oct 2, 2016</text:p>
          </table:table-cell>
          <table:table-cell table:style-name="ce14" office:value-type="float" office:value="1734" calcext:value-type="float">
            <text:p>173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59:.G1159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1" calcext:value-type="date">
            <text:p>Oct 1, 2016</text:p>
          </table:table-cell>
          <table:table-cell table:style-name="ce14" office:value-type="float" office:value="1733" calcext:value-type="float">
            <text:p>173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60:.G1160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30" calcext:value-type="date">
            <text:p>Sep 30, 2016</text:p>
          </table:table-cell>
          <table:table-cell table:style-name="ce14" office:value-type="float" office:value="1732" calcext:value-type="float">
            <text:p>17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61:.G1161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9" calcext:value-type="date">
            <text:p>Sep 29, 2016</text:p>
          </table:table-cell>
          <table:table-cell table:style-name="ce14" office:value-type="float" office:value="1731" calcext:value-type="float">
            <text:p>17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62:.G1162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8" calcext:value-type="date">
            <text:p>Sep 28, 2016</text:p>
          </table:table-cell>
          <table:table-cell table:style-name="ce14" office:value-type="float" office:value="1730" calcext:value-type="float">
            <text:p>173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63:.G1163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7" calcext:value-type="date">
            <text:p>Sep 27, 2016</text:p>
          </table:table-cell>
          <table:table-cell table:style-name="ce14" office:value-type="float" office:value="1729" calcext:value-type="float">
            <text:p>172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64:.G1164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6" calcext:value-type="date">
            <text:p>Sep 26, 2016</text:p>
          </table:table-cell>
          <table:table-cell table:style-name="ce14" office:value-type="float" office:value="1728" calcext:value-type="float">
            <text:p>172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65:.G1165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5" calcext:value-type="date">
            <text:p>Sep 25, 2016</text:p>
          </table:table-cell>
          <table:table-cell table:style-name="ce14" office:value-type="float" office:value="1727" calcext:value-type="float">
            <text:p>172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166:.G1166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4" calcext:value-type="date">
            <text:p>Sep 24, 2016</text:p>
          </table:table-cell>
          <table:table-cell table:style-name="ce14" office:value-type="float" office:value="1726" calcext:value-type="float">
            <text:p>17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1167:.G1167])" office:value-type="float" office:value="44" calcext:value-type="float">
            <text:p>4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3" calcext:value-type="date">
            <text:p>Sep 23, 2016</text:p>
          </table:table-cell>
          <table:table-cell table:style-name="ce14" office:value-type="float" office:value="1725" calcext:value-type="float">
            <text:p>172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68:.G1168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2" calcext:value-type="date">
            <text:p>Sep 22, 2016</text:p>
          </table:table-cell>
          <table:table-cell table:style-name="ce14" office:value-type="float" office:value="1724" calcext:value-type="float">
            <text:p>172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69:.G1169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1" calcext:value-type="date">
            <text:p>Sep 21, 2016</text:p>
          </table:table-cell>
          <table:table-cell table:style-name="ce14" office:value-type="float" office:value="1723" calcext:value-type="float">
            <text:p>172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70:.G1170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0" calcext:value-type="date">
            <text:p>Sep 20, 2016</text:p>
          </table:table-cell>
          <table:table-cell table:style-name="ce14" office:value-type="float" office:value="1722" calcext:value-type="float">
            <text:p>172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71:.G1171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9" calcext:value-type="date">
            <text:p>Sep 19, 2016</text:p>
          </table:table-cell>
          <table:table-cell table:style-name="ce14" office:value-type="float" office:value="1721" calcext:value-type="float">
            <text:p>172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72:.G1172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8" calcext:value-type="date">
            <text:p>Sep 18, 2016</text:p>
          </table:table-cell>
          <table:table-cell table:style-name="ce14" office:value-type="float" office:value="1720" calcext:value-type="float">
            <text:p>172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173:.G1173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7" calcext:value-type="date">
            <text:p>Sep 17, 2016</text:p>
          </table:table-cell>
          <table:table-cell table:style-name="ce14" office:value-type="float" office:value="1719" calcext:value-type="float">
            <text:p>171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74:.G1174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6" calcext:value-type="date">
            <text:p>Sep 16, 2016</text:p>
          </table:table-cell>
          <table:table-cell table:style-name="ce14" office:value-type="float" office:value="1718" calcext:value-type="float">
            <text:p>17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75:.G1175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5" calcext:value-type="date">
            <text:p>Sep 15, 2016</text:p>
          </table:table-cell>
          <table:table-cell table:style-name="ce14" office:value-type="float" office:value="1717" calcext:value-type="float">
            <text:p>171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76:.G1176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4" calcext:value-type="date">
            <text:p>Sep 14, 2016</text:p>
          </table:table-cell>
          <table:table-cell table:style-name="ce14" office:value-type="float" office:value="1716" calcext:value-type="float">
            <text:p>171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77:.G1177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3" calcext:value-type="date">
            <text:p>Sep 13, 2016</text:p>
          </table:table-cell>
          <table:table-cell table:style-name="ce14" office:value-type="float" office:value="1715" calcext:value-type="float">
            <text:p>171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78:.G1178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2" calcext:value-type="date">
            <text:p>Sep 12, 2016</text:p>
          </table:table-cell>
          <table:table-cell table:style-name="ce14" office:value-type="float" office:value="1714" calcext:value-type="float">
            <text:p>171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179:.G1179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1" calcext:value-type="date">
            <text:p>Sep 11, 2016</text:p>
          </table:table-cell>
          <table:table-cell table:style-name="ce14" office:value-type="float" office:value="1713" calcext:value-type="float">
            <text:p>17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80:.G1180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0" calcext:value-type="date">
            <text:p>Sep 10, 2016</text:p>
          </table:table-cell>
          <table:table-cell table:style-name="ce14" office:value-type="float" office:value="1712" calcext:value-type="float">
            <text:p>171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181:.G1181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9" calcext:value-type="date">
            <text:p>Sep 9, 2016</text:p>
          </table:table-cell>
          <table:table-cell table:style-name="ce14" office:value-type="float" office:value="1711" calcext:value-type="float">
            <text:p>171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82:.G1182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8" calcext:value-type="date">
            <text:p>Sep 8, 2016</text:p>
          </table:table-cell>
          <table:table-cell table:style-name="ce14" office:value-type="float" office:value="1710" calcext:value-type="float">
            <text:p>171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183:.G1183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7" calcext:value-type="date">
            <text:p>Sep 7, 2016</text:p>
          </table:table-cell>
          <table:table-cell table:style-name="ce14" office:value-type="float" office:value="1709" calcext:value-type="float">
            <text:p>170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84:.G1184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6" calcext:value-type="date">
            <text:p>Sep 6, 2016</text:p>
          </table:table-cell>
          <table:table-cell table:style-name="ce14" office:value-type="float" office:value="1708" calcext:value-type="float">
            <text:p>17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85:.G1185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5" calcext:value-type="date">
            <text:p>Sep 5, 2016</text:p>
          </table:table-cell>
          <table:table-cell table:style-name="ce14" office:value-type="float" office:value="1707" calcext:value-type="float">
            <text:p>170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86:.G1186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4" calcext:value-type="date">
            <text:p>Sep 4, 2016</text:p>
          </table:table-cell>
          <table:table-cell table:style-name="ce14" office:value-type="float" office:value="1706" calcext:value-type="float">
            <text:p>17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87:.G1187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3" calcext:value-type="date">
            <text:p>Sep 3, 2016</text:p>
          </table:table-cell>
          <table:table-cell table:style-name="ce14" office:value-type="float" office:value="1705" calcext:value-type="float">
            <text:p>170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188:.G1188])" office:value-type="float" office:value="46" calcext:value-type="float">
            <text:p>4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2" calcext:value-type="date">
            <text:p>Sep 2, 2016</text:p>
          </table:table-cell>
          <table:table-cell table:style-name="ce14" office:value-type="float" office:value="1704" calcext:value-type="float">
            <text:p>17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89:.G1189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1" calcext:value-type="date">
            <text:p>Sep 1, 2016</text:p>
          </table:table-cell>
          <table:table-cell table:style-name="ce14" office:value-type="float" office:value="1703" calcext:value-type="float">
            <text:p>170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90:.G1190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31" calcext:value-type="date">
            <text:p>Aug 31, 2016</text:p>
          </table:table-cell>
          <table:table-cell table:style-name="ce14" office:value-type="float" office:value="1702" calcext:value-type="float">
            <text:p>170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91:.G1191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30" calcext:value-type="date">
            <text:p>Aug 30, 2016</text:p>
          </table:table-cell>
          <table:table-cell table:style-name="ce14" office:value-type="float" office:value="1701" calcext:value-type="float">
            <text:p>170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92:.G1192])" office:value-type="float" office:value="137" calcext:value-type="float">
            <text:p>13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9" calcext:value-type="date">
            <text:p>Aug 29, 2016</text:p>
          </table:table-cell>
          <table:table-cell table:style-name="ce14" office:value-type="float" office:value="1700" calcext:value-type="float">
            <text:p>170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93:.G1193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8" calcext:value-type="date">
            <text:p>Aug 28, 2016</text:p>
          </table:table-cell>
          <table:table-cell table:style-name="ce14" office:value-type="float" office:value="1699" calcext:value-type="float">
            <text:p>16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94:.G1194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7" calcext:value-type="date">
            <text:p>Aug 27, 2016</text:p>
          </table:table-cell>
          <table:table-cell table:style-name="ce14" office:value-type="float" office:value="1698" calcext:value-type="float">
            <text:p>169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95:.G119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6" calcext:value-type="date">
            <text:p>Aug 26, 2016</text:p>
          </table:table-cell>
          <table:table-cell table:style-name="ce14" office:value-type="float" office:value="1697" calcext:value-type="float">
            <text:p>169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96:.G1196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5" calcext:value-type="date">
            <text:p>Aug 25, 2016</text:p>
          </table:table-cell>
          <table:table-cell table:style-name="ce14" office:value-type="float" office:value="1696" calcext:value-type="float">
            <text:p>169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97:.G1197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4" calcext:value-type="date">
            <text:p>Aug 24, 2016</text:p>
          </table:table-cell>
          <table:table-cell table:style-name="ce14" office:value-type="float" office:value="1695" calcext:value-type="float">
            <text:p>169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98:.G1198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3" calcext:value-type="date">
            <text:p>Aug 23, 2016</text:p>
          </table:table-cell>
          <table:table-cell table:style-name="ce14" office:value-type="float" office:value="1694" calcext:value-type="float">
            <text:p>169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99:.G1199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2" calcext:value-type="date">
            <text:p>Aug 22, 2016</text:p>
          </table:table-cell>
          <table:table-cell table:style-name="ce14" office:value-type="float" office:value="1693" calcext:value-type="float">
            <text:p>16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00:.G1200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1" calcext:value-type="date">
            <text:p>Aug 21, 2016</text:p>
          </table:table-cell>
          <table:table-cell table:style-name="ce14" office:value-type="float" office:value="1692" calcext:value-type="float">
            <text:p>169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01:.G1201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0" calcext:value-type="date">
            <text:p>Aug 20, 2016</text:p>
          </table:table-cell>
          <table:table-cell table:style-name="ce14" office:value-type="float" office:value="1691" calcext:value-type="float">
            <text:p>16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02:.G1202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9" calcext:value-type="date">
            <text:p>Aug 19, 2016</text:p>
          </table:table-cell>
          <table:table-cell table:style-name="ce14" office:value-type="float" office:value="1690" calcext:value-type="float">
            <text:p>169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03:.G1203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8" calcext:value-type="date">
            <text:p>Aug 18, 2016</text:p>
          </table:table-cell>
          <table:table-cell table:style-name="ce14" office:value-type="float" office:value="1689" calcext:value-type="float">
            <text:p>168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04:.G1204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7" calcext:value-type="date">
            <text:p>Aug 17, 2016</text:p>
          </table:table-cell>
          <table:table-cell table:style-name="ce14" office:value-type="float" office:value="1688" calcext:value-type="float">
            <text:p>168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05:.G1205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6" calcext:value-type="date">
            <text:p>Aug 16, 2016</text:p>
          </table:table-cell>
          <table:table-cell table:style-name="ce14" office:value-type="float" office:value="1687" calcext:value-type="float">
            <text:p>168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06:.G1206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5" calcext:value-type="date">
            <text:p>Aug 15, 2016</text:p>
          </table:table-cell>
          <table:table-cell table:style-name="ce14" office:value-type="float" office:value="1686" calcext:value-type="float">
            <text:p>16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07:.G1207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4" calcext:value-type="date">
            <text:p>Aug 14, 2016</text:p>
          </table:table-cell>
          <table:table-cell table:style-name="ce14" office:value-type="float" office:value="1685" calcext:value-type="float">
            <text:p>168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08:.G1208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3" calcext:value-type="date">
            <text:p>Aug 13, 2016</text:p>
          </table:table-cell>
          <table:table-cell table:style-name="ce14" office:value-type="float" office:value="1684" calcext:value-type="float">
            <text:p>168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09:.G1209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2" calcext:value-type="date">
            <text:p>Aug 12, 2016</text:p>
          </table:table-cell>
          <table:table-cell table:style-name="ce14" office:value-type="float" office:value="1683" calcext:value-type="float">
            <text:p>168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10:.G1210])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1" calcext:value-type="date">
            <text:p>Aug 11, 2016</text:p>
          </table:table-cell>
          <table:table-cell table:style-name="ce14" office:value-type="float" office:value="1682" calcext:value-type="float">
            <text:p>168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11:.G1211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0" calcext:value-type="date">
            <text:p>Aug 10, 2016</text:p>
          </table:table-cell>
          <table:table-cell table:style-name="ce14" office:value-type="float" office:value="1681" calcext:value-type="float">
            <text:p>168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212:.G1212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9" calcext:value-type="date">
            <text:p>Aug 9, 2016</text:p>
          </table:table-cell>
          <table:table-cell table:style-name="ce14" office:value-type="float" office:value="1680" calcext:value-type="float">
            <text:p>168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13:.G1213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8" calcext:value-type="date">
            <text:p>Aug 8, 2016</text:p>
          </table:table-cell>
          <table:table-cell table:style-name="ce14" office:value-type="float" office:value="1679" calcext:value-type="float">
            <text:p>167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14:.G1214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7" calcext:value-type="date">
            <text:p>Aug 7, 2016</text:p>
          </table:table-cell>
          <table:table-cell table:style-name="ce14" office:value-type="float" office:value="1678" calcext:value-type="float">
            <text:p>16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15:.G1215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6" calcext:value-type="date">
            <text:p>Aug 6, 2016</text:p>
          </table:table-cell>
          <table:table-cell table:style-name="ce14" office:value-type="float" office:value="1677" calcext:value-type="float">
            <text:p>167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16:.G1216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5" calcext:value-type="date">
            <text:p>Aug 5, 2016</text:p>
          </table:table-cell>
          <table:table-cell table:style-name="ce14" office:value-type="float" office:value="1676" calcext:value-type="float">
            <text:p>167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17:.G1217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4" calcext:value-type="date">
            <text:p>Aug 4, 2016</text:p>
          </table:table-cell>
          <table:table-cell table:style-name="ce14" office:value-type="float" office:value="1675" calcext:value-type="float">
            <text:p>167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18:.G1218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3" calcext:value-type="date">
            <text:p>Aug 3, 2016</text:p>
          </table:table-cell>
          <table:table-cell table:style-name="ce14" office:value-type="float" office:value="1674" calcext:value-type="float">
            <text:p>167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19:.G1219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2" calcext:value-type="date">
            <text:p>Aug 2, 2016</text:p>
          </table:table-cell>
          <table:table-cell table:style-name="ce14" office:value-type="float" office:value="1673" calcext:value-type="float">
            <text:p>167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20:.G1220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1" calcext:value-type="date">
            <text:p>Aug 1, 2016</text:p>
          </table:table-cell>
          <table:table-cell table:style-name="ce14" office:value-type="float" office:value="1672" calcext:value-type="float">
            <text:p>167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21:.G1221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31" calcext:value-type="date">
            <text:p>Jul 31, 2016</text:p>
          </table:table-cell>
          <table:table-cell table:style-name="ce14" office:value-type="float" office:value="1671" calcext:value-type="float">
            <text:p>16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22:.G1222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30" calcext:value-type="date">
            <text:p>Jul 30, 2016</text:p>
          </table:table-cell>
          <table:table-cell table:style-name="ce14" office:value-type="float" office:value="1670" calcext:value-type="float">
            <text:p>167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23:.G1223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9" calcext:value-type="date">
            <text:p>Jul 29, 2016</text:p>
          </table:table-cell>
          <table:table-cell table:style-name="ce14" office:value-type="float" office:value="1669" calcext:value-type="float">
            <text:p>166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24:.G1224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8" calcext:value-type="date">
            <text:p>Jul 28, 2016</text:p>
          </table:table-cell>
          <table:table-cell table:style-name="ce14" office:value-type="float" office:value="1668" calcext:value-type="float">
            <text:p>16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25:.G122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7" calcext:value-type="date">
            <text:p>Jul 27, 2016</text:p>
          </table:table-cell>
          <table:table-cell table:style-name="ce14" office:value-type="float" office:value="1667" calcext:value-type="float">
            <text:p>166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226:.G1226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6" calcext:value-type="date">
            <text:p>Jul 26, 2016</text:p>
          </table:table-cell>
          <table:table-cell table:style-name="ce14" office:value-type="float" office:value="1666" calcext:value-type="float">
            <text:p>166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27:.G1227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5" calcext:value-type="date">
            <text:p>Jul 25, 2016</text:p>
          </table:table-cell>
          <table:table-cell table:style-name="ce14" office:value-type="float" office:value="1665" calcext:value-type="float">
            <text:p>166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28:.G1228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4" calcext:value-type="date">
            <text:p>Jul 24, 2016</text:p>
          </table:table-cell>
          <table:table-cell table:style-name="ce14" office:value-type="float" office:value="1664" calcext:value-type="float">
            <text:p>166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29:.G1229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3" calcext:value-type="date">
            <text:p>Jul 23, 2016</text:p>
          </table:table-cell>
          <table:table-cell table:style-name="ce14" office:value-type="float" office:value="1663" calcext:value-type="float">
            <text:p>166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30:.G1230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2" calcext:value-type="date">
            <text:p>Jul 22, 2016</text:p>
          </table:table-cell>
          <table:table-cell table:style-name="ce14" office:value-type="float" office:value="1662" calcext:value-type="float">
            <text:p>166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31:.G1231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1" calcext:value-type="date">
            <text:p>Jul 21, 2016</text:p>
          </table:table-cell>
          <table:table-cell table:style-name="ce14" office:value-type="float" office:value="1661" calcext:value-type="float">
            <text:p>166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32:.G1232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0" calcext:value-type="date">
            <text:p>Jul 20, 2016</text:p>
          </table:table-cell>
          <table:table-cell table:style-name="ce14" office:value-type="float" office:value="1660" calcext:value-type="float">
            <text:p>166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1233:.G1233])" office:value-type="float" office:value="40" calcext:value-type="float">
            <text:p>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9" calcext:value-type="date">
            <text:p>Jul 19, 2016</text:p>
          </table:table-cell>
          <table:table-cell table:style-name="ce14" office:value-type="float" office:value="1659" calcext:value-type="float">
            <text:p>16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34:.G1234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8" calcext:value-type="date">
            <text:p>Jul 18, 2016</text:p>
          </table:table-cell>
          <table:table-cell table:style-name="ce14" office:value-type="float" office:value="1658" calcext:value-type="float">
            <text:p>165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35:.G1235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7" calcext:value-type="date">
            <text:p>Jul 17, 2016</text:p>
          </table:table-cell>
          <table:table-cell table:style-name="ce14" office:value-type="float" office:value="1657" calcext:value-type="float">
            <text:p>165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36:.G1236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6" calcext:value-type="date">
            <text:p>Jul 16, 2016</text:p>
          </table:table-cell>
          <table:table-cell table:style-name="ce14" office:value-type="float" office:value="1656" calcext:value-type="float">
            <text:p>16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37:.G1237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5" calcext:value-type="date">
            <text:p>Jul 15, 2016</text:p>
          </table:table-cell>
          <table:table-cell table:style-name="ce14" office:value-type="float" office:value="1655" calcext:value-type="float">
            <text:p>165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38:.G1238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4" calcext:value-type="date">
            <text:p>Jul 14, 2016</text:p>
          </table:table-cell>
          <table:table-cell table:style-name="ce14" office:value-type="float" office:value="1654" calcext:value-type="float">
            <text:p>165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39:.G1239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3" calcext:value-type="date">
            <text:p>Jul 13, 2016</text:p>
          </table:table-cell>
          <table:table-cell table:style-name="ce14" office:value-type="float" office:value="1653" calcext:value-type="float">
            <text:p>16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40:.G1240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2" calcext:value-type="date">
            <text:p>Jul 12, 2016</text:p>
          </table:table-cell>
          <table:table-cell table:style-name="ce14" office:value-type="float" office:value="1652" calcext:value-type="float">
            <text:p>165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41:.G1241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1" calcext:value-type="date">
            <text:p>Jul 11, 2016</text:p>
          </table:table-cell>
          <table:table-cell table:style-name="ce14" office:value-type="float" office:value="1651" calcext:value-type="float">
            <text:p>165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42:.G1242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0" calcext:value-type="date">
            <text:p>Jul 10, 2016</text:p>
          </table:table-cell>
          <table:table-cell table:style-name="ce14" office:value-type="float" office:value="1650" calcext:value-type="float">
            <text:p>165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243:.G1243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9" calcext:value-type="date">
            <text:p>Jul 9, 2016</text:p>
          </table:table-cell>
          <table:table-cell table:style-name="ce14" office:value-type="float" office:value="1649" calcext:value-type="float">
            <text:p>164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44:.G1244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8" calcext:value-type="date">
            <text:p>Jul 8, 2016</text:p>
          </table:table-cell>
          <table:table-cell table:style-name="ce14" office:value-type="float" office:value="1648" calcext:value-type="float">
            <text:p>164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45:.G1245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7" calcext:value-type="date">
            <text:p>Jul 7, 2016</text:p>
          </table:table-cell>
          <table:table-cell table:style-name="ce14" office:value-type="float" office:value="1647" calcext:value-type="float">
            <text:p>164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46:.G1246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6" calcext:value-type="date">
            <text:p>Jul 6, 2016</text:p>
          </table:table-cell>
          <table:table-cell table:style-name="ce14" office:value-type="float" office:value="1646" calcext:value-type="float">
            <text:p>164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47:.G1247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5" calcext:value-type="date">
            <text:p>Jul 5, 2016</text:p>
          </table:table-cell>
          <table:table-cell table:style-name="ce14" office:value-type="float" office:value="1645" calcext:value-type="float">
            <text:p>164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48:.G1248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4" calcext:value-type="date">
            <text:p>Jul 4, 2016</text:p>
          </table:table-cell>
          <table:table-cell table:style-name="ce14" office:value-type="float" office:value="1644" calcext:value-type="float">
            <text:p>164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49:.G1249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3" calcext:value-type="date">
            <text:p>Jul 3, 2016</text:p>
          </table:table-cell>
          <table:table-cell table:style-name="ce14" office:value-type="float" office:value="1643" calcext:value-type="float">
            <text:p>164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250:.G1250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2" calcext:value-type="date">
            <text:p>Jul 2, 2016</text:p>
          </table:table-cell>
          <table:table-cell table:style-name="ce14" office:value-type="float" office:value="1642" calcext:value-type="float">
            <text:p>164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51:.G1251])"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1" calcext:value-type="date">
            <text:p>Jul 1, 2016</text:p>
          </table:table-cell>
          <table:table-cell table:style-name="ce14" office:value-type="float" office:value="1641" calcext:value-type="float">
            <text:p>164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52:.G1252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30" calcext:value-type="date">
            <text:p>Jun 30, 2016</text:p>
          </table:table-cell>
          <table:table-cell table:style-name="ce14" office:value-type="float" office:value="1640" calcext:value-type="float">
            <text:p>16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53:.G1253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9" calcext:value-type="date">
            <text:p>Jun 29, 2016</text:p>
          </table:table-cell>
          <table:table-cell table:style-name="ce14" office:value-type="float" office:value="1639" calcext:value-type="float">
            <text:p>163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54:.G1254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8" calcext:value-type="date">
            <text:p>Jun 28, 2016</text:p>
          </table:table-cell>
          <table:table-cell table:style-name="ce14" office:value-type="float" office:value="1638" calcext:value-type="float">
            <text:p>163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55:.G1255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7" calcext:value-type="date">
            <text:p>Jun 27, 2016</text:p>
          </table:table-cell>
          <table:table-cell table:style-name="ce14" office:value-type="float" office:value="1637" calcext:value-type="float">
            <text:p>163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56:.G1256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6" calcext:value-type="date">
            <text:p>Jun 26, 2016</text:p>
          </table:table-cell>
          <table:table-cell table:style-name="ce14" office:value-type="float" office:value="1636" calcext:value-type="float">
            <text:p>16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57:.G1257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5" calcext:value-type="date">
            <text:p>Jun 25, 2016</text:p>
          </table:table-cell>
          <table:table-cell table:style-name="ce14" office:value-type="float" office:value="1635" calcext:value-type="float">
            <text:p>163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58:.G1258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4" calcext:value-type="date">
            <text:p>Jun 24, 2016</text:p>
          </table:table-cell>
          <table:table-cell table:style-name="ce14" office:value-type="float" office:value="1634" calcext:value-type="float">
            <text:p>163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59:.G125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3" calcext:value-type="date">
            <text:p>Jun 23, 2016</text:p>
          </table:table-cell>
          <table:table-cell table:style-name="ce14" office:value-type="float" office:value="1633" calcext:value-type="float">
            <text:p>163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60:.G1260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2" calcext:value-type="date">
            <text:p>Jun 22, 2016</text:p>
          </table:table-cell>
          <table:table-cell table:style-name="ce14" office:value-type="float" office:value="1632" calcext:value-type="float">
            <text:p>163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61:.G1261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1" calcext:value-type="date">
            <text:p>Jun 21, 2016</text:p>
          </table:table-cell>
          <table:table-cell table:style-name="ce14" office:value-type="float" office:value="1631" calcext:value-type="float">
            <text:p>163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62:.G1262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0" calcext:value-type="date">
            <text:p>Jun 20, 2016</text:p>
          </table:table-cell>
          <table:table-cell table:style-name="ce14" office:value-type="float" office:value="1630" calcext:value-type="float">
            <text:p>163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63:.G1263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9" calcext:value-type="date">
            <text:p>Jun 19, 2016</text:p>
          </table:table-cell>
          <table:table-cell table:style-name="ce14" office:value-type="float" office:value="1629" calcext:value-type="float">
            <text:p>162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64:.G1264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8" calcext:value-type="date">
            <text:p>Jun 18, 2016</text:p>
          </table:table-cell>
          <table:table-cell table:style-name="ce14" office:value-type="float" office:value="1628" calcext:value-type="float">
            <text:p>162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65:.G1265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7" calcext:value-type="date">
            <text:p>Jun 17, 2016</text:p>
          </table:table-cell>
          <table:table-cell table:style-name="ce14" office:value-type="float" office:value="1627" calcext:value-type="float">
            <text:p>162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66:.G1266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6" calcext:value-type="date">
            <text:p>Jun 16, 2016</text:p>
          </table:table-cell>
          <table:table-cell table:style-name="ce14" office:value-type="float" office:value="1626" calcext:value-type="float">
            <text:p>162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67:.G1267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5" calcext:value-type="date">
            <text:p>Jun 15, 2016</text:p>
          </table:table-cell>
          <table:table-cell table:style-name="ce14" office:value-type="float" office:value="1625" calcext:value-type="float">
            <text:p>162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68:.G1268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4" calcext:value-type="date">
            <text:p>Jun 14, 2016</text:p>
          </table:table-cell>
          <table:table-cell table:style-name="ce14" office:value-type="float" office:value="1624" calcext:value-type="float">
            <text:p>162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69:.G1269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3" calcext:value-type="date">
            <text:p>Jun 13, 2016</text:p>
          </table:table-cell>
          <table:table-cell table:style-name="ce14" office:value-type="float" office:value="1623" calcext:value-type="float">
            <text:p>162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70:.G1270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2" calcext:value-type="date">
            <text:p>Jun 12, 2016</text:p>
          </table:table-cell>
          <table:table-cell table:style-name="ce14" office:value-type="float" office:value="1622" calcext:value-type="float">
            <text:p>162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71:.G1271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1" calcext:value-type="date">
            <text:p>Jun 11, 2016</text:p>
          </table:table-cell>
          <table:table-cell table:style-name="ce14" office:value-type="float" office:value="1621" calcext:value-type="float">
            <text:p>16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272:.G1272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0" calcext:value-type="date">
            <text:p>Jun 10, 2016</text:p>
          </table:table-cell>
          <table:table-cell table:style-name="ce14" office:value-type="float" office:value="1620" calcext:value-type="float">
            <text:p>162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273:.G1273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9" calcext:value-type="date">
            <text:p>Jun 9, 2016</text:p>
          </table:table-cell>
          <table:table-cell table:style-name="ce14" office:value-type="float" office:value="1619" calcext:value-type="float">
            <text:p>16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74:.G1274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8" calcext:value-type="date">
            <text:p>Jun 8, 2016</text:p>
          </table:table-cell>
          <table:table-cell table:style-name="ce14" office:value-type="float" office:value="1618" calcext:value-type="float">
            <text:p>161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75:.G1275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7" calcext:value-type="date">
            <text:p>Jun 7, 2016</text:p>
          </table:table-cell>
          <table:table-cell table:style-name="ce14" office:value-type="float" office:value="1617" calcext:value-type="float">
            <text:p>161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76:.G1276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6" calcext:value-type="date">
            <text:p>Jun 6, 2016</text:p>
          </table:table-cell>
          <table:table-cell table:style-name="ce14" office:value-type="float" office:value="1616" calcext:value-type="float">
            <text:p>161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77:.G1277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5" calcext:value-type="date">
            <text:p>Jun 5, 2016</text:p>
          </table:table-cell>
          <table:table-cell table:style-name="ce14" office:value-type="float" office:value="1615" calcext:value-type="float">
            <text:p>161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78:.G1278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4" calcext:value-type="date">
            <text:p>Jun 4, 2016</text:p>
          </table:table-cell>
          <table:table-cell table:style-name="ce14" office:value-type="float" office:value="1614" calcext:value-type="float">
            <text:p>161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79:.G1279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3" calcext:value-type="date">
            <text:p>Jun 3, 2016</text:p>
          </table:table-cell>
          <table:table-cell table:style-name="ce14" office:value-type="float" office:value="1613" calcext:value-type="float">
            <text:p>161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80:.G1280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2" calcext:value-type="date">
            <text:p>Jun 2, 2016</text:p>
          </table:table-cell>
          <table:table-cell table:style-name="ce14" office:value-type="float" office:value="1612" calcext:value-type="float">
            <text:p>161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81:.G1281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1" calcext:value-type="date">
            <text:p>Jun 1, 2016</text:p>
          </table:table-cell>
          <table:table-cell table:style-name="ce14" office:value-type="float" office:value="1611" calcext:value-type="float">
            <text:p>161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282:.G1282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31" calcext:value-type="date">
            <text:p>May 31, 2016</text:p>
          </table:table-cell>
          <table:table-cell table:style-name="ce14" office:value-type="float" office:value="1610" calcext:value-type="float">
            <text:p>161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83:.G1283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30" calcext:value-type="date">
            <text:p>May 30, 2016</text:p>
          </table:table-cell>
          <table:table-cell table:style-name="ce14" office:value-type="float" office:value="1609" calcext:value-type="float">
            <text:p>160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84:.G1284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9" calcext:value-type="date">
            <text:p>May 29, 2016</text:p>
          </table:table-cell>
          <table:table-cell table:style-name="ce14" office:value-type="float" office:value="1608" calcext:value-type="float">
            <text:p>160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85:.G1285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8" calcext:value-type="date">
            <text:p>May 28, 2016</text:p>
          </table:table-cell>
          <table:table-cell table:style-name="ce14" office:value-type="float" office:value="1607" calcext:value-type="float">
            <text:p>160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86:.G1286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7" calcext:value-type="date">
            <text:p>May 27, 2016</text:p>
          </table:table-cell>
          <table:table-cell table:style-name="ce14" office:value-type="float" office:value="1606" calcext:value-type="float">
            <text:p>160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87:.G1287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6" calcext:value-type="date">
            <text:p>May 26, 2016</text:p>
          </table:table-cell>
          <table:table-cell table:style-name="ce14" office:value-type="float" office:value="1605" calcext:value-type="float">
            <text:p>160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88:.G1288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5" calcext:value-type="date">
            <text:p>May 25, 2016</text:p>
          </table:table-cell>
          <table:table-cell table:style-name="ce14" office:value-type="float" office:value="1604" calcext:value-type="float">
            <text:p>160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89:.G1289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4" calcext:value-type="date">
            <text:p>May 24, 2016</text:p>
          </table:table-cell>
          <table:table-cell table:style-name="ce14" office:value-type="float" office:value="1603" calcext:value-type="float">
            <text:p>160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90:.G129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3" calcext:value-type="date">
            <text:p>May 23, 2016</text:p>
          </table:table-cell>
          <table:table-cell table:style-name="ce14" office:value-type="float" office:value="1602" calcext:value-type="float">
            <text:p>160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91:.G1291])" office:value-type="float" office:value="139" calcext:value-type="float">
            <text:p>13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2" calcext:value-type="date">
            <text:p>May 22, 2016</text:p>
          </table:table-cell>
          <table:table-cell table:style-name="ce14" office:value-type="float" office:value="1601" calcext:value-type="float">
            <text:p>16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92:.G1292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1" calcext:value-type="date">
            <text:p>May 21, 2016</text:p>
          </table:table-cell>
          <table:table-cell table:style-name="ce14" office:value-type="float" office:value="1600" calcext:value-type="float">
            <text:p>16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93:.G1293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0" calcext:value-type="date">
            <text:p>May 20, 2016</text:p>
          </table:table-cell>
          <table:table-cell table:style-name="ce14" office:value-type="float" office:value="1599" calcext:value-type="float">
            <text:p>159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94:.G1294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9" calcext:value-type="date">
            <text:p>May 19, 2016</text:p>
          </table:table-cell>
          <table:table-cell table:style-name="ce14" office:value-type="float" office:value="1598" calcext:value-type="float">
            <text:p>159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95:.G1295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8" calcext:value-type="date">
            <text:p>May 18, 2016</text:p>
          </table:table-cell>
          <table:table-cell table:style-name="ce14" office:value-type="float" office:value="1597" calcext:value-type="float">
            <text:p>159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96:.G1296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7" calcext:value-type="date">
            <text:p>May 17, 2016</text:p>
          </table:table-cell>
          <table:table-cell table:style-name="ce14" office:value-type="float" office:value="1596" calcext:value-type="float">
            <text:p>159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97:.G1297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6" calcext:value-type="date">
            <text:p>May 16, 2016</text:p>
          </table:table-cell>
          <table:table-cell table:style-name="ce14" office:value-type="float" office:value="1595" calcext:value-type="float">
            <text:p>159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98:.G1298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5" calcext:value-type="date">
            <text:p>May 15, 2016</text:p>
          </table:table-cell>
          <table:table-cell table:style-name="ce14" office:value-type="float" office:value="1594" calcext:value-type="float">
            <text:p>159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99:.G1299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4" calcext:value-type="date">
            <text:p>May 14, 2016</text:p>
          </table:table-cell>
          <table:table-cell table:style-name="ce14" office:value-type="float" office:value="1593" calcext:value-type="float">
            <text:p>159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300:.G1300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3" calcext:value-type="date">
            <text:p>May 13, 2016</text:p>
          </table:table-cell>
          <table:table-cell table:style-name="ce14" office:value-type="float" office:value="1592" calcext:value-type="float">
            <text:p>159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01:.G1301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2" calcext:value-type="date">
            <text:p>May 12, 2016</text:p>
          </table:table-cell>
          <table:table-cell table:style-name="ce14" office:value-type="float" office:value="1591" calcext:value-type="float">
            <text:p>159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02:.G1302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1" calcext:value-type="date">
            <text:p>May 11, 2016</text:p>
          </table:table-cell>
          <table:table-cell table:style-name="ce14" office:value-type="float" office:value="1590" calcext:value-type="float">
            <text:p>159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03:.G130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0" calcext:value-type="date">
            <text:p>May 10, 2016</text:p>
          </table:table-cell>
          <table:table-cell table:style-name="ce14" office:value-type="float" office:value="1589" calcext:value-type="float">
            <text:p>158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04:.G1304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9" calcext:value-type="date">
            <text:p>May 9, 2016</text:p>
          </table:table-cell>
          <table:table-cell table:style-name="ce14" office:value-type="float" office:value="1588" calcext:value-type="float">
            <text:p>158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305:.G1305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8" calcext:value-type="date">
            <text:p>May 8, 2016</text:p>
          </table:table-cell>
          <table:table-cell table:style-name="ce14" office:value-type="float" office:value="1587" calcext:value-type="float">
            <text:p>158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06:.G1306])" office:value-type="float" office:value="150" calcext:value-type="float">
            <text:p>1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7" calcext:value-type="date">
            <text:p>May 7, 2016</text:p>
          </table:table-cell>
          <table:table-cell table:style-name="ce14" office:value-type="float" office:value="1586" calcext:value-type="float">
            <text:p>158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07:.G1307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6" calcext:value-type="date">
            <text:p>May 6, 2016</text:p>
          </table:table-cell>
          <table:table-cell table:style-name="ce14" office:value-type="float" office:value="1585" calcext:value-type="float">
            <text:p>158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08:.G1308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5" calcext:value-type="date">
            <text:p>May 5, 2016</text:p>
          </table:table-cell>
          <table:table-cell table:style-name="ce14" office:value-type="float" office:value="1584" calcext:value-type="float">
            <text:p>158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309:.G1309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4" calcext:value-type="date">
            <text:p>May 4, 2016</text:p>
          </table:table-cell>
          <table:table-cell table:style-name="ce14" office:value-type="float" office:value="1583" calcext:value-type="float">
            <text:p>15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10:.G1310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3" calcext:value-type="date">
            <text:p>May 3, 2016</text:p>
          </table:table-cell>
          <table:table-cell table:style-name="ce14" office:value-type="float" office:value="1582" calcext:value-type="float">
            <text:p>15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11:.G1311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2" calcext:value-type="date">
            <text:p>May 2, 2016</text:p>
          </table:table-cell>
          <table:table-cell table:style-name="ce14" office:value-type="float" office:value="1581" calcext:value-type="float">
            <text:p>158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12:.G1312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1" calcext:value-type="date">
            <text:p>May 1, 2016</text:p>
          </table:table-cell>
          <table:table-cell table:style-name="ce14" office:value-type="float" office:value="1580" calcext:value-type="float">
            <text:p>158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13:.G1313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30" calcext:value-type="date">
            <text:p>Apr 30, 2016</text:p>
          </table:table-cell>
          <table:table-cell table:style-name="ce14" office:value-type="float" office:value="1579" calcext:value-type="float">
            <text:p>15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314:.G1314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9" calcext:value-type="date">
            <text:p>Apr 29, 2016</text:p>
          </table:table-cell>
          <table:table-cell table:style-name="ce14" office:value-type="float" office:value="1578" calcext:value-type="float">
            <text:p>15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15:.G1315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8" calcext:value-type="date">
            <text:p>Apr 28, 2016</text:p>
          </table:table-cell>
          <table:table-cell table:style-name="ce14" office:value-type="float" office:value="1577" calcext:value-type="float">
            <text:p>157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16:.G1316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7" calcext:value-type="date">
            <text:p>Apr 27, 2016</text:p>
          </table:table-cell>
          <table:table-cell table:style-name="ce14" office:value-type="float" office:value="1576" calcext:value-type="float">
            <text:p>157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17:.G1317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6" calcext:value-type="date">
            <text:p>Apr 26, 2016</text:p>
          </table:table-cell>
          <table:table-cell table:style-name="ce14" office:value-type="float" office:value="1575" calcext:value-type="float">
            <text:p>15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18:.G1318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5" calcext:value-type="date">
            <text:p>Apr 25, 2016</text:p>
          </table:table-cell>
          <table:table-cell table:style-name="ce14" office:value-type="float" office:value="1574" calcext:value-type="float">
            <text:p>157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19:.G1319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4" calcext:value-type="date">
            <text:p>Apr 24, 2016</text:p>
          </table:table-cell>
          <table:table-cell table:style-name="ce14" office:value-type="float" office:value="1573" calcext:value-type="float">
            <text:p>157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20:.G1320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3" calcext:value-type="date">
            <text:p>Apr 23, 2016</text:p>
          </table:table-cell>
          <table:table-cell table:style-name="ce14" office:value-type="float" office:value="1572" calcext:value-type="float">
            <text:p>157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21:.G1321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2" calcext:value-type="date">
            <text:p>Apr 22, 2016</text:p>
          </table:table-cell>
          <table:table-cell table:style-name="ce14" office:value-type="float" office:value="1571" calcext:value-type="float">
            <text:p>157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22:.G1322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1" calcext:value-type="date">
            <text:p>Apr 21, 2016</text:p>
          </table:table-cell>
          <table:table-cell table:style-name="ce14" office:value-type="float" office:value="1570" calcext:value-type="float">
            <text:p>157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23:.G1323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0" calcext:value-type="date">
            <text:p>Apr 20, 2016</text:p>
          </table:table-cell>
          <table:table-cell table:style-name="ce14" office:value-type="float" office:value="1569" calcext:value-type="float">
            <text:p>156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324:.G1324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9" calcext:value-type="date">
            <text:p>Apr 19, 2016</text:p>
          </table:table-cell>
          <table:table-cell table:style-name="ce14" office:value-type="float" office:value="1568" calcext:value-type="float">
            <text:p>156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25:.G132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8" calcext:value-type="date">
            <text:p>Apr 18, 2016</text:p>
          </table:table-cell>
          <table:table-cell table:style-name="ce14" office:value-type="float" office:value="1567" calcext:value-type="float">
            <text:p>156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26:.G1326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7" calcext:value-type="date">
            <text:p>Apr 17, 2016</text:p>
          </table:table-cell>
          <table:table-cell table:style-name="ce14" office:value-type="float" office:value="1566" calcext:value-type="float">
            <text:p>156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27:.G1327])" office:value-type="float" office:value="146" calcext:value-type="float">
            <text:p>14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6" calcext:value-type="date">
            <text:p>Apr 16, 2016</text:p>
          </table:table-cell>
          <table:table-cell table:style-name="ce14" office:value-type="float" office:value="1565" calcext:value-type="float">
            <text:p>156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28:.G1328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5" calcext:value-type="date">
            <text:p>Apr 15, 2016</text:p>
          </table:table-cell>
          <table:table-cell table:style-name="ce14" office:value-type="float" office:value="1564" calcext:value-type="float">
            <text:p>156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29:.G1329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4" calcext:value-type="date">
            <text:p>Apr 14, 2016</text:p>
          </table:table-cell>
          <table:table-cell table:style-name="ce14" office:value-type="float" office:value="1563" calcext:value-type="float">
            <text:p>15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30:.G1330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3" calcext:value-type="date">
            <text:p>Apr 13, 2016</text:p>
          </table:table-cell>
          <table:table-cell table:style-name="ce14" office:value-type="float" office:value="1562" calcext:value-type="float">
            <text:p>156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31:.G1331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2" calcext:value-type="date">
            <text:p>Apr 12, 2016</text:p>
          </table:table-cell>
          <table:table-cell table:style-name="ce14" office:value-type="float" office:value="1561" calcext:value-type="float">
            <text:p>156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32:.G1332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1" calcext:value-type="date">
            <text:p>Apr 11, 2016</text:p>
          </table:table-cell>
          <table:table-cell table:style-name="ce14" office:value-type="float" office:value="1560" calcext:value-type="float">
            <text:p>156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333:.G1333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0" calcext:value-type="date">
            <text:p>Apr 10, 2016</text:p>
          </table:table-cell>
          <table:table-cell table:style-name="ce14" office:value-type="float" office:value="1559" calcext:value-type="float">
            <text:p>155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34:.G1334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9" calcext:value-type="date">
            <text:p>Apr 9, 2016</text:p>
          </table:table-cell>
          <table:table-cell table:style-name="ce14" office:value-type="float" office:value="1558" calcext:value-type="float">
            <text:p>155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35:.G1335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8" calcext:value-type="date">
            <text:p>Apr 8, 2016</text:p>
          </table:table-cell>
          <table:table-cell table:style-name="ce14" office:value-type="float" office:value="1557" calcext:value-type="float">
            <text:p>155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36:.G1336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7" calcext:value-type="date">
            <text:p>Apr 7, 2016</text:p>
          </table:table-cell>
          <table:table-cell table:style-name="ce14" office:value-type="float" office:value="1556" calcext:value-type="float">
            <text:p>155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37:.G1337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6" calcext:value-type="date">
            <text:p>Apr 6, 2016</text:p>
          </table:table-cell>
          <table:table-cell table:style-name="ce14" office:value-type="float" office:value="1555" calcext:value-type="float">
            <text:p>155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38:.G1338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5" calcext:value-type="date">
            <text:p>Apr 5, 2016</text:p>
          </table:table-cell>
          <table:table-cell table:style-name="ce14" office:value-type="float" office:value="1554" calcext:value-type="float">
            <text:p>155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39:.G1339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4" calcext:value-type="date">
            <text:p>Apr 4, 2016</text:p>
          </table:table-cell>
          <table:table-cell table:style-name="ce14" office:value-type="float" office:value="1553" calcext:value-type="float">
            <text:p>155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40:.G1340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3" calcext:value-type="date">
            <text:p>Apr 3, 2016</text:p>
          </table:table-cell>
          <table:table-cell table:style-name="ce14" office:value-type="float" office:value="1552" calcext:value-type="float">
            <text:p>155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41:.G1341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2" calcext:value-type="date">
            <text:p>Apr 2, 2016</text:p>
          </table:table-cell>
          <table:table-cell table:style-name="ce14" office:value-type="float" office:value="1551" calcext:value-type="float">
            <text:p>155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42:.G1342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1" calcext:value-type="date">
            <text:p>Apr 1, 2016</text:p>
          </table:table-cell>
          <table:table-cell table:style-name="ce14" office:value-type="float" office:value="1550" calcext:value-type="float">
            <text:p>155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43:.G1343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31" calcext:value-type="date">
            <text:p>Mar 31, 2016</text:p>
          </table:table-cell>
          <table:table-cell table:style-name="ce14" office:value-type="float" office:value="1549" calcext:value-type="float">
            <text:p>154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44:.G1344])" office:value-type="float" office:value="150" calcext:value-type="float">
            <text:p>1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30" calcext:value-type="date">
            <text:p>Mar 30, 2016</text:p>
          </table:table-cell>
          <table:table-cell table:style-name="ce14" office:value-type="float" office:value="1548" calcext:value-type="float">
            <text:p>154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45:.G1345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9" calcext:value-type="date">
            <text:p>Mar 29, 2016</text:p>
          </table:table-cell>
          <table:table-cell table:style-name="ce14" office:value-type="float" office:value="1547" calcext:value-type="float">
            <text:p>154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46:.G1346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8" calcext:value-type="date">
            <text:p>Mar 28, 2016</text:p>
          </table:table-cell>
          <table:table-cell table:style-name="ce14" office:value-type="float" office:value="1546" calcext:value-type="float">
            <text:p>154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47:.G1347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7" calcext:value-type="date">
            <text:p>Mar 27, 2016</text:p>
          </table:table-cell>
          <table:table-cell table:style-name="ce14" office:value-type="float" office:value="1545" calcext:value-type="float">
            <text:p>154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348:.G1348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6" calcext:value-type="date">
            <text:p>Mar 26, 2016</text:p>
          </table:table-cell>
          <table:table-cell table:style-name="ce14" office:value-type="float" office:value="1544" calcext:value-type="float">
            <text:p>154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49:.G1349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5" calcext:value-type="date">
            <text:p>Mar 25, 2016</text:p>
          </table:table-cell>
          <table:table-cell table:style-name="ce14" office:value-type="float" office:value="1543" calcext:value-type="float">
            <text:p>154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50:.G1350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4" calcext:value-type="date">
            <text:p>Mar 24, 2016</text:p>
          </table:table-cell>
          <table:table-cell table:style-name="ce14" office:value-type="float" office:value="1542" calcext:value-type="float">
            <text:p>154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51:.G1351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3" calcext:value-type="date">
            <text:p>Mar 23, 2016</text:p>
          </table:table-cell>
          <table:table-cell table:style-name="ce14" office:value-type="float" office:value="1541" calcext:value-type="float">
            <text:p>154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352:.G1352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2" calcext:value-type="date">
            <text:p>Mar 22, 2016</text:p>
          </table:table-cell>
          <table:table-cell table:style-name="ce14" office:value-type="float" office:value="1540" calcext:value-type="float">
            <text:p>15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53:.G1353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1" calcext:value-type="date">
            <text:p>Mar 21, 2016</text:p>
          </table:table-cell>
          <table:table-cell table:style-name="ce14" office:value-type="float" office:value="1539" calcext:value-type="float">
            <text:p>153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54:.G1354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0" calcext:value-type="date">
            <text:p>Mar 20, 2016</text:p>
          </table:table-cell>
          <table:table-cell table:style-name="ce14" office:value-type="float" office:value="1538" calcext:value-type="float">
            <text:p>153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55:.G1355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9" calcext:value-type="date">
            <text:p>Mar 19, 2016</text:p>
          </table:table-cell>
          <table:table-cell table:style-name="ce14" office:value-type="float" office:value="1537" calcext:value-type="float">
            <text:p>153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56:.G1356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8" calcext:value-type="date">
            <text:p>Mar 18, 2016</text:p>
          </table:table-cell>
          <table:table-cell table:style-name="ce14" office:value-type="float" office:value="1536" calcext:value-type="float">
            <text:p>153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57:.G1357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7" calcext:value-type="date">
            <text:p>Mar 17, 2016</text:p>
          </table:table-cell>
          <table:table-cell table:style-name="ce14" office:value-type="float" office:value="1535" calcext:value-type="float">
            <text:p>153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58:.G1358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6" calcext:value-type="date">
            <text:p>Mar 16, 2016</text:p>
          </table:table-cell>
          <table:table-cell table:style-name="ce14" office:value-type="float" office:value="1534" calcext:value-type="float">
            <text:p>153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59:.G1359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5" calcext:value-type="date">
            <text:p>Mar 15, 2016</text:p>
          </table:table-cell>
          <table:table-cell table:style-name="ce14" office:value-type="float" office:value="1533" calcext:value-type="float">
            <text:p>153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60:.G1360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4" calcext:value-type="date">
            <text:p>Mar 14, 2016</text:p>
          </table:table-cell>
          <table:table-cell table:style-name="ce14" office:value-type="float" office:value="1532" calcext:value-type="float">
            <text:p>153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61:.G1361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3" calcext:value-type="date">
            <text:p>Mar 13, 2016</text:p>
          </table:table-cell>
          <table:table-cell table:style-name="ce14" office:value-type="float" office:value="1531" calcext:value-type="float">
            <text:p>153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62:.G1362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2" calcext:value-type="date">
            <text:p>Mar 12, 2016</text:p>
          </table:table-cell>
          <table:table-cell table:style-name="ce14" office:value-type="float" office:value="1530" calcext:value-type="float">
            <text:p>153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63:.G1363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1" calcext:value-type="date">
            <text:p>Mar 11, 2016</text:p>
          </table:table-cell>
          <table:table-cell table:style-name="ce14" office:value-type="float" office:value="1529" calcext:value-type="float">
            <text:p>152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64:.G1364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0" calcext:value-type="date">
            <text:p>Mar 10, 2016</text:p>
          </table:table-cell>
          <table:table-cell table:style-name="ce14" office:value-type="float" office:value="1528" calcext:value-type="float">
            <text:p>152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65:.G1365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9" calcext:value-type="date">
            <text:p>Mar 9, 2016</text:p>
          </table:table-cell>
          <table:table-cell table:style-name="ce14" office:value-type="float" office:value="1527" calcext:value-type="float">
            <text:p>152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66:.G136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8" calcext:value-type="date">
            <text:p>Mar 8, 2016</text:p>
          </table:table-cell>
          <table:table-cell table:style-name="ce14" office:value-type="float" office:value="1526" calcext:value-type="float">
            <text:p>152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67:.G136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7" calcext:value-type="date">
            <text:p>Mar 7, 2016</text:p>
          </table:table-cell>
          <table:table-cell table:style-name="ce14" office:value-type="float" office:value="1525" calcext:value-type="float">
            <text:p>152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68:.G1368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6" calcext:value-type="date">
            <text:p>Mar 6, 2016</text:p>
          </table:table-cell>
          <table:table-cell table:style-name="ce14" office:value-type="float" office:value="1524" calcext:value-type="float">
            <text:p>15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69:.G1369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5" calcext:value-type="date">
            <text:p>Mar 5, 2016</text:p>
          </table:table-cell>
          <table:table-cell table:style-name="ce14" office:value-type="float" office:value="1523" calcext:value-type="float">
            <text:p>15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70:.G1370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4" calcext:value-type="date">
            <text:p>Mar 4, 2016</text:p>
          </table:table-cell>
          <table:table-cell table:style-name="ce14" office:value-type="float" office:value="1522" calcext:value-type="float">
            <text:p>152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71:.G1371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3" calcext:value-type="date">
            <text:p>Mar 3, 2016</text:p>
          </table:table-cell>
          <table:table-cell table:style-name="ce14" office:value-type="float" office:value="1521" calcext:value-type="float">
            <text:p>15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formula="of:=SUM([.C1372:.G1372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2" calcext:value-type="date">
            <text:p>Mar 2, 2016</text:p>
          </table:table-cell>
          <table:table-cell table:style-name="ce14" office:value-type="float" office:value="1520" calcext:value-type="float">
            <text:p>152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73:.G1373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1" calcext:value-type="date">
            <text:p>Mar 1, 2016</text:p>
          </table:table-cell>
          <table:table-cell table:style-name="ce14" office:value-type="float" office:value="1519" calcext:value-type="float">
            <text:p>15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74:.G1374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9" calcext:value-type="date">
            <text:p>Feb 29, 2016</text:p>
          </table:table-cell>
          <table:table-cell table:style-name="ce14" office:value-type="float" office:value="1518" calcext:value-type="float">
            <text:p>15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375:.G1375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8" calcext:value-type="date">
            <text:p>Feb 28, 2016</text:p>
          </table:table-cell>
          <table:table-cell table:style-name="ce14" office:value-type="float" office:value="1517" calcext:value-type="float">
            <text:p>151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76:.G1376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7" calcext:value-type="date">
            <text:p>Feb 27, 2016</text:p>
          </table:table-cell>
          <table:table-cell table:style-name="ce14" office:value-type="float" office:value="1516" calcext:value-type="float">
            <text:p>151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77:.G1377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6" calcext:value-type="date">
            <text:p>Feb 26, 2016</text:p>
          </table:table-cell>
          <table:table-cell table:style-name="ce14" office:value-type="float" office:value="1515" calcext:value-type="float">
            <text:p>151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78:.G1378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5" calcext:value-type="date">
            <text:p>Feb 25, 2016</text:p>
          </table:table-cell>
          <table:table-cell table:style-name="ce14" office:value-type="float" office:value="1514" calcext:value-type="float">
            <text:p>151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79:.G1379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4" calcext:value-type="date">
            <text:p>Feb 24, 2016</text:p>
          </table:table-cell>
          <table:table-cell table:style-name="ce14" office:value-type="float" office:value="1513" calcext:value-type="float">
            <text:p>151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80:.G1380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3" calcext:value-type="date">
            <text:p>Feb 23, 2016</text:p>
          </table:table-cell>
          <table:table-cell table:style-name="ce14" office:value-type="float" office:value="1512" calcext:value-type="float">
            <text:p>151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381:.G1381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2" calcext:value-type="date">
            <text:p>Feb 22, 2016</text:p>
          </table:table-cell>
          <table:table-cell table:style-name="ce14" office:value-type="float" office:value="1511" calcext:value-type="float">
            <text:p>15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82:.G1382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1" calcext:value-type="date">
            <text:p>Feb 21, 2016</text:p>
          </table:table-cell>
          <table:table-cell table:style-name="ce14" office:value-type="float" office:value="1510" calcext:value-type="float">
            <text:p>151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83:.G1383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0" calcext:value-type="date">
            <text:p>Feb 20, 2016</text:p>
          </table:table-cell>
          <table:table-cell table:style-name="ce14" office:value-type="float" office:value="1509" calcext:value-type="float">
            <text:p>15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84:.G1384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9" calcext:value-type="date">
            <text:p>Feb 19, 2016</text:p>
          </table:table-cell>
          <table:table-cell table:style-name="ce14" office:value-type="float" office:value="1508" calcext:value-type="float">
            <text:p>15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85:.G1385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8" calcext:value-type="date">
            <text:p>Feb 18, 2016</text:p>
          </table:table-cell>
          <table:table-cell table:style-name="ce14" office:value-type="float" office:value="1507" calcext:value-type="float">
            <text:p>150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86:.G1386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7" calcext:value-type="date">
            <text:p>Feb 17, 2016</text:p>
          </table:table-cell>
          <table:table-cell table:style-name="ce14" office:value-type="float" office:value="1506" calcext:value-type="float">
            <text:p>15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87:.G1387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6" calcext:value-type="date">
            <text:p>Feb 16, 2016</text:p>
          </table:table-cell>
          <table:table-cell table:style-name="ce14" office:value-type="float" office:value="1505" calcext:value-type="float">
            <text:p>150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88:.G1388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5" calcext:value-type="date">
            <text:p>Feb 15, 2016</text:p>
          </table:table-cell>
          <table:table-cell table:style-name="ce14" office:value-type="float" office:value="1504" calcext:value-type="float">
            <text:p>15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89:.G1389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4" calcext:value-type="date">
            <text:p>Feb 14, 2016</text:p>
          </table:table-cell>
          <table:table-cell table:style-name="ce14" office:value-type="float" office:value="1503" calcext:value-type="float">
            <text:p>15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90:.G1390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3" calcext:value-type="date">
            <text:p>Feb 13, 2016</text:p>
          </table:table-cell>
          <table:table-cell table:style-name="ce14" office:value-type="float" office:value="1502" calcext:value-type="float">
            <text:p>150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91:.G1391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2" calcext:value-type="date">
            <text:p>Feb 12, 2016</text:p>
          </table:table-cell>
          <table:table-cell table:style-name="ce14" office:value-type="float" office:value="1501" calcext:value-type="float">
            <text:p>150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92:.G1392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1" calcext:value-type="date">
            <text:p>Feb 11, 2016</text:p>
          </table:table-cell>
          <table:table-cell table:style-name="ce14" office:value-type="float" office:value="1500" calcext:value-type="float">
            <text:p>150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393:.G1393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0" calcext:value-type="date">
            <text:p>Feb 10, 2016</text:p>
          </table:table-cell>
          <table:table-cell table:style-name="ce14" office:value-type="float" office:value="1499" calcext:value-type="float">
            <text:p>149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94:.G1394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9" calcext:value-type="date">
            <text:p>Feb 9, 2016</text:p>
          </table:table-cell>
          <table:table-cell table:style-name="ce14" office:value-type="float" office:value="1498" calcext:value-type="float">
            <text:p>149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95:.G1395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8" calcext:value-type="date">
            <text:p>Feb 8, 2016</text:p>
          </table:table-cell>
          <table:table-cell table:style-name="ce14" office:value-type="float" office:value="1497" calcext:value-type="float">
            <text:p>149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96:.G1396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7" calcext:value-type="date">
            <text:p>Feb 7, 2016</text:p>
          </table:table-cell>
          <table:table-cell table:style-name="ce14" office:value-type="float" office:value="1496" calcext:value-type="float">
            <text:p>149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97:.G1397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6" calcext:value-type="date">
            <text:p>Feb 6, 2016</text:p>
          </table:table-cell>
          <table:table-cell table:style-name="ce14" office:value-type="float" office:value="1495" calcext:value-type="float">
            <text:p>149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398:.G1398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5" calcext:value-type="date">
            <text:p>Feb 5, 2016</text:p>
          </table:table-cell>
          <table:table-cell table:style-name="ce14" office:value-type="float" office:value="1494" calcext:value-type="float">
            <text:p>149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99:.G1399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4" calcext:value-type="date">
            <text:p>Feb 4, 2016</text:p>
          </table:table-cell>
          <table:table-cell table:style-name="ce14" office:value-type="float" office:value="1493" calcext:value-type="float">
            <text:p>149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400:.G1400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3" calcext:value-type="date">
            <text:p>Feb 3, 2016</text:p>
          </table:table-cell>
          <table:table-cell table:style-name="ce14" office:value-type="float" office:value="1492" calcext:value-type="float">
            <text:p>149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01:.G1401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2" calcext:value-type="date">
            <text:p>Feb 2, 2016</text:p>
          </table:table-cell>
          <table:table-cell table:style-name="ce14" office:value-type="float" office:value="1491" calcext:value-type="float">
            <text:p>149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02:.G1402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1" calcext:value-type="date">
            <text:p>Feb 1, 2016</text:p>
          </table:table-cell>
          <table:table-cell table:style-name="ce14" office:value-type="float" office:value="1490" calcext:value-type="float">
            <text:p>149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03:.G1403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31" calcext:value-type="date">
            <text:p>Jan 31, 2016</text:p>
          </table:table-cell>
          <table:table-cell table:style-name="ce14" office:value-type="float" office:value="1489" calcext:value-type="float">
            <text:p>148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04:.G140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30" calcext:value-type="date">
            <text:p>Jan 30, 2016</text:p>
          </table:table-cell>
          <table:table-cell table:style-name="ce14" office:value-type="float" office:value="1488" calcext:value-type="float">
            <text:p>148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05:.G1405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9" calcext:value-type="date">
            <text:p>Jan 29, 2016</text:p>
          </table:table-cell>
          <table:table-cell table:style-name="ce14" office:value-type="float" office:value="1487" calcext:value-type="float">
            <text:p>148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06:.G1406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8" calcext:value-type="date">
            <text:p>Jan 28, 2016</text:p>
          </table:table-cell>
          <table:table-cell table:style-name="ce14" office:value-type="float" office:value="1486" calcext:value-type="float">
            <text:p>148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07:.G1407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7" calcext:value-type="date">
            <text:p>Jan 27, 2016</text:p>
          </table:table-cell>
          <table:table-cell table:style-name="ce14" office:value-type="float" office:value="1485" calcext:value-type="float">
            <text:p>148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408:.G1408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6" calcext:value-type="date">
            <text:p>Jan 26, 2016</text:p>
          </table:table-cell>
          <table:table-cell table:style-name="ce14" office:value-type="float" office:value="1484" calcext:value-type="float">
            <text:p>148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409:.G1409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5" calcext:value-type="date">
            <text:p>Jan 25, 2016</text:p>
          </table:table-cell>
          <table:table-cell table:style-name="ce14" office:value-type="float" office:value="1483" calcext:value-type="float">
            <text:p>14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10:.G1410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4" calcext:value-type="date">
            <text:p>Jan 24, 2016</text:p>
          </table:table-cell>
          <table:table-cell table:style-name="ce14" office:value-type="float" office:value="1482" calcext:value-type="float">
            <text:p>148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11:.G1411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3" calcext:value-type="date">
            <text:p>Jan 23, 2016</text:p>
          </table:table-cell>
          <table:table-cell table:style-name="ce14" office:value-type="float" office:value="1481" calcext:value-type="float">
            <text:p>148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12:.G1412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2" calcext:value-type="date">
            <text:p>Jan 22, 2016</text:p>
          </table:table-cell>
          <table:table-cell table:style-name="ce14" office:value-type="float" office:value="1480" calcext:value-type="float">
            <text:p>148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13:.G141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1" calcext:value-type="date">
            <text:p>Jan 21, 2016</text:p>
          </table:table-cell>
          <table:table-cell table:style-name="ce14" office:value-type="float" office:value="1479" calcext:value-type="float">
            <text:p>147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14:.G1414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0" calcext:value-type="date">
            <text:p>Jan 20, 2016</text:p>
          </table:table-cell>
          <table:table-cell table:style-name="ce14" office:value-type="float" office:value="1478" calcext:value-type="float">
            <text:p>147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15:.G1415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9" calcext:value-type="date">
            <text:p>Jan 19, 2016</text:p>
          </table:table-cell>
          <table:table-cell table:style-name="ce14" office:value-type="float" office:value="1477" calcext:value-type="float">
            <text:p>147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16:.G1416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8" calcext:value-type="date">
            <text:p>Jan 18, 2016</text:p>
          </table:table-cell>
          <table:table-cell table:style-name="ce14" office:value-type="float" office:value="1476" calcext:value-type="float">
            <text:p>147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17:.G1417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7" calcext:value-type="date">
            <text:p>Jan 17, 2016</text:p>
          </table:table-cell>
          <table:table-cell table:style-name="ce14" office:value-type="float" office:value="1475" calcext:value-type="float">
            <text:p>147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418:.G1418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6" calcext:value-type="date">
            <text:p>Jan 16, 2016</text:p>
          </table:table-cell>
          <table:table-cell table:style-name="ce14" office:value-type="float" office:value="1474" calcext:value-type="float">
            <text:p>147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19:.G1419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5" calcext:value-type="date">
            <text:p>Jan 15, 2016</text:p>
          </table:table-cell>
          <table:table-cell table:style-name="ce14" office:value-type="float" office:value="1473" calcext:value-type="float">
            <text:p>147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20:.G1420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4" calcext:value-type="date">
            <text:p>Jan 14, 2016</text:p>
          </table:table-cell>
          <table:table-cell table:style-name="ce14" office:value-type="float" office:value="1472" calcext:value-type="float">
            <text:p>147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21:.G142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3" calcext:value-type="date">
            <text:p>Jan 13, 2016</text:p>
          </table:table-cell>
          <table:table-cell table:style-name="ce14" office:value-type="float" office:value="1471" calcext:value-type="float">
            <text:p>147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22:.G1422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2" calcext:value-type="date">
            <text:p>Jan 12, 2016</text:p>
          </table:table-cell>
          <table:table-cell table:style-name="ce14" office:value-type="float" office:value="1470" calcext:value-type="float">
            <text:p>147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23:.G1423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1" calcext:value-type="date">
            <text:p>Jan 11, 2016</text:p>
          </table:table-cell>
          <table:table-cell table:style-name="ce14" office:value-type="float" office:value="1469" calcext:value-type="float">
            <text:p>146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24:.G1424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0" calcext:value-type="date">
            <text:p>Jan 10, 2016</text:p>
          </table:table-cell>
          <table:table-cell table:style-name="ce14" office:value-type="float" office:value="1468" calcext:value-type="float">
            <text:p>146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25:.G142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9" calcext:value-type="date">
            <text:p>Jan 9, 2016</text:p>
          </table:table-cell>
          <table:table-cell table:style-name="ce14" office:value-type="float" office:value="1467" calcext:value-type="float">
            <text:p>146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26:.G1426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8" calcext:value-type="date">
            <text:p>Jan 8, 2016</text:p>
          </table:table-cell>
          <table:table-cell table:style-name="ce14" office:value-type="float" office:value="1466" calcext:value-type="float">
            <text:p>146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27:.G1427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7" calcext:value-type="date">
            <text:p>Jan 7, 2016</text:p>
          </table:table-cell>
          <table:table-cell table:style-name="ce14" office:value-type="float" office:value="1465" calcext:value-type="float">
            <text:p>146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28:.G1428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6" calcext:value-type="date">
            <text:p>Jan 6, 2016</text:p>
          </table:table-cell>
          <table:table-cell table:style-name="ce14" office:value-type="float" office:value="1464" calcext:value-type="float">
            <text:p>146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29:.G142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5" calcext:value-type="date">
            <text:p>Jan 5, 2016</text:p>
          </table:table-cell>
          <table:table-cell table:style-name="ce14" office:value-type="float" office:value="1463" calcext:value-type="float">
            <text:p>146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30:.G1430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4" calcext:value-type="date">
            <text:p>Jan 4, 2016</text:p>
          </table:table-cell>
          <table:table-cell table:style-name="ce14" office:value-type="float" office:value="1462" calcext:value-type="float">
            <text:p>146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31:.G1431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3" calcext:value-type="date">
            <text:p>Jan 3, 2016</text:p>
          </table:table-cell>
          <table:table-cell table:style-name="ce14" office:value-type="float" office:value="1461" calcext:value-type="float">
            <text:p>146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32:.G1432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2" calcext:value-type="date">
            <text:p>Jan 2, 2016</text:p>
          </table:table-cell>
          <table:table-cell table:style-name="ce14" office:value-type="float" office:value="1460" calcext:value-type="float">
            <text:p>146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33:.G1433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1" calcext:value-type="date">
            <text:p>Jan 1, 2016</text:p>
          </table:table-cell>
          <table:table-cell table:style-name="ce14" office:value-type="float" office:value="1459" calcext:value-type="float">
            <text:p>145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34:.G1434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31" calcext:value-type="date">
            <text:p>Dec 31, 2015</text:p>
          </table:table-cell>
          <table:table-cell table:style-name="ce14" office:value-type="float" office:value="1458" calcext:value-type="float">
            <text:p>145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35:.G1435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30" calcext:value-type="date">
            <text:p>Dec 30, 2015</text:p>
          </table:table-cell>
          <table:table-cell table:style-name="ce14" office:value-type="float" office:value="1457" calcext:value-type="float">
            <text:p>145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36:.G1436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9" calcext:value-type="date">
            <text:p>Dec 29, 2015</text:p>
          </table:table-cell>
          <table:table-cell table:style-name="ce14" office:value-type="float" office:value="1456" calcext:value-type="float">
            <text:p>14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1437:.G1437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8" calcext:value-type="date">
            <text:p>Dec 28, 2015</text:p>
          </table:table-cell>
          <table:table-cell table:style-name="ce14" office:value-type="float" office:value="1455" calcext:value-type="float">
            <text:p>145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38:.G1438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7" calcext:value-type="date">
            <text:p>Dec 27, 2015</text:p>
          </table:table-cell>
          <table:table-cell table:style-name="ce14" office:value-type="float" office:value="1454" calcext:value-type="float">
            <text:p>145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39:.G1439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6" calcext:value-type="date">
            <text:p>Dec 26, 2015</text:p>
          </table:table-cell>
          <table:table-cell table:style-name="ce14" office:value-type="float" office:value="1453" calcext:value-type="float">
            <text:p>14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40:.G1440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5" calcext:value-type="date">
            <text:p>Dec 25, 2015</text:p>
          </table:table-cell>
          <table:table-cell table:style-name="ce14" office:value-type="float" office:value="1452" calcext:value-type="float">
            <text:p>14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441:.G1441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4" calcext:value-type="date">
            <text:p>Dec 24, 2015</text:p>
          </table:table-cell>
          <table:table-cell table:style-name="ce14" office:value-type="float" office:value="1451" calcext:value-type="float">
            <text:p>145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42:.G1442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3" calcext:value-type="date">
            <text:p>Dec 23, 2015</text:p>
          </table:table-cell>
          <table:table-cell table:style-name="ce14" office:value-type="float" office:value="1450" calcext:value-type="float">
            <text:p>145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43:.G1443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2" calcext:value-type="date">
            <text:p>Dec 22, 2015</text:p>
          </table:table-cell>
          <table:table-cell table:style-name="ce14" office:value-type="float" office:value="1449" calcext:value-type="float">
            <text:p>144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44:.G1444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1" calcext:value-type="date">
            <text:p>Dec 21, 2015</text:p>
          </table:table-cell>
          <table:table-cell table:style-name="ce14" office:value-type="float" office:value="1448" calcext:value-type="float">
            <text:p>144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45:.G1445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0" calcext:value-type="date">
            <text:p>Dec 20, 2015</text:p>
          </table:table-cell>
          <table:table-cell table:style-name="ce14" office:value-type="float" office:value="1447" calcext:value-type="float">
            <text:p>144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46:.G1446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9" calcext:value-type="date">
            <text:p>Dec 19, 2015</text:p>
          </table:table-cell>
          <table:table-cell table:style-name="ce14" office:value-type="float" office:value="1446" calcext:value-type="float">
            <text:p>144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447:.G1447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8" calcext:value-type="date">
            <text:p>Dec 18, 2015</text:p>
          </table:table-cell>
          <table:table-cell table:style-name="ce14" office:value-type="float" office:value="1445" calcext:value-type="float">
            <text:p>144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48:.G1448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7" calcext:value-type="date">
            <text:p>Dec 17, 2015</text:p>
          </table:table-cell>
          <table:table-cell table:style-name="ce14" office:value-type="float" office:value="1444" calcext:value-type="float">
            <text:p>144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49:.G1449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6" calcext:value-type="date">
            <text:p>Dec 16, 2015</text:p>
          </table:table-cell>
          <table:table-cell table:style-name="ce14" office:value-type="float" office:value="1443" calcext:value-type="float">
            <text:p>144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450:.G1450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5" calcext:value-type="date">
            <text:p>Dec 15, 2015</text:p>
          </table:table-cell>
          <table:table-cell table:style-name="ce14" office:value-type="float" office:value="1442" calcext:value-type="float">
            <text:p>144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51:.G1451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4" calcext:value-type="date">
            <text:p>Dec 14, 2015</text:p>
          </table:table-cell>
          <table:table-cell table:style-name="ce14" office:value-type="float" office:value="1441" calcext:value-type="float">
            <text:p>144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52:.G1452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3" calcext:value-type="date">
            <text:p>Dec 13, 2015</text:p>
          </table:table-cell>
          <table:table-cell table:style-name="ce14" office:value-type="float" office:value="1440" calcext:value-type="float">
            <text:p>14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53:.G1453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2" calcext:value-type="date">
            <text:p>Dec 12, 2015</text:p>
          </table:table-cell>
          <table:table-cell table:style-name="ce14" office:value-type="float" office:value="1439" calcext:value-type="float">
            <text:p>143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454:.G1454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1" calcext:value-type="date">
            <text:p>Dec 11, 2015</text:p>
          </table:table-cell>
          <table:table-cell table:style-name="ce14" office:value-type="float" office:value="1438" calcext:value-type="float">
            <text:p>143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55:.G1455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0" calcext:value-type="date">
            <text:p>Dec 10, 2015</text:p>
          </table:table-cell>
          <table:table-cell table:style-name="ce14" office:value-type="float" office:value="1437" calcext:value-type="float">
            <text:p>143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56:.G1456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9" calcext:value-type="date">
            <text:p>Dec 9, 2015</text:p>
          </table:table-cell>
          <table:table-cell table:style-name="ce14" office:value-type="float" office:value="1436" calcext:value-type="float">
            <text:p>143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57:.G1457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8" calcext:value-type="date">
            <text:p>Dec 8, 2015</text:p>
          </table:table-cell>
          <table:table-cell table:style-name="ce14" office:value-type="float" office:value="1435" calcext:value-type="float">
            <text:p>143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58:.G1458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7" calcext:value-type="date">
            <text:p>Dec 7, 2015</text:p>
          </table:table-cell>
          <table:table-cell table:style-name="ce14" office:value-type="float" office:value="1434" calcext:value-type="float">
            <text:p>143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459:.G1459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6" calcext:value-type="date">
            <text:p>Dec 6, 2015</text:p>
          </table:table-cell>
          <table:table-cell table:style-name="ce14" office:value-type="float" office:value="1433" calcext:value-type="float">
            <text:p>143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60:.G1460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5" calcext:value-type="date">
            <text:p>Dec 5, 2015</text:p>
          </table:table-cell>
          <table:table-cell table:style-name="ce14" office:value-type="float" office:value="1432" calcext:value-type="float">
            <text:p>14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61:.G1461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4" calcext:value-type="date">
            <text:p>Dec 4, 2015</text:p>
          </table:table-cell>
          <table:table-cell table:style-name="ce14" office:value-type="float" office:value="1431" calcext:value-type="float">
            <text:p>14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462:.G1462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3" calcext:value-type="date">
            <text:p>Dec 3, 2015</text:p>
          </table:table-cell>
          <table:table-cell table:style-name="ce14" office:value-type="float" office:value="1430" calcext:value-type="float">
            <text:p>143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463:.G1463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2" calcext:value-type="date">
            <text:p>Dec 2, 2015</text:p>
          </table:table-cell>
          <table:table-cell table:style-name="ce14" office:value-type="float" office:value="1429" calcext:value-type="float">
            <text:p>142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64:.G1464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1" calcext:value-type="date">
            <text:p>Dec 1, 2015</text:p>
          </table:table-cell>
          <table:table-cell table:style-name="ce14" office:value-type="float" office:value="1428" calcext:value-type="float">
            <text:p>142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65:.G1465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30" calcext:value-type="date">
            <text:p>Nov 30, 2015</text:p>
          </table:table-cell>
          <table:table-cell table:style-name="ce14" office:value-type="float" office:value="1427" calcext:value-type="float">
            <text:p>142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466:.G1466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9" calcext:value-type="date">
            <text:p>Nov 29, 2015</text:p>
          </table:table-cell>
          <table:table-cell table:style-name="ce14" office:value-type="float" office:value="1426" calcext:value-type="float">
            <text:p>142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67:.G1467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8" calcext:value-type="date">
            <text:p>Nov 28, 2015</text:p>
          </table:table-cell>
          <table:table-cell table:style-name="ce14" office:value-type="float" office:value="1425" calcext:value-type="float">
            <text:p>142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68:.G1468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7" calcext:value-type="date">
            <text:p>Nov 27, 2015</text:p>
          </table:table-cell>
          <table:table-cell table:style-name="ce14" office:value-type="float" office:value="1424" calcext:value-type="float">
            <text:p>14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69:.G1469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6" calcext:value-type="date">
            <text:p>Nov 26, 2015</text:p>
          </table:table-cell>
          <table:table-cell table:style-name="ce14" office:value-type="float" office:value="1423" calcext:value-type="float">
            <text:p>14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70:.G1470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5" calcext:value-type="date">
            <text:p>Nov 25, 2015</text:p>
          </table:table-cell>
          <table:table-cell table:style-name="ce14" office:value-type="float" office:value="1422" calcext:value-type="float">
            <text:p>142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71:.G1471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4" calcext:value-type="date">
            <text:p>Nov 24, 2015</text:p>
          </table:table-cell>
          <table:table-cell table:style-name="ce14" office:value-type="float" office:value="1421" calcext:value-type="float">
            <text:p>142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72:.G1472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3" calcext:value-type="date">
            <text:p>Nov 23, 2015</text:p>
          </table:table-cell>
          <table:table-cell table:style-name="ce14" office:value-type="float" office:value="1420" calcext:value-type="float">
            <text:p>142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73:.G1473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2" calcext:value-type="date">
            <text:p>Nov 22, 2015</text:p>
          </table:table-cell>
          <table:table-cell table:style-name="ce14" office:value-type="float" office:value="1419" calcext:value-type="float">
            <text:p>141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74:.G1474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1" calcext:value-type="date">
            <text:p>Nov 21, 2015</text:p>
          </table:table-cell>
          <table:table-cell table:style-name="ce14" office:value-type="float" office:value="1418" calcext:value-type="float">
            <text:p>14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75:.G1475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0" calcext:value-type="date">
            <text:p>Nov 20, 2015</text:p>
          </table:table-cell>
          <table:table-cell table:style-name="ce14" office:value-type="float" office:value="1417" calcext:value-type="float">
            <text:p>141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476:.G1476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9" calcext:value-type="date">
            <text:p>Nov 19, 2015</text:p>
          </table:table-cell>
          <table:table-cell table:style-name="ce14" office:value-type="float" office:value="1416" calcext:value-type="float">
            <text:p>14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77:.G1477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8" calcext:value-type="date">
            <text:p>Nov 18, 2015</text:p>
          </table:table-cell>
          <table:table-cell table:style-name="ce14" office:value-type="float" office:value="1415" calcext:value-type="float">
            <text:p>141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78:.G1478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7" calcext:value-type="date">
            <text:p>Nov 17, 2015</text:p>
          </table:table-cell>
          <table:table-cell table:style-name="ce14" office:value-type="float" office:value="1414" calcext:value-type="float">
            <text:p>141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79:.G1479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6" calcext:value-type="date">
            <text:p>Nov 16, 2015</text:p>
          </table:table-cell>
          <table:table-cell table:style-name="ce14" office:value-type="float" office:value="1413" calcext:value-type="float">
            <text:p>141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80:.G1480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5" calcext:value-type="date">
            <text:p>Nov 15, 2015</text:p>
          </table:table-cell>
          <table:table-cell table:style-name="ce14" office:value-type="float" office:value="1412" calcext:value-type="float">
            <text:p>141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481:.G1481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4" calcext:value-type="date">
            <text:p>Nov 14, 2015</text:p>
          </table:table-cell>
          <table:table-cell table:style-name="ce14" office:value-type="float" office:value="1411" calcext:value-type="float">
            <text:p>141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482:.G1482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3" calcext:value-type="date">
            <text:p>Nov 13, 2015</text:p>
          </table:table-cell>
          <table:table-cell table:style-name="ce14" office:value-type="float" office:value="1410" calcext:value-type="float">
            <text:p>14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83:.G1483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2" calcext:value-type="date">
            <text:p>Nov 12, 2015</text:p>
          </table:table-cell>
          <table:table-cell table:style-name="ce14" office:value-type="float" office:value="1409" calcext:value-type="float">
            <text:p>14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484:.G1484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1" calcext:value-type="date">
            <text:p>Nov 11, 2015</text:p>
          </table:table-cell>
          <table:table-cell table:style-name="ce14" office:value-type="float" office:value="1408" calcext:value-type="float">
            <text:p>140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85:.G1485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0" calcext:value-type="date">
            <text:p>Nov 10, 2015</text:p>
          </table:table-cell>
          <table:table-cell table:style-name="ce14" office:value-type="float" office:value="1407" calcext:value-type="float">
            <text:p>140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86:.G1486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9" calcext:value-type="date">
            <text:p>Nov 9, 2015</text:p>
          </table:table-cell>
          <table:table-cell table:style-name="ce14" office:value-type="float" office:value="1406" calcext:value-type="float">
            <text:p>140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87:.G1487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8" calcext:value-type="date">
            <text:p>Nov 8, 2015</text:p>
          </table:table-cell>
          <table:table-cell table:style-name="ce14" office:value-type="float" office:value="1405" calcext:value-type="float">
            <text:p>140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88:.G1488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7" calcext:value-type="date">
            <text:p>Nov 7, 2015</text:p>
          </table:table-cell>
          <table:table-cell table:style-name="ce14" office:value-type="float" office:value="1404" calcext:value-type="float">
            <text:p>140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89:.G1489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6" calcext:value-type="date">
            <text:p>Nov 6, 2015</text:p>
          </table:table-cell>
          <table:table-cell table:style-name="ce14" office:value-type="float" office:value="1403" calcext:value-type="float">
            <text:p>14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90:.G1490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5" calcext:value-type="date">
            <text:p>Nov 5, 2015</text:p>
          </table:table-cell>
          <table:table-cell table:style-name="ce14" office:value-type="float" office:value="1402" calcext:value-type="float">
            <text:p>140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91:.G1491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4" calcext:value-type="date">
            <text:p>Nov 4, 2015</text:p>
          </table:table-cell>
          <table:table-cell table:style-name="ce14" office:value-type="float" office:value="1401" calcext:value-type="float">
            <text:p>140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92:.G1492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3" calcext:value-type="date">
            <text:p>Nov 3, 2015</text:p>
          </table:table-cell>
          <table:table-cell table:style-name="ce14" office:value-type="float" office:value="1400" calcext:value-type="float">
            <text:p>140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93:.G1493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2" calcext:value-type="date">
            <text:p>Nov 2, 2015</text:p>
          </table:table-cell>
          <table:table-cell table:style-name="ce14" office:value-type="float" office:value="1399" calcext:value-type="float">
            <text:p>139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94:.G1494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1" calcext:value-type="date">
            <text:p>Nov 1, 2015</text:p>
          </table:table-cell>
          <table:table-cell table:style-name="ce14" office:value-type="float" office:value="1398" calcext:value-type="float">
            <text:p>13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495:.G1495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31" calcext:value-type="date">
            <text:p>Oct 31, 2015</text:p>
          </table:table-cell>
          <table:table-cell table:style-name="ce14" office:value-type="float" office:value="1397" calcext:value-type="float">
            <text:p>13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496:.G1496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30" calcext:value-type="date">
            <text:p>Oct 30, 2015</text:p>
          </table:table-cell>
          <table:table-cell table:style-name="ce14" office:value-type="float" office:value="1396" calcext:value-type="float">
            <text:p>139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97:.G1497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9" calcext:value-type="date">
            <text:p>Oct 29, 2015</text:p>
          </table:table-cell>
          <table:table-cell table:style-name="ce14" office:value-type="float" office:value="1395" calcext:value-type="float">
            <text:p>139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98:.G1498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8" calcext:value-type="date">
            <text:p>Oct 28, 2015</text:p>
          </table:table-cell>
          <table:table-cell table:style-name="ce14" office:value-type="float" office:value="1394" calcext:value-type="float">
            <text:p>139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99:.G1499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7" calcext:value-type="date">
            <text:p>Oct 27, 2015</text:p>
          </table:table-cell>
          <table:table-cell table:style-name="ce14" office:value-type="float" office:value="1393" calcext:value-type="float">
            <text:p>139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00:.G1500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6" calcext:value-type="date">
            <text:p>Oct 26, 2015</text:p>
          </table:table-cell>
          <table:table-cell table:style-name="ce14" office:value-type="float" office:value="1392" calcext:value-type="float">
            <text:p>139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01:.G1501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5" calcext:value-type="date">
            <text:p>Oct 25, 2015</text:p>
          </table:table-cell>
          <table:table-cell table:style-name="ce14" office:value-type="float" office:value="1391" calcext:value-type="float">
            <text:p>139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02:.G1502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4" calcext:value-type="date">
            <text:p>Oct 24, 2015</text:p>
          </table:table-cell>
          <table:table-cell table:style-name="ce14" office:value-type="float" office:value="1390" calcext:value-type="float">
            <text:p>139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03:.G1503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3" calcext:value-type="date">
            <text:p>Oct 23, 2015</text:p>
          </table:table-cell>
          <table:table-cell table:style-name="ce14" office:value-type="float" office:value="1389" calcext:value-type="float">
            <text:p>138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504:.G1504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2" calcext:value-type="date">
            <text:p>Oct 22, 2015</text:p>
          </table:table-cell>
          <table:table-cell table:style-name="ce14" office:value-type="float" office:value="1388" calcext:value-type="float">
            <text:p>138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05:.G1505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1" calcext:value-type="date">
            <text:p>Oct 21, 2015</text:p>
          </table:table-cell>
          <table:table-cell table:style-name="ce14" office:value-type="float" office:value="1387" calcext:value-type="float">
            <text:p>138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06:.G1506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0" calcext:value-type="date">
            <text:p>Oct 20, 2015</text:p>
          </table:table-cell>
          <table:table-cell table:style-name="ce14" office:value-type="float" office:value="1386" calcext:value-type="float">
            <text:p>13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07:.G1507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9" calcext:value-type="date">
            <text:p>Oct 19, 2015</text:p>
          </table:table-cell>
          <table:table-cell table:style-name="ce14" office:value-type="float" office:value="1385" calcext:value-type="float">
            <text:p>138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08:.G1508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8" calcext:value-type="date">
            <text:p>Oct 18, 2015</text:p>
          </table:table-cell>
          <table:table-cell table:style-name="ce14" office:value-type="float" office:value="1384" calcext:value-type="float">
            <text:p>138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09:.G1509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7" calcext:value-type="date">
            <text:p>Oct 17, 2015</text:p>
          </table:table-cell>
          <table:table-cell table:style-name="ce14" office:value-type="float" office:value="1383" calcext:value-type="float">
            <text:p>138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10:.G1510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6" calcext:value-type="date">
            <text:p>Oct 16, 2015</text:p>
          </table:table-cell>
          <table:table-cell table:style-name="ce14" office:value-type="float" office:value="1382" calcext:value-type="float">
            <text:p>138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11:.G1511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5" calcext:value-type="date">
            <text:p>Oct 15, 2015</text:p>
          </table:table-cell>
          <table:table-cell table:style-name="ce14" office:value-type="float" office:value="1381" calcext:value-type="float">
            <text:p>138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12:.G1512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4" calcext:value-type="date">
            <text:p>Oct 14, 2015</text:p>
          </table:table-cell>
          <table:table-cell table:style-name="ce14" office:value-type="float" office:value="1380" calcext:value-type="float">
            <text:p>138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513:.G1513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3" calcext:value-type="date">
            <text:p>Oct 13, 2015</text:p>
          </table:table-cell>
          <table:table-cell table:style-name="ce14" office:value-type="float" office:value="1379" calcext:value-type="float">
            <text:p>137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14:.G1514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2" calcext:value-type="date">
            <text:p>Oct 12, 2015</text:p>
          </table:table-cell>
          <table:table-cell table:style-name="ce14" office:value-type="float" office:value="1378" calcext:value-type="float">
            <text:p>137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15:.G1515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1" calcext:value-type="date">
            <text:p>Oct 11, 2015</text:p>
          </table:table-cell>
          <table:table-cell table:style-name="ce14" office:value-type="float" office:value="1377" calcext:value-type="float">
            <text:p>137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516:.G1516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0" calcext:value-type="date">
            <text:p>Oct 10, 2015</text:p>
          </table:table-cell>
          <table:table-cell table:style-name="ce14" office:value-type="float" office:value="1376" calcext:value-type="float">
            <text:p>137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17:.G1517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9" calcext:value-type="date">
            <text:p>Oct 9, 2015</text:p>
          </table:table-cell>
          <table:table-cell table:style-name="ce14" office:value-type="float" office:value="1375" calcext:value-type="float">
            <text:p>137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18:.G1518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8" calcext:value-type="date">
            <text:p>Oct 8, 2015</text:p>
          </table:table-cell>
          <table:table-cell table:style-name="ce14" office:value-type="float" office:value="1374" calcext:value-type="float">
            <text:p>137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19:.G1519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7" calcext:value-type="date">
            <text:p>Oct 7, 2015</text:p>
          </table:table-cell>
          <table:table-cell table:style-name="ce14" office:value-type="float" office:value="1373" calcext:value-type="float">
            <text:p>137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20:.G1520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6" calcext:value-type="date">
            <text:p>Oct 6, 2015</text:p>
          </table:table-cell>
          <table:table-cell table:style-name="ce14" office:value-type="float" office:value="1372" calcext:value-type="float">
            <text:p>137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21:.G1521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5" calcext:value-type="date">
            <text:p>Oct 5, 2015</text:p>
          </table:table-cell>
          <table:table-cell table:style-name="ce14" office:value-type="float" office:value="1371" calcext:value-type="float">
            <text:p>137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22:.G1522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4" calcext:value-type="date">
            <text:p>Oct 4, 2015</text:p>
          </table:table-cell>
          <table:table-cell table:style-name="ce14" office:value-type="float" office:value="1370" calcext:value-type="float">
            <text:p>137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523:.G1523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3" calcext:value-type="date">
            <text:p>Oct 3, 2015</text:p>
          </table:table-cell>
          <table:table-cell table:style-name="ce14" office:value-type="float" office:value="1369" calcext:value-type="float">
            <text:p>136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524:.G1524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2" calcext:value-type="date">
            <text:p>Oct 2, 2015</text:p>
          </table:table-cell>
          <table:table-cell table:style-name="ce14" office:value-type="float" office:value="1368" calcext:value-type="float">
            <text:p>136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25:.G1525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1" calcext:value-type="date">
            <text:p>Oct 1, 2015</text:p>
          </table:table-cell>
          <table:table-cell table:style-name="ce14" office:value-type="float" office:value="1367" calcext:value-type="float">
            <text:p>136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26:.G1526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30" calcext:value-type="date">
            <text:p>Sep 30, 2015</text:p>
          </table:table-cell>
          <table:table-cell table:style-name="ce14" office:value-type="float" office:value="1366" calcext:value-type="float">
            <text:p>136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27:.G1527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9" calcext:value-type="date">
            <text:p>Sep 29, 2015</text:p>
          </table:table-cell>
          <table:table-cell table:style-name="ce14" office:value-type="float" office:value="1365" calcext:value-type="float">
            <text:p>136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28:.G1528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8" calcext:value-type="date">
            <text:p>Sep 28, 2015</text:p>
          </table:table-cell>
          <table:table-cell table:style-name="ce14" office:value-type="float" office:value="1364" calcext:value-type="float">
            <text:p>136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29:.G1529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7" calcext:value-type="date">
            <text:p>Sep 27, 2015</text:p>
          </table:table-cell>
          <table:table-cell table:style-name="ce14" office:value-type="float" office:value="1363" calcext:value-type="float">
            <text:p>13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30:.G1530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6" calcext:value-type="date">
            <text:p>Sep 26, 2015</text:p>
          </table:table-cell>
          <table:table-cell table:style-name="ce14" office:value-type="float" office:value="1362" calcext:value-type="float">
            <text:p>136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31:.G153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5" calcext:value-type="date">
            <text:p>Sep 25, 2015</text:p>
          </table:table-cell>
          <table:table-cell table:style-name="ce14" office:value-type="float" office:value="1361" calcext:value-type="float">
            <text:p>136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32:.G1532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4" calcext:value-type="date">
            <text:p>Sep 24, 2015</text:p>
          </table:table-cell>
          <table:table-cell table:style-name="ce14" office:value-type="float" office:value="1360" calcext:value-type="float">
            <text:p>136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33:.G1533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3" calcext:value-type="date">
            <text:p>Sep 23, 2015</text:p>
          </table:table-cell>
          <table:table-cell table:style-name="ce14" office:value-type="float" office:value="1359" calcext:value-type="float">
            <text:p>135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534:.G1534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2" calcext:value-type="date">
            <text:p>Sep 22, 2015</text:p>
          </table:table-cell>
          <table:table-cell table:style-name="ce14" office:value-type="float" office:value="1358" calcext:value-type="float">
            <text:p>135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35:.G1535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1" calcext:value-type="date">
            <text:p>Sep 21, 2015</text:p>
          </table:table-cell>
          <table:table-cell table:style-name="ce14" office:value-type="float" office:value="1357" calcext:value-type="float">
            <text:p>135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36:.G1536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0" calcext:value-type="date">
            <text:p>Sep 20, 2015</text:p>
          </table:table-cell>
          <table:table-cell table:style-name="ce14" office:value-type="float" office:value="1356" calcext:value-type="float">
            <text:p>13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37:.G1537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9" calcext:value-type="date">
            <text:p>Sep 19, 2015</text:p>
          </table:table-cell>
          <table:table-cell table:style-name="ce14" office:value-type="float" office:value="1355" calcext:value-type="float">
            <text:p>135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38:.G1538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8" calcext:value-type="date">
            <text:p>Sep 18, 2015</text:p>
          </table:table-cell>
          <table:table-cell table:style-name="ce14" office:value-type="float" office:value="1354" calcext:value-type="float">
            <text:p>135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39:.G1539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7" calcext:value-type="date">
            <text:p>Sep 17, 2015</text:p>
          </table:table-cell>
          <table:table-cell table:style-name="ce14" office:value-type="float" office:value="1353" calcext:value-type="float">
            <text:p>135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40:.G1540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6" calcext:value-type="date">
            <text:p>Sep 16, 2015</text:p>
          </table:table-cell>
          <table:table-cell table:style-name="ce14" office:value-type="float" office:value="1352" calcext:value-type="float">
            <text:p>135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41:.G1541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5" calcext:value-type="date">
            <text:p>Sep 15, 2015</text:p>
          </table:table-cell>
          <table:table-cell table:style-name="ce14" office:value-type="float" office:value="1351" calcext:value-type="float">
            <text:p>135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42:.G1542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4" calcext:value-type="date">
            <text:p>Sep 14, 2015</text:p>
          </table:table-cell>
          <table:table-cell table:style-name="ce14" office:value-type="float" office:value="1350" calcext:value-type="float">
            <text:p>135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43:.G1543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3" calcext:value-type="date">
            <text:p>Sep 13, 2015</text:p>
          </table:table-cell>
          <table:table-cell table:style-name="ce14" office:value-type="float" office:value="1349" calcext:value-type="float">
            <text:p>134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44:.G1544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2" calcext:value-type="date">
            <text:p>Sep 12, 2015</text:p>
          </table:table-cell>
          <table:table-cell table:style-name="ce14" office:value-type="float" office:value="1348" calcext:value-type="float">
            <text:p>13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45:.G1545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1" calcext:value-type="date">
            <text:p>Sep 11, 2015</text:p>
          </table:table-cell>
          <table:table-cell table:style-name="ce14" office:value-type="float" office:value="1347" calcext:value-type="float">
            <text:p>134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546:.G1546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0" calcext:value-type="date">
            <text:p>Sep 10, 2015</text:p>
          </table:table-cell>
          <table:table-cell table:style-name="ce14" office:value-type="float" office:value="1346" calcext:value-type="float">
            <text:p>134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47:.G1547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9" calcext:value-type="date">
            <text:p>Sep 9, 2015</text:p>
          </table:table-cell>
          <table:table-cell table:style-name="ce14" office:value-type="float" office:value="1345" calcext:value-type="float">
            <text:p>134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48:.G1548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8" calcext:value-type="date">
            <text:p>Sep 8, 2015</text:p>
          </table:table-cell>
          <table:table-cell table:style-name="ce14" office:value-type="float" office:value="1344" calcext:value-type="float">
            <text:p>134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549:.G1549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7" calcext:value-type="date">
            <text:p>Sep 7, 2015</text:p>
          </table:table-cell>
          <table:table-cell table:style-name="ce14" office:value-type="float" office:value="1343" calcext:value-type="float">
            <text:p>134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50:.G1550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6" calcext:value-type="date">
            <text:p>Sep 6, 2015</text:p>
          </table:table-cell>
          <table:table-cell table:style-name="ce14" office:value-type="float" office:value="1342" calcext:value-type="float">
            <text:p>134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51:.G1551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5" calcext:value-type="date">
            <text:p>Sep 5, 2015</text:p>
          </table:table-cell>
          <table:table-cell table:style-name="ce14" office:value-type="float" office:value="1341" calcext:value-type="float">
            <text:p>13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52:.G1552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4" calcext:value-type="date">
            <text:p>Sep 4, 2015</text:p>
          </table:table-cell>
          <table:table-cell table:style-name="ce14" office:value-type="float" office:value="1340" calcext:value-type="float">
            <text:p>13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53:.G155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3" calcext:value-type="date">
            <text:p>Sep 3, 2015</text:p>
          </table:table-cell>
          <table:table-cell table:style-name="ce14" office:value-type="float" office:value="1339" calcext:value-type="float">
            <text:p>133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54:.G1554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2" calcext:value-type="date">
            <text:p>Sep 2, 2015</text:p>
          </table:table-cell>
          <table:table-cell table:style-name="ce14" office:value-type="float" office:value="1338" calcext:value-type="float">
            <text:p>133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555:.G1555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1" calcext:value-type="date">
            <text:p>Sep 1, 2015</text:p>
          </table:table-cell>
          <table:table-cell table:style-name="ce14" office:value-type="float" office:value="1337" calcext:value-type="float">
            <text:p>133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56:.G1556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31" calcext:value-type="date">
            <text:p>Aug 31, 2015</text:p>
          </table:table-cell>
          <table:table-cell table:style-name="ce14" office:value-type="float" office:value="1336" calcext:value-type="float">
            <text:p>133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57:.G1557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30" calcext:value-type="date">
            <text:p>Aug 30, 2015</text:p>
          </table:table-cell>
          <table:table-cell table:style-name="ce14" office:value-type="float" office:value="1335" calcext:value-type="float">
            <text:p>133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58:.G1558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9" calcext:value-type="date">
            <text:p>Aug 29, 2015</text:p>
          </table:table-cell>
          <table:table-cell table:style-name="ce14" office:value-type="float" office:value="1334" calcext:value-type="float">
            <text:p>133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59:.G1559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8" calcext:value-type="date">
            <text:p>Aug 28, 2015</text:p>
          </table:table-cell>
          <table:table-cell table:style-name="ce14" office:value-type="float" office:value="1333" calcext:value-type="float">
            <text:p>133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60:.G1560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7" calcext:value-type="date">
            <text:p>Aug 27, 2015</text:p>
          </table:table-cell>
          <table:table-cell table:style-name="ce14" office:value-type="float" office:value="1332" calcext:value-type="float">
            <text:p>13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561:.G1561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6" calcext:value-type="date">
            <text:p>Aug 26, 2015</text:p>
          </table:table-cell>
          <table:table-cell table:style-name="ce14" office:value-type="float" office:value="1331" calcext:value-type="float">
            <text:p>133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62:.G1562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5" calcext:value-type="date">
            <text:p>Aug 25, 2015</text:p>
          </table:table-cell>
          <table:table-cell table:style-name="ce14" office:value-type="float" office:value="1330" calcext:value-type="float">
            <text:p>133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63:.G1563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4" calcext:value-type="date">
            <text:p>Aug 24, 2015</text:p>
          </table:table-cell>
          <table:table-cell table:style-name="ce14" office:value-type="float" office:value="1329" calcext:value-type="float">
            <text:p>132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64:.G1564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3" calcext:value-type="date">
            <text:p>Aug 23, 2015</text:p>
          </table:table-cell>
          <table:table-cell table:style-name="ce14" office:value-type="float" office:value="1328" calcext:value-type="float">
            <text:p>132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65:.G1565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2" calcext:value-type="date">
            <text:p>Aug 22, 2015</text:p>
          </table:table-cell>
          <table:table-cell table:style-name="ce14" office:value-type="float" office:value="1327" calcext:value-type="float">
            <text:p>132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66:.G1566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1" calcext:value-type="date">
            <text:p>Aug 21, 2015</text:p>
          </table:table-cell>
          <table:table-cell table:style-name="ce14" office:value-type="float" office:value="1326" calcext:value-type="float">
            <text:p>132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567:.G1567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0" calcext:value-type="date">
            <text:p>Aug 20, 2015</text:p>
          </table:table-cell>
          <table:table-cell table:style-name="ce14" office:value-type="float" office:value="1325" calcext:value-type="float">
            <text:p>132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68:.G1568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9" calcext:value-type="date">
            <text:p>Aug 19, 2015</text:p>
          </table:table-cell>
          <table:table-cell table:style-name="ce14" office:value-type="float" office:value="1324" calcext:value-type="float">
            <text:p>132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69:.G1569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8" calcext:value-type="date">
            <text:p>Aug 18, 2015</text:p>
          </table:table-cell>
          <table:table-cell table:style-name="ce14" office:value-type="float" office:value="1323" calcext:value-type="float">
            <text:p>132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70:.G1570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7" calcext:value-type="date">
            <text:p>Aug 17, 2015</text:p>
          </table:table-cell>
          <table:table-cell table:style-name="ce14" office:value-type="float" office:value="1322" calcext:value-type="float">
            <text:p>132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71:.G1571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6" calcext:value-type="date">
            <text:p>Aug 16, 2015</text:p>
          </table:table-cell>
          <table:table-cell table:style-name="ce14" office:value-type="float" office:value="1321" calcext:value-type="float">
            <text:p>132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572:.G1572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5" calcext:value-type="date">
            <text:p>Aug 15, 2015</text:p>
          </table:table-cell>
          <table:table-cell table:style-name="ce14" office:value-type="float" office:value="1320" calcext:value-type="float">
            <text:p>132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73:.G157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4" calcext:value-type="date">
            <text:p>Aug 14, 2015</text:p>
          </table:table-cell>
          <table:table-cell table:style-name="ce14" office:value-type="float" office:value="1319" calcext:value-type="float">
            <text:p>131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74:.G1574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3" calcext:value-type="date">
            <text:p>Aug 13, 2015</text:p>
          </table:table-cell>
          <table:table-cell table:style-name="ce14" office:value-type="float" office:value="1318" calcext:value-type="float">
            <text:p>13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75:.G1575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2" calcext:value-type="date">
            <text:p>Aug 12, 2015</text:p>
          </table:table-cell>
          <table:table-cell table:style-name="ce14" office:value-type="float" office:value="1317" calcext:value-type="float">
            <text:p>131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76:.G1576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1" calcext:value-type="date">
            <text:p>Aug 11, 2015</text:p>
          </table:table-cell>
          <table:table-cell table:style-name="ce14" office:value-type="float" office:value="1316" calcext:value-type="float">
            <text:p>131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77:.G1577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0" calcext:value-type="date">
            <text:p>Aug 10, 2015</text:p>
          </table:table-cell>
          <table:table-cell table:style-name="ce14" office:value-type="float" office:value="1315" calcext:value-type="float">
            <text:p>131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78:.G1578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9" calcext:value-type="date">
            <text:p>Aug 9, 2015</text:p>
          </table:table-cell>
          <table:table-cell table:style-name="ce14" office:value-type="float" office:value="1314" calcext:value-type="float">
            <text:p>131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79:.G1579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8" calcext:value-type="date">
            <text:p>Aug 8, 2015</text:p>
          </table:table-cell>
          <table:table-cell table:style-name="ce14" office:value-type="float" office:value="1313" calcext:value-type="float">
            <text:p>131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80:.G1580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7" calcext:value-type="date">
            <text:p>Aug 7, 2015</text:p>
          </table:table-cell>
          <table:table-cell table:style-name="ce14" office:value-type="float" office:value="1312" calcext:value-type="float">
            <text:p>131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formula="of:=SUM([.C1581:.G1581])" office:value-type="float" office:value="31" calcext:value-type="float">
            <text:p>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6" calcext:value-type="date">
            <text:p>Aug 6, 2015</text:p>
          </table:table-cell>
          <table:table-cell table:style-name="ce14" office:value-type="float" office:value="1311" calcext:value-type="float">
            <text:p>131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82:.G1582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5" calcext:value-type="date">
            <text:p>Aug 5, 2015</text:p>
          </table:table-cell>
          <table:table-cell table:style-name="ce14" office:value-type="float" office:value="1310" calcext:value-type="float">
            <text:p>131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83:.G1583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4" calcext:value-type="date">
            <text:p>Aug 4, 2015</text:p>
          </table:table-cell>
          <table:table-cell table:style-name="ce14" office:value-type="float" office:value="1309" calcext:value-type="float">
            <text:p>13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84:.G1584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3" calcext:value-type="date">
            <text:p>Aug 3, 2015</text:p>
          </table:table-cell>
          <table:table-cell table:style-name="ce14" office:value-type="float" office:value="1308" calcext:value-type="float">
            <text:p>130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85:.G1585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2" calcext:value-type="date">
            <text:p>Aug 2, 2015</text:p>
          </table:table-cell>
          <table:table-cell table:style-name="ce14" office:value-type="float" office:value="1307" calcext:value-type="float">
            <text:p>130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86:.G1586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1" calcext:value-type="date">
            <text:p>Aug 1, 2015</text:p>
          </table:table-cell>
          <table:table-cell table:style-name="ce14" office:value-type="float" office:value="1306" calcext:value-type="float">
            <text:p>130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587:.G1587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31" calcext:value-type="date">
            <text:p>Jul 31, 2015</text:p>
          </table:table-cell>
          <table:table-cell table:style-name="ce14" office:value-type="float" office:value="1305" calcext:value-type="float">
            <text:p>130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588:.G1588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30" calcext:value-type="date">
            <text:p>Jul 30, 2015</text:p>
          </table:table-cell>
          <table:table-cell table:style-name="ce14" office:value-type="float" office:value="1304" calcext:value-type="float">
            <text:p>13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89:.G1589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9" calcext:value-type="date">
            <text:p>Jul 29, 2015</text:p>
          </table:table-cell>
          <table:table-cell table:style-name="ce14" office:value-type="float" office:value="1303" calcext:value-type="float">
            <text:p>130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590:.G1590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8" calcext:value-type="date">
            <text:p>Jul 28, 2015</text:p>
          </table:table-cell>
          <table:table-cell table:style-name="ce14" office:value-type="float" office:value="1302" calcext:value-type="float">
            <text:p>130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91:.G1591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7" calcext:value-type="date">
            <text:p>Jul 27, 2015</text:p>
          </table:table-cell>
          <table:table-cell table:style-name="ce14" office:value-type="float" office:value="1301" calcext:value-type="float">
            <text:p>13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92:.G1592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6" calcext:value-type="date">
            <text:p>Jul 26, 2015</text:p>
          </table:table-cell>
          <table:table-cell table:style-name="ce14" office:value-type="float" office:value="1300" calcext:value-type="float">
            <text:p>130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93:.G1593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5" calcext:value-type="date">
            <text:p>Jul 25, 2015</text:p>
          </table:table-cell>
          <table:table-cell table:style-name="ce14" office:value-type="float" office:value="1299" calcext:value-type="float">
            <text:p>129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94:.G1594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4" calcext:value-type="date">
            <text:p>Jul 24, 2015</text:p>
          </table:table-cell>
          <table:table-cell table:style-name="ce14" office:value-type="float" office:value="1298" calcext:value-type="float">
            <text:p>129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595:.G1595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3" calcext:value-type="date">
            <text:p>Jul 23, 2015</text:p>
          </table:table-cell>
          <table:table-cell table:style-name="ce14" office:value-type="float" office:value="1297" calcext:value-type="float">
            <text:p>12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96:.G1596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2" calcext:value-type="date">
            <text:p>Jul 22, 2015</text:p>
          </table:table-cell>
          <table:table-cell table:style-name="ce14" office:value-type="float" office:value="1296" calcext:value-type="float">
            <text:p>129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97:.G1597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1" calcext:value-type="date">
            <text:p>Jul 21, 2015</text:p>
          </table:table-cell>
          <table:table-cell table:style-name="ce14" office:value-type="float" office:value="1295" calcext:value-type="float">
            <text:p>129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98:.G1598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0" calcext:value-type="date">
            <text:p>Jul 20, 2015</text:p>
          </table:table-cell>
          <table:table-cell table:style-name="ce14" office:value-type="float" office:value="1294" calcext:value-type="float">
            <text:p>129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599:.G1599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9" calcext:value-type="date">
            <text:p>Jul 19, 2015</text:p>
          </table:table-cell>
          <table:table-cell table:style-name="ce14" office:value-type="float" office:value="1293" calcext:value-type="float">
            <text:p>129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600:.G1600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8" calcext:value-type="date">
            <text:p>Jul 18, 2015</text:p>
          </table:table-cell>
          <table:table-cell table:style-name="ce14" office:value-type="float" office:value="1292" calcext:value-type="float">
            <text:p>129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601:.G1601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7" calcext:value-type="date">
            <text:p>Jul 17, 2015</text:p>
          </table:table-cell>
          <table:table-cell table:style-name="ce14" office:value-type="float" office:value="1291" calcext:value-type="float">
            <text:p>129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02:.G1602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6" calcext:value-type="date">
            <text:p>Jul 16, 2015</text:p>
          </table:table-cell>
          <table:table-cell table:style-name="ce14" office:value-type="float" office:value="1290" calcext:value-type="float">
            <text:p>129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03:.G1603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5" calcext:value-type="date">
            <text:p>Jul 15, 2015</text:p>
          </table:table-cell>
          <table:table-cell table:style-name="ce14" office:value-type="float" office:value="1289" calcext:value-type="float">
            <text:p>128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04:.G1604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4" calcext:value-type="date">
            <text:p>Jul 14, 2015</text:p>
          </table:table-cell>
          <table:table-cell table:style-name="ce14" office:value-type="float" office:value="1288" calcext:value-type="float">
            <text:p>128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05:.G1605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3" calcext:value-type="date">
            <text:p>Jul 13, 2015</text:p>
          </table:table-cell>
          <table:table-cell table:style-name="ce14" office:value-type="float" office:value="1287" calcext:value-type="float">
            <text:p>128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06:.G1606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2" calcext:value-type="date">
            <text:p>Jul 12, 2015</text:p>
          </table:table-cell>
          <table:table-cell table:style-name="ce14" office:value-type="float" office:value="1286" calcext:value-type="float">
            <text:p>128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07:.G1607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1" calcext:value-type="date">
            <text:p>Jul 11, 2015</text:p>
          </table:table-cell>
          <table:table-cell table:style-name="ce14" office:value-type="float" office:value="1285" calcext:value-type="float">
            <text:p>128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608:.G1608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0" calcext:value-type="date">
            <text:p>Jul 10, 2015</text:p>
          </table:table-cell>
          <table:table-cell table:style-name="ce14" office:value-type="float" office:value="1284" calcext:value-type="float">
            <text:p>128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09:.G1609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9" calcext:value-type="date">
            <text:p>Jul 9, 2015</text:p>
          </table:table-cell>
          <table:table-cell table:style-name="ce14" office:value-type="float" office:value="1283" calcext:value-type="float">
            <text:p>128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10:.G161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8" calcext:value-type="date">
            <text:p>Jul 8, 2015</text:p>
          </table:table-cell>
          <table:table-cell table:style-name="ce14" office:value-type="float" office:value="1282" calcext:value-type="float">
            <text:p>12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11:.G1611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7" calcext:value-type="date">
            <text:p>Jul 7, 2015</text:p>
          </table:table-cell>
          <table:table-cell table:style-name="ce14" office:value-type="float" office:value="1281" calcext:value-type="float">
            <text:p>128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612:.G1612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6" calcext:value-type="date">
            <text:p>Jul 6, 2015</text:p>
          </table:table-cell>
          <table:table-cell table:style-name="ce14" office:value-type="float" office:value="1280" calcext:value-type="float">
            <text:p>128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13:.G1613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5" calcext:value-type="date">
            <text:p>Jul 5, 2015</text:p>
          </table:table-cell>
          <table:table-cell table:style-name="ce14" office:value-type="float" office:value="1279" calcext:value-type="float">
            <text:p>127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14:.G1614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4" calcext:value-type="date">
            <text:p>Jul 4, 2015</text:p>
          </table:table-cell>
          <table:table-cell table:style-name="ce14" office:value-type="float" office:value="1278" calcext:value-type="float">
            <text:p>127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15:.G1615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3" calcext:value-type="date">
            <text:p>Jul 3, 2015</text:p>
          </table:table-cell>
          <table:table-cell table:style-name="ce14" office:value-type="float" office:value="1277" calcext:value-type="float">
            <text:p>127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16:.G1616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2" calcext:value-type="date">
            <text:p>Jul 2, 2015</text:p>
          </table:table-cell>
          <table:table-cell table:style-name="ce14" office:value-type="float" office:value="1276" calcext:value-type="float">
            <text:p>127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17:.G1617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1" calcext:value-type="date">
            <text:p>Jul 1, 2015</text:p>
          </table:table-cell>
          <table:table-cell table:style-name="ce14" office:value-type="float" office:value="1275" calcext:value-type="float">
            <text:p>127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18:.G1618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30" calcext:value-type="date">
            <text:p>Jun 30, 2015</text:p>
          </table:table-cell>
          <table:table-cell table:style-name="ce14" office:value-type="float" office:value="1274" calcext:value-type="float">
            <text:p>127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19:.G1619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9" calcext:value-type="date">
            <text:p>Jun 29, 2015</text:p>
          </table:table-cell>
          <table:table-cell table:style-name="ce14" office:value-type="float" office:value="1273" calcext:value-type="float">
            <text:p>127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620:.G1620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8" calcext:value-type="date">
            <text:p>Jun 28, 2015</text:p>
          </table:table-cell>
          <table:table-cell table:style-name="ce14" office:value-type="float" office:value="1272" calcext:value-type="float">
            <text:p>127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21:.G1621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7" calcext:value-type="date">
            <text:p>Jun 27, 2015</text:p>
          </table:table-cell>
          <table:table-cell table:style-name="ce14" office:value-type="float" office:value="1271" calcext:value-type="float">
            <text:p>127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622:.G1622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6" calcext:value-type="date">
            <text:p>Jun 26, 2015</text:p>
          </table:table-cell>
          <table:table-cell table:style-name="ce14" office:value-type="float" office:value="1270" calcext:value-type="float">
            <text:p>127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23:.G1623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5" calcext:value-type="date">
            <text:p>Jun 25, 2015</text:p>
          </table:table-cell>
          <table:table-cell table:style-name="ce14" office:value-type="float" office:value="1269" calcext:value-type="float">
            <text:p>126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24:.G1624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4" calcext:value-type="date">
            <text:p>Jun 24, 2015</text:p>
          </table:table-cell>
          <table:table-cell table:style-name="ce14" office:value-type="float" office:value="1268" calcext:value-type="float">
            <text:p>126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25:.G1625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3" calcext:value-type="date">
            <text:p>Jun 23, 2015</text:p>
          </table:table-cell>
          <table:table-cell table:style-name="ce14" office:value-type="float" office:value="1267" calcext:value-type="float">
            <text:p>126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26:.G1626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2" calcext:value-type="date">
            <text:p>Jun 22, 2015</text:p>
          </table:table-cell>
          <table:table-cell table:style-name="ce14" office:value-type="float" office:value="1266" calcext:value-type="float">
            <text:p>126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27:.G1627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1" calcext:value-type="date">
            <text:p>Jun 21, 2015</text:p>
          </table:table-cell>
          <table:table-cell table:style-name="ce14" office:value-type="float" office:value="1265" calcext:value-type="float">
            <text:p>126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28:.G1628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0" calcext:value-type="date">
            <text:p>Jun 20, 2015</text:p>
          </table:table-cell>
          <table:table-cell table:style-name="ce14" office:value-type="float" office:value="1264" calcext:value-type="float">
            <text:p>126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29:.G1629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9" calcext:value-type="date">
            <text:p>Jun 19, 2015</text:p>
          </table:table-cell>
          <table:table-cell table:style-name="ce14" office:value-type="float" office:value="1263" calcext:value-type="float">
            <text:p>126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30:.G1630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8" calcext:value-type="date">
            <text:p>Jun 18, 2015</text:p>
          </table:table-cell>
          <table:table-cell table:style-name="ce14" office:value-type="float" office:value="1262" calcext:value-type="float">
            <text:p>126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31:.G1631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7" calcext:value-type="date">
            <text:p>Jun 17, 2015</text:p>
          </table:table-cell>
          <table:table-cell table:style-name="ce14" office:value-type="float" office:value="1261" calcext:value-type="float">
            <text:p>126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32:.G1632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6" calcext:value-type="date">
            <text:p>Jun 16, 2015</text:p>
          </table:table-cell>
          <table:table-cell table:style-name="ce14" office:value-type="float" office:value="1260" calcext:value-type="float">
            <text:p>126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33:.G1633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5" calcext:value-type="date">
            <text:p>Jun 15, 2015</text:p>
          </table:table-cell>
          <table:table-cell table:style-name="ce14" office:value-type="float" office:value="1259" calcext:value-type="float">
            <text:p>125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34:.G163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4" calcext:value-type="date">
            <text:p>Jun 14, 2015</text:p>
          </table:table-cell>
          <table:table-cell table:style-name="ce14" office:value-type="float" office:value="1258" calcext:value-type="float">
            <text:p>125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35:.G1635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3" calcext:value-type="date">
            <text:p>Jun 13, 2015</text:p>
          </table:table-cell>
          <table:table-cell table:style-name="ce14" office:value-type="float" office:value="1257" calcext:value-type="float">
            <text:p>125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636:.G1636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2" calcext:value-type="date">
            <text:p>Jun 12, 2015</text:p>
          </table:table-cell>
          <table:table-cell table:style-name="ce14" office:value-type="float" office:value="1256" calcext:value-type="float">
            <text:p>125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37:.G1637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1" calcext:value-type="date">
            <text:p>Jun 11, 2015</text:p>
          </table:table-cell>
          <table:table-cell table:style-name="ce14" office:value-type="float" office:value="1255" calcext:value-type="float">
            <text:p>125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38:.G1638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0" calcext:value-type="date">
            <text:p>Jun 10, 2015</text:p>
          </table:table-cell>
          <table:table-cell table:style-name="ce14" office:value-type="float" office:value="1254" calcext:value-type="float">
            <text:p>125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39:.G1639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9" calcext:value-type="date">
            <text:p>Jun 9, 2015</text:p>
          </table:table-cell>
          <table:table-cell table:style-name="ce14" office:value-type="float" office:value="1253" calcext:value-type="float">
            <text:p>125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640:.G1640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8" calcext:value-type="date">
            <text:p>Jun 8, 2015</text:p>
          </table:table-cell>
          <table:table-cell table:style-name="ce14" office:value-type="float" office:value="1252" calcext:value-type="float">
            <text:p>12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41:.G1641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7" calcext:value-type="date">
            <text:p>Jun 7, 2015</text:p>
          </table:table-cell>
          <table:table-cell table:style-name="ce14" office:value-type="float" office:value="1251" calcext:value-type="float">
            <text:p>125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642:.G1642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6" calcext:value-type="date">
            <text:p>Jun 6, 2015</text:p>
          </table:table-cell>
          <table:table-cell table:style-name="ce14" office:value-type="float" office:value="1250" calcext:value-type="float">
            <text:p>125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643:.G1643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5" calcext:value-type="date">
            <text:p>Jun 5, 2015</text:p>
          </table:table-cell>
          <table:table-cell table:style-name="ce14" office:value-type="float" office:value="1249" calcext:value-type="float">
            <text:p>124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44:.G1644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4" calcext:value-type="date">
            <text:p>Jun 4, 2015</text:p>
          </table:table-cell>
          <table:table-cell table:style-name="ce14" office:value-type="float" office:value="1248" calcext:value-type="float">
            <text:p>124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645:.G1645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3" calcext:value-type="date">
            <text:p>Jun 3, 2015</text:p>
          </table:table-cell>
          <table:table-cell table:style-name="ce14" office:value-type="float" office:value="1247" calcext:value-type="float">
            <text:p>124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46:.G1646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2" calcext:value-type="date">
            <text:p>Jun 2, 2015</text:p>
          </table:table-cell>
          <table:table-cell table:style-name="ce14" office:value-type="float" office:value="1246" calcext:value-type="float">
            <text:p>124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47:.G1647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1" calcext:value-type="date">
            <text:p>Jun 1, 2015</text:p>
          </table:table-cell>
          <table:table-cell table:style-name="ce14" office:value-type="float" office:value="1245" calcext:value-type="float">
            <text:p>124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48:.G1648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31" calcext:value-type="date">
            <text:p>May 31, 2015</text:p>
          </table:table-cell>
          <table:table-cell table:style-name="ce14" office:value-type="float" office:value="1244" calcext:value-type="float">
            <text:p>124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49:.G1649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30" calcext:value-type="date">
            <text:p>May 30, 2015</text:p>
          </table:table-cell>
          <table:table-cell table:style-name="ce14" office:value-type="float" office:value="1243" calcext:value-type="float">
            <text:p>124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50:.G1650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9" calcext:value-type="date">
            <text:p>May 29, 2015</text:p>
          </table:table-cell>
          <table:table-cell table:style-name="ce14" office:value-type="float" office:value="1242" calcext:value-type="float">
            <text:p>124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651:.G1651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8" calcext:value-type="date">
            <text:p>May 28, 2015</text:p>
          </table:table-cell>
          <table:table-cell table:style-name="ce14" office:value-type="float" office:value="1241" calcext:value-type="float">
            <text:p>124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52:.G1652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7" calcext:value-type="date">
            <text:p>May 27, 2015</text:p>
          </table:table-cell>
          <table:table-cell table:style-name="ce14" office:value-type="float" office:value="1240" calcext:value-type="float">
            <text:p>12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53:.G1653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6" calcext:value-type="date">
            <text:p>May 26, 2015</text:p>
          </table:table-cell>
          <table:table-cell table:style-name="ce14" office:value-type="float" office:value="1239" calcext:value-type="float">
            <text:p>123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54:.G1654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5" calcext:value-type="date">
            <text:p>May 25, 2015</text:p>
          </table:table-cell>
          <table:table-cell table:style-name="ce14" office:value-type="float" office:value="1238" calcext:value-type="float">
            <text:p>123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55:.G1655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4" calcext:value-type="date">
            <text:p>May 24, 2015</text:p>
          </table:table-cell>
          <table:table-cell table:style-name="ce14" office:value-type="float" office:value="1237" calcext:value-type="float">
            <text:p>123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656:.G1656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3" calcext:value-type="date">
            <text:p>May 23, 2015</text:p>
          </table:table-cell>
          <table:table-cell table:style-name="ce14" office:value-type="float" office:value="1236" calcext:value-type="float">
            <text:p>12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57:.G1657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2" calcext:value-type="date">
            <text:p>May 22, 2015</text:p>
          </table:table-cell>
          <table:table-cell table:style-name="ce14" office:value-type="float" office:value="1235" calcext:value-type="float">
            <text:p>123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658:.G1658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1" calcext:value-type="date">
            <text:p>May 21, 2015</text:p>
          </table:table-cell>
          <table:table-cell table:style-name="ce14" office:value-type="float" office:value="1234" calcext:value-type="float">
            <text:p>12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59:.G165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0" calcext:value-type="date">
            <text:p>May 20, 2015</text:p>
          </table:table-cell>
          <table:table-cell table:style-name="ce14" office:value-type="float" office:value="1233" calcext:value-type="float">
            <text:p>123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60:.G166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9" calcext:value-type="date">
            <text:p>May 19, 2015</text:p>
          </table:table-cell>
          <table:table-cell table:style-name="ce14" office:value-type="float" office:value="1232" calcext:value-type="float">
            <text:p>123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61:.G1661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8" calcext:value-type="date">
            <text:p>May 18, 2015</text:p>
          </table:table-cell>
          <table:table-cell table:style-name="ce14" office:value-type="float" office:value="1231" calcext:value-type="float">
            <text:p>123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62:.G1662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7" calcext:value-type="date">
            <text:p>May 17, 2015</text:p>
          </table:table-cell>
          <table:table-cell table:style-name="ce14" office:value-type="float" office:value="1230" calcext:value-type="float">
            <text:p>123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63:.G1663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6" calcext:value-type="date">
            <text:p>May 16, 2015</text:p>
          </table:table-cell>
          <table:table-cell table:style-name="ce14" office:value-type="float" office:value="1229" calcext:value-type="float">
            <text:p>122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64:.G166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5" calcext:value-type="date">
            <text:p>May 15, 2015</text:p>
          </table:table-cell>
          <table:table-cell table:style-name="ce14" office:value-type="float" office:value="1228" calcext:value-type="float">
            <text:p>122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65:.G1665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4" calcext:value-type="date">
            <text:p>May 14, 2015</text:p>
          </table:table-cell>
          <table:table-cell table:style-name="ce14" office:value-type="float" office:value="1227" calcext:value-type="float">
            <text:p>122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66:.G1666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3" calcext:value-type="date">
            <text:p>May 13, 2015</text:p>
          </table:table-cell>
          <table:table-cell table:style-name="ce14" office:value-type="float" office:value="1226" calcext:value-type="float">
            <text:p>122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67:.G1667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2" calcext:value-type="date">
            <text:p>May 12, 2015</text:p>
          </table:table-cell>
          <table:table-cell table:style-name="ce14" office:value-type="float" office:value="1225" calcext:value-type="float">
            <text:p>122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68:.G1668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1" calcext:value-type="date">
            <text:p>May 11, 2015</text:p>
          </table:table-cell>
          <table:table-cell table:style-name="ce14" office:value-type="float" office:value="1224" calcext:value-type="float">
            <text:p>122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69:.G1669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0" calcext:value-type="date">
            <text:p>May 10, 2015</text:p>
          </table:table-cell>
          <table:table-cell table:style-name="ce14" office:value-type="float" office:value="1223" calcext:value-type="float">
            <text:p>12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70:.G1670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9" calcext:value-type="date">
            <text:p>May 9, 2015</text:p>
          </table:table-cell>
          <table:table-cell table:style-name="ce14" office:value-type="float" office:value="1222" calcext:value-type="float">
            <text:p>122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71:.G167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8" calcext:value-type="date">
            <text:p>May 8, 2015</text:p>
          </table:table-cell>
          <table:table-cell table:style-name="ce14" office:value-type="float" office:value="1221" calcext:value-type="float">
            <text:p>122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72:.G1672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7" calcext:value-type="date">
            <text:p>May 7, 2015</text:p>
          </table:table-cell>
          <table:table-cell table:style-name="ce14" office:value-type="float" office:value="1220" calcext:value-type="float">
            <text:p>122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73:.G1673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6" calcext:value-type="date">
            <text:p>May 6, 2015</text:p>
          </table:table-cell>
          <table:table-cell table:style-name="ce14" office:value-type="float" office:value="1219" calcext:value-type="float">
            <text:p>121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74:.G1674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5" calcext:value-type="date">
            <text:p>May 5, 2015</text:p>
          </table:table-cell>
          <table:table-cell table:style-name="ce14" office:value-type="float" office:value="1218" calcext:value-type="float">
            <text:p>121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75:.G1675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4" calcext:value-type="date">
            <text:p>May 4, 2015</text:p>
          </table:table-cell>
          <table:table-cell table:style-name="ce14" office:value-type="float" office:value="1217" calcext:value-type="float">
            <text:p>121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676:.G1676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3" calcext:value-type="date">
            <text:p>May 3, 2015</text:p>
          </table:table-cell>
          <table:table-cell table:style-name="ce14" office:value-type="float" office:value="1216" calcext:value-type="float">
            <text:p>121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77:.G1677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2" calcext:value-type="date">
            <text:p>May 2, 2015</text:p>
          </table:table-cell>
          <table:table-cell table:style-name="ce14" office:value-type="float" office:value="1215" calcext:value-type="float">
            <text:p>121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678:.G1678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1" calcext:value-type="date">
            <text:p>May 1, 2015</text:p>
          </table:table-cell>
          <table:table-cell table:style-name="ce14" office:value-type="float" office:value="1214" calcext:value-type="float">
            <text:p>121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79:.G1679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30" calcext:value-type="date">
            <text:p>Apr 30, 2015</text:p>
          </table:table-cell>
          <table:table-cell table:style-name="ce14" office:value-type="float" office:value="1213" calcext:value-type="float">
            <text:p>121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80:.G1680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9" calcext:value-type="date">
            <text:p>Apr 29, 2015</text:p>
          </table:table-cell>
          <table:table-cell table:style-name="ce14" office:value-type="float" office:value="1212" calcext:value-type="float">
            <text:p>121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81:.G1681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8" calcext:value-type="date">
            <text:p>Apr 28, 2015</text:p>
          </table:table-cell>
          <table:table-cell table:style-name="ce14" office:value-type="float" office:value="1211" calcext:value-type="float">
            <text:p>121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82:.G1682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7" calcext:value-type="date">
            <text:p>Apr 27, 2015</text:p>
          </table:table-cell>
          <table:table-cell table:style-name="ce14" office:value-type="float" office:value="1210" calcext:value-type="float">
            <text:p>121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83:.G1683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6" calcext:value-type="date">
            <text:p>Apr 26, 2015</text:p>
          </table:table-cell>
          <table:table-cell table:style-name="ce14" office:value-type="float" office:value="1209" calcext:value-type="float">
            <text:p>12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84:.G1684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5" calcext:value-type="date">
            <text:p>Apr 25, 2015</text:p>
          </table:table-cell>
          <table:table-cell table:style-name="ce14" office:value-type="float" office:value="1208" calcext:value-type="float">
            <text:p>12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85:.G1685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4" calcext:value-type="date">
            <text:p>Apr 24, 2015</text:p>
          </table:table-cell>
          <table:table-cell table:style-name="ce14" office:value-type="float" office:value="1207" calcext:value-type="float">
            <text:p>120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86:.G1686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3" calcext:value-type="date">
            <text:p>Apr 23, 2015</text:p>
          </table:table-cell>
          <table:table-cell table:style-name="ce14" office:value-type="float" office:value="1206" calcext:value-type="float">
            <text:p>12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87:.G1687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2" calcext:value-type="date">
            <text:p>Apr 22, 2015</text:p>
          </table:table-cell>
          <table:table-cell table:style-name="ce14" office:value-type="float" office:value="1205" calcext:value-type="float">
            <text:p>120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88:.G1688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1" calcext:value-type="date">
            <text:p>Apr 21, 2015</text:p>
          </table:table-cell>
          <table:table-cell table:style-name="ce14" office:value-type="float" office:value="1204" calcext:value-type="float">
            <text:p>12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89:.G168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0" calcext:value-type="date">
            <text:p>Apr 20, 2015</text:p>
          </table:table-cell>
          <table:table-cell table:style-name="ce14" office:value-type="float" office:value="1203" calcext:value-type="float">
            <text:p>120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90:.G1690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9" calcext:value-type="date">
            <text:p>Apr 19, 2015</text:p>
          </table:table-cell>
          <table:table-cell table:style-name="ce14" office:value-type="float" office:value="1202" calcext:value-type="float">
            <text:p>120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91:.G1691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8" calcext:value-type="date">
            <text:p>Apr 18, 2015</text:p>
          </table:table-cell>
          <table:table-cell table:style-name="ce14" office:value-type="float" office:value="1201" calcext:value-type="float">
            <text:p>120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92:.G1692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7" calcext:value-type="date">
            <text:p>Apr 17, 2015</text:p>
          </table:table-cell>
          <table:table-cell table:style-name="ce14" office:value-type="float" office:value="1200" calcext:value-type="float">
            <text:p>120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93:.G1693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6" calcext:value-type="date">
            <text:p>Apr 16, 2015</text:p>
          </table:table-cell>
          <table:table-cell table:style-name="ce14" office:value-type="float" office:value="1199" calcext:value-type="float">
            <text:p>119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94:.G1694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5" calcext:value-type="date">
            <text:p>Apr 15, 2015</text:p>
          </table:table-cell>
          <table:table-cell table:style-name="ce14" office:value-type="float" office:value="1198" calcext:value-type="float">
            <text:p>11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95:.G1695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4" calcext:value-type="date">
            <text:p>Apr 14, 2015</text:p>
          </table:table-cell>
          <table:table-cell table:style-name="ce14" office:value-type="float" office:value="1197" calcext:value-type="float">
            <text:p>11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696:.G1696])" office:value-type="float" office:value="34" calcext:value-type="float">
            <text:p>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3" calcext:value-type="date">
            <text:p>Apr 13, 2015</text:p>
          </table:table-cell>
          <table:table-cell table:style-name="ce14" office:value-type="float" office:value="1196" calcext:value-type="float">
            <text:p>119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97:.G1697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2" calcext:value-type="date">
            <text:p>Apr 12, 2015</text:p>
          </table:table-cell>
          <table:table-cell table:style-name="ce14" office:value-type="float" office:value="1195" calcext:value-type="float">
            <text:p>119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98:.G1698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1" calcext:value-type="date">
            <text:p>Apr 11, 2015</text:p>
          </table:table-cell>
          <table:table-cell table:style-name="ce14" office:value-type="float" office:value="1194" calcext:value-type="float">
            <text:p>119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99:.G1699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0" calcext:value-type="date">
            <text:p>Apr 10, 2015</text:p>
          </table:table-cell>
          <table:table-cell table:style-name="ce14" office:value-type="float" office:value="1193" calcext:value-type="float">
            <text:p>119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00:.G1700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9" calcext:value-type="date">
            <text:p>Apr 9, 2015</text:p>
          </table:table-cell>
          <table:table-cell table:style-name="ce14" office:value-type="float" office:value="1192" calcext:value-type="float">
            <text:p>119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01:.G1701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8" calcext:value-type="date">
            <text:p>Apr 8, 2015</text:p>
          </table:table-cell>
          <table:table-cell table:style-name="ce14" office:value-type="float" office:value="1191" calcext:value-type="float">
            <text:p>11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02:.G1702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7" calcext:value-type="date">
            <text:p>Apr 7, 2015</text:p>
          </table:table-cell>
          <table:table-cell table:style-name="ce14" office:value-type="float" office:value="1190" calcext:value-type="float">
            <text:p>119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03:.G1703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6" calcext:value-type="date">
            <text:p>Apr 6, 2015</text:p>
          </table:table-cell>
          <table:table-cell table:style-name="ce14" office:value-type="float" office:value="1189" calcext:value-type="float">
            <text:p>118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04:.G1704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5" calcext:value-type="date">
            <text:p>Apr 5, 2015</text:p>
          </table:table-cell>
          <table:table-cell table:style-name="ce14" office:value-type="float" office:value="1188" calcext:value-type="float">
            <text:p>118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05:.G1705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4" calcext:value-type="date">
            <text:p>Apr 4, 2015</text:p>
          </table:table-cell>
          <table:table-cell table:style-name="ce14" office:value-type="float" office:value="1187" calcext:value-type="float">
            <text:p>118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06:.G170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3" calcext:value-type="date">
            <text:p>Apr 3, 2015</text:p>
          </table:table-cell>
          <table:table-cell table:style-name="ce14" office:value-type="float" office:value="1186" calcext:value-type="float">
            <text:p>11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07:.G1707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2" calcext:value-type="date">
            <text:p>Apr 2, 2015</text:p>
          </table:table-cell>
          <table:table-cell table:style-name="ce14" office:value-type="float" office:value="1185" calcext:value-type="float">
            <text:p>118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08:.G1708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1" calcext:value-type="date">
            <text:p>Apr 1, 2015</text:p>
          </table:table-cell>
          <table:table-cell table:style-name="ce14" office:value-type="float" office:value="1184" calcext:value-type="float">
            <text:p>118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09:.G1709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31" calcext:value-type="date">
            <text:p>Mar 31, 2015</text:p>
          </table:table-cell>
          <table:table-cell table:style-name="ce14" office:value-type="float" office:value="1183" calcext:value-type="float">
            <text:p>118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10:.G1710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30" calcext:value-type="date">
            <text:p>Mar 30, 2015</text:p>
          </table:table-cell>
          <table:table-cell table:style-name="ce14" office:value-type="float" office:value="1182" calcext:value-type="float">
            <text:p>118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11:.G171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9" calcext:value-type="date">
            <text:p>Mar 29, 2015</text:p>
          </table:table-cell>
          <table:table-cell table:style-name="ce14" office:value-type="float" office:value="1181" calcext:value-type="float">
            <text:p>118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12:.G1712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8" calcext:value-type="date">
            <text:p>Mar 28, 2015</text:p>
          </table:table-cell>
          <table:table-cell table:style-name="ce14" office:value-type="float" office:value="1180" calcext:value-type="float">
            <text:p>118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13:.G1713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7" calcext:value-type="date">
            <text:p>Mar 27, 2015</text:p>
          </table:table-cell>
          <table:table-cell table:style-name="ce14" office:value-type="float" office:value="1179" calcext:value-type="float">
            <text:p>11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14:.G1714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6" calcext:value-type="date">
            <text:p>Mar 26, 2015</text:p>
          </table:table-cell>
          <table:table-cell table:style-name="ce14" office:value-type="float" office:value="1178" calcext:value-type="float">
            <text:p>117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15:.G1715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5" calcext:value-type="date">
            <text:p>Mar 25, 2015</text:p>
          </table:table-cell>
          <table:table-cell table:style-name="ce14" office:value-type="float" office:value="1177" calcext:value-type="float">
            <text:p>117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16:.G1716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4" calcext:value-type="date">
            <text:p>Mar 24, 2015</text:p>
          </table:table-cell>
          <table:table-cell table:style-name="ce14" office:value-type="float" office:value="1176" calcext:value-type="float">
            <text:p>117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17:.G171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3" calcext:value-type="date">
            <text:p>Mar 23, 2015</text:p>
          </table:table-cell>
          <table:table-cell table:style-name="ce14" office:value-type="float" office:value="1175" calcext:value-type="float">
            <text:p>11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718:.G1718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2" calcext:value-type="date">
            <text:p>Mar 22, 2015</text:p>
          </table:table-cell>
          <table:table-cell table:style-name="ce14" office:value-type="float" office:value="1174" calcext:value-type="float">
            <text:p>117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19:.G1719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1" calcext:value-type="date">
            <text:p>Mar 21, 2015</text:p>
          </table:table-cell>
          <table:table-cell table:style-name="ce14" office:value-type="float" office:value="1173" calcext:value-type="float">
            <text:p>117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20:.G1720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0" calcext:value-type="date">
            <text:p>Mar 20, 2015</text:p>
          </table:table-cell>
          <table:table-cell table:style-name="ce14" office:value-type="float" office:value="1172" calcext:value-type="float">
            <text:p>117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21:.G1721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9" calcext:value-type="date">
            <text:p>Mar 19, 2015</text:p>
          </table:table-cell>
          <table:table-cell table:style-name="ce14" office:value-type="float" office:value="1171" calcext:value-type="float">
            <text:p>117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22:.G1722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8" calcext:value-type="date">
            <text:p>Mar 18, 2015</text:p>
          </table:table-cell>
          <table:table-cell table:style-name="ce14" office:value-type="float" office:value="1170" calcext:value-type="float">
            <text:p>117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23:.G1723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7" calcext:value-type="date">
            <text:p>Mar 17, 2015</text:p>
          </table:table-cell>
          <table:table-cell table:style-name="ce14" office:value-type="float" office:value="1169" calcext:value-type="float">
            <text:p>116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24:.G1724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6" calcext:value-type="date">
            <text:p>Mar 16, 2015</text:p>
          </table:table-cell>
          <table:table-cell table:style-name="ce14" office:value-type="float" office:value="1168" calcext:value-type="float">
            <text:p>11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25:.G1725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5" calcext:value-type="date">
            <text:p>Mar 15, 2015</text:p>
          </table:table-cell>
          <table:table-cell table:style-name="ce14" office:value-type="float" office:value="1167" calcext:value-type="float">
            <text:p>116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26:.G1726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4" calcext:value-type="date">
            <text:p>Mar 14, 2015</text:p>
          </table:table-cell>
          <table:table-cell table:style-name="ce14" office:value-type="float" office:value="1166" calcext:value-type="float">
            <text:p>116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27:.G1727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3" calcext:value-type="date">
            <text:p>Mar 13, 2015</text:p>
          </table:table-cell>
          <table:table-cell table:style-name="ce14" office:value-type="float" office:value="1165" calcext:value-type="float">
            <text:p>116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28:.G1728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2" calcext:value-type="date">
            <text:p>Mar 12, 2015</text:p>
          </table:table-cell>
          <table:table-cell table:style-name="ce14" office:value-type="float" office:value="1164" calcext:value-type="float">
            <text:p>116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29:.G1729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1" calcext:value-type="date">
            <text:p>Mar 11, 2015</text:p>
          </table:table-cell>
          <table:table-cell table:style-name="ce14" office:value-type="float" office:value="1163" calcext:value-type="float">
            <text:p>116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30:.G1730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0" calcext:value-type="date">
            <text:p>Mar 10, 2015</text:p>
          </table:table-cell>
          <table:table-cell table:style-name="ce14" office:value-type="float" office:value="1162" calcext:value-type="float">
            <text:p>116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31:.G1731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9" calcext:value-type="date">
            <text:p>Mar 9, 2015</text:p>
          </table:table-cell>
          <table:table-cell table:style-name="ce14" office:value-type="float" office:value="1161" calcext:value-type="float">
            <text:p>116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32:.G1732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8" calcext:value-type="date">
            <text:p>Mar 8, 2015</text:p>
          </table:table-cell>
          <table:table-cell table:style-name="ce14" office:value-type="float" office:value="1160" calcext:value-type="float">
            <text:p>116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733:.G1733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7" calcext:value-type="date">
            <text:p>Mar 7, 2015</text:p>
          </table:table-cell>
          <table:table-cell table:style-name="ce14" office:value-type="float" office:value="1159" calcext:value-type="float">
            <text:p>11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34:.G1734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6" calcext:value-type="date">
            <text:p>Mar 6, 2015</text:p>
          </table:table-cell>
          <table:table-cell table:style-name="ce14" office:value-type="float" office:value="1158" calcext:value-type="float">
            <text:p>115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35:.G1735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5" calcext:value-type="date">
            <text:p>Mar 5, 2015</text:p>
          </table:table-cell>
          <table:table-cell table:style-name="ce14" office:value-type="float" office:value="1157" calcext:value-type="float">
            <text:p>115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736:.G1736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4" calcext:value-type="date">
            <text:p>Mar 4, 2015</text:p>
          </table:table-cell>
          <table:table-cell table:style-name="ce14" office:value-type="float" office:value="1156" calcext:value-type="float">
            <text:p>11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37:.G1737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3" calcext:value-type="date">
            <text:p>Mar 3, 2015</text:p>
          </table:table-cell>
          <table:table-cell table:style-name="ce14" office:value-type="float" office:value="1155" calcext:value-type="float">
            <text:p>115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38:.G1738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2" calcext:value-type="date">
            <text:p>Mar 2, 2015</text:p>
          </table:table-cell>
          <table:table-cell table:style-name="ce14" office:value-type="float" office:value="1154" calcext:value-type="float">
            <text:p>115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739:.G1739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1" calcext:value-type="date">
            <text:p>Mar 1, 2015</text:p>
          </table:table-cell>
          <table:table-cell table:style-name="ce14" office:value-type="float" office:value="1153" calcext:value-type="float">
            <text:p>115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40:.G1740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8" calcext:value-type="date">
            <text:p>Feb 28, 2015</text:p>
          </table:table-cell>
          <table:table-cell table:style-name="ce14" office:value-type="float" office:value="1152" calcext:value-type="float">
            <text:p>115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41:.G1741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7" calcext:value-type="date">
            <text:p>Feb 27, 2015</text:p>
          </table:table-cell>
          <table:table-cell table:style-name="ce14" office:value-type="float" office:value="1151" calcext:value-type="float">
            <text:p>115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42:.G1742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6" calcext:value-type="date">
            <text:p>Feb 26, 2015</text:p>
          </table:table-cell>
          <table:table-cell table:style-name="ce14" office:value-type="float" office:value="1150" calcext:value-type="float">
            <text:p>115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43:.G1743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5" calcext:value-type="date">
            <text:p>Feb 25, 2015</text:p>
          </table:table-cell>
          <table:table-cell table:style-name="ce14" office:value-type="float" office:value="1149" calcext:value-type="float">
            <text:p>114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44:.G1744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4" calcext:value-type="date">
            <text:p>Feb 24, 2015</text:p>
          </table:table-cell>
          <table:table-cell table:style-name="ce14" office:value-type="float" office:value="1148" calcext:value-type="float">
            <text:p>11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45:.G1745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3" calcext:value-type="date">
            <text:p>Feb 23, 2015</text:p>
          </table:table-cell>
          <table:table-cell table:style-name="ce14" office:value-type="float" office:value="1147" calcext:value-type="float">
            <text:p>114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46:.G1746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2" calcext:value-type="date">
            <text:p>Feb 22, 2015</text:p>
          </table:table-cell>
          <table:table-cell table:style-name="ce14" office:value-type="float" office:value="1146" calcext:value-type="float">
            <text:p>114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47:.G1747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1" calcext:value-type="date">
            <text:p>Feb 21, 2015</text:p>
          </table:table-cell>
          <table:table-cell table:style-name="ce14" office:value-type="float" office:value="1145" calcext:value-type="float">
            <text:p>114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48:.G1748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0" calcext:value-type="date">
            <text:p>Feb 20, 2015</text:p>
          </table:table-cell>
          <table:table-cell table:style-name="ce14" office:value-type="float" office:value="1144" calcext:value-type="float">
            <text:p>114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49:.G1749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9" calcext:value-type="date">
            <text:p>Feb 19, 2015</text:p>
          </table:table-cell>
          <table:table-cell table:style-name="ce14" office:value-type="float" office:value="1143" calcext:value-type="float">
            <text:p>114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50:.G1750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8" calcext:value-type="date">
            <text:p>Feb 18, 2015</text:p>
          </table:table-cell>
          <table:table-cell table:style-name="ce14" office:value-type="float" office:value="1142" calcext:value-type="float">
            <text:p>114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51:.G1751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7" calcext:value-type="date">
            <text:p>Feb 17, 2015</text:p>
          </table:table-cell>
          <table:table-cell table:style-name="ce14" office:value-type="float" office:value="1141" calcext:value-type="float">
            <text:p>114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52:.G1752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6" calcext:value-type="date">
            <text:p>Feb 16, 2015</text:p>
          </table:table-cell>
          <table:table-cell table:style-name="ce14" office:value-type="float" office:value="1140" calcext:value-type="float">
            <text:p>11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53:.G1753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5" calcext:value-type="date">
            <text:p>Feb 15, 2015</text:p>
          </table:table-cell>
          <table:table-cell table:style-name="ce14" office:value-type="float" office:value="1139" calcext:value-type="float">
            <text:p>113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54:.G1754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4" calcext:value-type="date">
            <text:p>Feb 14, 2015</text:p>
          </table:table-cell>
          <table:table-cell table:style-name="ce14" office:value-type="float" office:value="1138" calcext:value-type="float">
            <text:p>113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55:.G1755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3" calcext:value-type="date">
            <text:p>Feb 13, 2015</text:p>
          </table:table-cell>
          <table:table-cell table:style-name="ce14" office:value-type="float" office:value="1137" calcext:value-type="float">
            <text:p>113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56:.G1756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2" calcext:value-type="date">
            <text:p>Feb 12, 2015</text:p>
          </table:table-cell>
          <table:table-cell table:style-name="ce14" office:value-type="float" office:value="1136" calcext:value-type="float">
            <text:p>113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57:.G1757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1" calcext:value-type="date">
            <text:p>Feb 11, 2015</text:p>
          </table:table-cell>
          <table:table-cell table:style-name="ce14" office:value-type="float" office:value="1135" calcext:value-type="float">
            <text:p>113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58:.G1758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0" calcext:value-type="date">
            <text:p>Feb 10, 2015</text:p>
          </table:table-cell>
          <table:table-cell table:style-name="ce14" office:value-type="float" office:value="1134" calcext:value-type="float">
            <text:p>113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59:.G1759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9" calcext:value-type="date">
            <text:p>Feb 9, 2015</text:p>
          </table:table-cell>
          <table:table-cell table:style-name="ce14" office:value-type="float" office:value="1133" calcext:value-type="float">
            <text:p>113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60:.G1760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8" calcext:value-type="date">
            <text:p>Feb 8, 2015</text:p>
          </table:table-cell>
          <table:table-cell table:style-name="ce14" office:value-type="float" office:value="1132" calcext:value-type="float">
            <text:p>113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1761:.G1761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7" calcext:value-type="date">
            <text:p>Feb 7, 2015</text:p>
          </table:table-cell>
          <table:table-cell table:style-name="ce14" office:value-type="float" office:value="1131" calcext:value-type="float">
            <text:p>11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62:.G1762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6" calcext:value-type="date">
            <text:p>Feb 6, 2015</text:p>
          </table:table-cell>
          <table:table-cell table:style-name="ce14" office:value-type="float" office:value="1130" calcext:value-type="float">
            <text:p>113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63:.G1763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5" calcext:value-type="date">
            <text:p>Feb 5, 2015</text:p>
          </table:table-cell>
          <table:table-cell table:style-name="ce14" office:value-type="float" office:value="1129" calcext:value-type="float">
            <text:p>112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64:.G1764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4" calcext:value-type="date">
            <text:p>Feb 4, 2015</text:p>
          </table:table-cell>
          <table:table-cell table:style-name="ce14" office:value-type="float" office:value="1128" calcext:value-type="float">
            <text:p>112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65:.G1765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3" calcext:value-type="date">
            <text:p>Feb 3, 2015</text:p>
          </table:table-cell>
          <table:table-cell table:style-name="ce14" office:value-type="float" office:value="1127" calcext:value-type="float">
            <text:p>112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66:.G1766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2" calcext:value-type="date">
            <text:p>Feb 2, 2015</text:p>
          </table:table-cell>
          <table:table-cell table:style-name="ce14" office:value-type="float" office:value="1126" calcext:value-type="float">
            <text:p>112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67:.G1767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1" calcext:value-type="date">
            <text:p>Feb 1, 2015</text:p>
          </table:table-cell>
          <table:table-cell table:style-name="ce14" office:value-type="float" office:value="1125" calcext:value-type="float">
            <text:p>112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68:.G1768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31" calcext:value-type="date">
            <text:p>Jan 31, 2015</text:p>
          </table:table-cell>
          <table:table-cell table:style-name="ce14" office:value-type="float" office:value="1124" calcext:value-type="float">
            <text:p>112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formula="of:=SUM([.C1769:.G1769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30" calcext:value-type="date">
            <text:p>Jan 30, 2015</text:p>
          </table:table-cell>
          <table:table-cell table:style-name="ce14" office:value-type="float" office:value="1123" calcext:value-type="float">
            <text:p>112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70:.G1770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9" calcext:value-type="date">
            <text:p>Jan 29, 2015</text:p>
          </table:table-cell>
          <table:table-cell table:style-name="ce14" office:value-type="float" office:value="1122" calcext:value-type="float">
            <text:p>112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71:.G1771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8" calcext:value-type="date">
            <text:p>Jan 28, 2015</text:p>
          </table:table-cell>
          <table:table-cell table:style-name="ce14" office:value-type="float" office:value="1121" calcext:value-type="float">
            <text:p>112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72:.G1772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7" calcext:value-type="date">
            <text:p>Jan 27, 2015</text:p>
          </table:table-cell>
          <table:table-cell table:style-name="ce14" office:value-type="float" office:value="1120" calcext:value-type="float">
            <text:p>112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73:.G177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6" calcext:value-type="date">
            <text:p>Jan 26, 2015</text:p>
          </table:table-cell>
          <table:table-cell table:style-name="ce14" office:value-type="float" office:value="1119" calcext:value-type="float">
            <text:p>111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74:.G1774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5" calcext:value-type="date">
            <text:p>Jan 25, 2015</text:p>
          </table:table-cell>
          <table:table-cell table:style-name="ce14" office:value-type="float" office:value="1118" calcext:value-type="float">
            <text:p>11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75:.G1775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4" calcext:value-type="date">
            <text:p>Jan 24, 2015</text:p>
          </table:table-cell>
          <table:table-cell table:style-name="ce14" office:value-type="float" office:value="1117" calcext:value-type="float">
            <text:p>111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76:.G1776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3" calcext:value-type="date">
            <text:p>Jan 23, 2015</text:p>
          </table:table-cell>
          <table:table-cell table:style-name="ce14" office:value-type="float" office:value="1116" calcext:value-type="float">
            <text:p>111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77:.G1777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2" calcext:value-type="date">
            <text:p>Jan 22, 2015</text:p>
          </table:table-cell>
          <table:table-cell table:style-name="ce14" office:value-type="float" office:value="1115" calcext:value-type="float">
            <text:p>111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778:.G1778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1" calcext:value-type="date">
            <text:p>Jan 21, 2015</text:p>
          </table:table-cell>
          <table:table-cell table:style-name="ce14" office:value-type="float" office:value="1114" calcext:value-type="float">
            <text:p>111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79:.G1779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0" calcext:value-type="date">
            <text:p>Jan 20, 2015</text:p>
          </table:table-cell>
          <table:table-cell table:style-name="ce14" office:value-type="float" office:value="1113" calcext:value-type="float">
            <text:p>111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80:.G1780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9" calcext:value-type="date">
            <text:p>Jan 19, 2015</text:p>
          </table:table-cell>
          <table:table-cell table:style-name="ce14" office:value-type="float" office:value="1112" calcext:value-type="float">
            <text:p>111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81:.G1781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8" calcext:value-type="date">
            <text:p>Jan 18, 2015</text:p>
          </table:table-cell>
          <table:table-cell table:style-name="ce14" office:value-type="float" office:value="1111" calcext:value-type="float">
            <text:p>111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82:.G1782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7" calcext:value-type="date">
            <text:p>Jan 17, 2015</text:p>
          </table:table-cell>
          <table:table-cell table:style-name="ce14" office:value-type="float" office:value="1110" calcext:value-type="float">
            <text:p>111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83:.G1783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6" calcext:value-type="date">
            <text:p>Jan 16, 2015</text:p>
          </table:table-cell>
          <table:table-cell table:style-name="ce14" office:value-type="float" office:value="1109" calcext:value-type="float">
            <text:p>110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84:.G1784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5" calcext:value-type="date">
            <text:p>Jan 15, 2015</text:p>
          </table:table-cell>
          <table:table-cell table:style-name="ce14" office:value-type="float" office:value="1108" calcext:value-type="float">
            <text:p>110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85:.G1785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4" calcext:value-type="date">
            <text:p>Jan 14, 2015</text:p>
          </table:table-cell>
          <table:table-cell table:style-name="ce14" office:value-type="float" office:value="1107" calcext:value-type="float">
            <text:p>110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86:.G1786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3" calcext:value-type="date">
            <text:p>Jan 13, 2015</text:p>
          </table:table-cell>
          <table:table-cell table:style-name="ce14" office:value-type="float" office:value="1106" calcext:value-type="float">
            <text:p>110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87:.G1787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2" calcext:value-type="date">
            <text:p>Jan 12, 2015</text:p>
          </table:table-cell>
          <table:table-cell table:style-name="ce14" office:value-type="float" office:value="1105" calcext:value-type="float">
            <text:p>110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88:.G1788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1" calcext:value-type="date">
            <text:p>Jan 11, 2015</text:p>
          </table:table-cell>
          <table:table-cell table:style-name="ce14" office:value-type="float" office:value="1104" calcext:value-type="float">
            <text:p>110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89:.G1789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0" calcext:value-type="date">
            <text:p>Jan 10, 2015</text:p>
          </table:table-cell>
          <table:table-cell table:style-name="ce14" office:value-type="float" office:value="1103" calcext:value-type="float">
            <text:p>110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90:.G1790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9" calcext:value-type="date">
            <text:p>Jan 9, 2015</text:p>
          </table:table-cell>
          <table:table-cell table:style-name="ce14" office:value-type="float" office:value="1102" calcext:value-type="float">
            <text:p>110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91:.G1791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8" calcext:value-type="date">
            <text:p>Jan 8, 2015</text:p>
          </table:table-cell>
          <table:table-cell table:style-name="ce14" office:value-type="float" office:value="1101" calcext:value-type="float">
            <text:p>110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792:.G1792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7" calcext:value-type="date">
            <text:p>Jan 7, 2015</text:p>
          </table:table-cell>
          <table:table-cell table:style-name="ce14" office:value-type="float" office:value="1100" calcext:value-type="float">
            <text:p>11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93:.G1793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6" calcext:value-type="date">
            <text:p>Jan 6, 2015</text:p>
          </table:table-cell>
          <table:table-cell table:style-name="ce14" office:value-type="float" office:value="1099" calcext:value-type="float">
            <text:p>109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94:.G1794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5" calcext:value-type="date">
            <text:p>Jan 5, 2015</text:p>
          </table:table-cell>
          <table:table-cell table:style-name="ce14" office:value-type="float" office:value="1098" calcext:value-type="float">
            <text:p>109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95:.G1795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4" calcext:value-type="date">
            <text:p>Jan 4, 2015</text:p>
          </table:table-cell>
          <table:table-cell table:style-name="ce14" office:value-type="float" office:value="1097" calcext:value-type="float">
            <text:p>10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96:.G1796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3" calcext:value-type="date">
            <text:p>Jan 3, 2015</text:p>
          </table:table-cell>
          <table:table-cell table:style-name="ce14" office:value-type="float" office:value="1096" calcext:value-type="float">
            <text:p>109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797:.G1797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2" calcext:value-type="date">
            <text:p>Jan 2, 2015</text:p>
          </table:table-cell>
          <table:table-cell table:style-name="ce14" office:value-type="float" office:value="1095" calcext:value-type="float">
            <text:p>109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98:.G1798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1" calcext:value-type="date">
            <text:p>Jan 1, 2015</text:p>
          </table:table-cell>
          <table:table-cell table:style-name="ce14" office:value-type="float" office:value="1094" calcext:value-type="float">
            <text:p>109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99:.G1799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31" calcext:value-type="date">
            <text:p>Dec 31, 2014</text:p>
          </table:table-cell>
          <table:table-cell table:style-name="ce14" office:value-type="float" office:value="1093" calcext:value-type="float">
            <text:p>10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00:.G1800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30" calcext:value-type="date">
            <text:p>Dec 30, 2014</text:p>
          </table:table-cell>
          <table:table-cell table:style-name="ce14" office:value-type="float" office:value="1092" calcext:value-type="float">
            <text:p>109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01:.G180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9" calcext:value-type="date">
            <text:p>Dec 29, 2014</text:p>
          </table:table-cell>
          <table:table-cell table:style-name="ce14" office:value-type="float" office:value="1091" calcext:value-type="float">
            <text:p>10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02:.G1802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8" calcext:value-type="date">
            <text:p>Dec 28, 2014</text:p>
          </table:table-cell>
          <table:table-cell table:style-name="ce14" office:value-type="float" office:value="1090" calcext:value-type="float">
            <text:p>109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803:.G1803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7" calcext:value-type="date">
            <text:p>Dec 27, 2014</text:p>
          </table:table-cell>
          <table:table-cell table:style-name="ce14" office:value-type="float" office:value="1089" calcext:value-type="float">
            <text:p>108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804:.G1804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6" calcext:value-type="date">
            <text:p>Dec 26, 2014</text:p>
          </table:table-cell>
          <table:table-cell table:style-name="ce14" office:value-type="float" office:value="1088" calcext:value-type="float">
            <text:p>108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05:.G1805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5" calcext:value-type="date">
            <text:p>Dec 25, 2014</text:p>
          </table:table-cell>
          <table:table-cell table:style-name="ce14" office:value-type="float" office:value="1087" calcext:value-type="float">
            <text:p>108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806:.G1806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4" calcext:value-type="date">
            <text:p>Dec 24, 2014</text:p>
          </table:table-cell>
          <table:table-cell table:style-name="ce14" office:value-type="float" office:value="1086" calcext:value-type="float">
            <text:p>10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07:.G1807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3" calcext:value-type="date">
            <text:p>Dec 23, 2014</text:p>
          </table:table-cell>
          <table:table-cell table:style-name="ce14" office:value-type="float" office:value="1085" calcext:value-type="float">
            <text:p>108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08:.G1808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2" calcext:value-type="date">
            <text:p>Dec 22, 2014</text:p>
          </table:table-cell>
          <table:table-cell table:style-name="ce14" office:value-type="float" office:value="1084" calcext:value-type="float">
            <text:p>108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809:.G1809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1" calcext:value-type="date">
            <text:p>Dec 21, 2014</text:p>
          </table:table-cell>
          <table:table-cell table:style-name="ce14" office:value-type="float" office:value="1083" calcext:value-type="float">
            <text:p>10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10:.G1810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0" calcext:value-type="date">
            <text:p>Dec 20, 2014</text:p>
          </table:table-cell>
          <table:table-cell table:style-name="ce14" office:value-type="float" office:value="1082" calcext:value-type="float">
            <text:p>10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11:.G1811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9" calcext:value-type="date">
            <text:p>Dec 19, 2014</text:p>
          </table:table-cell>
          <table:table-cell table:style-name="ce14" office:value-type="float" office:value="1081" calcext:value-type="float">
            <text:p>108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12:.G1812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8" calcext:value-type="date">
            <text:p>Dec 18, 2014</text:p>
          </table:table-cell>
          <table:table-cell table:style-name="ce14" office:value-type="float" office:value="1080" calcext:value-type="float">
            <text:p>108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813:.G1813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7" calcext:value-type="date">
            <text:p>Dec 17, 2014</text:p>
          </table:table-cell>
          <table:table-cell table:style-name="ce14" office:value-type="float" office:value="1079" calcext:value-type="float">
            <text:p>107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14:.G1814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6" calcext:value-type="date">
            <text:p>Dec 16, 2014</text:p>
          </table:table-cell>
          <table:table-cell table:style-name="ce14" office:value-type="float" office:value="1078" calcext:value-type="float">
            <text:p>107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15:.G1815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5" calcext:value-type="date">
            <text:p>Dec 15, 2014</text:p>
          </table:table-cell>
          <table:table-cell table:style-name="ce14" office:value-type="float" office:value="1077" calcext:value-type="float">
            <text:p>107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16:.G1816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4" calcext:value-type="date">
            <text:p>Dec 14, 2014</text:p>
          </table:table-cell>
          <table:table-cell table:style-name="ce14" office:value-type="float" office:value="1076" calcext:value-type="float">
            <text:p>107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17:.G1817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3" calcext:value-type="date">
            <text:p>Dec 13, 2014</text:p>
          </table:table-cell>
          <table:table-cell table:style-name="ce14" office:value-type="float" office:value="1075" calcext:value-type="float">
            <text:p>10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18:.G1818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2" calcext:value-type="date">
            <text:p>Dec 12, 2014</text:p>
          </table:table-cell>
          <table:table-cell table:style-name="ce14" office:value-type="float" office:value="1074" calcext:value-type="float">
            <text:p>107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819:.G1819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1" calcext:value-type="date">
            <text:p>Dec 11, 2014</text:p>
          </table:table-cell>
          <table:table-cell table:style-name="ce14" office:value-type="float" office:value="1073" calcext:value-type="float">
            <text:p>107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20:.G1820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0" calcext:value-type="date">
            <text:p>Dec 10, 2014</text:p>
          </table:table-cell>
          <table:table-cell table:style-name="ce14" office:value-type="float" office:value="1072" calcext:value-type="float">
            <text:p>107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21:.G1821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9" calcext:value-type="date">
            <text:p>Dec 9, 2014</text:p>
          </table:table-cell>
          <table:table-cell table:style-name="ce14" office:value-type="float" office:value="1071" calcext:value-type="float">
            <text:p>10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22:.G1822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8" calcext:value-type="date">
            <text:p>Dec 8, 2014</text:p>
          </table:table-cell>
          <table:table-cell table:style-name="ce14" office:value-type="float" office:value="1070" calcext:value-type="float">
            <text:p>107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23:.G1823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7" calcext:value-type="date">
            <text:p>Dec 7, 2014</text:p>
          </table:table-cell>
          <table:table-cell table:style-name="ce14" office:value-type="float" office:value="1069" calcext:value-type="float">
            <text:p>106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824:.G1824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6" calcext:value-type="date">
            <text:p>Dec 6, 2014</text:p>
          </table:table-cell>
          <table:table-cell table:style-name="ce14" office:value-type="float" office:value="1068" calcext:value-type="float">
            <text:p>106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25:.G1825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5" calcext:value-type="date">
            <text:p>Dec 5, 2014</text:p>
          </table:table-cell>
          <table:table-cell table:style-name="ce14" office:value-type="float" office:value="1067" calcext:value-type="float">
            <text:p>106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26:.G1826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4" calcext:value-type="date">
            <text:p>Dec 4, 2014</text:p>
          </table:table-cell>
          <table:table-cell table:style-name="ce14" office:value-type="float" office:value="1066" calcext:value-type="float">
            <text:p>106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827:.G1827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3" calcext:value-type="date">
            <text:p>Dec 3, 2014</text:p>
          </table:table-cell>
          <table:table-cell table:style-name="ce14" office:value-type="float" office:value="1065" calcext:value-type="float">
            <text:p>106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828:.G1828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2" calcext:value-type="date">
            <text:p>Dec 2, 2014</text:p>
          </table:table-cell>
          <table:table-cell table:style-name="ce14" office:value-type="float" office:value="1064" calcext:value-type="float">
            <text:p>106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formula="of:=SUM([.C1829:.G1829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1" calcext:value-type="date">
            <text:p>Dec 1, 2014</text:p>
          </table:table-cell>
          <table:table-cell table:style-name="ce14" office:value-type="float" office:value="1063" calcext:value-type="float">
            <text:p>106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30:.G1830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30" calcext:value-type="date">
            <text:p>Nov 30, 2014</text:p>
          </table:table-cell>
          <table:table-cell table:style-name="ce14" office:value-type="float" office:value="1062" calcext:value-type="float">
            <text:p>106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831:.G1831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9" calcext:value-type="date">
            <text:p>Nov 29, 2014</text:p>
          </table:table-cell>
          <table:table-cell table:style-name="ce14" office:value-type="float" office:value="1061" calcext:value-type="float">
            <text:p>106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32:.G1832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8" calcext:value-type="date">
            <text:p>Nov 28, 2014</text:p>
          </table:table-cell>
          <table:table-cell table:style-name="ce14" office:value-type="float" office:value="1060" calcext:value-type="float">
            <text:p>106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33:.G1833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7" calcext:value-type="date">
            <text:p>Nov 27, 2014</text:p>
          </table:table-cell>
          <table:table-cell table:style-name="ce14" office:value-type="float" office:value="1059" calcext:value-type="float">
            <text:p>105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34:.G1834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6" calcext:value-type="date">
            <text:p>Nov 26, 2014</text:p>
          </table:table-cell>
          <table:table-cell table:style-name="ce14" office:value-type="float" office:value="1058" calcext:value-type="float">
            <text:p>105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835:.G1835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5" calcext:value-type="date">
            <text:p>Nov 25, 2014</text:p>
          </table:table-cell>
          <table:table-cell table:style-name="ce14" office:value-type="float" office:value="1057" calcext:value-type="float">
            <text:p>105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36:.G1836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4" calcext:value-type="date">
            <text:p>Nov 24, 2014</text:p>
          </table:table-cell>
          <table:table-cell table:style-name="ce14" office:value-type="float" office:value="1056" calcext:value-type="float">
            <text:p>105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37:.G183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3" calcext:value-type="date">
            <text:p>Nov 23, 2014</text:p>
          </table:table-cell>
          <table:table-cell table:style-name="ce14" office:value-type="float" office:value="1055" calcext:value-type="float">
            <text:p>105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38:.G1838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2" calcext:value-type="date">
            <text:p>Nov 22, 2014</text:p>
          </table:table-cell>
          <table:table-cell table:style-name="ce14" office:value-type="float" office:value="1054" calcext:value-type="float">
            <text:p>105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39:.G1839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1" calcext:value-type="date">
            <text:p>Nov 21, 2014</text:p>
          </table:table-cell>
          <table:table-cell table:style-name="ce14" office:value-type="float" office:value="1053" calcext:value-type="float">
            <text:p>105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40:.G1840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0" calcext:value-type="date">
            <text:p>Nov 20, 2014</text:p>
          </table:table-cell>
          <table:table-cell table:style-name="ce14" office:value-type="float" office:value="1052" calcext:value-type="float">
            <text:p>10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41:.G1841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9" calcext:value-type="date">
            <text:p>Nov 19, 2014</text:p>
          </table:table-cell>
          <table:table-cell table:style-name="ce14" office:value-type="float" office:value="1051" calcext:value-type="float">
            <text:p>105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42:.G1842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8" calcext:value-type="date">
            <text:p>Nov 18, 2014</text:p>
          </table:table-cell>
          <table:table-cell table:style-name="ce14" office:value-type="float" office:value="1050" calcext:value-type="float">
            <text:p>105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843:.G1843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7" calcext:value-type="date">
            <text:p>Nov 17, 2014</text:p>
          </table:table-cell>
          <table:table-cell table:style-name="ce14" office:value-type="float" office:value="1049" calcext:value-type="float">
            <text:p>104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44:.G1844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6" calcext:value-type="date">
            <text:p>Nov 16, 2014</text:p>
          </table:table-cell>
          <table:table-cell table:style-name="ce14" office:value-type="float" office:value="1048" calcext:value-type="float">
            <text:p>104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45:.G1845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5" calcext:value-type="date">
            <text:p>Nov 15, 2014</text:p>
          </table:table-cell>
          <table:table-cell table:style-name="ce14" office:value-type="float" office:value="1047" calcext:value-type="float">
            <text:p>104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46:.G1846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4" calcext:value-type="date">
            <text:p>Nov 14, 2014</text:p>
          </table:table-cell>
          <table:table-cell table:style-name="ce14" office:value-type="float" office:value="1046" calcext:value-type="float">
            <text:p>104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47:.G1847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3" calcext:value-type="date">
            <text:p>Nov 13, 2014</text:p>
          </table:table-cell>
          <table:table-cell table:style-name="ce14" office:value-type="float" office:value="1045" calcext:value-type="float">
            <text:p>104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48:.G1848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2" calcext:value-type="date">
            <text:p>Nov 12, 2014</text:p>
          </table:table-cell>
          <table:table-cell table:style-name="ce14" office:value-type="float" office:value="1044" calcext:value-type="float">
            <text:p>104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49:.G1849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1" calcext:value-type="date">
            <text:p>Nov 11, 2014</text:p>
          </table:table-cell>
          <table:table-cell table:style-name="ce14" office:value-type="float" office:value="1043" calcext:value-type="float">
            <text:p>104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50:.G1850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0" calcext:value-type="date">
            <text:p>Nov 10, 2014</text:p>
          </table:table-cell>
          <table:table-cell table:style-name="ce14" office:value-type="float" office:value="1042" calcext:value-type="float">
            <text:p>104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51:.G1851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9" calcext:value-type="date">
            <text:p>Nov 9, 2014</text:p>
          </table:table-cell>
          <table:table-cell table:style-name="ce14" office:value-type="float" office:value="1041" calcext:value-type="float">
            <text:p>104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52:.G1852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8" calcext:value-type="date">
            <text:p>Nov 8, 2014</text:p>
          </table:table-cell>
          <table:table-cell table:style-name="ce14" office:value-type="float" office:value="1040" calcext:value-type="float">
            <text:p>104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53:.G1853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7" calcext:value-type="date">
            <text:p>Nov 7, 2014</text:p>
          </table:table-cell>
          <table:table-cell table:style-name="ce14" office:value-type="float" office:value="1039" calcext:value-type="float">
            <text:p>103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54:.G1854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6" calcext:value-type="date">
            <text:p>Nov 6, 2014</text:p>
          </table:table-cell>
          <table:table-cell table:style-name="ce14" office:value-type="float" office:value="1038" calcext:value-type="float">
            <text:p>103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55:.G1855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5" calcext:value-type="date">
            <text:p>Nov 5, 2014</text:p>
          </table:table-cell>
          <table:table-cell table:style-name="ce14" office:value-type="float" office:value="1037" calcext:value-type="float">
            <text:p>103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56:.G1856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4" calcext:value-type="date">
            <text:p>Nov 4, 2014</text:p>
          </table:table-cell>
          <table:table-cell table:style-name="ce14" office:value-type="float" office:value="1036" calcext:value-type="float">
            <text:p>10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57:.G185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3" calcext:value-type="date">
            <text:p>Nov 3, 2014</text:p>
          </table:table-cell>
          <table:table-cell table:style-name="ce14" office:value-type="float" office:value="1035" calcext:value-type="float">
            <text:p>103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58:.G1858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2" calcext:value-type="date">
            <text:p>Nov 2, 2014</text:p>
          </table:table-cell>
          <table:table-cell table:style-name="ce14" office:value-type="float" office:value="1034" calcext:value-type="float">
            <text:p>103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859:.G1859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1" calcext:value-type="date">
            <text:p>Nov 1, 2014</text:p>
          </table:table-cell>
          <table:table-cell table:style-name="ce14" office:value-type="float" office:value="1033" calcext:value-type="float">
            <text:p>103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60:.G1860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31" calcext:value-type="date">
            <text:p>Oct 31, 2014</text:p>
          </table:table-cell>
          <table:table-cell table:style-name="ce14" office:value-type="float" office:value="1032" calcext:value-type="float">
            <text:p>103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61:.G1861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30" calcext:value-type="date">
            <text:p>Oct 30, 2014</text:p>
          </table:table-cell>
          <table:table-cell table:style-name="ce14" office:value-type="float" office:value="1031" calcext:value-type="float">
            <text:p>103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62:.G1862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9" calcext:value-type="date">
            <text:p>Oct 29, 2014</text:p>
          </table:table-cell>
          <table:table-cell table:style-name="ce14" office:value-type="float" office:value="1030" calcext:value-type="float">
            <text:p>103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63:.G1863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8" calcext:value-type="date">
            <text:p>Oct 28, 2014</text:p>
          </table:table-cell>
          <table:table-cell table:style-name="ce14" office:value-type="float" office:value="1029" calcext:value-type="float">
            <text:p>102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formula="of:=SUM([.C1864:.G1864])" office:value-type="float" office:value="20" calcext:value-type="float">
            <text:p>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7" calcext:value-type="date">
            <text:p>Oct 27, 2014</text:p>
          </table:table-cell>
          <table:table-cell table:style-name="ce14" office:value-type="float" office:value="1028" calcext:value-type="float">
            <text:p>102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65:.G1865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6" calcext:value-type="date">
            <text:p>Oct 26, 2014</text:p>
          </table:table-cell>
          <table:table-cell table:style-name="ce14" office:value-type="float" office:value="1027" calcext:value-type="float">
            <text:p>102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66:.G1866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5" calcext:value-type="date">
            <text:p>Oct 25, 2014</text:p>
          </table:table-cell>
          <table:table-cell table:style-name="ce14" office:value-type="float" office:value="1026" calcext:value-type="float">
            <text:p>102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67:.G1867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4" calcext:value-type="date">
            <text:p>Oct 24, 2014</text:p>
          </table:table-cell>
          <table:table-cell table:style-name="ce14" office:value-type="float" office:value="1025" calcext:value-type="float">
            <text:p>102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68:.G1868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3" calcext:value-type="date">
            <text:p>Oct 23, 2014</text:p>
          </table:table-cell>
          <table:table-cell table:style-name="ce14" office:value-type="float" office:value="1024" calcext:value-type="float">
            <text:p>102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69:.G1869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2" calcext:value-type="date">
            <text:p>Oct 22, 2014</text:p>
          </table:table-cell>
          <table:table-cell table:style-name="ce14" office:value-type="float" office:value="1023" calcext:value-type="float">
            <text:p>10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70:.G1870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1" calcext:value-type="date">
            <text:p>Oct 21, 2014</text:p>
          </table:table-cell>
          <table:table-cell table:style-name="ce14" office:value-type="float" office:value="1022" calcext:value-type="float">
            <text:p>102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71:.G1871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0" calcext:value-type="date">
            <text:p>Oct 20, 2014</text:p>
          </table:table-cell>
          <table:table-cell table:style-name="ce14" office:value-type="float" office:value="1021" calcext:value-type="float">
            <text:p>102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72:.G1872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9" calcext:value-type="date">
            <text:p>Oct 19, 2014</text:p>
          </table:table-cell>
          <table:table-cell table:style-name="ce14" office:value-type="float" office:value="1020" calcext:value-type="float">
            <text:p>102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873:.G1873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8" calcext:value-type="date">
            <text:p>Oct 18, 2014</text:p>
          </table:table-cell>
          <table:table-cell table:style-name="ce14" office:value-type="float" office:value="1019" calcext:value-type="float">
            <text:p>101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74:.G1874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7" calcext:value-type="date">
            <text:p>Oct 17, 2014</text:p>
          </table:table-cell>
          <table:table-cell table:style-name="ce14" office:value-type="float" office:value="1018" calcext:value-type="float">
            <text:p>101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75:.G1875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6" calcext:value-type="date">
            <text:p>Oct 16, 2014</text:p>
          </table:table-cell>
          <table:table-cell table:style-name="ce14" office:value-type="float" office:value="1017" calcext:value-type="float">
            <text:p>101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76:.G1876])"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5" calcext:value-type="date">
            <text:p>Oct 15, 2014</text:p>
          </table:table-cell>
          <table:table-cell table:style-name="ce14" office:value-type="float" office:value="1016" calcext:value-type="float">
            <text:p>101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77:.G1877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4" calcext:value-type="date">
            <text:p>Oct 14, 2014</text:p>
          </table:table-cell>
          <table:table-cell table:style-name="ce14" office:value-type="float" office:value="1015" calcext:value-type="float">
            <text:p>101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78:.G1878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3" calcext:value-type="date">
            <text:p>Oct 13, 2014</text:p>
          </table:table-cell>
          <table:table-cell table:style-name="ce14" office:value-type="float" office:value="1014" calcext:value-type="float">
            <text:p>101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79:.G1879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2" calcext:value-type="date">
            <text:p>Oct 12, 2014</text:p>
          </table:table-cell>
          <table:table-cell table:style-name="ce14" office:value-type="float" office:value="1013" calcext:value-type="float">
            <text:p>101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80:.G1880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1" calcext:value-type="date">
            <text:p>Oct 11, 2014</text:p>
          </table:table-cell>
          <table:table-cell table:style-name="ce14" office:value-type="float" office:value="1012" calcext:value-type="float">
            <text:p>101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81:.G1881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0" calcext:value-type="date">
            <text:p>Oct 10, 2014</text:p>
          </table:table-cell>
          <table:table-cell table:style-name="ce14" office:value-type="float" office:value="1011" calcext:value-type="float">
            <text:p>101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82:.G1882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9" calcext:value-type="date">
            <text:p>Oct 9, 2014</text:p>
          </table:table-cell>
          <table:table-cell table:style-name="ce14" office:value-type="float" office:value="1010" calcext:value-type="float">
            <text:p>10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83:.G1883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8" calcext:value-type="date">
            <text:p>Oct 8, 2014</text:p>
          </table:table-cell>
          <table:table-cell table:style-name="ce14" office:value-type="float" office:value="1009" calcext:value-type="float">
            <text:p>100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84:.G1884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7" calcext:value-type="date">
            <text:p>Oct 7, 2014</text:p>
          </table:table-cell>
          <table:table-cell table:style-name="ce14" office:value-type="float" office:value="1008" calcext:value-type="float">
            <text:p>100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85:.G1885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6" calcext:value-type="date">
            <text:p>Oct 6, 2014</text:p>
          </table:table-cell>
          <table:table-cell table:style-name="ce14" office:value-type="float" office:value="1007" calcext:value-type="float">
            <text:p>100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86:.G1886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5" calcext:value-type="date">
            <text:p>Oct 5, 2014</text:p>
          </table:table-cell>
          <table:table-cell table:style-name="ce14" office:value-type="float" office:value="1006" calcext:value-type="float">
            <text:p>10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87:.G1887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4" calcext:value-type="date">
            <text:p>Oct 4, 2014</text:p>
          </table:table-cell>
          <table:table-cell table:style-name="ce14" office:value-type="float" office:value="1005" calcext:value-type="float">
            <text:p>100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88:.G1888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3" calcext:value-type="date">
            <text:p>Oct 3, 2014</text:p>
          </table:table-cell>
          <table:table-cell table:style-name="ce14" office:value-type="float" office:value="1004" calcext:value-type="float">
            <text:p>100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89:.G1889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2" calcext:value-type="date">
            <text:p>Oct 2, 2014</text:p>
          </table:table-cell>
          <table:table-cell table:style-name="ce14" office:value-type="float" office:value="1003" calcext:value-type="float">
            <text:p>100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90:.G1890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1" calcext:value-type="date">
            <text:p>Oct 1, 2014</text:p>
          </table:table-cell>
          <table:table-cell table:style-name="ce14" office:value-type="float" office:value="1002" calcext:value-type="float">
            <text:p>100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91:.G1891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30" calcext:value-type="date">
            <text:p>Sep 30, 2014</text:p>
          </table:table-cell>
          <table:table-cell table:style-name="ce14" office:value-type="float" office:value="1001" calcext:value-type="float">
            <text:p>100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92:.G1892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9" calcext:value-type="date">
            <text:p>Sep 29, 2014</text:p>
          </table:table-cell>
          <table:table-cell table:style-name="ce14" office:value-type="float" office:value="1000" calcext:value-type="float">
            <text:p>100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93:.G1893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8" calcext:value-type="date">
            <text:p>Sep 28, 2014</text:p>
          </table:table-cell>
          <table:table-cell table:style-name="ce14" office:value-type="float" office:value="999" calcext:value-type="float">
            <text:p>99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94:.G1894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7" calcext:value-type="date">
            <text:p>Sep 27, 2014</text:p>
          </table:table-cell>
          <table:table-cell table:style-name="ce14" office:value-type="float" office:value="998" calcext:value-type="float">
            <text:p>9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95:.G1895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6" calcext:value-type="date">
            <text:p>Sep 26, 2014</text:p>
          </table:table-cell>
          <table:table-cell table:style-name="ce14" office:value-type="float" office:value="997" calcext:value-type="float">
            <text:p>99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96:.G1896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5" calcext:value-type="date">
            <text:p>Sep 25, 2014</text:p>
          </table:table-cell>
          <table:table-cell table:style-name="ce14" office:value-type="float" office:value="996" calcext:value-type="float">
            <text:p>99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97:.G1897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4" calcext:value-type="date">
            <text:p>Sep 24, 2014</text:p>
          </table:table-cell>
          <table:table-cell table:style-name="ce14" office:value-type="float" office:value="995" calcext:value-type="float">
            <text:p>99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98:.G1898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3" calcext:value-type="date">
            <text:p>Sep 23, 2014</text:p>
          </table:table-cell>
          <table:table-cell table:style-name="ce14" office:value-type="float" office:value="994" calcext:value-type="float">
            <text:p>99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99:.G1899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2" calcext:value-type="date">
            <text:p>Sep 22, 2014</text:p>
          </table:table-cell>
          <table:table-cell table:style-name="ce14" office:value-type="float" office:value="993" calcext:value-type="float">
            <text:p>99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00:.G1900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1" calcext:value-type="date">
            <text:p>Sep 21, 2014</text:p>
          </table:table-cell>
          <table:table-cell table:style-name="ce14" office:value-type="float" office:value="992" calcext:value-type="float">
            <text:p>99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01:.G1901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0" calcext:value-type="date">
            <text:p>Sep 20, 2014</text:p>
          </table:table-cell>
          <table:table-cell table:style-name="ce14" office:value-type="float" office:value="991" calcext:value-type="float">
            <text:p>99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02:.G1902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9" calcext:value-type="date">
            <text:p>Sep 19, 2014</text:p>
          </table:table-cell>
          <table:table-cell table:style-name="ce14" office:value-type="float" office:value="990" calcext:value-type="float">
            <text:p>99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903:.G1903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8" calcext:value-type="date">
            <text:p>Sep 18, 2014</text:p>
          </table:table-cell>
          <table:table-cell table:style-name="ce14" office:value-type="float" office:value="989" calcext:value-type="float">
            <text:p>98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904:.G1904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7" calcext:value-type="date">
            <text:p>Sep 17, 2014</text:p>
          </table:table-cell>
          <table:table-cell table:style-name="ce14" office:value-type="float" office:value="988" calcext:value-type="float">
            <text:p>98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05:.G1905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6" calcext:value-type="date">
            <text:p>Sep 16, 2014</text:p>
          </table:table-cell>
          <table:table-cell table:style-name="ce14" office:value-type="float" office:value="987" calcext:value-type="float">
            <text:p>98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06:.G1906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5" calcext:value-type="date">
            <text:p>Sep 15, 2014</text:p>
          </table:table-cell>
          <table:table-cell table:style-name="ce14" office:value-type="float" office:value="986" calcext:value-type="float">
            <text:p>98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07:.G1907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4" calcext:value-type="date">
            <text:p>Sep 14, 2014</text:p>
          </table:table-cell>
          <table:table-cell table:style-name="ce14" office:value-type="float" office:value="985" calcext:value-type="float">
            <text:p>98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08:.G1908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3" calcext:value-type="date">
            <text:p>Sep 13, 2014</text:p>
          </table:table-cell>
          <table:table-cell table:style-name="ce14" office:value-type="float" office:value="984" calcext:value-type="float">
            <text:p>98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09:.G1909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2" calcext:value-type="date">
            <text:p>Sep 12, 2014</text:p>
          </table:table-cell>
          <table:table-cell table:style-name="ce14" office:value-type="float" office:value="983" calcext:value-type="float">
            <text:p>9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910:.G1910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1" calcext:value-type="date">
            <text:p>Sep 11, 2014</text:p>
          </table:table-cell>
          <table:table-cell table:style-name="ce14" office:value-type="float" office:value="982" calcext:value-type="float">
            <text:p>98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911:.G1911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0" calcext:value-type="date">
            <text:p>Sep 10, 2014</text:p>
          </table:table-cell>
          <table:table-cell table:style-name="ce14" office:value-type="float" office:value="981" calcext:value-type="float">
            <text:p>98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12:.G1912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9" calcext:value-type="date">
            <text:p>Sep 9, 2014</text:p>
          </table:table-cell>
          <table:table-cell table:style-name="ce14" office:value-type="float" office:value="980" calcext:value-type="float">
            <text:p>98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913:.G1913])" office:value-type="float" office:value="47" calcext:value-type="float">
            <text:p>4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8" calcext:value-type="date">
            <text:p>Sep 8, 2014</text:p>
          </table:table-cell>
          <table:table-cell table:style-name="ce14" office:value-type="float" office:value="979" calcext:value-type="float">
            <text:p>97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14:.G1914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7" calcext:value-type="date">
            <text:p>Sep 7, 2014</text:p>
          </table:table-cell>
          <table:table-cell table:style-name="ce14" office:value-type="float" office:value="978" calcext:value-type="float">
            <text:p>97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15:.G1915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6" calcext:value-type="date">
            <text:p>Sep 6, 2014</text:p>
          </table:table-cell>
          <table:table-cell table:style-name="ce14" office:value-type="float" office:value="977" calcext:value-type="float">
            <text:p>97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formula="of:=SUM([.C1916:.G1916])" office:value-type="float" office:value="38" calcext:value-type="float">
            <text:p>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5" calcext:value-type="date">
            <text:p>Sep 5, 2014</text:p>
          </table:table-cell>
          <table:table-cell table:style-name="ce14" office:value-type="float" office:value="976" calcext:value-type="float">
            <text:p>97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917:.G1917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4" calcext:value-type="date">
            <text:p>Sep 4, 2014</text:p>
          </table:table-cell>
          <table:table-cell table:style-name="ce14" office:value-type="float" office:value="975" calcext:value-type="float">
            <text:p>97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18:.G1918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3" calcext:value-type="date">
            <text:p>Sep 3, 2014</text:p>
          </table:table-cell>
          <table:table-cell table:style-name="ce14" office:value-type="float" office:value="974" calcext:value-type="float">
            <text:p>97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19:.G1919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2" calcext:value-type="date">
            <text:p>Sep 2, 2014</text:p>
          </table:table-cell>
          <table:table-cell table:style-name="ce14" office:value-type="float" office:value="973" calcext:value-type="float">
            <text:p>97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20:.G1920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1" calcext:value-type="date">
            <text:p>Sep 1, 2014</text:p>
          </table:table-cell>
          <table:table-cell table:style-name="ce14" office:value-type="float" office:value="972" calcext:value-type="float">
            <text:p>97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921:.G1921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31" calcext:value-type="date">
            <text:p>Aug 31, 2014</text:p>
          </table:table-cell>
          <table:table-cell table:style-name="ce14" office:value-type="float" office:value="971" calcext:value-type="float">
            <text:p>97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922:.G1922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30" calcext:value-type="date">
            <text:p>Aug 30, 2014</text:p>
          </table:table-cell>
          <table:table-cell table:style-name="ce14" office:value-type="float" office:value="970" calcext:value-type="float">
            <text:p>97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923:.G1923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9" calcext:value-type="date">
            <text:p>Aug 29, 2014</text:p>
          </table:table-cell>
          <table:table-cell table:style-name="ce14" office:value-type="float" office:value="969" calcext:value-type="float">
            <text:p>96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24:.G1924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8" calcext:value-type="date">
            <text:p>Aug 28, 2014</text:p>
          </table:table-cell>
          <table:table-cell table:style-name="ce14" office:value-type="float" office:value="968" calcext:value-type="float">
            <text:p>96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25:.G1925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7" calcext:value-type="date">
            <text:p>Aug 27, 2014</text:p>
          </table:table-cell>
          <table:table-cell table:style-name="ce14" office:value-type="float" office:value="967" calcext:value-type="float">
            <text:p>96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26:.G1926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6" calcext:value-type="date">
            <text:p>Aug 26, 2014</text:p>
          </table:table-cell>
          <table:table-cell table:style-name="ce14" office:value-type="float" office:value="966" calcext:value-type="float">
            <text:p>96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27:.G1927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5" calcext:value-type="date">
            <text:p>Aug 25, 2014</text:p>
          </table:table-cell>
          <table:table-cell table:style-name="ce14" office:value-type="float" office:value="965" calcext:value-type="float">
            <text:p>96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928:.G1928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4" calcext:value-type="date">
            <text:p>Aug 24, 2014</text:p>
          </table:table-cell>
          <table:table-cell table:style-name="ce14" office:value-type="float" office:value="964" calcext:value-type="float">
            <text:p>9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29:.G1929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3" calcext:value-type="date">
            <text:p>Aug 23, 2014</text:p>
          </table:table-cell>
          <table:table-cell table:style-name="ce14" office:value-type="float" office:value="963" calcext:value-type="float">
            <text:p>96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930:.G1930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2" calcext:value-type="date">
            <text:p>Aug 22, 2014</text:p>
          </table:table-cell>
          <table:table-cell table:style-name="ce14" office:value-type="float" office:value="962" calcext:value-type="float">
            <text:p>96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931:.G1931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1" calcext:value-type="date">
            <text:p>Aug 21, 2014</text:p>
          </table:table-cell>
          <table:table-cell table:style-name="ce14" office:value-type="float" office:value="961" calcext:value-type="float">
            <text:p>96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32:.G1932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0" calcext:value-type="date">
            <text:p>Aug 20, 2014</text:p>
          </table:table-cell>
          <table:table-cell table:style-name="ce14" office:value-type="float" office:value="960" calcext:value-type="float">
            <text:p>96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933:.G1933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9" calcext:value-type="date">
            <text:p>Aug 19, 2014</text:p>
          </table:table-cell>
          <table:table-cell table:style-name="ce14" office:value-type="float" office:value="959" calcext:value-type="float">
            <text:p>95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34:.G1934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8" calcext:value-type="date">
            <text:p>Aug 18, 2014</text:p>
          </table:table-cell>
          <table:table-cell table:style-name="ce14" office:value-type="float" office:value="958" calcext:value-type="float">
            <text:p>95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35:.G1935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7" calcext:value-type="date">
            <text:p>Aug 17, 2014</text:p>
          </table:table-cell>
          <table:table-cell table:style-name="ce14" office:value-type="float" office:value="957" calcext:value-type="float">
            <text:p>95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36:.G1936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6" calcext:value-type="date">
            <text:p>Aug 16, 2014</text:p>
          </table:table-cell>
          <table:table-cell table:style-name="ce14" office:value-type="float" office:value="956" calcext:value-type="float">
            <text:p>9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37:.G1937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5" calcext:value-type="date">
            <text:p>Aug 15, 2014</text:p>
          </table:table-cell>
          <table:table-cell table:style-name="ce14" office:value-type="float" office:value="955" calcext:value-type="float">
            <text:p>95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938:.G1938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4" calcext:value-type="date">
            <text:p>Aug 14, 2014</text:p>
          </table:table-cell>
          <table:table-cell table:style-name="ce14" office:value-type="float" office:value="954" calcext:value-type="float">
            <text:p>95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39:.G1939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3" calcext:value-type="date">
            <text:p>Aug 13, 2014</text:p>
          </table:table-cell>
          <table:table-cell table:style-name="ce14" office:value-type="float" office:value="953" calcext:value-type="float">
            <text:p>95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40:.G1940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2" calcext:value-type="date">
            <text:p>Aug 12, 2014</text:p>
          </table:table-cell>
          <table:table-cell table:style-name="ce14" office:value-type="float" office:value="952" calcext:value-type="float">
            <text:p>9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41:.G1941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1" calcext:value-type="date">
            <text:p>Aug 11, 2014</text:p>
          </table:table-cell>
          <table:table-cell table:style-name="ce14" office:value-type="float" office:value="951" calcext:value-type="float">
            <text:p>95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42:.G1942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0" calcext:value-type="date">
            <text:p>Aug 10, 2014</text:p>
          </table:table-cell>
          <table:table-cell table:style-name="ce14" office:value-type="float" office:value="950" calcext:value-type="float">
            <text:p>95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943:.G1943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9" calcext:value-type="date">
            <text:p>Aug 9, 2014</text:p>
          </table:table-cell>
          <table:table-cell table:style-name="ce14" office:value-type="float" office:value="949" calcext:value-type="float">
            <text:p>94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44:.G1944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8" calcext:value-type="date">
            <text:p>Aug 8, 2014</text:p>
          </table:table-cell>
          <table:table-cell table:style-name="ce14" office:value-type="float" office:value="948" calcext:value-type="float">
            <text:p>94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45:.G1945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7" calcext:value-type="date">
            <text:p>Aug 7, 2014</text:p>
          </table:table-cell>
          <table:table-cell table:style-name="ce14" office:value-type="float" office:value="947" calcext:value-type="float">
            <text:p>94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46:.G1946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6" calcext:value-type="date">
            <text:p>Aug 6, 2014</text:p>
          </table:table-cell>
          <table:table-cell table:style-name="ce14" office:value-type="float" office:value="946" calcext:value-type="float">
            <text:p>94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47:.G1947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5" calcext:value-type="date">
            <text:p>Aug 5, 2014</text:p>
          </table:table-cell>
          <table:table-cell table:style-name="ce14" office:value-type="float" office:value="945" calcext:value-type="float">
            <text:p>94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48:.G1948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4" calcext:value-type="date">
            <text:p>Aug 4, 2014</text:p>
          </table:table-cell>
          <table:table-cell table:style-name="ce14" office:value-type="float" office:value="944" calcext:value-type="float">
            <text:p>94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949:.G1949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3" calcext:value-type="date">
            <text:p>Aug 3, 2014</text:p>
          </table:table-cell>
          <table:table-cell table:style-name="ce14" office:value-type="float" office:value="943" calcext:value-type="float">
            <text:p>94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50:.G1950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2" calcext:value-type="date">
            <text:p>Aug 2, 2014</text:p>
          </table:table-cell>
          <table:table-cell table:style-name="ce14" office:value-type="float" office:value="942" calcext:value-type="float">
            <text:p>94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51:.G1951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1" calcext:value-type="date">
            <text:p>Aug 1, 2014</text:p>
          </table:table-cell>
          <table:table-cell table:style-name="ce14" office:value-type="float" office:value="941" calcext:value-type="float">
            <text:p>9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52:.G1952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31" calcext:value-type="date">
            <text:p>Jul 31, 2014</text:p>
          </table:table-cell>
          <table:table-cell table:style-name="ce14" office:value-type="float" office:value="940" calcext:value-type="float">
            <text:p>94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53:.G1953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30" calcext:value-type="date">
            <text:p>Jul 30, 2014</text:p>
          </table:table-cell>
          <table:table-cell table:style-name="ce14" office:value-type="float" office:value="939" calcext:value-type="float">
            <text:p>93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54:.G1954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9" calcext:value-type="date">
            <text:p>Jul 29, 2014</text:p>
          </table:table-cell>
          <table:table-cell table:style-name="ce14" office:value-type="float" office:value="938" calcext:value-type="float">
            <text:p>93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55:.G1955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8" calcext:value-type="date">
            <text:p>Jul 28, 2014</text:p>
          </table:table-cell>
          <table:table-cell table:style-name="ce14" office:value-type="float" office:value="937" calcext:value-type="float">
            <text:p>93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956:.G1956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7" calcext:value-type="date">
            <text:p>Jul 27, 2014</text:p>
          </table:table-cell>
          <table:table-cell table:style-name="ce14" office:value-type="float" office:value="936" calcext:value-type="float">
            <text:p>93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57:.G1957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6" calcext:value-type="date">
            <text:p>Jul 26, 2014</text:p>
          </table:table-cell>
          <table:table-cell table:style-name="ce14" office:value-type="float" office:value="935" calcext:value-type="float">
            <text:p>93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58:.G1958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5" calcext:value-type="date">
            <text:p>Jul 25, 2014</text:p>
          </table:table-cell>
          <table:table-cell table:style-name="ce14" office:value-type="float" office:value="934" calcext:value-type="float">
            <text:p>9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59:.G1959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4" calcext:value-type="date">
            <text:p>Jul 24, 2014</text:p>
          </table:table-cell>
          <table:table-cell table:style-name="ce14" office:value-type="float" office:value="933" calcext:value-type="float">
            <text:p>93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60:.G1960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3" calcext:value-type="date">
            <text:p>Jul 23, 2014</text:p>
          </table:table-cell>
          <table:table-cell table:style-name="ce14" office:value-type="float" office:value="932" calcext:value-type="float">
            <text:p>93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61:.G1961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2" calcext:value-type="date">
            <text:p>Jul 22, 2014</text:p>
          </table:table-cell>
          <table:table-cell table:style-name="ce14" office:value-type="float" office:value="931" calcext:value-type="float">
            <text:p>93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62:.G1962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1" calcext:value-type="date">
            <text:p>Jul 21, 2014</text:p>
          </table:table-cell>
          <table:table-cell table:style-name="ce14" office:value-type="float" office:value="930" calcext:value-type="float">
            <text:p>93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63:.G1963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0" calcext:value-type="date">
            <text:p>Jul 20, 2014</text:p>
          </table:table-cell>
          <table:table-cell table:style-name="ce14" office:value-type="float" office:value="929" calcext:value-type="float">
            <text:p>92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64:.G1964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9" calcext:value-type="date">
            <text:p>Jul 19, 2014</text:p>
          </table:table-cell>
          <table:table-cell table:style-name="ce14" office:value-type="float" office:value="928" calcext:value-type="float">
            <text:p>92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965:.G1965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8" calcext:value-type="date">
            <text:p>Jul 18, 2014</text:p>
          </table:table-cell>
          <table:table-cell table:style-name="ce14" office:value-type="float" office:value="927" calcext:value-type="float">
            <text:p>92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66:.G1966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7" calcext:value-type="date">
            <text:p>Jul 17, 2014</text:p>
          </table:table-cell>
          <table:table-cell table:style-name="ce14" office:value-type="float" office:value="926" calcext:value-type="float">
            <text:p>92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67:.G1967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6" calcext:value-type="date">
            <text:p>Jul 16, 2014</text:p>
          </table:table-cell>
          <table:table-cell table:style-name="ce14" office:value-type="float" office:value="925" calcext:value-type="float">
            <text:p>92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68:.G1968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5" calcext:value-type="date">
            <text:p>Jul 15, 2014</text:p>
          </table:table-cell>
          <table:table-cell table:style-name="ce14" office:value-type="float" office:value="924" calcext:value-type="float">
            <text:p>92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69:.G1969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4" calcext:value-type="date">
            <text:p>Jul 14, 2014</text:p>
          </table:table-cell>
          <table:table-cell table:style-name="ce14" office:value-type="float" office:value="923" calcext:value-type="float">
            <text:p>9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970:.G1970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3" calcext:value-type="date">
            <text:p>Jul 13, 2014</text:p>
          </table:table-cell>
          <table:table-cell table:style-name="ce14" office:value-type="float" office:value="922" calcext:value-type="float">
            <text:p>92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71:.G1971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2" calcext:value-type="date">
            <text:p>Jul 12, 2014</text:p>
          </table:table-cell>
          <table:table-cell table:style-name="ce14" office:value-type="float" office:value="921" calcext:value-type="float">
            <text:p>92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72:.G1972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1" calcext:value-type="date">
            <text:p>Jul 11, 2014</text:p>
          </table:table-cell>
          <table:table-cell table:style-name="ce14" office:value-type="float" office:value="920" calcext:value-type="float">
            <text:p>92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73:.G1973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0" calcext:value-type="date">
            <text:p>Jul 10, 2014</text:p>
          </table:table-cell>
          <table:table-cell table:style-name="ce14" office:value-type="float" office:value="919" calcext:value-type="float">
            <text:p>91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74:.G1974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9" calcext:value-type="date">
            <text:p>Jul 9, 2014</text:p>
          </table:table-cell>
          <table:table-cell table:style-name="ce14" office:value-type="float" office:value="918" calcext:value-type="float">
            <text:p>91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formula="of:=SUM([.C1975:.G1975])" office:value-type="float" office:value="32" calcext:value-type="float">
            <text:p>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8" calcext:value-type="date">
            <text:p>Jul 8, 2014</text:p>
          </table:table-cell>
          <table:table-cell table:style-name="ce14" office:value-type="float" office:value="917" calcext:value-type="float">
            <text:p>91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76:.G1976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7" calcext:value-type="date">
            <text:p>Jul 7, 2014</text:p>
          </table:table-cell>
          <table:table-cell table:style-name="ce14" office:value-type="float" office:value="916" calcext:value-type="float">
            <text:p>91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977:.G1977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6" calcext:value-type="date">
            <text:p>Jul 6, 2014</text:p>
          </table:table-cell>
          <table:table-cell table:style-name="ce14" office:value-type="float" office:value="915" calcext:value-type="float">
            <text:p>91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78:.G1978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5" calcext:value-type="date">
            <text:p>Jul 5, 2014</text:p>
          </table:table-cell>
          <table:table-cell table:style-name="ce14" office:value-type="float" office:value="914" calcext:value-type="float">
            <text:p>9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79:.G1979])" office:value-type="float" office:value="149" calcext:value-type="float">
            <text:p>1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4" calcext:value-type="date">
            <text:p>Jul 4, 2014</text:p>
          </table:table-cell>
          <table:table-cell table:style-name="ce14" office:value-type="float" office:value="913" calcext:value-type="float">
            <text:p>91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80:.G1980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3" calcext:value-type="date">
            <text:p>Jul 3, 2014</text:p>
          </table:table-cell>
          <table:table-cell table:style-name="ce14" office:value-type="float" office:value="912" calcext:value-type="float">
            <text:p>91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981:.G1981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2" calcext:value-type="date">
            <text:p>Jul 2, 2014</text:p>
          </table:table-cell>
          <table:table-cell table:style-name="ce14" office:value-type="float" office:value="911" calcext:value-type="float">
            <text:p>91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982:.G1982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1" calcext:value-type="date">
            <text:p>Jul 1, 2014</text:p>
          </table:table-cell>
          <table:table-cell table:style-name="ce14" office:value-type="float" office:value="910" calcext:value-type="float">
            <text:p>91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83:.G1983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30" calcext:value-type="date">
            <text:p>Jun 30, 2014</text:p>
          </table:table-cell>
          <table:table-cell table:style-name="ce14" office:value-type="float" office:value="909" calcext:value-type="float">
            <text:p>90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84:.G1984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9" calcext:value-type="date">
            <text:p>Jun 29, 2014</text:p>
          </table:table-cell>
          <table:table-cell table:style-name="ce14" office:value-type="float" office:value="908" calcext:value-type="float">
            <text:p>90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85:.G1985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8" calcext:value-type="date">
            <text:p>Jun 28, 2014</text:p>
          </table:table-cell>
          <table:table-cell table:style-name="ce14" office:value-type="float" office:value="907" calcext:value-type="float">
            <text:p>90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86:.G1986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7" calcext:value-type="date">
            <text:p>Jun 27, 2014</text:p>
          </table:table-cell>
          <table:table-cell table:style-name="ce14" office:value-type="float" office:value="906" calcext:value-type="float">
            <text:p>9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987:.G1987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6" calcext:value-type="date">
            <text:p>Jun 26, 2014</text:p>
          </table:table-cell>
          <table:table-cell table:style-name="ce14" office:value-type="float" office:value="905" calcext:value-type="float">
            <text:p>90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88:.G1988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5" calcext:value-type="date">
            <text:p>Jun 25, 2014</text:p>
          </table:table-cell>
          <table:table-cell table:style-name="ce14" office:value-type="float" office:value="904" calcext:value-type="float">
            <text:p>9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89:.G1989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4" calcext:value-type="date">
            <text:p>Jun 24, 2014</text:p>
          </table:table-cell>
          <table:table-cell table:style-name="ce14" office:value-type="float" office:value="903" calcext:value-type="float">
            <text:p>9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90:.G1990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3" calcext:value-type="date">
            <text:p>Jun 23, 2014</text:p>
          </table:table-cell>
          <table:table-cell table:style-name="ce14" office:value-type="float" office:value="902" calcext:value-type="float">
            <text:p>90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91:.G1991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2" calcext:value-type="date">
            <text:p>Jun 22, 2014</text:p>
          </table:table-cell>
          <table:table-cell table:style-name="ce14" office:value-type="float" office:value="901" calcext:value-type="float">
            <text:p>90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992:.G1992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1" calcext:value-type="date">
            <text:p>Jun 21, 2014</text:p>
          </table:table-cell>
          <table:table-cell table:style-name="ce14" office:value-type="float" office:value="900" calcext:value-type="float">
            <text:p>9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93:.G1993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0" calcext:value-type="date">
            <text:p>Jun 20, 2014</text:p>
          </table:table-cell>
          <table:table-cell table:style-name="ce14" office:value-type="float" office:value="899" calcext:value-type="float">
            <text:p>8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formula="of:=SUM([.C1994:.G1994])" office:value-type="float" office:value="39" calcext:value-type="float">
            <text:p>3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19" calcext:value-type="date">
            <text:p>Jun 19, 2014</text:p>
          </table:table-cell>
          <table:table-cell table:style-name="ce14" office:value-type="float" office:value="898" calcext:value-type="float">
            <text:p>8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995:.G1995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18" calcext:value-type="date">
            <text:p>Jun 18, 2014</text:p>
          </table:table-cell>
          <table:table-cell table:style-name="ce14" office:value-type="float" office:value="897" calcext:value-type="float">
            <text:p>8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7" calcext:value-type="date">
            <text:p>Jun 17, 2014</text:p>
          </table:table-cell>
          <table:table-cell table:style-name="ce14" office:value-type="float" office:value="896" calcext:value-type="float">
            <text:p>8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6" calcext:value-type="date">
            <text:p>Jun 16, 2014</text:p>
          </table:table-cell>
          <table:table-cell table:style-name="ce14" office:value-type="float" office:value="895" calcext:value-type="float">
            <text:p>8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5" calcext:value-type="date">
            <text:p>Jun 15, 2014</text:p>
          </table:table-cell>
          <table:table-cell table:style-name="ce14" office:value-type="float" office:value="894" calcext:value-type="float">
            <text:p>8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4" calcext:value-type="date">
            <text:p>Jun 14, 2014</text:p>
          </table:table-cell>
          <table:table-cell table:style-name="ce14" office:value-type="float" office:value="893" calcext:value-type="float">
            <text:p>8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3" calcext:value-type="date">
            <text:p>Jun 13, 2014</text:p>
          </table:table-cell>
          <table:table-cell table:style-name="ce14" office:value-type="float" office:value="892" calcext:value-type="float">
            <text:p>8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2" calcext:value-type="date">
            <text:p>Jun 12, 2014</text:p>
          </table:table-cell>
          <table:table-cell table:style-name="ce14" office:value-type="float" office:value="891" calcext:value-type="float">
            <text:p>8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1" calcext:value-type="date">
            <text:p>Jun 11, 2014</text:p>
          </table:table-cell>
          <table:table-cell table:style-name="ce14" office:value-type="float" office:value="890" calcext:value-type="float">
            <text:p>8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0" calcext:value-type="date">
            <text:p>Jun 10, 2014</text:p>
          </table:table-cell>
          <table:table-cell table:style-name="ce14" office:value-type="float" office:value="889" calcext:value-type="float">
            <text:p>8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9" calcext:value-type="date">
            <text:p>Jun 9, 2014</text:p>
          </table:table-cell>
          <table:table-cell table:style-name="ce14" office:value-type="float" office:value="888" calcext:value-type="float">
            <text:p>8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8" calcext:value-type="date">
            <text:p>Jun 8, 2014</text:p>
          </table:table-cell>
          <table:table-cell table:style-name="ce14" office:value-type="float" office:value="887" calcext:value-type="float">
            <text:p>8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7" calcext:value-type="date">
            <text:p>Jun 7, 2014</text:p>
          </table:table-cell>
          <table:table-cell table:style-name="ce14" office:value-type="float" office:value="886" calcext:value-type="float">
            <text:p>8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6" calcext:value-type="date">
            <text:p>Jun 6, 2014</text:p>
          </table:table-cell>
          <table:table-cell table:style-name="ce14" office:value-type="float" office:value="885" calcext:value-type="float">
            <text:p>8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5" calcext:value-type="date">
            <text:p>Jun 5, 2014</text:p>
          </table:table-cell>
          <table:table-cell table:style-name="ce14" office:value-type="float" office:value="884" calcext:value-type="float">
            <text:p>8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4" calcext:value-type="date">
            <text:p>Jun 4, 2014</text:p>
          </table:table-cell>
          <table:table-cell table:style-name="ce14" office:value-type="float" office:value="883" calcext:value-type="float">
            <text:p>8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3" calcext:value-type="date">
            <text:p>Jun 3, 2014</text:p>
          </table:table-cell>
          <table:table-cell table:style-name="ce14" office:value-type="float" office:value="882" calcext:value-type="float">
            <text:p>8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2" calcext:value-type="date">
            <text:p>Jun 2, 2014</text:p>
          </table:table-cell>
          <table:table-cell table:style-name="ce14" office:value-type="float" office:value="881" calcext:value-type="float">
            <text:p>8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1" calcext:value-type="date">
            <text:p>Jun 1, 2014</text:p>
          </table:table-cell>
          <table:table-cell table:style-name="ce14" office:value-type="float" office:value="880" calcext:value-type="float">
            <text:p>8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31" calcext:value-type="date">
            <text:p>May 31, 2014</text:p>
          </table:table-cell>
          <table:table-cell table:style-name="ce14" office:value-type="float" office:value="879" calcext:value-type="float">
            <text:p>8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30" calcext:value-type="date">
            <text:p>May 30, 2014</text:p>
          </table:table-cell>
          <table:table-cell table:style-name="ce14" office:value-type="float" office:value="878" calcext:value-type="float">
            <text:p>8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9" calcext:value-type="date">
            <text:p>May 29, 2014</text:p>
          </table:table-cell>
          <table:table-cell table:style-name="ce14" office:value-type="float" office:value="877" calcext:value-type="float">
            <text:p>8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8" calcext:value-type="date">
            <text:p>May 28, 2014</text:p>
          </table:table-cell>
          <table:table-cell table:style-name="ce14" office:value-type="float" office:value="876" calcext:value-type="float">
            <text:p>8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7" calcext:value-type="date">
            <text:p>May 27, 2014</text:p>
          </table:table-cell>
          <table:table-cell table:style-name="ce14" office:value-type="float" office:value="875" calcext:value-type="float">
            <text:p>8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6" calcext:value-type="date">
            <text:p>May 26, 2014</text:p>
          </table:table-cell>
          <table:table-cell table:style-name="ce14" office:value-type="float" office:value="874" calcext:value-type="float">
            <text:p>8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5" calcext:value-type="date">
            <text:p>May 25, 2014</text:p>
          </table:table-cell>
          <table:table-cell table:style-name="ce14" office:value-type="float" office:value="873" calcext:value-type="float">
            <text:p>8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4" calcext:value-type="date">
            <text:p>May 24, 2014</text:p>
          </table:table-cell>
          <table:table-cell table:style-name="ce14" office:value-type="float" office:value="872" calcext:value-type="float">
            <text:p>8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3" calcext:value-type="date">
            <text:p>May 23, 2014</text:p>
          </table:table-cell>
          <table:table-cell table:style-name="ce14" office:value-type="float" office:value="871" calcext:value-type="float">
            <text:p>8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2" calcext:value-type="date">
            <text:p>May 22, 2014</text:p>
          </table:table-cell>
          <table:table-cell table:style-name="ce14" office:value-type="float" office:value="870" calcext:value-type="float">
            <text:p>8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1" calcext:value-type="date">
            <text:p>May 21, 2014</text:p>
          </table:table-cell>
          <table:table-cell table:style-name="ce14" office:value-type="float" office:value="869" calcext:value-type="float">
            <text:p>8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0" calcext:value-type="date">
            <text:p>May 20, 2014</text:p>
          </table:table-cell>
          <table:table-cell table:style-name="ce14" office:value-type="float" office:value="868" calcext:value-type="float">
            <text:p>8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9" calcext:value-type="date">
            <text:p>May 19, 2014</text:p>
          </table:table-cell>
          <table:table-cell table:style-name="ce14" office:value-type="float" office:value="867" calcext:value-type="float">
            <text:p>8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8" calcext:value-type="date">
            <text:p>May 18, 2014</text:p>
          </table:table-cell>
          <table:table-cell table:style-name="ce14" office:value-type="float" office:value="866" calcext:value-type="float">
            <text:p>8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7" calcext:value-type="date">
            <text:p>May 17, 2014</text:p>
          </table:table-cell>
          <table:table-cell table:style-name="ce14" office:value-type="float" office:value="865" calcext:value-type="float">
            <text:p>8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6" calcext:value-type="date">
            <text:p>May 16, 2014</text:p>
          </table:table-cell>
          <table:table-cell table:style-name="ce14" office:value-type="float" office:value="864" calcext:value-type="float">
            <text:p>8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5" calcext:value-type="date">
            <text:p>May 15, 2014</text:p>
          </table:table-cell>
          <table:table-cell table:style-name="ce14" office:value-type="float" office:value="863" calcext:value-type="float">
            <text:p>8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4" calcext:value-type="date">
            <text:p>May 14, 2014</text:p>
          </table:table-cell>
          <table:table-cell table:style-name="ce14" office:value-type="float" office:value="862" calcext:value-type="float">
            <text:p>8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3" calcext:value-type="date">
            <text:p>May 13, 2014</text:p>
          </table:table-cell>
          <table:table-cell table:style-name="ce14" office:value-type="float" office:value="861" calcext:value-type="float">
            <text:p>8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2" calcext:value-type="date">
            <text:p>May 12, 2014</text:p>
          </table:table-cell>
          <table:table-cell table:style-name="ce14" office:value-type="float" office:value="860" calcext:value-type="float">
            <text:p>8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1" calcext:value-type="date">
            <text:p>May 11, 2014</text:p>
          </table:table-cell>
          <table:table-cell table:style-name="ce14" office:value-type="float" office:value="859" calcext:value-type="float">
            <text:p>8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0" calcext:value-type="date">
            <text:p>May 10, 2014</text:p>
          </table:table-cell>
          <table:table-cell table:style-name="ce14" office:value-type="float" office:value="858" calcext:value-type="float">
            <text:p>8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9" calcext:value-type="date">
            <text:p>May 9, 2014</text:p>
          </table:table-cell>
          <table:table-cell table:style-name="ce14" office:value-type="float" office:value="857" calcext:value-type="float">
            <text:p>8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8" calcext:value-type="date">
            <text:p>May 8, 2014</text:p>
          </table:table-cell>
          <table:table-cell table:style-name="ce14" office:value-type="float" office:value="856" calcext:value-type="float">
            <text:p>8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7" calcext:value-type="date">
            <text:p>May 7, 2014</text:p>
          </table:table-cell>
          <table:table-cell table:style-name="ce14" office:value-type="float" office:value="855" calcext:value-type="float">
            <text:p>8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6" calcext:value-type="date">
            <text:p>May 6, 2014</text:p>
          </table:table-cell>
          <table:table-cell table:style-name="ce14" office:value-type="float" office:value="854" calcext:value-type="float">
            <text:p>8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5" calcext:value-type="date">
            <text:p>May 5, 2014</text:p>
          </table:table-cell>
          <table:table-cell table:style-name="ce14" office:value-type="float" office:value="853" calcext:value-type="float">
            <text:p>8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4" calcext:value-type="date">
            <text:p>May 4, 2014</text:p>
          </table:table-cell>
          <table:table-cell table:style-name="ce14" office:value-type="float" office:value="852" calcext:value-type="float">
            <text:p>8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3" calcext:value-type="date">
            <text:p>May 3, 2014</text:p>
          </table:table-cell>
          <table:table-cell table:style-name="ce14" office:value-type="float" office:value="851" calcext:value-type="float">
            <text:p>8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2" calcext:value-type="date">
            <text:p>May 2, 2014</text:p>
          </table:table-cell>
          <table:table-cell table:style-name="ce14" office:value-type="float" office:value="850" calcext:value-type="float">
            <text:p>8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1" calcext:value-type="date">
            <text:p>May 1, 2014</text:p>
          </table:table-cell>
          <table:table-cell table:style-name="ce14" office:value-type="float" office:value="849" calcext:value-type="float">
            <text:p>8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30" calcext:value-type="date">
            <text:p>Apr 30, 2014</text:p>
          </table:table-cell>
          <table:table-cell table:style-name="ce14" office:value-type="float" office:value="848" calcext:value-type="float">
            <text:p>8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9" calcext:value-type="date">
            <text:p>Apr 29, 2014</text:p>
          </table:table-cell>
          <table:table-cell table:style-name="ce14" office:value-type="float" office:value="847" calcext:value-type="float">
            <text:p>8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8" calcext:value-type="date">
            <text:p>Apr 28, 2014</text:p>
          </table:table-cell>
          <table:table-cell table:style-name="ce14" office:value-type="float" office:value="846" calcext:value-type="float">
            <text:p>8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7" calcext:value-type="date">
            <text:p>Apr 27, 2014</text:p>
          </table:table-cell>
          <table:table-cell table:style-name="ce14" office:value-type="float" office:value="845" calcext:value-type="float">
            <text:p>8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6" calcext:value-type="date">
            <text:p>Apr 26, 2014</text:p>
          </table:table-cell>
          <table:table-cell table:style-name="ce14" office:value-type="float" office:value="844" calcext:value-type="float">
            <text:p>8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5" calcext:value-type="date">
            <text:p>Apr 25, 2014</text:p>
          </table:table-cell>
          <table:table-cell table:style-name="ce14" office:value-type="float" office:value="843" calcext:value-type="float">
            <text:p>8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4" calcext:value-type="date">
            <text:p>Apr 24, 2014</text:p>
          </table:table-cell>
          <table:table-cell table:style-name="ce14" office:value-type="float" office:value="842" calcext:value-type="float">
            <text:p>8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3" calcext:value-type="date">
            <text:p>Apr 23, 2014</text:p>
          </table:table-cell>
          <table:table-cell table:style-name="ce14" office:value-type="float" office:value="841" calcext:value-type="float">
            <text:p>8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2" calcext:value-type="date">
            <text:p>Apr 22, 2014</text:p>
          </table:table-cell>
          <table:table-cell table:style-name="ce14" office:value-type="float" office:value="840" calcext:value-type="float">
            <text:p>8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1" calcext:value-type="date">
            <text:p>Apr 21, 2014</text:p>
          </table:table-cell>
          <table:table-cell table:style-name="ce14" office:value-type="float" office:value="839" calcext:value-type="float">
            <text:p>8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0" calcext:value-type="date">
            <text:p>Apr 20, 2014</text:p>
          </table:table-cell>
          <table:table-cell table:style-name="ce14" office:value-type="float" office:value="838" calcext:value-type="float">
            <text:p>8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9" calcext:value-type="date">
            <text:p>Apr 19, 2014</text:p>
          </table:table-cell>
          <table:table-cell table:style-name="ce14" office:value-type="float" office:value="837" calcext:value-type="float">
            <text:p>8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8" calcext:value-type="date">
            <text:p>Apr 18, 2014</text:p>
          </table:table-cell>
          <table:table-cell table:style-name="ce14" office:value-type="float" office:value="836" calcext:value-type="float">
            <text:p>8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7" calcext:value-type="date">
            <text:p>Apr 17, 2014</text:p>
          </table:table-cell>
          <table:table-cell table:style-name="ce14" office:value-type="float" office:value="835" calcext:value-type="float">
            <text:p>8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6" calcext:value-type="date">
            <text:p>Apr 16, 2014</text:p>
          </table:table-cell>
          <table:table-cell table:style-name="ce14" office:value-type="float" office:value="834" calcext:value-type="float">
            <text:p>8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5" calcext:value-type="date">
            <text:p>Apr 15, 2014</text:p>
          </table:table-cell>
          <table:table-cell table:style-name="ce14" office:value-type="float" office:value="833" calcext:value-type="float">
            <text:p>8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4" calcext:value-type="date">
            <text:p>Apr 14, 2014</text:p>
          </table:table-cell>
          <table:table-cell table:style-name="ce14" office:value-type="float" office:value="832" calcext:value-type="float">
            <text:p>8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3" calcext:value-type="date">
            <text:p>Apr 13, 2014</text:p>
          </table:table-cell>
          <table:table-cell table:style-name="ce14" office:value-type="float" office:value="831" calcext:value-type="float">
            <text:p>8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2" calcext:value-type="date">
            <text:p>Apr 12, 2014</text:p>
          </table:table-cell>
          <table:table-cell table:style-name="ce14" office:value-type="float" office:value="830" calcext:value-type="float">
            <text:p>8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1" calcext:value-type="date">
            <text:p>Apr 11, 2014</text:p>
          </table:table-cell>
          <table:table-cell table:style-name="ce14" office:value-type="float" office:value="829" calcext:value-type="float">
            <text:p>8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0" calcext:value-type="date">
            <text:p>Apr 10, 2014</text:p>
          </table:table-cell>
          <table:table-cell table:style-name="ce14" office:value-type="float" office:value="828" calcext:value-type="float">
            <text:p>8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9" calcext:value-type="date">
            <text:p>Apr 9, 2014</text:p>
          </table:table-cell>
          <table:table-cell table:style-name="ce14" office:value-type="float" office:value="827" calcext:value-type="float">
            <text:p>8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8" calcext:value-type="date">
            <text:p>Apr 8, 2014</text:p>
          </table:table-cell>
          <table:table-cell table:style-name="ce14" office:value-type="float" office:value="826" calcext:value-type="float">
            <text:p>8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7" calcext:value-type="date">
            <text:p>Apr 7, 2014</text:p>
          </table:table-cell>
          <table:table-cell table:style-name="ce14" office:value-type="float" office:value="825" calcext:value-type="float">
            <text:p>8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6" calcext:value-type="date">
            <text:p>Apr 6, 2014</text:p>
          </table:table-cell>
          <table:table-cell table:style-name="ce14" office:value-type="float" office:value="824" calcext:value-type="float">
            <text:p>8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5" calcext:value-type="date">
            <text:p>Apr 5, 2014</text:p>
          </table:table-cell>
          <table:table-cell table:style-name="ce14" office:value-type="float" office:value="823" calcext:value-type="float">
            <text:p>8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4" calcext:value-type="date">
            <text:p>Apr 4, 2014</text:p>
          </table:table-cell>
          <table:table-cell table:style-name="ce14" office:value-type="float" office:value="822" calcext:value-type="float">
            <text:p>8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3" calcext:value-type="date">
            <text:p>Apr 3, 2014</text:p>
          </table:table-cell>
          <table:table-cell table:style-name="ce14" office:value-type="float" office:value="821" calcext:value-type="float">
            <text:p>8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2" calcext:value-type="date">
            <text:p>Apr 2, 2014</text:p>
          </table:table-cell>
          <table:table-cell table:style-name="ce14" office:value-type="float" office:value="820" calcext:value-type="float">
            <text:p>8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1" calcext:value-type="date">
            <text:p>Apr 1, 2014</text:p>
          </table:table-cell>
          <table:table-cell table:style-name="ce14" office:value-type="float" office:value="819" calcext:value-type="float">
            <text:p>8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31" calcext:value-type="date">
            <text:p>Mar 31, 2014</text:p>
          </table:table-cell>
          <table:table-cell table:style-name="ce14" office:value-type="float" office:value="818" calcext:value-type="float">
            <text:p>8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30" calcext:value-type="date">
            <text:p>Mar 30, 2014</text:p>
          </table:table-cell>
          <table:table-cell table:style-name="ce14" office:value-type="float" office:value="817" calcext:value-type="float">
            <text:p>8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9" calcext:value-type="date">
            <text:p>Mar 29, 2014</text:p>
          </table:table-cell>
          <table:table-cell table:style-name="ce14" office:value-type="float" office:value="816" calcext:value-type="float">
            <text:p>8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8" calcext:value-type="date">
            <text:p>Mar 28, 2014</text:p>
          </table:table-cell>
          <table:table-cell table:style-name="ce14" office:value-type="float" office:value="815" calcext:value-type="float">
            <text:p>8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7" calcext:value-type="date">
            <text:p>Mar 27, 2014</text:p>
          </table:table-cell>
          <table:table-cell table:style-name="ce14" office:value-type="float" office:value="814" calcext:value-type="float">
            <text:p>8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6" calcext:value-type="date">
            <text:p>Mar 26, 2014</text:p>
          </table:table-cell>
          <table:table-cell table:style-name="ce14" office:value-type="float" office:value="813" calcext:value-type="float">
            <text:p>8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5" calcext:value-type="date">
            <text:p>Mar 25, 2014</text:p>
          </table:table-cell>
          <table:table-cell table:style-name="ce14" office:value-type="float" office:value="812" calcext:value-type="float">
            <text:p>8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4" calcext:value-type="date">
            <text:p>Mar 24, 2014</text:p>
          </table:table-cell>
          <table:table-cell table:style-name="ce14" office:value-type="float" office:value="811" calcext:value-type="float">
            <text:p>8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3" calcext:value-type="date">
            <text:p>Mar 23, 2014</text:p>
          </table:table-cell>
          <table:table-cell table:style-name="ce14" office:value-type="float" office:value="810" calcext:value-type="float">
            <text:p>8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2" calcext:value-type="date">
            <text:p>Mar 22, 2014</text:p>
          </table:table-cell>
          <table:table-cell table:style-name="ce14" office:value-type="float" office:value="809" calcext:value-type="float">
            <text:p>8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1" calcext:value-type="date">
            <text:p>Mar 21, 2014</text:p>
          </table:table-cell>
          <table:table-cell table:style-name="ce14" office:value-type="float" office:value="808" calcext:value-type="float">
            <text:p>8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0" calcext:value-type="date">
            <text:p>Mar 20, 2014</text:p>
          </table:table-cell>
          <table:table-cell table:style-name="ce14" office:value-type="float" office:value="807" calcext:value-type="float">
            <text:p>8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9" calcext:value-type="date">
            <text:p>Mar 19, 2014</text:p>
          </table:table-cell>
          <table:table-cell table:style-name="ce14" office:value-type="float" office:value="806" calcext:value-type="float">
            <text:p>8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8" calcext:value-type="date">
            <text:p>Mar 18, 2014</text:p>
          </table:table-cell>
          <table:table-cell table:style-name="ce14" office:value-type="float" office:value="805" calcext:value-type="float">
            <text:p>8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7" calcext:value-type="date">
            <text:p>Mar 17, 2014</text:p>
          </table:table-cell>
          <table:table-cell table:style-name="ce14" office:value-type="float" office:value="804" calcext:value-type="float">
            <text:p>8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6" calcext:value-type="date">
            <text:p>Mar 16, 2014</text:p>
          </table:table-cell>
          <table:table-cell table:style-name="ce14" office:value-type="float" office:value="803" calcext:value-type="float">
            <text:p>8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5" calcext:value-type="date">
            <text:p>Mar 15, 2014</text:p>
          </table:table-cell>
          <table:table-cell table:style-name="ce14" office:value-type="float" office:value="802" calcext:value-type="float">
            <text:p>8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4" calcext:value-type="date">
            <text:p>Mar 14, 2014</text:p>
          </table:table-cell>
          <table:table-cell table:style-name="ce14" office:value-type="float" office:value="801" calcext:value-type="float">
            <text:p>8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3" calcext:value-type="date">
            <text:p>Mar 13, 2014</text:p>
          </table:table-cell>
          <table:table-cell table:style-name="ce14" office:value-type="float" office:value="800" calcext:value-type="float">
            <text:p>8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2" calcext:value-type="date">
            <text:p>Mar 12, 2014</text:p>
          </table:table-cell>
          <table:table-cell table:style-name="ce14" office:value-type="float" office:value="799" calcext:value-type="float">
            <text:p>7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1" calcext:value-type="date">
            <text:p>Mar 11, 2014</text:p>
          </table:table-cell>
          <table:table-cell table:style-name="ce14" office:value-type="float" office:value="798" calcext:value-type="float">
            <text:p>7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0" calcext:value-type="date">
            <text:p>Mar 10, 2014</text:p>
          </table:table-cell>
          <table:table-cell table:style-name="ce14" office:value-type="float" office:value="797" calcext:value-type="float">
            <text:p>7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9" calcext:value-type="date">
            <text:p>Mar 9, 2014</text:p>
          </table:table-cell>
          <table:table-cell table:style-name="ce14" office:value-type="float" office:value="796" calcext:value-type="float">
            <text:p>7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8" calcext:value-type="date">
            <text:p>Mar 8, 2014</text:p>
          </table:table-cell>
          <table:table-cell table:style-name="ce14" office:value-type="float" office:value="795" calcext:value-type="float">
            <text:p>7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7" calcext:value-type="date">
            <text:p>Mar 7, 2014</text:p>
          </table:table-cell>
          <table:table-cell table:style-name="ce14" office:value-type="float" office:value="794" calcext:value-type="float">
            <text:p>7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6" calcext:value-type="date">
            <text:p>Mar 6, 2014</text:p>
          </table:table-cell>
          <table:table-cell table:style-name="ce14" office:value-type="float" office:value="793" calcext:value-type="float">
            <text:p>7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5" calcext:value-type="date">
            <text:p>Mar 5, 2014</text:p>
          </table:table-cell>
          <table:table-cell table:style-name="ce14" office:value-type="float" office:value="792" calcext:value-type="float">
            <text:p>7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4" calcext:value-type="date">
            <text:p>Mar 4, 2014</text:p>
          </table:table-cell>
          <table:table-cell table:style-name="ce14" office:value-type="float" office:value="791" calcext:value-type="float">
            <text:p>7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3" calcext:value-type="date">
            <text:p>Mar 3, 2014</text:p>
          </table:table-cell>
          <table:table-cell table:style-name="ce14" office:value-type="float" office:value="790" calcext:value-type="float">
            <text:p>7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2" calcext:value-type="date">
            <text:p>Mar 2, 2014</text:p>
          </table:table-cell>
          <table:table-cell table:style-name="ce14" office:value-type="float" office:value="789" calcext:value-type="float">
            <text:p>7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1" calcext:value-type="date">
            <text:p>Mar 1, 2014</text:p>
          </table:table-cell>
          <table:table-cell table:style-name="ce14" office:value-type="float" office:value="788" calcext:value-type="float">
            <text:p>7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8" calcext:value-type="date">
            <text:p>Feb 28, 2014</text:p>
          </table:table-cell>
          <table:table-cell table:style-name="ce14" office:value-type="float" office:value="787" calcext:value-type="float">
            <text:p>7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7" calcext:value-type="date">
            <text:p>Feb 27, 2014</text:p>
          </table:table-cell>
          <table:table-cell table:style-name="ce14" office:value-type="float" office:value="786" calcext:value-type="float">
            <text:p>7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6" calcext:value-type="date">
            <text:p>Feb 26, 2014</text:p>
          </table:table-cell>
          <table:table-cell table:style-name="ce14" office:value-type="float" office:value="785" calcext:value-type="float">
            <text:p>7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5" calcext:value-type="date">
            <text:p>Feb 25, 2014</text:p>
          </table:table-cell>
          <table:table-cell table:style-name="ce14" office:value-type="float" office:value="784" calcext:value-type="float">
            <text:p>7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4" calcext:value-type="date">
            <text:p>Feb 24, 2014</text:p>
          </table:table-cell>
          <table:table-cell table:style-name="ce14" office:value-type="float" office:value="783" calcext:value-type="float">
            <text:p>7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3" calcext:value-type="date">
            <text:p>Feb 23, 2014</text:p>
          </table:table-cell>
          <table:table-cell table:style-name="ce14" office:value-type="float" office:value="782" calcext:value-type="float">
            <text:p>7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2" calcext:value-type="date">
            <text:p>Feb 22, 2014</text:p>
          </table:table-cell>
          <table:table-cell table:style-name="ce14" office:value-type="float" office:value="781" calcext:value-type="float">
            <text:p>7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1" calcext:value-type="date">
            <text:p>Feb 21, 2014</text:p>
          </table:table-cell>
          <table:table-cell table:style-name="ce14" office:value-type="float" office:value="780" calcext:value-type="float">
            <text:p>7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0" calcext:value-type="date">
            <text:p>Feb 20, 2014</text:p>
          </table:table-cell>
          <table:table-cell table:style-name="ce14" office:value-type="float" office:value="779" calcext:value-type="float">
            <text:p>7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9" calcext:value-type="date">
            <text:p>Feb 19, 2014</text:p>
          </table:table-cell>
          <table:table-cell table:style-name="ce14" office:value-type="float" office:value="778" calcext:value-type="float">
            <text:p>7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8" calcext:value-type="date">
            <text:p>Feb 18, 2014</text:p>
          </table:table-cell>
          <table:table-cell table:style-name="ce14" office:value-type="float" office:value="777" calcext:value-type="float">
            <text:p>7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7" calcext:value-type="date">
            <text:p>Feb 17, 2014</text:p>
          </table:table-cell>
          <table:table-cell table:style-name="ce14" office:value-type="float" office:value="776" calcext:value-type="float">
            <text:p>7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6" calcext:value-type="date">
            <text:p>Feb 16, 2014</text:p>
          </table:table-cell>
          <table:table-cell table:style-name="ce14" office:value-type="float" office:value="775" calcext:value-type="float">
            <text:p>7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5" calcext:value-type="date">
            <text:p>Feb 15, 2014</text:p>
          </table:table-cell>
          <table:table-cell table:style-name="ce14" office:value-type="float" office:value="774" calcext:value-type="float">
            <text:p>7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4" calcext:value-type="date">
            <text:p>Feb 14, 2014</text:p>
          </table:table-cell>
          <table:table-cell table:style-name="ce14" office:value-type="float" office:value="773" calcext:value-type="float">
            <text:p>7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3" calcext:value-type="date">
            <text:p>Feb 13, 2014</text:p>
          </table:table-cell>
          <table:table-cell table:style-name="ce14" office:value-type="float" office:value="772" calcext:value-type="float">
            <text:p>7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2" calcext:value-type="date">
            <text:p>Feb 12, 2014</text:p>
          </table:table-cell>
          <table:table-cell table:style-name="ce14" office:value-type="float" office:value="771" calcext:value-type="float">
            <text:p>7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1" calcext:value-type="date">
            <text:p>Feb 11, 2014</text:p>
          </table:table-cell>
          <table:table-cell table:style-name="ce14" office:value-type="float" office:value="770" calcext:value-type="float">
            <text:p>7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0" calcext:value-type="date">
            <text:p>Feb 10, 2014</text:p>
          </table:table-cell>
          <table:table-cell table:style-name="ce14" office:value-type="float" office:value="769" calcext:value-type="float">
            <text:p>7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9" calcext:value-type="date">
            <text:p>Feb 9, 2014</text:p>
          </table:table-cell>
          <table:table-cell table:style-name="ce14" office:value-type="float" office:value="768" calcext:value-type="float">
            <text:p>7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8" calcext:value-type="date">
            <text:p>Feb 8, 2014</text:p>
          </table:table-cell>
          <table:table-cell table:style-name="ce14" office:value-type="float" office:value="767" calcext:value-type="float">
            <text:p>7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7" calcext:value-type="date">
            <text:p>Feb 7, 2014</text:p>
          </table:table-cell>
          <table:table-cell table:style-name="ce14" office:value-type="float" office:value="766" calcext:value-type="float">
            <text:p>7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6" calcext:value-type="date">
            <text:p>Feb 6, 2014</text:p>
          </table:table-cell>
          <table:table-cell table:style-name="ce14" office:value-type="float" office:value="765" calcext:value-type="float">
            <text:p>7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5" calcext:value-type="date">
            <text:p>Feb 5, 2014</text:p>
          </table:table-cell>
          <table:table-cell table:style-name="ce14" office:value-type="float" office:value="764" calcext:value-type="float">
            <text:p>7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4" calcext:value-type="date">
            <text:p>Feb 4, 2014</text:p>
          </table:table-cell>
          <table:table-cell table:style-name="ce14" office:value-type="float" office:value="763" calcext:value-type="float">
            <text:p>7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3" calcext:value-type="date">
            <text:p>Feb 3, 2014</text:p>
          </table:table-cell>
          <table:table-cell table:style-name="ce14" office:value-type="float" office:value="762" calcext:value-type="float">
            <text:p>7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2" calcext:value-type="date">
            <text:p>Feb 2, 2014</text:p>
          </table:table-cell>
          <table:table-cell table:style-name="ce14" office:value-type="float" office:value="761" calcext:value-type="float">
            <text:p>7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1" calcext:value-type="date">
            <text:p>Feb 1, 2014</text:p>
          </table:table-cell>
          <table:table-cell table:style-name="ce14" office:value-type="float" office:value="760" calcext:value-type="float">
            <text:p>7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31" calcext:value-type="date">
            <text:p>Jan 31, 2014</text:p>
          </table:table-cell>
          <table:table-cell table:style-name="ce14" office:value-type="float" office:value="759" calcext:value-type="float">
            <text:p>7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30" calcext:value-type="date">
            <text:p>Jan 30, 2014</text:p>
          </table:table-cell>
          <table:table-cell table:style-name="ce14" office:value-type="float" office:value="758" calcext:value-type="float">
            <text:p>7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9" calcext:value-type="date">
            <text:p>Jan 29, 2014</text:p>
          </table:table-cell>
          <table:table-cell table:style-name="ce14" office:value-type="float" office:value="757" calcext:value-type="float">
            <text:p>7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8" calcext:value-type="date">
            <text:p>Jan 28, 2014</text:p>
          </table:table-cell>
          <table:table-cell table:style-name="ce14" office:value-type="float" office:value="756" calcext:value-type="float">
            <text:p>7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7" calcext:value-type="date">
            <text:p>Jan 27, 2014</text:p>
          </table:table-cell>
          <table:table-cell table:style-name="ce14" office:value-type="float" office:value="755" calcext:value-type="float">
            <text:p>7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6" calcext:value-type="date">
            <text:p>Jan 26, 2014</text:p>
          </table:table-cell>
          <table:table-cell table:style-name="ce14" office:value-type="float" office:value="754" calcext:value-type="float">
            <text:p>7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5" calcext:value-type="date">
            <text:p>Jan 25, 2014</text:p>
          </table:table-cell>
          <table:table-cell table:style-name="ce14" office:value-type="float" office:value="753" calcext:value-type="float">
            <text:p>7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4" calcext:value-type="date">
            <text:p>Jan 24, 2014</text:p>
          </table:table-cell>
          <table:table-cell table:style-name="ce14" office:value-type="float" office:value="752" calcext:value-type="float">
            <text:p>7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3" calcext:value-type="date">
            <text:p>Jan 23, 2014</text:p>
          </table:table-cell>
          <table:table-cell table:style-name="ce14" office:value-type="float" office:value="751" calcext:value-type="float">
            <text:p>7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2" calcext:value-type="date">
            <text:p>Jan 22, 2014</text:p>
          </table:table-cell>
          <table:table-cell table:style-name="ce14" office:value-type="float" office:value="750" calcext:value-type="float">
            <text:p>7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1" calcext:value-type="date">
            <text:p>Jan 21, 2014</text:p>
          </table:table-cell>
          <table:table-cell table:style-name="ce14" office:value-type="float" office:value="749" calcext:value-type="float">
            <text:p>7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0" calcext:value-type="date">
            <text:p>Jan 20, 2014</text:p>
          </table:table-cell>
          <table:table-cell table:style-name="ce14" office:value-type="float" office:value="748" calcext:value-type="float">
            <text:p>7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9" calcext:value-type="date">
            <text:p>Jan 19, 2014</text:p>
          </table:table-cell>
          <table:table-cell table:style-name="ce14" office:value-type="float" office:value="747" calcext:value-type="float">
            <text:p>7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8" calcext:value-type="date">
            <text:p>Jan 18, 2014</text:p>
          </table:table-cell>
          <table:table-cell table:style-name="ce14" office:value-type="float" office:value="746" calcext:value-type="float">
            <text:p>7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7" calcext:value-type="date">
            <text:p>Jan 17, 2014</text:p>
          </table:table-cell>
          <table:table-cell table:style-name="ce14" office:value-type="float" office:value="745" calcext:value-type="float">
            <text:p>7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6" calcext:value-type="date">
            <text:p>Jan 16, 2014</text:p>
          </table:table-cell>
          <table:table-cell table:style-name="ce14" office:value-type="float" office:value="744" calcext:value-type="float">
            <text:p>7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5" calcext:value-type="date">
            <text:p>Jan 15, 2014</text:p>
          </table:table-cell>
          <table:table-cell table:style-name="ce14" office:value-type="float" office:value="743" calcext:value-type="float">
            <text:p>7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4" calcext:value-type="date">
            <text:p>Jan 14, 2014</text:p>
          </table:table-cell>
          <table:table-cell table:style-name="ce14" office:value-type="float" office:value="742" calcext:value-type="float">
            <text:p>7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3" calcext:value-type="date">
            <text:p>Jan 13, 2014</text:p>
          </table:table-cell>
          <table:table-cell table:style-name="ce14" office:value-type="float" office:value="741" calcext:value-type="float">
            <text:p>7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2" calcext:value-type="date">
            <text:p>Jan 12, 2014</text:p>
          </table:table-cell>
          <table:table-cell table:style-name="ce14" office:value-type="float" office:value="740" calcext:value-type="float">
            <text:p>7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1" calcext:value-type="date">
            <text:p>Jan 11, 2014</text:p>
          </table:table-cell>
          <table:table-cell table:style-name="ce14" office:value-type="float" office:value="739" calcext:value-type="float">
            <text:p>7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0" calcext:value-type="date">
            <text:p>Jan 10, 2014</text:p>
          </table:table-cell>
          <table:table-cell table:style-name="ce14" office:value-type="float" office:value="738" calcext:value-type="float">
            <text:p>7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9" calcext:value-type="date">
            <text:p>Jan 9, 2014</text:p>
          </table:table-cell>
          <table:table-cell table:style-name="ce14" office:value-type="float" office:value="737" calcext:value-type="float">
            <text:p>7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8" calcext:value-type="date">
            <text:p>Jan 8, 2014</text:p>
          </table:table-cell>
          <table:table-cell table:style-name="ce14" office:value-type="float" office:value="736" calcext:value-type="float">
            <text:p>7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7" calcext:value-type="date">
            <text:p>Jan 7, 2014</text:p>
          </table:table-cell>
          <table:table-cell table:style-name="ce14" office:value-type="float" office:value="735" calcext:value-type="float">
            <text:p>7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6" calcext:value-type="date">
            <text:p>Jan 6, 2014</text:p>
          </table:table-cell>
          <table:table-cell table:style-name="ce14" office:value-type="float" office:value="734" calcext:value-type="float">
            <text:p>7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5" calcext:value-type="date">
            <text:p>Jan 5, 2014</text:p>
          </table:table-cell>
          <table:table-cell table:style-name="ce14" office:value-type="float" office:value="733" calcext:value-type="float">
            <text:p>7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4" calcext:value-type="date">
            <text:p>Jan 4, 2014</text:p>
          </table:table-cell>
          <table:table-cell table:style-name="ce14" office:value-type="float" office:value="732" calcext:value-type="float">
            <text:p>7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3" calcext:value-type="date">
            <text:p>Jan 3, 2014</text:p>
          </table:table-cell>
          <table:table-cell table:style-name="ce14" office:value-type="float" office:value="731" calcext:value-type="float">
            <text:p>7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2" calcext:value-type="date">
            <text:p>Jan 2, 2014</text:p>
          </table:table-cell>
          <table:table-cell table:style-name="ce14" office:value-type="float" office:value="730" calcext:value-type="float">
            <text:p>7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1" calcext:value-type="date">
            <text:p>Jan 1, 2014</text:p>
          </table:table-cell>
          <table:table-cell table:style-name="ce14" office:value-type="float" office:value="729" calcext:value-type="float">
            <text:p>7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31" calcext:value-type="date">
            <text:p>Dec 31, 2013</text:p>
          </table:table-cell>
          <table:table-cell table:style-name="ce14" office:value-type="float" office:value="728" calcext:value-type="float">
            <text:p>7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30" calcext:value-type="date">
            <text:p>Dec 30, 2013</text:p>
          </table:table-cell>
          <table:table-cell table:style-name="ce14" office:value-type="float" office:value="727" calcext:value-type="float">
            <text:p>7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9" calcext:value-type="date">
            <text:p>Dec 29, 2013</text:p>
          </table:table-cell>
          <table:table-cell table:style-name="ce14" office:value-type="float" office:value="726" calcext:value-type="float">
            <text:p>7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8" calcext:value-type="date">
            <text:p>Dec 28, 2013</text:p>
          </table:table-cell>
          <table:table-cell table:style-name="ce14" office:value-type="float" office:value="725" calcext:value-type="float">
            <text:p>7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7" calcext:value-type="date">
            <text:p>Dec 27, 2013</text:p>
          </table:table-cell>
          <table:table-cell table:style-name="ce14" office:value-type="float" office:value="724" calcext:value-type="float">
            <text:p>7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6" calcext:value-type="date">
            <text:p>Dec 26, 2013</text:p>
          </table:table-cell>
          <table:table-cell table:style-name="ce14" office:value-type="float" office:value="723" calcext:value-type="float">
            <text:p>7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5" calcext:value-type="date">
            <text:p>Dec 25, 2013</text:p>
          </table:table-cell>
          <table:table-cell table:style-name="ce14" office:value-type="float" office:value="722" calcext:value-type="float">
            <text:p>7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4" calcext:value-type="date">
            <text:p>Dec 24, 2013</text:p>
          </table:table-cell>
          <table:table-cell table:style-name="ce14" office:value-type="float" office:value="721" calcext:value-type="float">
            <text:p>7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3" calcext:value-type="date">
            <text:p>Dec 23, 2013</text:p>
          </table:table-cell>
          <table:table-cell table:style-name="ce14" office:value-type="float" office:value="720" calcext:value-type="float">
            <text:p>7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2" calcext:value-type="date">
            <text:p>Dec 22, 2013</text:p>
          </table:table-cell>
          <table:table-cell table:style-name="ce14" office:value-type="float" office:value="719" calcext:value-type="float">
            <text:p>7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1" calcext:value-type="date">
            <text:p>Dec 21, 2013</text:p>
          </table:table-cell>
          <table:table-cell table:style-name="ce14" office:value-type="float" office:value="718" calcext:value-type="float">
            <text:p>7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0" calcext:value-type="date">
            <text:p>Dec 20, 2013</text:p>
          </table:table-cell>
          <table:table-cell table:style-name="ce14" office:value-type="float" office:value="717" calcext:value-type="float">
            <text:p>7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9" calcext:value-type="date">
            <text:p>Dec 19, 2013</text:p>
          </table:table-cell>
          <table:table-cell table:style-name="ce14" office:value-type="float" office:value="716" calcext:value-type="float">
            <text:p>7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8" calcext:value-type="date">
            <text:p>Dec 18, 2013</text:p>
          </table:table-cell>
          <table:table-cell table:style-name="ce14" office:value-type="float" office:value="715" calcext:value-type="float">
            <text:p>7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7" calcext:value-type="date">
            <text:p>Dec 17, 2013</text:p>
          </table:table-cell>
          <table:table-cell table:style-name="ce14" office:value-type="float" office:value="714" calcext:value-type="float">
            <text:p>7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6" calcext:value-type="date">
            <text:p>Dec 16, 2013</text:p>
          </table:table-cell>
          <table:table-cell table:style-name="ce14" office:value-type="float" office:value="713" calcext:value-type="float">
            <text:p>7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5" calcext:value-type="date">
            <text:p>Dec 15, 2013</text:p>
          </table:table-cell>
          <table:table-cell table:style-name="ce14" office:value-type="float" office:value="712" calcext:value-type="float">
            <text:p>7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4" calcext:value-type="date">
            <text:p>Dec 14, 2013</text:p>
          </table:table-cell>
          <table:table-cell table:style-name="ce14" office:value-type="float" office:value="711" calcext:value-type="float">
            <text:p>7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3" calcext:value-type="date">
            <text:p>Dec 13, 2013</text:p>
          </table:table-cell>
          <table:table-cell table:style-name="ce14" office:value-type="float" office:value="710" calcext:value-type="float">
            <text:p>7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2" calcext:value-type="date">
            <text:p>Dec 12, 2013</text:p>
          </table:table-cell>
          <table:table-cell table:style-name="ce14" office:value-type="float" office:value="709" calcext:value-type="float">
            <text:p>7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1" calcext:value-type="date">
            <text:p>Dec 11, 2013</text:p>
          </table:table-cell>
          <table:table-cell table:style-name="ce14" office:value-type="float" office:value="708" calcext:value-type="float">
            <text:p>7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0" calcext:value-type="date">
            <text:p>Dec 10, 2013</text:p>
          </table:table-cell>
          <table:table-cell table:style-name="ce14" office:value-type="float" office:value="707" calcext:value-type="float">
            <text:p>7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9" calcext:value-type="date">
            <text:p>Dec 9, 2013</text:p>
          </table:table-cell>
          <table:table-cell table:style-name="ce14" office:value-type="float" office:value="706" calcext:value-type="float">
            <text:p>7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8" calcext:value-type="date">
            <text:p>Dec 8, 2013</text:p>
          </table:table-cell>
          <table:table-cell table:style-name="ce14" office:value-type="float" office:value="705" calcext:value-type="float">
            <text:p>7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7" calcext:value-type="date">
            <text:p>Dec 7, 2013</text:p>
          </table:table-cell>
          <table:table-cell table:style-name="ce14" office:value-type="float" office:value="704" calcext:value-type="float">
            <text:p>7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6" calcext:value-type="date">
            <text:p>Dec 6, 2013</text:p>
          </table:table-cell>
          <table:table-cell table:style-name="ce14" office:value-type="float" office:value="703" calcext:value-type="float">
            <text:p>7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5" calcext:value-type="date">
            <text:p>Dec 5, 2013</text:p>
          </table:table-cell>
          <table:table-cell table:style-name="ce14" office:value-type="float" office:value="702" calcext:value-type="float">
            <text:p>7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4" calcext:value-type="date">
            <text:p>Dec 4, 2013</text:p>
          </table:table-cell>
          <table:table-cell table:style-name="ce14" office:value-type="float" office:value="701" calcext:value-type="float">
            <text:p>7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3" calcext:value-type="date">
            <text:p>Dec 3, 2013</text:p>
          </table:table-cell>
          <table:table-cell table:style-name="ce14" office:value-type="float" office:value="700" calcext:value-type="float">
            <text:p>7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2" calcext:value-type="date">
            <text:p>Dec 2, 2013</text:p>
          </table:table-cell>
          <table:table-cell table:style-name="ce14" office:value-type="float" office:value="699" calcext:value-type="float">
            <text:p>6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1" calcext:value-type="date">
            <text:p>Dec 1, 2013</text:p>
          </table:table-cell>
          <table:table-cell table:style-name="ce14" office:value-type="float" office:value="698" calcext:value-type="float">
            <text:p>6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30" calcext:value-type="date">
            <text:p>Nov 30, 2013</text:p>
          </table:table-cell>
          <table:table-cell table:style-name="ce14" office:value-type="float" office:value="697" calcext:value-type="float">
            <text:p>6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9" calcext:value-type="date">
            <text:p>Nov 29, 2013</text:p>
          </table:table-cell>
          <table:table-cell table:style-name="ce14" office:value-type="float" office:value="696" calcext:value-type="float">
            <text:p>6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8" calcext:value-type="date">
            <text:p>Nov 28, 2013</text:p>
          </table:table-cell>
          <table:table-cell table:style-name="ce14" office:value-type="float" office:value="695" calcext:value-type="float">
            <text:p>6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7" calcext:value-type="date">
            <text:p>Nov 27, 2013</text:p>
          </table:table-cell>
          <table:table-cell table:style-name="ce14" office:value-type="float" office:value="694" calcext:value-type="float">
            <text:p>6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6" calcext:value-type="date">
            <text:p>Nov 26, 2013</text:p>
          </table:table-cell>
          <table:table-cell table:style-name="ce14" office:value-type="float" office:value="693" calcext:value-type="float">
            <text:p>6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5" calcext:value-type="date">
            <text:p>Nov 25, 2013</text:p>
          </table:table-cell>
          <table:table-cell table:style-name="ce14" office:value-type="float" office:value="692" calcext:value-type="float">
            <text:p>6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4" calcext:value-type="date">
            <text:p>Nov 24, 2013</text:p>
          </table:table-cell>
          <table:table-cell table:style-name="ce14" office:value-type="float" office:value="691" calcext:value-type="float">
            <text:p>6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3" calcext:value-type="date">
            <text:p>Nov 23, 2013</text:p>
          </table:table-cell>
          <table:table-cell table:style-name="ce14" office:value-type="float" office:value="690" calcext:value-type="float">
            <text:p>6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2" calcext:value-type="date">
            <text:p>Nov 22, 2013</text:p>
          </table:table-cell>
          <table:table-cell table:style-name="ce14" office:value-type="float" office:value="689" calcext:value-type="float">
            <text:p>6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1" calcext:value-type="date">
            <text:p>Nov 21, 2013</text:p>
          </table:table-cell>
          <table:table-cell table:style-name="ce14" office:value-type="float" office:value="688" calcext:value-type="float">
            <text:p>6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0" calcext:value-type="date">
            <text:p>Nov 20, 2013</text:p>
          </table:table-cell>
          <table:table-cell table:style-name="ce14" office:value-type="float" office:value="687" calcext:value-type="float">
            <text:p>6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9" calcext:value-type="date">
            <text:p>Nov 19, 2013</text:p>
          </table:table-cell>
          <table:table-cell table:style-name="ce14" office:value-type="float" office:value="686" calcext:value-type="float">
            <text:p>6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8" calcext:value-type="date">
            <text:p>Nov 18, 2013</text:p>
          </table:table-cell>
          <table:table-cell table:style-name="ce14" office:value-type="float" office:value="685" calcext:value-type="float">
            <text:p>6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7" calcext:value-type="date">
            <text:p>Nov 17, 2013</text:p>
          </table:table-cell>
          <table:table-cell table:style-name="ce14" office:value-type="float" office:value="684" calcext:value-type="float">
            <text:p>6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6" calcext:value-type="date">
            <text:p>Nov 16, 2013</text:p>
          </table:table-cell>
          <table:table-cell table:style-name="ce14" office:value-type="float" office:value="683" calcext:value-type="float">
            <text:p>6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5" calcext:value-type="date">
            <text:p>Nov 15, 2013</text:p>
          </table:table-cell>
          <table:table-cell table:style-name="ce14" office:value-type="float" office:value="682" calcext:value-type="float">
            <text:p>6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4" calcext:value-type="date">
            <text:p>Nov 14, 2013</text:p>
          </table:table-cell>
          <table:table-cell table:style-name="ce14" office:value-type="float" office:value="681" calcext:value-type="float">
            <text:p>6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3" calcext:value-type="date">
            <text:p>Nov 13, 2013</text:p>
          </table:table-cell>
          <table:table-cell table:style-name="ce14" office:value-type="float" office:value="680" calcext:value-type="float">
            <text:p>6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2" calcext:value-type="date">
            <text:p>Nov 12, 2013</text:p>
          </table:table-cell>
          <table:table-cell table:style-name="ce14" office:value-type="float" office:value="679" calcext:value-type="float">
            <text:p>6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1" calcext:value-type="date">
            <text:p>Nov 11, 2013</text:p>
          </table:table-cell>
          <table:table-cell table:style-name="ce14" office:value-type="float" office:value="678" calcext:value-type="float">
            <text:p>6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0" calcext:value-type="date">
            <text:p>Nov 10, 2013</text:p>
          </table:table-cell>
          <table:table-cell table:style-name="ce14" office:value-type="float" office:value="677" calcext:value-type="float">
            <text:p>6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9" calcext:value-type="date">
            <text:p>Nov 9, 2013</text:p>
          </table:table-cell>
          <table:table-cell table:style-name="ce14" office:value-type="float" office:value="676" calcext:value-type="float">
            <text:p>6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8" calcext:value-type="date">
            <text:p>Nov 8, 2013</text:p>
          </table:table-cell>
          <table:table-cell table:style-name="ce14" office:value-type="float" office:value="675" calcext:value-type="float">
            <text:p>6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7" calcext:value-type="date">
            <text:p>Nov 7, 2013</text:p>
          </table:table-cell>
          <table:table-cell table:style-name="ce14" office:value-type="float" office:value="674" calcext:value-type="float">
            <text:p>6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6" calcext:value-type="date">
            <text:p>Nov 6, 2013</text:p>
          </table:table-cell>
          <table:table-cell table:style-name="ce14" office:value-type="float" office:value="673" calcext:value-type="float">
            <text:p>6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5" calcext:value-type="date">
            <text:p>Nov 5, 2013</text:p>
          </table:table-cell>
          <table:table-cell table:style-name="ce14" office:value-type="float" office:value="672" calcext:value-type="float">
            <text:p>6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4" calcext:value-type="date">
            <text:p>Nov 4, 2013</text:p>
          </table:table-cell>
          <table:table-cell table:style-name="ce14" office:value-type="float" office:value="671" calcext:value-type="float">
            <text:p>6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3" calcext:value-type="date">
            <text:p>Nov 3, 2013</text:p>
          </table:table-cell>
          <table:table-cell table:style-name="ce14" office:value-type="float" office:value="670" calcext:value-type="float">
            <text:p>6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2" calcext:value-type="date">
            <text:p>Nov 2, 2013</text:p>
          </table:table-cell>
          <table:table-cell table:style-name="ce14" office:value-type="float" office:value="669" calcext:value-type="float">
            <text:p>6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1" calcext:value-type="date">
            <text:p>Nov 1, 2013</text:p>
          </table:table-cell>
          <table:table-cell table:style-name="ce14" office:value-type="float" office:value="668" calcext:value-type="float">
            <text:p>6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31" calcext:value-type="date">
            <text:p>Oct 31, 2013</text:p>
          </table:table-cell>
          <table:table-cell table:style-name="ce14" office:value-type="float" office:value="667" calcext:value-type="float">
            <text:p>6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30" calcext:value-type="date">
            <text:p>Oct 30, 2013</text:p>
          </table:table-cell>
          <table:table-cell table:style-name="ce14" office:value-type="float" office:value="666" calcext:value-type="float">
            <text:p>6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9" calcext:value-type="date">
            <text:p>Oct 29, 2013</text:p>
          </table:table-cell>
          <table:table-cell table:style-name="ce14" office:value-type="float" office:value="665" calcext:value-type="float">
            <text:p>6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8" calcext:value-type="date">
            <text:p>Oct 28, 2013</text:p>
          </table:table-cell>
          <table:table-cell table:style-name="ce14" office:value-type="float" office:value="664" calcext:value-type="float">
            <text:p>6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7" calcext:value-type="date">
            <text:p>Oct 27, 2013</text:p>
          </table:table-cell>
          <table:table-cell table:style-name="ce14" office:value-type="float" office:value="663" calcext:value-type="float">
            <text:p>6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6" calcext:value-type="date">
            <text:p>Oct 26, 2013</text:p>
          </table:table-cell>
          <table:table-cell table:style-name="ce14" office:value-type="float" office:value="662" calcext:value-type="float">
            <text:p>6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5" calcext:value-type="date">
            <text:p>Oct 25, 2013</text:p>
          </table:table-cell>
          <table:table-cell table:style-name="ce14" office:value-type="float" office:value="661" calcext:value-type="float">
            <text:p>6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4" calcext:value-type="date">
            <text:p>Oct 24, 2013</text:p>
          </table:table-cell>
          <table:table-cell table:style-name="ce14" office:value-type="float" office:value="660" calcext:value-type="float">
            <text:p>6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3" calcext:value-type="date">
            <text:p>Oct 23, 2013</text:p>
          </table:table-cell>
          <table:table-cell table:style-name="ce14" office:value-type="float" office:value="659" calcext:value-type="float">
            <text:p>6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2" calcext:value-type="date">
            <text:p>Oct 22, 2013</text:p>
          </table:table-cell>
          <table:table-cell table:style-name="ce14" office:value-type="float" office:value="658" calcext:value-type="float">
            <text:p>6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1" calcext:value-type="date">
            <text:p>Oct 21, 2013</text:p>
          </table:table-cell>
          <table:table-cell table:style-name="ce14" office:value-type="float" office:value="657" calcext:value-type="float">
            <text:p>6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0" calcext:value-type="date">
            <text:p>Oct 20, 2013</text:p>
          </table:table-cell>
          <table:table-cell table:style-name="ce14" office:value-type="float" office:value="656" calcext:value-type="float">
            <text:p>6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9" calcext:value-type="date">
            <text:p>Oct 19, 2013</text:p>
          </table:table-cell>
          <table:table-cell table:style-name="ce14" office:value-type="float" office:value="655" calcext:value-type="float">
            <text:p>6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8" calcext:value-type="date">
            <text:p>Oct 18, 2013</text:p>
          </table:table-cell>
          <table:table-cell table:style-name="ce14" office:value-type="float" office:value="654" calcext:value-type="float">
            <text:p>6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7" calcext:value-type="date">
            <text:p>Oct 17, 2013</text:p>
          </table:table-cell>
          <table:table-cell table:style-name="ce14" office:value-type="float" office:value="653" calcext:value-type="float">
            <text:p>6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6" calcext:value-type="date">
            <text:p>Oct 16, 2013</text:p>
          </table:table-cell>
          <table:table-cell table:style-name="ce14" office:value-type="float" office:value="652" calcext:value-type="float">
            <text:p>6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5" calcext:value-type="date">
            <text:p>Oct 15, 2013</text:p>
          </table:table-cell>
          <table:table-cell table:style-name="ce14" office:value-type="float" office:value="651" calcext:value-type="float">
            <text:p>6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4" calcext:value-type="date">
            <text:p>Oct 14, 2013</text:p>
          </table:table-cell>
          <table:table-cell table:style-name="ce14" office:value-type="float" office:value="650" calcext:value-type="float">
            <text:p>6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3" calcext:value-type="date">
            <text:p>Oct 13, 2013</text:p>
          </table:table-cell>
          <table:table-cell table:style-name="ce14" office:value-type="float" office:value="649" calcext:value-type="float">
            <text:p>6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2" calcext:value-type="date">
            <text:p>Oct 12, 2013</text:p>
          </table:table-cell>
          <table:table-cell table:style-name="ce14" office:value-type="float" office:value="648" calcext:value-type="float">
            <text:p>6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1" calcext:value-type="date">
            <text:p>Oct 11, 2013</text:p>
          </table:table-cell>
          <table:table-cell table:style-name="ce14" office:value-type="float" office:value="647" calcext:value-type="float">
            <text:p>6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0" calcext:value-type="date">
            <text:p>Oct 10, 2013</text:p>
          </table:table-cell>
          <table:table-cell table:style-name="ce14" office:value-type="float" office:value="646" calcext:value-type="float">
            <text:p>6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9" calcext:value-type="date">
            <text:p>Oct 9, 2013</text:p>
          </table:table-cell>
          <table:table-cell table:style-name="ce14" office:value-type="float" office:value="645" calcext:value-type="float">
            <text:p>6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8" calcext:value-type="date">
            <text:p>Oct 8, 2013</text:p>
          </table:table-cell>
          <table:table-cell table:style-name="ce14" office:value-type="float" office:value="644" calcext:value-type="float">
            <text:p>6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7" calcext:value-type="date">
            <text:p>Oct 7, 2013</text:p>
          </table:table-cell>
          <table:table-cell table:style-name="ce14" office:value-type="float" office:value="643" calcext:value-type="float">
            <text:p>6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6" calcext:value-type="date">
            <text:p>Oct 6, 2013</text:p>
          </table:table-cell>
          <table:table-cell table:style-name="ce14" office:value-type="float" office:value="642" calcext:value-type="float">
            <text:p>6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5" calcext:value-type="date">
            <text:p>Oct 5, 2013</text:p>
          </table:table-cell>
          <table:table-cell table:style-name="ce14" office:value-type="float" office:value="641" calcext:value-type="float">
            <text:p>6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4" calcext:value-type="date">
            <text:p>Oct 4, 2013</text:p>
          </table:table-cell>
          <table:table-cell table:style-name="ce14" office:value-type="float" office:value="640" calcext:value-type="float">
            <text:p>6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3" calcext:value-type="date">
            <text:p>Oct 3, 2013</text:p>
          </table:table-cell>
          <table:table-cell table:style-name="ce14" office:value-type="float" office:value="639" calcext:value-type="float">
            <text:p>6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2" calcext:value-type="date">
            <text:p>Oct 2, 2013</text:p>
          </table:table-cell>
          <table:table-cell table:style-name="ce14" office:value-type="float" office:value="638" calcext:value-type="float">
            <text:p>6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1" calcext:value-type="date">
            <text:p>Oct 1, 2013</text:p>
          </table:table-cell>
          <table:table-cell table:style-name="ce14" office:value-type="float" office:value="637" calcext:value-type="float">
            <text:p>6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30" calcext:value-type="date">
            <text:p>Sep 30, 2013</text:p>
          </table:table-cell>
          <table:table-cell table:style-name="ce14" office:value-type="float" office:value="636" calcext:value-type="float">
            <text:p>6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9" calcext:value-type="date">
            <text:p>Sep 29, 2013</text:p>
          </table:table-cell>
          <table:table-cell table:style-name="ce14" office:value-type="float" office:value="635" calcext:value-type="float">
            <text:p>6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8" calcext:value-type="date">
            <text:p>Sep 28, 2013</text:p>
          </table:table-cell>
          <table:table-cell table:style-name="ce14" office:value-type="float" office:value="634" calcext:value-type="float">
            <text:p>6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7" calcext:value-type="date">
            <text:p>Sep 27, 2013</text:p>
          </table:table-cell>
          <table:table-cell table:style-name="ce14" office:value-type="float" office:value="633" calcext:value-type="float">
            <text:p>6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6" calcext:value-type="date">
            <text:p>Sep 26, 2013</text:p>
          </table:table-cell>
          <table:table-cell table:style-name="ce14" office:value-type="float" office:value="632" calcext:value-type="float">
            <text:p>6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5" calcext:value-type="date">
            <text:p>Sep 25, 2013</text:p>
          </table:table-cell>
          <table:table-cell table:style-name="ce14" office:value-type="float" office:value="631" calcext:value-type="float">
            <text:p>6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4" calcext:value-type="date">
            <text:p>Sep 24, 2013</text:p>
          </table:table-cell>
          <table:table-cell table:style-name="ce14" office:value-type="float" office:value="630" calcext:value-type="float">
            <text:p>6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3" calcext:value-type="date">
            <text:p>Sep 23, 2013</text:p>
          </table:table-cell>
          <table:table-cell table:style-name="ce14" office:value-type="float" office:value="629" calcext:value-type="float">
            <text:p>6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2" calcext:value-type="date">
            <text:p>Sep 22, 2013</text:p>
          </table:table-cell>
          <table:table-cell table:style-name="ce14" office:value-type="float" office:value="628" calcext:value-type="float">
            <text:p>6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1" calcext:value-type="date">
            <text:p>Sep 21, 2013</text:p>
          </table:table-cell>
          <table:table-cell table:style-name="ce14" office:value-type="float" office:value="627" calcext:value-type="float">
            <text:p>6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0" calcext:value-type="date">
            <text:p>Sep 20, 2013</text:p>
          </table:table-cell>
          <table:table-cell table:style-name="ce14" office:value-type="float" office:value="626" calcext:value-type="float">
            <text:p>6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9" calcext:value-type="date">
            <text:p>Sep 19, 2013</text:p>
          </table:table-cell>
          <table:table-cell table:style-name="ce14" office:value-type="float" office:value="625" calcext:value-type="float">
            <text:p>6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8" calcext:value-type="date">
            <text:p>Sep 18, 2013</text:p>
          </table:table-cell>
          <table:table-cell table:style-name="ce14" office:value-type="float" office:value="624" calcext:value-type="float">
            <text:p>6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7" calcext:value-type="date">
            <text:p>Sep 17, 2013</text:p>
          </table:table-cell>
          <table:table-cell table:style-name="ce14" office:value-type="float" office:value="623" calcext:value-type="float">
            <text:p>6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6" calcext:value-type="date">
            <text:p>Sep 16, 2013</text:p>
          </table:table-cell>
          <table:table-cell table:style-name="ce14" office:value-type="float" office:value="622" calcext:value-type="float">
            <text:p>6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5" calcext:value-type="date">
            <text:p>Sep 15, 2013</text:p>
          </table:table-cell>
          <table:table-cell table:style-name="ce14" office:value-type="float" office:value="621" calcext:value-type="float">
            <text:p>6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4" calcext:value-type="date">
            <text:p>Sep 14, 2013</text:p>
          </table:table-cell>
          <table:table-cell table:style-name="ce14" office:value-type="float" office:value="620" calcext:value-type="float">
            <text:p>6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3" calcext:value-type="date">
            <text:p>Sep 13, 2013</text:p>
          </table:table-cell>
          <table:table-cell table:style-name="ce14" office:value-type="float" office:value="619" calcext:value-type="float">
            <text:p>6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2" calcext:value-type="date">
            <text:p>Sep 12, 2013</text:p>
          </table:table-cell>
          <table:table-cell table:style-name="ce14" office:value-type="float" office:value="618" calcext:value-type="float">
            <text:p>6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1" calcext:value-type="date">
            <text:p>Sep 11, 2013</text:p>
          </table:table-cell>
          <table:table-cell table:style-name="ce14" office:value-type="float" office:value="617" calcext:value-type="float">
            <text:p>6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0" calcext:value-type="date">
            <text:p>Sep 10, 2013</text:p>
          </table:table-cell>
          <table:table-cell table:style-name="ce14" office:value-type="float" office:value="616" calcext:value-type="float">
            <text:p>6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9" calcext:value-type="date">
            <text:p>Sep 9, 2013</text:p>
          </table:table-cell>
          <table:table-cell table:style-name="ce14" office:value-type="float" office:value="615" calcext:value-type="float">
            <text:p>6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8" calcext:value-type="date">
            <text:p>Sep 8, 2013</text:p>
          </table:table-cell>
          <table:table-cell table:style-name="ce14" office:value-type="float" office:value="614" calcext:value-type="float">
            <text:p>6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7" calcext:value-type="date">
            <text:p>Sep 7, 2013</text:p>
          </table:table-cell>
          <table:table-cell table:style-name="ce14" office:value-type="float" office:value="613" calcext:value-type="float">
            <text:p>6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6" calcext:value-type="date">
            <text:p>Sep 6, 2013</text:p>
          </table:table-cell>
          <table:table-cell table:style-name="ce14" office:value-type="float" office:value="612" calcext:value-type="float">
            <text:p>6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5" calcext:value-type="date">
            <text:p>Sep 5, 2013</text:p>
          </table:table-cell>
          <table:table-cell table:style-name="ce14" office:value-type="float" office:value="611" calcext:value-type="float">
            <text:p>6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4" calcext:value-type="date">
            <text:p>Sep 4, 2013</text:p>
          </table:table-cell>
          <table:table-cell table:style-name="ce14" office:value-type="float" office:value="610" calcext:value-type="float">
            <text:p>6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3" calcext:value-type="date">
            <text:p>Sep 3, 2013</text:p>
          </table:table-cell>
          <table:table-cell table:style-name="ce14" office:value-type="float" office:value="609" calcext:value-type="float">
            <text:p>6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2" calcext:value-type="date">
            <text:p>Sep 2, 2013</text:p>
          </table:table-cell>
          <table:table-cell table:style-name="ce14" office:value-type="float" office:value="608" calcext:value-type="float">
            <text:p>6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1" calcext:value-type="date">
            <text:p>Sep 1, 2013</text:p>
          </table:table-cell>
          <table:table-cell table:style-name="ce14" office:value-type="float" office:value="607" calcext:value-type="float">
            <text:p>6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31" calcext:value-type="date">
            <text:p>Aug 31, 2013</text:p>
          </table:table-cell>
          <table:table-cell table:style-name="ce14" office:value-type="float" office:value="606" calcext:value-type="float">
            <text:p>6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30" calcext:value-type="date">
            <text:p>Aug 30, 2013</text:p>
          </table:table-cell>
          <table:table-cell table:style-name="ce14" office:value-type="float" office:value="605" calcext:value-type="float">
            <text:p>6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9" calcext:value-type="date">
            <text:p>Aug 29, 2013</text:p>
          </table:table-cell>
          <table:table-cell table:style-name="ce14" office:value-type="float" office:value="604" calcext:value-type="float">
            <text:p>6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8" calcext:value-type="date">
            <text:p>Aug 28, 2013</text:p>
          </table:table-cell>
          <table:table-cell table:style-name="ce14" office:value-type="float" office:value="603" calcext:value-type="float">
            <text:p>6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7" calcext:value-type="date">
            <text:p>Aug 27, 2013</text:p>
          </table:table-cell>
          <table:table-cell table:style-name="ce14" office:value-type="float" office:value="602" calcext:value-type="float">
            <text:p>6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6" calcext:value-type="date">
            <text:p>Aug 26, 2013</text:p>
          </table:table-cell>
          <table:table-cell table:style-name="ce14" office:value-type="float" office:value="601" calcext:value-type="float">
            <text:p>6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5" calcext:value-type="date">
            <text:p>Aug 25, 2013</text:p>
          </table:table-cell>
          <table:table-cell table:style-name="ce14" office:value-type="float" office:value="600" calcext:value-type="float">
            <text:p>6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4" calcext:value-type="date">
            <text:p>Aug 24, 2013</text:p>
          </table:table-cell>
          <table:table-cell table:style-name="ce14" office:value-type="float" office:value="599" calcext:value-type="float">
            <text:p>5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3" calcext:value-type="date">
            <text:p>Aug 23, 2013</text:p>
          </table:table-cell>
          <table:table-cell table:style-name="ce14" office:value-type="float" office:value="598" calcext:value-type="float">
            <text:p>5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2" calcext:value-type="date">
            <text:p>Aug 22, 2013</text:p>
          </table:table-cell>
          <table:table-cell table:style-name="ce14" office:value-type="float" office:value="597" calcext:value-type="float">
            <text:p>5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1" calcext:value-type="date">
            <text:p>Aug 21, 2013</text:p>
          </table:table-cell>
          <table:table-cell table:style-name="ce14" office:value-type="float" office:value="596" calcext:value-type="float">
            <text:p>5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0" calcext:value-type="date">
            <text:p>Aug 20, 2013</text:p>
          </table:table-cell>
          <table:table-cell table:style-name="ce14" office:value-type="float" office:value="595" calcext:value-type="float">
            <text:p>5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9" calcext:value-type="date">
            <text:p>Aug 19, 2013</text:p>
          </table:table-cell>
          <table:table-cell table:style-name="ce14" office:value-type="float" office:value="594" calcext:value-type="float">
            <text:p>5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8" calcext:value-type="date">
            <text:p>Aug 18, 2013</text:p>
          </table:table-cell>
          <table:table-cell table:style-name="ce14" office:value-type="float" office:value="593" calcext:value-type="float">
            <text:p>5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7" calcext:value-type="date">
            <text:p>Aug 17, 2013</text:p>
          </table:table-cell>
          <table:table-cell table:style-name="ce14" office:value-type="float" office:value="592" calcext:value-type="float">
            <text:p>5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6" calcext:value-type="date">
            <text:p>Aug 16, 2013</text:p>
          </table:table-cell>
          <table:table-cell table:style-name="ce14" office:value-type="float" office:value="591" calcext:value-type="float">
            <text:p>5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5" calcext:value-type="date">
            <text:p>Aug 15, 2013</text:p>
          </table:table-cell>
          <table:table-cell table:style-name="ce14" office:value-type="float" office:value="590" calcext:value-type="float">
            <text:p>5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4" calcext:value-type="date">
            <text:p>Aug 14, 2013</text:p>
          </table:table-cell>
          <table:table-cell table:style-name="ce14" office:value-type="float" office:value="589" calcext:value-type="float">
            <text:p>5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3" calcext:value-type="date">
            <text:p>Aug 13, 2013</text:p>
          </table:table-cell>
          <table:table-cell table:style-name="ce14" office:value-type="float" office:value="588" calcext:value-type="float">
            <text:p>5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2" calcext:value-type="date">
            <text:p>Aug 12, 2013</text:p>
          </table:table-cell>
          <table:table-cell table:style-name="ce14" office:value-type="float" office:value="587" calcext:value-type="float">
            <text:p>5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1" calcext:value-type="date">
            <text:p>Aug 11, 2013</text:p>
          </table:table-cell>
          <table:table-cell table:style-name="ce14" office:value-type="float" office:value="586" calcext:value-type="float">
            <text:p>5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0" calcext:value-type="date">
            <text:p>Aug 10, 2013</text:p>
          </table:table-cell>
          <table:table-cell table:style-name="ce14" office:value-type="float" office:value="585" calcext:value-type="float">
            <text:p>5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9" calcext:value-type="date">
            <text:p>Aug 9, 2013</text:p>
          </table:table-cell>
          <table:table-cell table:style-name="ce14" office:value-type="float" office:value="584" calcext:value-type="float">
            <text:p>5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8" calcext:value-type="date">
            <text:p>Aug 8, 2013</text:p>
          </table:table-cell>
          <table:table-cell table:style-name="ce14" office:value-type="float" office:value="583" calcext:value-type="float">
            <text:p>5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7" calcext:value-type="date">
            <text:p>Aug 7, 2013</text:p>
          </table:table-cell>
          <table:table-cell table:style-name="ce14" office:value-type="float" office:value="582" calcext:value-type="float">
            <text:p>5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6" calcext:value-type="date">
            <text:p>Aug 6, 2013</text:p>
          </table:table-cell>
          <table:table-cell table:style-name="ce14" office:value-type="float" office:value="581" calcext:value-type="float">
            <text:p>5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5" calcext:value-type="date">
            <text:p>Aug 5, 2013</text:p>
          </table:table-cell>
          <table:table-cell table:style-name="ce14" office:value-type="float" office:value="580" calcext:value-type="float">
            <text:p>5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4" calcext:value-type="date">
            <text:p>Aug 4, 2013</text:p>
          </table:table-cell>
          <table:table-cell table:style-name="ce14" office:value-type="float" office:value="579" calcext:value-type="float">
            <text:p>5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3" calcext:value-type="date">
            <text:p>Aug 3, 2013</text:p>
          </table:table-cell>
          <table:table-cell table:style-name="ce14" office:value-type="float" office:value="578" calcext:value-type="float">
            <text:p>5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2" calcext:value-type="date">
            <text:p>Aug 2, 2013</text:p>
          </table:table-cell>
          <table:table-cell table:style-name="ce14" office:value-type="float" office:value="577" calcext:value-type="float">
            <text:p>5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1" calcext:value-type="date">
            <text:p>Aug 1, 2013</text:p>
          </table:table-cell>
          <table:table-cell table:style-name="ce14" office:value-type="float" office:value="576" calcext:value-type="float">
            <text:p>5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31" calcext:value-type="date">
            <text:p>Jul 31, 2013</text:p>
          </table:table-cell>
          <table:table-cell table:style-name="ce14" office:value-type="float" office:value="575" calcext:value-type="float">
            <text:p>5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30" calcext:value-type="date">
            <text:p>Jul 30, 2013</text:p>
          </table:table-cell>
          <table:table-cell table:style-name="ce14" office:value-type="float" office:value="574" calcext:value-type="float">
            <text:p>5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9" calcext:value-type="date">
            <text:p>Jul 29, 2013</text:p>
          </table:table-cell>
          <table:table-cell table:style-name="ce14" office:value-type="float" office:value="573" calcext:value-type="float">
            <text:p>5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8" calcext:value-type="date">
            <text:p>Jul 28, 2013</text:p>
          </table:table-cell>
          <table:table-cell table:style-name="ce14" office:value-type="float" office:value="572" calcext:value-type="float">
            <text:p>5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7" calcext:value-type="date">
            <text:p>Jul 27, 2013</text:p>
          </table:table-cell>
          <table:table-cell table:style-name="ce14" office:value-type="float" office:value="571" calcext:value-type="float">
            <text:p>5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6" calcext:value-type="date">
            <text:p>Jul 26, 2013</text:p>
          </table:table-cell>
          <table:table-cell table:style-name="ce14" office:value-type="float" office:value="570" calcext:value-type="float">
            <text:p>5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5" calcext:value-type="date">
            <text:p>Jul 25, 2013</text:p>
          </table:table-cell>
          <table:table-cell table:style-name="ce14" office:value-type="float" office:value="569" calcext:value-type="float">
            <text:p>5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4" calcext:value-type="date">
            <text:p>Jul 24, 2013</text:p>
          </table:table-cell>
          <table:table-cell table:style-name="ce14" office:value-type="float" office:value="568" calcext:value-type="float">
            <text:p>5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3" calcext:value-type="date">
            <text:p>Jul 23, 2013</text:p>
          </table:table-cell>
          <table:table-cell table:style-name="ce14" office:value-type="float" office:value="567" calcext:value-type="float">
            <text:p>5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2" calcext:value-type="date">
            <text:p>Jul 22, 2013</text:p>
          </table:table-cell>
          <table:table-cell table:style-name="ce14" office:value-type="float" office:value="566" calcext:value-type="float">
            <text:p>5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1" calcext:value-type="date">
            <text:p>Jul 21, 2013</text:p>
          </table:table-cell>
          <table:table-cell table:style-name="ce14" office:value-type="float" office:value="565" calcext:value-type="float">
            <text:p>5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0" calcext:value-type="date">
            <text:p>Jul 20, 2013</text:p>
          </table:table-cell>
          <table:table-cell table:style-name="ce14" office:value-type="float" office:value="564" calcext:value-type="float">
            <text:p>5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9" calcext:value-type="date">
            <text:p>Jul 19, 2013</text:p>
          </table:table-cell>
          <table:table-cell table:style-name="ce14" office:value-type="float" office:value="563" calcext:value-type="float">
            <text:p>5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8" calcext:value-type="date">
            <text:p>Jul 18, 2013</text:p>
          </table:table-cell>
          <table:table-cell table:style-name="ce14" office:value-type="float" office:value="562" calcext:value-type="float">
            <text:p>5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7" calcext:value-type="date">
            <text:p>Jul 17, 2013</text:p>
          </table:table-cell>
          <table:table-cell table:style-name="ce14" office:value-type="float" office:value="561" calcext:value-type="float">
            <text:p>5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6" calcext:value-type="date">
            <text:p>Jul 16, 2013</text:p>
          </table:table-cell>
          <table:table-cell table:style-name="ce14" office:value-type="float" office:value="560" calcext:value-type="float">
            <text:p>5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5" calcext:value-type="date">
            <text:p>Jul 15, 2013</text:p>
          </table:table-cell>
          <table:table-cell table:style-name="ce14" office:value-type="float" office:value="559" calcext:value-type="float">
            <text:p>5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4" calcext:value-type="date">
            <text:p>Jul 14, 2013</text:p>
          </table:table-cell>
          <table:table-cell table:style-name="ce14" office:value-type="float" office:value="558" calcext:value-type="float">
            <text:p>5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3" calcext:value-type="date">
            <text:p>Jul 13, 2013</text:p>
          </table:table-cell>
          <table:table-cell table:style-name="ce14" office:value-type="float" office:value="557" calcext:value-type="float">
            <text:p>5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2" calcext:value-type="date">
            <text:p>Jul 12, 2013</text:p>
          </table:table-cell>
          <table:table-cell table:style-name="ce14" office:value-type="float" office:value="556" calcext:value-type="float">
            <text:p>5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1" calcext:value-type="date">
            <text:p>Jul 11, 2013</text:p>
          </table:table-cell>
          <table:table-cell table:style-name="ce14" office:value-type="float" office:value="555" calcext:value-type="float">
            <text:p>5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0" calcext:value-type="date">
            <text:p>Jul 10, 2013</text:p>
          </table:table-cell>
          <table:table-cell table:style-name="ce14" office:value-type="float" office:value="554" calcext:value-type="float">
            <text:p>5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9" calcext:value-type="date">
            <text:p>Jul 9, 2013</text:p>
          </table:table-cell>
          <table:table-cell table:style-name="ce14" office:value-type="float" office:value="553" calcext:value-type="float">
            <text:p>5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8" calcext:value-type="date">
            <text:p>Jul 8, 2013</text:p>
          </table:table-cell>
          <table:table-cell table:style-name="ce14" office:value-type="float" office:value="552" calcext:value-type="float">
            <text:p>5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7" calcext:value-type="date">
            <text:p>Jul 7, 2013</text:p>
          </table:table-cell>
          <table:table-cell table:style-name="ce14" office:value-type="float" office:value="551" calcext:value-type="float">
            <text:p>5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6" calcext:value-type="date">
            <text:p>Jul 6, 2013</text:p>
          </table:table-cell>
          <table:table-cell table:style-name="ce14" office:value-type="float" office:value="550" calcext:value-type="float">
            <text:p>5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5" calcext:value-type="date">
            <text:p>Jul 5, 2013</text:p>
          </table:table-cell>
          <table:table-cell table:style-name="ce14" office:value-type="float" office:value="549" calcext:value-type="float">
            <text:p>5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4" calcext:value-type="date">
            <text:p>Jul 4, 2013</text:p>
          </table:table-cell>
          <table:table-cell table:style-name="ce14" office:value-type="float" office:value="548" calcext:value-type="float">
            <text:p>5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3" calcext:value-type="date">
            <text:p>Jul 3, 2013</text:p>
          </table:table-cell>
          <table:table-cell table:style-name="ce14" office:value-type="float" office:value="547" calcext:value-type="float">
            <text:p>5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2" calcext:value-type="date">
            <text:p>Jul 2, 2013</text:p>
          </table:table-cell>
          <table:table-cell table:style-name="ce14" office:value-type="float" office:value="546" calcext:value-type="float">
            <text:p>5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1" calcext:value-type="date">
            <text:p>Jul 1, 2013</text:p>
          </table:table-cell>
          <table:table-cell table:style-name="ce14" office:value-type="float" office:value="545" calcext:value-type="float">
            <text:p>5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30" calcext:value-type="date">
            <text:p>Jun 30, 2013</text:p>
          </table:table-cell>
          <table:table-cell table:style-name="ce14" office:value-type="float" office:value="544" calcext:value-type="float">
            <text:p>5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9" calcext:value-type="date">
            <text:p>Jun 29, 2013</text:p>
          </table:table-cell>
          <table:table-cell table:style-name="ce14" office:value-type="float" office:value="543" calcext:value-type="float">
            <text:p>5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8" calcext:value-type="date">
            <text:p>Jun 28, 2013</text:p>
          </table:table-cell>
          <table:table-cell table:style-name="ce14" office:value-type="float" office:value="542" calcext:value-type="float">
            <text:p>5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7" calcext:value-type="date">
            <text:p>Jun 27, 2013</text:p>
          </table:table-cell>
          <table:table-cell table:style-name="ce14" office:value-type="float" office:value="541" calcext:value-type="float">
            <text:p>5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6" calcext:value-type="date">
            <text:p>Jun 26, 2013</text:p>
          </table:table-cell>
          <table:table-cell table:style-name="ce14" office:value-type="float" office:value="540" calcext:value-type="float">
            <text:p>5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5" calcext:value-type="date">
            <text:p>Jun 25, 2013</text:p>
          </table:table-cell>
          <table:table-cell table:style-name="ce14" office:value-type="float" office:value="539" calcext:value-type="float">
            <text:p>5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4" calcext:value-type="date">
            <text:p>Jun 24, 2013</text:p>
          </table:table-cell>
          <table:table-cell table:style-name="ce14" office:value-type="float" office:value="538" calcext:value-type="float">
            <text:p>5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3" calcext:value-type="date">
            <text:p>Jun 23, 2013</text:p>
          </table:table-cell>
          <table:table-cell table:style-name="ce14" office:value-type="float" office:value="537" calcext:value-type="float">
            <text:p>5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2" calcext:value-type="date">
            <text:p>Jun 22, 2013</text:p>
          </table:table-cell>
          <table:table-cell table:style-name="ce14" office:value-type="float" office:value="536" calcext:value-type="float">
            <text:p>5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1" calcext:value-type="date">
            <text:p>Jun 21, 2013</text:p>
          </table:table-cell>
          <table:table-cell table:style-name="ce14" office:value-type="float" office:value="535" calcext:value-type="float">
            <text:p>5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0" calcext:value-type="date">
            <text:p>Jun 20, 2013</text:p>
          </table:table-cell>
          <table:table-cell table:style-name="ce14" office:value-type="float" office:value="534" calcext:value-type="float">
            <text:p>5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9" calcext:value-type="date">
            <text:p>Jun 19, 2013</text:p>
          </table:table-cell>
          <table:table-cell table:style-name="ce14" office:value-type="float" office:value="533" calcext:value-type="float">
            <text:p>5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8" calcext:value-type="date">
            <text:p>Jun 18, 2013</text:p>
          </table:table-cell>
          <table:table-cell table:style-name="ce14" office:value-type="float" office:value="532" calcext:value-type="float">
            <text:p>5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7" calcext:value-type="date">
            <text:p>Jun 17, 2013</text:p>
          </table:table-cell>
          <table:table-cell table:style-name="ce14" office:value-type="float" office:value="531" calcext:value-type="float">
            <text:p>5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6" calcext:value-type="date">
            <text:p>Jun 16, 2013</text:p>
          </table:table-cell>
          <table:table-cell table:style-name="ce14" office:value-type="float" office:value="530" calcext:value-type="float">
            <text:p>5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5" calcext:value-type="date">
            <text:p>Jun 15, 2013</text:p>
          </table:table-cell>
          <table:table-cell table:style-name="ce14" office:value-type="float" office:value="529" calcext:value-type="float">
            <text:p>5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4" calcext:value-type="date">
            <text:p>Jun 14, 2013</text:p>
          </table:table-cell>
          <table:table-cell table:style-name="ce14" office:value-type="float" office:value="528" calcext:value-type="float">
            <text:p>5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3" calcext:value-type="date">
            <text:p>Jun 13, 2013</text:p>
          </table:table-cell>
          <table:table-cell table:style-name="ce14" office:value-type="float" office:value="527" calcext:value-type="float">
            <text:p>5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2" calcext:value-type="date">
            <text:p>Jun 12, 2013</text:p>
          </table:table-cell>
          <table:table-cell table:style-name="ce14" office:value-type="float" office:value="526" calcext:value-type="float">
            <text:p>5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1" calcext:value-type="date">
            <text:p>Jun 11, 2013</text:p>
          </table:table-cell>
          <table:table-cell table:style-name="ce14" office:value-type="float" office:value="525" calcext:value-type="float">
            <text:p>5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0" calcext:value-type="date">
            <text:p>Jun 10, 2013</text:p>
          </table:table-cell>
          <table:table-cell table:style-name="ce14" office:value-type="float" office:value="524" calcext:value-type="float">
            <text:p>5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9" calcext:value-type="date">
            <text:p>Jun 9, 2013</text:p>
          </table:table-cell>
          <table:table-cell table:style-name="ce14" office:value-type="float" office:value="523" calcext:value-type="float">
            <text:p>5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8" calcext:value-type="date">
            <text:p>Jun 8, 2013</text:p>
          </table:table-cell>
          <table:table-cell table:style-name="ce14" office:value-type="float" office:value="522" calcext:value-type="float">
            <text:p>5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7" calcext:value-type="date">
            <text:p>Jun 7, 2013</text:p>
          </table:table-cell>
          <table:table-cell table:style-name="ce14" office:value-type="float" office:value="521" calcext:value-type="float">
            <text:p>5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6" calcext:value-type="date">
            <text:p>Jun 6, 2013</text:p>
          </table:table-cell>
          <table:table-cell table:style-name="ce14" office:value-type="float" office:value="520" calcext:value-type="float">
            <text:p>5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5" calcext:value-type="date">
            <text:p>Jun 5, 2013</text:p>
          </table:table-cell>
          <table:table-cell table:style-name="ce14" office:value-type="float" office:value="519" calcext:value-type="float">
            <text:p>5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4" calcext:value-type="date">
            <text:p>Jun 4, 2013</text:p>
          </table:table-cell>
          <table:table-cell table:style-name="ce14" office:value-type="float" office:value="518" calcext:value-type="float">
            <text:p>5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3" calcext:value-type="date">
            <text:p>Jun 3, 2013</text:p>
          </table:table-cell>
          <table:table-cell table:style-name="ce14" office:value-type="float" office:value="517" calcext:value-type="float">
            <text:p>5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2" calcext:value-type="date">
            <text:p>Jun 2, 2013</text:p>
          </table:table-cell>
          <table:table-cell table:style-name="ce14" office:value-type="float" office:value="516" calcext:value-type="float">
            <text:p>5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1" calcext:value-type="date">
            <text:p>Jun 1, 2013</text:p>
          </table:table-cell>
          <table:table-cell table:style-name="ce14" office:value-type="float" office:value="515" calcext:value-type="float">
            <text:p>5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31" calcext:value-type="date">
            <text:p>May 31, 2013</text:p>
          </table:table-cell>
          <table:table-cell table:style-name="ce14" office:value-type="float" office:value="514" calcext:value-type="float">
            <text:p>5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30" calcext:value-type="date">
            <text:p>May 30, 2013</text:p>
          </table:table-cell>
          <table:table-cell table:style-name="ce14" office:value-type="float" office:value="513" calcext:value-type="float">
            <text:p>5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9" calcext:value-type="date">
            <text:p>May 29, 2013</text:p>
          </table:table-cell>
          <table:table-cell table:style-name="ce14" office:value-type="float" office:value="512" calcext:value-type="float">
            <text:p>5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8" calcext:value-type="date">
            <text:p>May 28, 2013</text:p>
          </table:table-cell>
          <table:table-cell table:style-name="ce14" office:value-type="float" office:value="511" calcext:value-type="float">
            <text:p>5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7" calcext:value-type="date">
            <text:p>May 27, 2013</text:p>
          </table:table-cell>
          <table:table-cell table:style-name="ce14" office:value-type="float" office:value="510" calcext:value-type="float">
            <text:p>5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6" calcext:value-type="date">
            <text:p>May 26, 2013</text:p>
          </table:table-cell>
          <table:table-cell table:style-name="ce14" office:value-type="float" office:value="509" calcext:value-type="float">
            <text:p>5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5" calcext:value-type="date">
            <text:p>May 25, 2013</text:p>
          </table:table-cell>
          <table:table-cell table:style-name="ce14" office:value-type="float" office:value="508" calcext:value-type="float">
            <text:p>5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4" calcext:value-type="date">
            <text:p>May 24, 2013</text:p>
          </table:table-cell>
          <table:table-cell table:style-name="ce14" office:value-type="float" office:value="507" calcext:value-type="float">
            <text:p>5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3" calcext:value-type="date">
            <text:p>May 23, 2013</text:p>
          </table:table-cell>
          <table:table-cell table:style-name="ce14" office:value-type="float" office:value="506" calcext:value-type="float">
            <text:p>5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2" calcext:value-type="date">
            <text:p>May 22, 2013</text:p>
          </table:table-cell>
          <table:table-cell table:style-name="ce14" office:value-type="float" office:value="505" calcext:value-type="float">
            <text:p>5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1" calcext:value-type="date">
            <text:p>May 21, 2013</text:p>
          </table:table-cell>
          <table:table-cell table:style-name="ce14" office:value-type="float" office:value="504" calcext:value-type="float">
            <text:p>5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0" calcext:value-type="date">
            <text:p>May 20, 2013</text:p>
          </table:table-cell>
          <table:table-cell table:style-name="ce14" office:value-type="float" office:value="503" calcext:value-type="float">
            <text:p>5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9" calcext:value-type="date">
            <text:p>May 19, 2013</text:p>
          </table:table-cell>
          <table:table-cell table:style-name="ce14" office:value-type="float" office:value="502" calcext:value-type="float">
            <text:p>5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8" calcext:value-type="date">
            <text:p>May 18, 2013</text:p>
          </table:table-cell>
          <table:table-cell table:style-name="ce14" office:value-type="float" office:value="501" calcext:value-type="float">
            <text:p>5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7" calcext:value-type="date">
            <text:p>May 17, 2013</text:p>
          </table:table-cell>
          <table:table-cell table:style-name="ce14" office:value-type="float" office:value="500" calcext:value-type="float">
            <text:p>5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6" calcext:value-type="date">
            <text:p>May 16, 2013</text:p>
          </table:table-cell>
          <table:table-cell table:style-name="ce14" office:value-type="float" office:value="499" calcext:value-type="float">
            <text:p>4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5" calcext:value-type="date">
            <text:p>May 15, 2013</text:p>
          </table:table-cell>
          <table:table-cell table:style-name="ce14" office:value-type="float" office:value="498" calcext:value-type="float">
            <text:p>4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4" calcext:value-type="date">
            <text:p>May 14, 2013</text:p>
          </table:table-cell>
          <table:table-cell table:style-name="ce14" office:value-type="float" office:value="497" calcext:value-type="float">
            <text:p>4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3" calcext:value-type="date">
            <text:p>May 13, 2013</text:p>
          </table:table-cell>
          <table:table-cell table:style-name="ce14" office:value-type="float" office:value="496" calcext:value-type="float">
            <text:p>4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2" calcext:value-type="date">
            <text:p>May 12, 2013</text:p>
          </table:table-cell>
          <table:table-cell table:style-name="ce14" office:value-type="float" office:value="495" calcext:value-type="float">
            <text:p>4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1" calcext:value-type="date">
            <text:p>May 11, 2013</text:p>
          </table:table-cell>
          <table:table-cell table:style-name="ce14" office:value-type="float" office:value="494" calcext:value-type="float">
            <text:p>4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0" calcext:value-type="date">
            <text:p>May 10, 2013</text:p>
          </table:table-cell>
          <table:table-cell table:style-name="ce14" office:value-type="float" office:value="493" calcext:value-type="float">
            <text:p>4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9" calcext:value-type="date">
            <text:p>May 9, 2013</text:p>
          </table:table-cell>
          <table:table-cell table:style-name="ce14" office:value-type="float" office:value="492" calcext:value-type="float">
            <text:p>4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8" calcext:value-type="date">
            <text:p>May 8, 2013</text:p>
          </table:table-cell>
          <table:table-cell table:style-name="ce14" office:value-type="float" office:value="491" calcext:value-type="float">
            <text:p>4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7" calcext:value-type="date">
            <text:p>May 7, 2013</text:p>
          </table:table-cell>
          <table:table-cell table:style-name="ce14" office:value-type="float" office:value="490" calcext:value-type="float">
            <text:p>4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6" calcext:value-type="date">
            <text:p>May 6, 2013</text:p>
          </table:table-cell>
          <table:table-cell table:style-name="ce14" office:value-type="float" office:value="489" calcext:value-type="float">
            <text:p>4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5" calcext:value-type="date">
            <text:p>May 5, 2013</text:p>
          </table:table-cell>
          <table:table-cell table:style-name="ce14" office:value-type="float" office:value="488" calcext:value-type="float">
            <text:p>4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4" calcext:value-type="date">
            <text:p>May 4, 2013</text:p>
          </table:table-cell>
          <table:table-cell table:style-name="ce14" office:value-type="float" office:value="487" calcext:value-type="float">
            <text:p>4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3" calcext:value-type="date">
            <text:p>May 3, 2013</text:p>
          </table:table-cell>
          <table:table-cell table:style-name="ce14" office:value-type="float" office:value="486" calcext:value-type="float">
            <text:p>4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2" calcext:value-type="date">
            <text:p>May 2, 2013</text:p>
          </table:table-cell>
          <table:table-cell table:style-name="ce14" office:value-type="float" office:value="485" calcext:value-type="float">
            <text:p>4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1" calcext:value-type="date">
            <text:p>May 1, 2013</text:p>
          </table:table-cell>
          <table:table-cell table:style-name="ce14" office:value-type="float" office:value="484" calcext:value-type="float">
            <text:p>4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30" calcext:value-type="date">
            <text:p>Apr 30, 2013</text:p>
          </table:table-cell>
          <table:table-cell table:style-name="ce14" office:value-type="float" office:value="483" calcext:value-type="float">
            <text:p>4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9" calcext:value-type="date">
            <text:p>Apr 29, 2013</text:p>
          </table:table-cell>
          <table:table-cell table:style-name="ce14" office:value-type="float" office:value="482" calcext:value-type="float">
            <text:p>4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8" calcext:value-type="date">
            <text:p>Apr 28, 2013</text:p>
          </table:table-cell>
          <table:table-cell table:style-name="ce14" office:value-type="float" office:value="481" calcext:value-type="float">
            <text:p>4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7" calcext:value-type="date">
            <text:p>Apr 27, 2013</text:p>
          </table:table-cell>
          <table:table-cell table:style-name="ce14" office:value-type="float" office:value="480" calcext:value-type="float">
            <text:p>4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6" calcext:value-type="date">
            <text:p>Apr 26, 2013</text:p>
          </table:table-cell>
          <table:table-cell table:style-name="ce14" office:value-type="float" office:value="479" calcext:value-type="float">
            <text:p>4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5" calcext:value-type="date">
            <text:p>Apr 25, 2013</text:p>
          </table:table-cell>
          <table:table-cell table:style-name="ce14" office:value-type="float" office:value="478" calcext:value-type="float">
            <text:p>4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4" calcext:value-type="date">
            <text:p>Apr 24, 2013</text:p>
          </table:table-cell>
          <table:table-cell table:style-name="ce14" office:value-type="float" office:value="477" calcext:value-type="float">
            <text:p>4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3" calcext:value-type="date">
            <text:p>Apr 23, 2013</text:p>
          </table:table-cell>
          <table:table-cell table:style-name="ce14" office:value-type="float" office:value="476" calcext:value-type="float">
            <text:p>4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2" calcext:value-type="date">
            <text:p>Apr 22, 2013</text:p>
          </table:table-cell>
          <table:table-cell table:style-name="ce14" office:value-type="float" office:value="475" calcext:value-type="float">
            <text:p>4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1" calcext:value-type="date">
            <text:p>Apr 21, 2013</text:p>
          </table:table-cell>
          <table:table-cell table:style-name="ce14" office:value-type="float" office:value="474" calcext:value-type="float">
            <text:p>4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0" calcext:value-type="date">
            <text:p>Apr 20, 2013</text:p>
          </table:table-cell>
          <table:table-cell table:style-name="ce14" office:value-type="float" office:value="473" calcext:value-type="float">
            <text:p>4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9" calcext:value-type="date">
            <text:p>Apr 19, 2013</text:p>
          </table:table-cell>
          <table:table-cell table:style-name="ce14" office:value-type="float" office:value="472" calcext:value-type="float">
            <text:p>4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8" calcext:value-type="date">
            <text:p>Apr 18, 2013</text:p>
          </table:table-cell>
          <table:table-cell table:style-name="ce14" office:value-type="float" office:value="471" calcext:value-type="float">
            <text:p>4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7" calcext:value-type="date">
            <text:p>Apr 17, 2013</text:p>
          </table:table-cell>
          <table:table-cell table:style-name="ce14" office:value-type="float" office:value="470" calcext:value-type="float">
            <text:p>4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6" calcext:value-type="date">
            <text:p>Apr 16, 2013</text:p>
          </table:table-cell>
          <table:table-cell table:style-name="ce14" office:value-type="float" office:value="469" calcext:value-type="float">
            <text:p>4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5" calcext:value-type="date">
            <text:p>Apr 15, 2013</text:p>
          </table:table-cell>
          <table:table-cell table:style-name="ce14" office:value-type="float" office:value="468" calcext:value-type="float">
            <text:p>4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4" calcext:value-type="date">
            <text:p>Apr 14, 2013</text:p>
          </table:table-cell>
          <table:table-cell table:style-name="ce14" office:value-type="float" office:value="467" calcext:value-type="float">
            <text:p>4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3" calcext:value-type="date">
            <text:p>Apr 13, 2013</text:p>
          </table:table-cell>
          <table:table-cell table:style-name="ce14" office:value-type="float" office:value="466" calcext:value-type="float">
            <text:p>4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2" calcext:value-type="date">
            <text:p>Apr 12, 2013</text:p>
          </table:table-cell>
          <table:table-cell table:style-name="ce14" office:value-type="float" office:value="465" calcext:value-type="float">
            <text:p>4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1" calcext:value-type="date">
            <text:p>Apr 11, 2013</text:p>
          </table:table-cell>
          <table:table-cell table:style-name="ce14" office:value-type="float" office:value="464" calcext:value-type="float">
            <text:p>4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0" calcext:value-type="date">
            <text:p>Apr 10, 2013</text:p>
          </table:table-cell>
          <table:table-cell table:style-name="ce14" office:value-type="float" office:value="463" calcext:value-type="float">
            <text:p>4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9" calcext:value-type="date">
            <text:p>Apr 9, 2013</text:p>
          </table:table-cell>
          <table:table-cell table:style-name="ce14" office:value-type="float" office:value="462" calcext:value-type="float">
            <text:p>4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8" calcext:value-type="date">
            <text:p>Apr 8, 2013</text:p>
          </table:table-cell>
          <table:table-cell table:style-name="ce14" office:value-type="float" office:value="461" calcext:value-type="float">
            <text:p>4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7" calcext:value-type="date">
            <text:p>Apr 7, 2013</text:p>
          </table:table-cell>
          <table:table-cell table:style-name="ce14" office:value-type="float" office:value="460" calcext:value-type="float">
            <text:p>4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6" calcext:value-type="date">
            <text:p>Apr 6, 2013</text:p>
          </table:table-cell>
          <table:table-cell table:style-name="ce14" office:value-type="float" office:value="459" calcext:value-type="float">
            <text:p>4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5" calcext:value-type="date">
            <text:p>Apr 5, 2013</text:p>
          </table:table-cell>
          <table:table-cell table:style-name="ce14" office:value-type="float" office:value="458" calcext:value-type="float">
            <text:p>4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4" calcext:value-type="date">
            <text:p>Apr 4, 2013</text:p>
          </table:table-cell>
          <table:table-cell table:style-name="ce14" office:value-type="float" office:value="457" calcext:value-type="float">
            <text:p>4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3" calcext:value-type="date">
            <text:p>Apr 3, 2013</text:p>
          </table:table-cell>
          <table:table-cell table:style-name="ce14" office:value-type="float" office:value="456" calcext:value-type="float">
            <text:p>4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2" calcext:value-type="date">
            <text:p>Apr 2, 2013</text:p>
          </table:table-cell>
          <table:table-cell table:style-name="ce14" office:value-type="float" office:value="455" calcext:value-type="float">
            <text:p>4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1" calcext:value-type="date">
            <text:p>Apr 1, 2013</text:p>
          </table:table-cell>
          <table:table-cell table:style-name="ce14" office:value-type="float" office:value="454" calcext:value-type="float">
            <text:p>4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31" calcext:value-type="date">
            <text:p>Mar 31, 2013</text:p>
          </table:table-cell>
          <table:table-cell table:style-name="ce14" office:value-type="float" office:value="453" calcext:value-type="float">
            <text:p>4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30" calcext:value-type="date">
            <text:p>Mar 30, 2013</text:p>
          </table:table-cell>
          <table:table-cell table:style-name="ce14" office:value-type="float" office:value="452" calcext:value-type="float">
            <text:p>4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9" calcext:value-type="date">
            <text:p>Mar 29, 2013</text:p>
          </table:table-cell>
          <table:table-cell table:style-name="ce14" office:value-type="float" office:value="451" calcext:value-type="float">
            <text:p>4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8" calcext:value-type="date">
            <text:p>Mar 28, 2013</text:p>
          </table:table-cell>
          <table:table-cell table:style-name="ce14" office:value-type="float" office:value="450" calcext:value-type="float">
            <text:p>4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7" calcext:value-type="date">
            <text:p>Mar 27, 2013</text:p>
          </table:table-cell>
          <table:table-cell table:style-name="ce14" office:value-type="float" office:value="449" calcext:value-type="float">
            <text:p>4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6" calcext:value-type="date">
            <text:p>Mar 26, 2013</text:p>
          </table:table-cell>
          <table:table-cell table:style-name="ce14" office:value-type="float" office:value="448" calcext:value-type="float">
            <text:p>4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5" calcext:value-type="date">
            <text:p>Mar 25, 2013</text:p>
          </table:table-cell>
          <table:table-cell table:style-name="ce14" office:value-type="float" office:value="447" calcext:value-type="float">
            <text:p>4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4" calcext:value-type="date">
            <text:p>Mar 24, 2013</text:p>
          </table:table-cell>
          <table:table-cell table:style-name="ce14" office:value-type="float" office:value="446" calcext:value-type="float">
            <text:p>4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3" calcext:value-type="date">
            <text:p>Mar 23, 2013</text:p>
          </table:table-cell>
          <table:table-cell table:style-name="ce14" office:value-type="float" office:value="445" calcext:value-type="float">
            <text:p>4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2" calcext:value-type="date">
            <text:p>Mar 22, 2013</text:p>
          </table:table-cell>
          <table:table-cell table:style-name="ce14" office:value-type="float" office:value="444" calcext:value-type="float">
            <text:p>4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1" calcext:value-type="date">
            <text:p>Mar 21, 2013</text:p>
          </table:table-cell>
          <table:table-cell table:style-name="ce14" office:value-type="float" office:value="443" calcext:value-type="float">
            <text:p>4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0" calcext:value-type="date">
            <text:p>Mar 20, 2013</text:p>
          </table:table-cell>
          <table:table-cell table:style-name="ce14" office:value-type="float" office:value="442" calcext:value-type="float">
            <text:p>4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9" calcext:value-type="date">
            <text:p>Mar 19, 2013</text:p>
          </table:table-cell>
          <table:table-cell table:style-name="ce14" office:value-type="float" office:value="441" calcext:value-type="float">
            <text:p>4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8" calcext:value-type="date">
            <text:p>Mar 18, 2013</text:p>
          </table:table-cell>
          <table:table-cell table:style-name="ce14" office:value-type="float" office:value="440" calcext:value-type="float">
            <text:p>4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7" calcext:value-type="date">
            <text:p>Mar 17, 2013</text:p>
          </table:table-cell>
          <table:table-cell table:style-name="ce14" office:value-type="float" office:value="439" calcext:value-type="float">
            <text:p>4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6" calcext:value-type="date">
            <text:p>Mar 16, 2013</text:p>
          </table:table-cell>
          <table:table-cell table:style-name="ce14" office:value-type="float" office:value="438" calcext:value-type="float">
            <text:p>4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5" calcext:value-type="date">
            <text:p>Mar 15, 2013</text:p>
          </table:table-cell>
          <table:table-cell table:style-name="ce14" office:value-type="float" office:value="437" calcext:value-type="float">
            <text:p>4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4" calcext:value-type="date">
            <text:p>Mar 14, 2013</text:p>
          </table:table-cell>
          <table:table-cell table:style-name="ce14" office:value-type="float" office:value="436" calcext:value-type="float">
            <text:p>4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3" calcext:value-type="date">
            <text:p>Mar 13, 2013</text:p>
          </table:table-cell>
          <table:table-cell table:style-name="ce14" office:value-type="float" office:value="435" calcext:value-type="float">
            <text:p>4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2" calcext:value-type="date">
            <text:p>Mar 12, 2013</text:p>
          </table:table-cell>
          <table:table-cell table:style-name="ce14" office:value-type="float" office:value="434" calcext:value-type="float">
            <text:p>4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1" calcext:value-type="date">
            <text:p>Mar 11, 2013</text:p>
          </table:table-cell>
          <table:table-cell table:style-name="ce14" office:value-type="float" office:value="433" calcext:value-type="float">
            <text:p>4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0" calcext:value-type="date">
            <text:p>Mar 10, 2013</text:p>
          </table:table-cell>
          <table:table-cell table:style-name="ce14" office:value-type="float" office:value="432" calcext:value-type="float">
            <text:p>4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9" calcext:value-type="date">
            <text:p>Mar 9, 2013</text:p>
          </table:table-cell>
          <table:table-cell table:style-name="ce14" office:value-type="float" office:value="431" calcext:value-type="float">
            <text:p>4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8" calcext:value-type="date">
            <text:p>Mar 8, 2013</text:p>
          </table:table-cell>
          <table:table-cell table:style-name="ce14" office:value-type="float" office:value="430" calcext:value-type="float">
            <text:p>4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7" calcext:value-type="date">
            <text:p>Mar 7, 2013</text:p>
          </table:table-cell>
          <table:table-cell table:style-name="ce14" office:value-type="float" office:value="429" calcext:value-type="float">
            <text:p>4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6" calcext:value-type="date">
            <text:p>Mar 6, 2013</text:p>
          </table:table-cell>
          <table:table-cell table:style-name="ce14" office:value-type="float" office:value="428" calcext:value-type="float">
            <text:p>4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5" calcext:value-type="date">
            <text:p>Mar 5, 2013</text:p>
          </table:table-cell>
          <table:table-cell table:style-name="ce14" office:value-type="float" office:value="427" calcext:value-type="float">
            <text:p>4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4" calcext:value-type="date">
            <text:p>Mar 4, 2013</text:p>
          </table:table-cell>
          <table:table-cell table:style-name="ce14" office:value-type="float" office:value="426" calcext:value-type="float">
            <text:p>4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3" calcext:value-type="date">
            <text:p>Mar 3, 2013</text:p>
          </table:table-cell>
          <table:table-cell table:style-name="ce14" office:value-type="float" office:value="425" calcext:value-type="float">
            <text:p>4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2" calcext:value-type="date">
            <text:p>Mar 2, 2013</text:p>
          </table:table-cell>
          <table:table-cell table:style-name="ce14" office:value-type="float" office:value="424" calcext:value-type="float">
            <text:p>4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1" calcext:value-type="date">
            <text:p>Mar 1, 2013</text:p>
          </table:table-cell>
          <table:table-cell table:style-name="ce14" office:value-type="float" office:value="423" calcext:value-type="float">
            <text:p>4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8" calcext:value-type="date">
            <text:p>Feb 28, 2013</text:p>
          </table:table-cell>
          <table:table-cell table:style-name="ce14" office:value-type="float" office:value="422" calcext:value-type="float">
            <text:p>4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7" calcext:value-type="date">
            <text:p>Feb 27, 2013</text:p>
          </table:table-cell>
          <table:table-cell table:style-name="ce14" office:value-type="float" office:value="421" calcext:value-type="float">
            <text:p>4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6" calcext:value-type="date">
            <text:p>Feb 26, 2013</text:p>
          </table:table-cell>
          <table:table-cell table:style-name="ce14" office:value-type="float" office:value="420" calcext:value-type="float">
            <text:p>4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5" calcext:value-type="date">
            <text:p>Feb 25, 2013</text:p>
          </table:table-cell>
          <table:table-cell table:style-name="ce14" office:value-type="float" office:value="419" calcext:value-type="float">
            <text:p>4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4" calcext:value-type="date">
            <text:p>Feb 24, 2013</text:p>
          </table:table-cell>
          <table:table-cell table:style-name="ce14" office:value-type="float" office:value="418" calcext:value-type="float">
            <text:p>4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3" calcext:value-type="date">
            <text:p>Feb 23, 2013</text:p>
          </table:table-cell>
          <table:table-cell table:style-name="ce14" office:value-type="float" office:value="417" calcext:value-type="float">
            <text:p>4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2" calcext:value-type="date">
            <text:p>Feb 22, 2013</text:p>
          </table:table-cell>
          <table:table-cell table:style-name="ce14" office:value-type="float" office:value="416" calcext:value-type="float">
            <text:p>4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1" calcext:value-type="date">
            <text:p>Feb 21, 2013</text:p>
          </table:table-cell>
          <table:table-cell table:style-name="ce14" office:value-type="float" office:value="415" calcext:value-type="float">
            <text:p>4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0" calcext:value-type="date">
            <text:p>Feb 20, 2013</text:p>
          </table:table-cell>
          <table:table-cell table:style-name="ce14" office:value-type="float" office:value="414" calcext:value-type="float">
            <text:p>4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9" calcext:value-type="date">
            <text:p>Feb 19, 2013</text:p>
          </table:table-cell>
          <table:table-cell table:style-name="ce14" office:value-type="float" office:value="413" calcext:value-type="float">
            <text:p>4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8" calcext:value-type="date">
            <text:p>Feb 18, 2013</text:p>
          </table:table-cell>
          <table:table-cell table:style-name="ce14" office:value-type="float" office:value="412" calcext:value-type="float">
            <text:p>4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7" calcext:value-type="date">
            <text:p>Feb 17, 2013</text:p>
          </table:table-cell>
          <table:table-cell table:style-name="ce14" office:value-type="float" office:value="411" calcext:value-type="float">
            <text:p>4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6" calcext:value-type="date">
            <text:p>Feb 16, 2013</text:p>
          </table:table-cell>
          <table:table-cell table:style-name="ce14" office:value-type="float" office:value="410" calcext:value-type="float">
            <text:p>4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5" calcext:value-type="date">
            <text:p>Feb 15, 2013</text:p>
          </table:table-cell>
          <table:table-cell table:style-name="ce14" office:value-type="float" office:value="409" calcext:value-type="float">
            <text:p>4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4" calcext:value-type="date">
            <text:p>Feb 14, 2013</text:p>
          </table:table-cell>
          <table:table-cell table:style-name="ce14" office:value-type="float" office:value="408" calcext:value-type="float">
            <text:p>4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3" calcext:value-type="date">
            <text:p>Feb 13, 2013</text:p>
          </table:table-cell>
          <table:table-cell table:style-name="ce14" office:value-type="float" office:value="407" calcext:value-type="float">
            <text:p>4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2" calcext:value-type="date">
            <text:p>Feb 12, 2013</text:p>
          </table:table-cell>
          <table:table-cell table:style-name="ce14" office:value-type="float" office:value="406" calcext:value-type="float">
            <text:p>4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1" calcext:value-type="date">
            <text:p>Feb 11, 2013</text:p>
          </table:table-cell>
          <table:table-cell table:style-name="ce14" office:value-type="float" office:value="405" calcext:value-type="float">
            <text:p>4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0" calcext:value-type="date">
            <text:p>Feb 10, 2013</text:p>
          </table:table-cell>
          <table:table-cell table:style-name="ce14" office:value-type="float" office:value="404" calcext:value-type="float">
            <text:p>4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9" calcext:value-type="date">
            <text:p>Feb 9, 2013</text:p>
          </table:table-cell>
          <table:table-cell table:style-name="ce14" office:value-type="float" office:value="403" calcext:value-type="float">
            <text:p>4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8" calcext:value-type="date">
            <text:p>Feb 8, 2013</text:p>
          </table:table-cell>
          <table:table-cell table:style-name="ce14" office:value-type="float" office:value="402" calcext:value-type="float">
            <text:p>4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7" calcext:value-type="date">
            <text:p>Feb 7, 2013</text:p>
          </table:table-cell>
          <table:table-cell table:style-name="ce14" office:value-type="float" office:value="401" calcext:value-type="float">
            <text:p>4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6" calcext:value-type="date">
            <text:p>Feb 6, 2013</text:p>
          </table:table-cell>
          <table:table-cell table:style-name="ce14" office:value-type="float" office:value="400" calcext:value-type="float">
            <text:p>4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5" calcext:value-type="date">
            <text:p>Feb 5, 2013</text:p>
          </table:table-cell>
          <table:table-cell table:style-name="ce14" office:value-type="float" office:value="399" calcext:value-type="float">
            <text:p>3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4" calcext:value-type="date">
            <text:p>Feb 4, 2013</text:p>
          </table:table-cell>
          <table:table-cell table:style-name="ce14" office:value-type="float" office:value="398" calcext:value-type="float">
            <text:p>3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3" calcext:value-type="date">
            <text:p>Feb 3, 2013</text:p>
          </table:table-cell>
          <table:table-cell table:style-name="ce14" office:value-type="float" office:value="397" calcext:value-type="float">
            <text:p>3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2" calcext:value-type="date">
            <text:p>Feb 2, 2013</text:p>
          </table:table-cell>
          <table:table-cell table:style-name="ce14" office:value-type="float" office:value="396" calcext:value-type="float">
            <text:p>3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1" calcext:value-type="date">
            <text:p>Feb 1, 2013</text:p>
          </table:table-cell>
          <table:table-cell table:style-name="ce14" office:value-type="float" office:value="395" calcext:value-type="float">
            <text:p>3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31" calcext:value-type="date">
            <text:p>Jan 31, 2013</text:p>
          </table:table-cell>
          <table:table-cell table:style-name="ce14" office:value-type="float" office:value="394" calcext:value-type="float">
            <text:p>3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30" calcext:value-type="date">
            <text:p>Jan 30, 2013</text:p>
          </table:table-cell>
          <table:table-cell table:style-name="ce14" office:value-type="float" office:value="393" calcext:value-type="float">
            <text:p>3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9" calcext:value-type="date">
            <text:p>Jan 29, 2013</text:p>
          </table:table-cell>
          <table:table-cell table:style-name="ce14" office:value-type="float" office:value="392" calcext:value-type="float">
            <text:p>3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8" calcext:value-type="date">
            <text:p>Jan 28, 2013</text:p>
          </table:table-cell>
          <table:table-cell table:style-name="ce14" office:value-type="float" office:value="391" calcext:value-type="float">
            <text:p>3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7" calcext:value-type="date">
            <text:p>Jan 27, 2013</text:p>
          </table:table-cell>
          <table:table-cell table:style-name="ce14" office:value-type="float" office:value="390" calcext:value-type="float">
            <text:p>3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6" calcext:value-type="date">
            <text:p>Jan 26, 2013</text:p>
          </table:table-cell>
          <table:table-cell table:style-name="ce14" office:value-type="float" office:value="389" calcext:value-type="float">
            <text:p>3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5" calcext:value-type="date">
            <text:p>Jan 25, 2013</text:p>
          </table:table-cell>
          <table:table-cell table:style-name="ce14" office:value-type="float" office:value="388" calcext:value-type="float">
            <text:p>3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4" calcext:value-type="date">
            <text:p>Jan 24, 2013</text:p>
          </table:table-cell>
          <table:table-cell table:style-name="ce14" office:value-type="float" office:value="387" calcext:value-type="float">
            <text:p>3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3" calcext:value-type="date">
            <text:p>Jan 23, 2013</text:p>
          </table:table-cell>
          <table:table-cell table:style-name="ce14" office:value-type="float" office:value="386" calcext:value-type="float">
            <text:p>3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2" calcext:value-type="date">
            <text:p>Jan 22, 2013</text:p>
          </table:table-cell>
          <table:table-cell table:style-name="ce14" office:value-type="float" office:value="385" calcext:value-type="float">
            <text:p>3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1" calcext:value-type="date">
            <text:p>Jan 21, 2013</text:p>
          </table:table-cell>
          <table:table-cell table:style-name="ce14" office:value-type="float" office:value="384" calcext:value-type="float">
            <text:p>3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0" calcext:value-type="date">
            <text:p>Jan 20, 2013</text:p>
          </table:table-cell>
          <table:table-cell table:style-name="ce14" office:value-type="float" office:value="383" calcext:value-type="float">
            <text:p>3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9" calcext:value-type="date">
            <text:p>Jan 19, 2013</text:p>
          </table:table-cell>
          <table:table-cell table:style-name="ce14" office:value-type="float" office:value="382" calcext:value-type="float">
            <text:p>3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8" calcext:value-type="date">
            <text:p>Jan 18, 2013</text:p>
          </table:table-cell>
          <table:table-cell table:style-name="ce14" office:value-type="float" office:value="381" calcext:value-type="float">
            <text:p>3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7" calcext:value-type="date">
            <text:p>Jan 17, 2013</text:p>
          </table:table-cell>
          <table:table-cell table:style-name="ce14" office:value-type="float" office:value="380" calcext:value-type="float">
            <text:p>3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6" calcext:value-type="date">
            <text:p>Jan 16, 2013</text:p>
          </table:table-cell>
          <table:table-cell table:style-name="ce14" office:value-type="float" office:value="379" calcext:value-type="float">
            <text:p>3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5" calcext:value-type="date">
            <text:p>Jan 15, 2013</text:p>
          </table:table-cell>
          <table:table-cell table:style-name="ce14" office:value-type="float" office:value="378" calcext:value-type="float">
            <text:p>3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4" calcext:value-type="date">
            <text:p>Jan 14, 2013</text:p>
          </table:table-cell>
          <table:table-cell table:style-name="ce14" office:value-type="float" office:value="377" calcext:value-type="float">
            <text:p>3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3" calcext:value-type="date">
            <text:p>Jan 13, 2013</text:p>
          </table:table-cell>
          <table:table-cell table:style-name="ce14" office:value-type="float" office:value="376" calcext:value-type="float">
            <text:p>3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2" calcext:value-type="date">
            <text:p>Jan 12, 2013</text:p>
          </table:table-cell>
          <table:table-cell table:style-name="ce14" office:value-type="float" office:value="375" calcext:value-type="float">
            <text:p>3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1" calcext:value-type="date">
            <text:p>Jan 11, 2013</text:p>
          </table:table-cell>
          <table:table-cell table:style-name="ce14" office:value-type="float" office:value="374" calcext:value-type="float">
            <text:p>3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0" calcext:value-type="date">
            <text:p>Jan 10, 2013</text:p>
          </table:table-cell>
          <table:table-cell table:style-name="ce14" office:value-type="float" office:value="373" calcext:value-type="float">
            <text:p>3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9" calcext:value-type="date">
            <text:p>Jan 9, 2013</text:p>
          </table:table-cell>
          <table:table-cell table:style-name="ce14" office:value-type="float" office:value="372" calcext:value-type="float">
            <text:p>3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8" calcext:value-type="date">
            <text:p>Jan 8, 2013</text:p>
          </table:table-cell>
          <table:table-cell table:style-name="ce14" office:value-type="float" office:value="371" calcext:value-type="float">
            <text:p>3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7" calcext:value-type="date">
            <text:p>Jan 7, 2013</text:p>
          </table:table-cell>
          <table:table-cell table:style-name="ce14" office:value-type="float" office:value="370" calcext:value-type="float">
            <text:p>3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6" calcext:value-type="date">
            <text:p>Jan 6, 2013</text:p>
          </table:table-cell>
          <table:table-cell table:style-name="ce14" office:value-type="float" office:value="369" calcext:value-type="float">
            <text:p>3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5" calcext:value-type="date">
            <text:p>Jan 5, 2013</text:p>
          </table:table-cell>
          <table:table-cell table:style-name="ce14" office:value-type="float" office:value="368" calcext:value-type="float">
            <text:p>3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4" calcext:value-type="date">
            <text:p>Jan 4, 2013</text:p>
          </table:table-cell>
          <table:table-cell table:style-name="ce14" office:value-type="float" office:value="367" calcext:value-type="float">
            <text:p>3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3" calcext:value-type="date">
            <text:p>Jan 3, 2013</text:p>
          </table:table-cell>
          <table:table-cell table:style-name="ce14" office:value-type="float" office:value="366" calcext:value-type="float">
            <text:p>3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2" calcext:value-type="date">
            <text:p>Jan 2, 2013</text:p>
          </table:table-cell>
          <table:table-cell table:style-name="ce14" office:value-type="float" office:value="365" calcext:value-type="float">
            <text:p>3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1" calcext:value-type="date">
            <text:p>Jan 1, 2013</text:p>
          </table:table-cell>
          <table:table-cell table:style-name="ce14" office:value-type="float" office:value="364" calcext:value-type="float">
            <text:p>3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31" calcext:value-type="date">
            <text:p>Dec 31, 2012</text:p>
          </table:table-cell>
          <table:table-cell table:style-name="ce14" office:value-type="float" office:value="363" calcext:value-type="float">
            <text:p>3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30" calcext:value-type="date">
            <text:p>Dec 30, 2012</text:p>
          </table:table-cell>
          <table:table-cell table:style-name="ce14" office:value-type="float" office:value="362" calcext:value-type="float">
            <text:p>3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9" calcext:value-type="date">
            <text:p>Dec 29, 2012</text:p>
          </table:table-cell>
          <table:table-cell table:style-name="ce14" office:value-type="float" office:value="361" calcext:value-type="float">
            <text:p>3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8" calcext:value-type="date">
            <text:p>Dec 28, 2012</text:p>
          </table:table-cell>
          <table:table-cell table:style-name="ce14" office:value-type="float" office:value="360" calcext:value-type="float">
            <text:p>3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7" calcext:value-type="date">
            <text:p>Dec 27, 2012</text:p>
          </table:table-cell>
          <table:table-cell table:style-name="ce14" office:value-type="float" office:value="359" calcext:value-type="float">
            <text:p>3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6" calcext:value-type="date">
            <text:p>Dec 26, 2012</text:p>
          </table:table-cell>
          <table:table-cell table:style-name="ce14" office:value-type="float" office:value="358" calcext:value-type="float">
            <text:p>3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5" calcext:value-type="date">
            <text:p>Dec 25, 2012</text:p>
          </table:table-cell>
          <table:table-cell table:style-name="ce14" office:value-type="float" office:value="357" calcext:value-type="float">
            <text:p>3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4" calcext:value-type="date">
            <text:p>Dec 24, 2012</text:p>
          </table:table-cell>
          <table:table-cell table:style-name="ce14" office:value-type="float" office:value="356" calcext:value-type="float">
            <text:p>3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3" calcext:value-type="date">
            <text:p>Dec 23, 2012</text:p>
          </table:table-cell>
          <table:table-cell table:style-name="ce14" office:value-type="float" office:value="355" calcext:value-type="float">
            <text:p>3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2" calcext:value-type="date">
            <text:p>Dec 22, 2012</text:p>
          </table:table-cell>
          <table:table-cell table:style-name="ce14" office:value-type="float" office:value="354" calcext:value-type="float">
            <text:p>3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1" calcext:value-type="date">
            <text:p>Dec 21, 2012</text:p>
          </table:table-cell>
          <table:table-cell table:style-name="ce14" office:value-type="float" office:value="353" calcext:value-type="float">
            <text:p>3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0" calcext:value-type="date">
            <text:p>Dec 20, 2012</text:p>
          </table:table-cell>
          <table:table-cell table:style-name="ce14" office:value-type="float" office:value="352" calcext:value-type="float">
            <text:p>3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9" calcext:value-type="date">
            <text:p>Dec 19, 2012</text:p>
          </table:table-cell>
          <table:table-cell table:style-name="ce14" office:value-type="float" office:value="351" calcext:value-type="float">
            <text:p>3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8" calcext:value-type="date">
            <text:p>Dec 18, 2012</text:p>
          </table:table-cell>
          <table:table-cell table:style-name="ce14" office:value-type="float" office:value="350" calcext:value-type="float">
            <text:p>3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7" calcext:value-type="date">
            <text:p>Dec 17, 2012</text:p>
          </table:table-cell>
          <table:table-cell table:style-name="ce14" office:value-type="float" office:value="349" calcext:value-type="float">
            <text:p>3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6" calcext:value-type="date">
            <text:p>Dec 16, 2012</text:p>
          </table:table-cell>
          <table:table-cell table:style-name="ce14" office:value-type="float" office:value="348" calcext:value-type="float">
            <text:p>3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5" calcext:value-type="date">
            <text:p>Dec 15, 2012</text:p>
          </table:table-cell>
          <table:table-cell table:style-name="ce14" office:value-type="float" office:value="347" calcext:value-type="float">
            <text:p>3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4" calcext:value-type="date">
            <text:p>Dec 14, 2012</text:p>
          </table:table-cell>
          <table:table-cell table:style-name="ce14" office:value-type="float" office:value="346" calcext:value-type="float">
            <text:p>3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3" calcext:value-type="date">
            <text:p>Dec 13, 2012</text:p>
          </table:table-cell>
          <table:table-cell table:style-name="ce14" office:value-type="float" office:value="345" calcext:value-type="float">
            <text:p>3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2" calcext:value-type="date">
            <text:p>Dec 12, 2012</text:p>
          </table:table-cell>
          <table:table-cell table:style-name="ce14" office:value-type="float" office:value="344" calcext:value-type="float">
            <text:p>344</text:p>
          </table:table-cell>
          <table:table-cell table:style-name="ce16" table:number-columns-repeated="5"/>
          <table:table-cell table:number-columns-repeated="57"/>
        </table:table-row>
        <table:table-row table:style-name="ro1" table:number-rows-repeated="92">
          <table:table-cell table:number-columns-repeated="2"/>
          <table:table-cell table:style-name="ce16"/>
          <table:table-cell table:style-name="ce19" table:number-columns-repeated="4"/>
          <table:table-cell table:number-columns-repeated="57"/>
        </table:table-row>
        <table:table-row table:style-name="ro1" table:number-rows-repeated="104593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unts" table:style-name="ta1">
        <table:shapes>
          <draw:frame draw:z-index="0" draw:style-name="gr1" draw:text-style-name="P1" svg:width="5.67pt" svg:height="13.32pt" svg:x="42.43pt" svg:y="12.78pt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0" table:default-cell-style-name="Default"/>
        <table:table-column table:style-name="co2" table:default-cell-style-name="ce3"/>
        <table:table-column table:style-name="co2" table:number-columns-repeated="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row table:style-name="ro1">
          <table:table-cell table:style-name="ce24" office:value-type="string" calcext:value-type="string">
            <text:p>Ball</text:p>
          </table:table-cell>
          <table:table-cell table:style-name="ce24" office:value-type="string" calcext:value-type="string">
            <text:p>Last 5</text:p>
          </table:table-cell>
          <table:table-cell table:style-name="ce24" office:value-type="string" calcext:value-type="string">
            <text:p>Last 12</text:p>
          </table:table-cell>
          <table:table-cell table:style-name="ce24" office:value-type="string" calcext:value-type="string">
            <text:p>Last 50</text:p>
          </table:table-cell>
          <table:table-cell table:style-name="ce24" office:value-type="string" calcext:value-type="string">
            <text:p>Last 100</text:p>
          </table:table-cell>
          <table:table-cell table:style-name="ce24" office:value-type="string" calcext:value-type="string">
            <text:p>All</text:p>
          </table:table-cell>
          <table:table-cell table:style-name="ce24" office:value-type="string" calcext:value-type="string">
            <text:p>Frequency</text:p>
          </table:table-cell>
          <table:table-cell table:style-name="ce24" office:value-type="string" calcext:value-type="string">
            <text:p>Last 5 non played balls</text:p>
          </table:table-cell>
          <table:table-cell table:style-name="ce24" office:value-type="string" calcext:value-type="string">
            <text:p>Last 12 non played balls</text:p>
          </table:table-cell>
          <table:table-cell/>
          <table:table-cell table:style-name="ce34"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6" table:formula="of:=COUNTIF(Last5;[.A2])" office:value-type="float" office:value="1" calcext:value-type="float">
            <text:p>1</text:p>
          </table:table-cell>
          <table:table-cell table:style-name="ce28" table:formula="of:=COUNTIF(Last12;[.A2])" office:value-type="float" office:value="2" calcext:value-type="float">
            <text:p>2</text:p>
          </table:table-cell>
          <table:table-cell table:style-name="ce29" table:formula="of:=COUNTIF(Last50;[.A2])" office:value-type="float" office:value="4" calcext:value-type="float">
            <text:p>4</text:p>
          </table:table-cell>
          <table:table-cell table:style-name="ce30" table:formula="of:=COUNTIF(Last100;[.A2])" office:value-type="float" office:value="8" calcext:value-type="float">
            <text:p>8</text:p>
          </table:table-cell>
          <table:table-cell table:style-name="ce31" table:formula="of:=COUNTIF(Total;[.A2])" office:value-type="float" office:value="258" calcext:value-type="float">
            <text:p>258</text:p>
          </table:table-cell>
          <table:table-cell table:style-name="ce32" table:formula="of:=VALUE(50/[.D2])" office:value-type="float" office:value="12.5" calcext:value-type="float">
            <text:p>12.5</text:p>
          </table:table-cell>
          <table:table-cell table:style-name="ce1" table:formula="of:=IF([.B2]=0;[.$A2];&quot;&quot;)">
            <text:p/>
          </table:table-cell>
          <table:table-cell table:style-name="ce33" table:formula="of:=IF([.C2]=0;[.$A2];&quot;&quot;)">
            <text:p/>
          </table:table-cell>
          <table:table-cell table:style-name="ce33"/>
          <table:table-cell table:style-name="ce1" table:number-columns-repeated="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6" table:formula="of:=COUNTIF(Last5;[.A3])" office:value-type="float" office:value="0" calcext:value-type="float">
            <text:p>0</text:p>
          </table:table-cell>
          <table:table-cell table:style-name="ce28" table:formula="of:=COUNTIF(Last12;[.A3])" office:value-type="float" office:value="0" calcext:value-type="float">
            <text:p>0</text:p>
          </table:table-cell>
          <table:table-cell table:style-name="ce29" table:formula="of:=COUNTIF(Last50;[.A3])" office:value-type="float" office:value="3" calcext:value-type="float">
            <text:p>3</text:p>
          </table:table-cell>
          <table:table-cell table:style-name="ce30" table:formula="of:=COUNTIF(Last100;[.A3])" office:value-type="float" office:value="14" calcext:value-type="float">
            <text:p>14</text:p>
          </table:table-cell>
          <table:table-cell table:style-name="ce31" table:formula="of:=COUNTIF(Total;[.A3])" office:value-type="float" office:value="286" calcext:value-type="float">
            <text:p>286</text:p>
          </table:table-cell>
          <table:table-cell table:style-name="ce32" table:formula="of:=VALUE(50/[.D3])" office:value-type="float" office:value="16.6666666666667" calcext:value-type="float">
            <text:p>16.6666666666667</text:p>
          </table:table-cell>
          <table:table-cell table:style-name="ce1" table:formula="of:=IF([.B3]=0;[.$A3];&quot;&quot;)" office:value-type="float" office:value="2" calcext:value-type="float">
            <text:p>2</text:p>
          </table:table-cell>
          <table:table-cell table:style-name="ce33" table:formula="of:=IF([.C3]=0;[.$A3];&quot;&quot;)" office:value-type="float" office:value="2" calcext:value-type="float">
            <text:p>2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6" table:formula="of:=COUNTIF(Last5;[.A4])" office:value-type="float" office:value="1" calcext:value-type="float">
            <text:p>1</text:p>
          </table:table-cell>
          <table:table-cell table:style-name="ce28" table:formula="of:=COUNTIF(Last12;[.A4])" office:value-type="float" office:value="2" calcext:value-type="float">
            <text:p>2</text:p>
          </table:table-cell>
          <table:table-cell table:style-name="ce29" table:formula="of:=COUNTIF(Last50;[.A4])" office:value-type="float" office:value="6" calcext:value-type="float">
            <text:p>6</text:p>
          </table:table-cell>
          <table:table-cell table:style-name="ce30" table:formula="of:=COUNTIF(Last100;[.A4])" office:value-type="float" office:value="9" calcext:value-type="float">
            <text:p>9</text:p>
          </table:table-cell>
          <table:table-cell table:style-name="ce31" table:formula="of:=COUNTIF(Total;[.A4])" office:value-type="float" office:value="284" calcext:value-type="float">
            <text:p>284</text:p>
          </table:table-cell>
          <table:table-cell table:style-name="ce32" table:formula="of:=VALUE(50/[.D4])" office:value-type="float" office:value="8.33333333333333" calcext:value-type="float">
            <text:p>8.33333333333333</text:p>
          </table:table-cell>
          <table:table-cell table:style-name="ce1" table:formula="of:=IF([.B4]=0;[.$A4];&quot;&quot;)">
            <text:p/>
          </table:table-cell>
          <table:table-cell table:style-name="ce33" table:formula="of:=IF([.C4]=0;[.$A4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6" table:formula="of:=COUNTIF(Last5;[.A5])" office:value-type="float" office:value="0" calcext:value-type="float">
            <text:p>0</text:p>
          </table:table-cell>
          <table:table-cell table:style-name="ce28" table:formula="of:=COUNTIF(Last12;[.A5])" office:value-type="float" office:value="1" calcext:value-type="float">
            <text:p>1</text:p>
          </table:table-cell>
          <table:table-cell table:style-name="ce29" table:formula="of:=COUNTIF(Last50;[.A5])" office:value-type="float" office:value="3" calcext:value-type="float">
            <text:p>3</text:p>
          </table:table-cell>
          <table:table-cell table:style-name="ce30" table:formula="of:=COUNTIF(Last100;[.A5])" office:value-type="float" office:value="13" calcext:value-type="float">
            <text:p>13</text:p>
          </table:table-cell>
          <table:table-cell table:style-name="ce31" table:formula="of:=COUNTIF(Total;[.A5])" office:value-type="float" office:value="266" calcext:value-type="float">
            <text:p>266</text:p>
          </table:table-cell>
          <table:table-cell table:style-name="ce32" table:formula="of:=VALUE(50/[.D5])" office:value-type="float" office:value="16.6666666666667" calcext:value-type="float">
            <text:p>16.6666666666667</text:p>
          </table:table-cell>
          <table:table-cell table:style-name="ce1" table:formula="of:=IF([.B5]=0;[.$A5];&quot;&quot;)" office:value-type="float" office:value="4" calcext:value-type="float">
            <text:p>4</text:p>
          </table:table-cell>
          <table:table-cell table:style-name="ce33" table:formula="of:=IF([.C5]=0;[.$A5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6" table:formula="of:=COUNTIF(Last5;[.A6])" office:value-type="float" office:value="1" calcext:value-type="float">
            <text:p>1</text:p>
          </table:table-cell>
          <table:table-cell table:style-name="ce28" table:formula="of:=COUNTIF(Last12;[.A6])" office:value-type="float" office:value="3" calcext:value-type="float">
            <text:p>3</text:p>
          </table:table-cell>
          <table:table-cell table:style-name="ce29" table:formula="of:=COUNTIF(Last50;[.A6])" office:value-type="float" office:value="10" calcext:value-type="float">
            <text:p>10</text:p>
          </table:table-cell>
          <table:table-cell table:style-name="ce30" table:formula="of:=COUNTIF(Last100;[.A6])" office:value-type="float" office:value="15" calcext:value-type="float">
            <text:p>15</text:p>
          </table:table-cell>
          <table:table-cell table:style-name="ce31" table:formula="of:=COUNTIF(Total;[.A6])" office:value-type="float" office:value="240" calcext:value-type="float">
            <text:p>240</text:p>
          </table:table-cell>
          <table:table-cell table:style-name="ce32" table:formula="of:=VALUE(50/[.D6])" office:value-type="float" office:value="5" calcext:value-type="float">
            <text:p>5</text:p>
          </table:table-cell>
          <table:table-cell table:style-name="ce1" table:formula="of:=IF([.B6]=0;[.$A6];&quot;&quot;)">
            <text:p/>
          </table:table-cell>
          <table:table-cell table:style-name="ce33" table:formula="of:=IF([.C6]=0;[.$A6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6" table:formula="of:=COUNTIF(Last5;[.A7])" office:value-type="float" office:value="0" calcext:value-type="float">
            <text:p>0</text:p>
          </table:table-cell>
          <table:table-cell table:style-name="ce28" table:formula="of:=COUNTIF(Last12;[.A7])" office:value-type="float" office:value="1" calcext:value-type="float">
            <text:p>1</text:p>
          </table:table-cell>
          <table:table-cell table:style-name="ce29" table:formula="of:=COUNTIF(Last50;[.A7])" office:value-type="float" office:value="6" calcext:value-type="float">
            <text:p>6</text:p>
          </table:table-cell>
          <table:table-cell table:style-name="ce30" table:formula="of:=COUNTIF(Last100;[.A7])" office:value-type="float" office:value="9" calcext:value-type="float">
            <text:p>9</text:p>
          </table:table-cell>
          <table:table-cell table:style-name="ce31" table:formula="of:=COUNTIF(Total;[.A7])" office:value-type="float" office:value="265" calcext:value-type="float">
            <text:p>265</text:p>
          </table:table-cell>
          <table:table-cell table:style-name="ce32" table:formula="of:=VALUE(50/[.D7])" office:value-type="float" office:value="8.33333333333333" calcext:value-type="float">
            <text:p>8.33333333333333</text:p>
          </table:table-cell>
          <table:table-cell table:style-name="ce1" table:formula="of:=IF([.B7]=0;[.$A7];&quot;&quot;)" office:value-type="float" office:value="6" calcext:value-type="float">
            <text:p>6</text:p>
          </table:table-cell>
          <table:table-cell table:style-name="ce33" table:formula="of:=IF([.C7]=0;[.$A7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6" table:formula="of:=COUNTIF(Last5;[.A8])" office:value-type="float" office:value="0" calcext:value-type="float">
            <text:p>0</text:p>
          </table:table-cell>
          <table:table-cell table:style-name="ce28" table:formula="of:=COUNTIF(Last12;[.A8])" office:value-type="float" office:value="1" calcext:value-type="float">
            <text:p>1</text:p>
          </table:table-cell>
          <table:table-cell table:style-name="ce29" table:formula="of:=COUNTIF(Last50;[.A8])" office:value-type="float" office:value="5" calcext:value-type="float">
            <text:p>5</text:p>
          </table:table-cell>
          <table:table-cell table:style-name="ce30" table:formula="of:=COUNTIF(Last100;[.A8])" office:value-type="float" office:value="15" calcext:value-type="float">
            <text:p>15</text:p>
          </table:table-cell>
          <table:table-cell table:style-name="ce31" table:formula="of:=COUNTIF(Total;[.A8])" office:value-type="float" office:value="298" calcext:value-type="float">
            <text:p>298</text:p>
          </table:table-cell>
          <table:table-cell table:style-name="ce32" table:formula="of:=VALUE(50/[.D8])" office:value-type="float" office:value="10" calcext:value-type="float">
            <text:p>10</text:p>
          </table:table-cell>
          <table:table-cell table:style-name="ce1" table:formula="of:=IF([.B8]=0;[.$A8];&quot;&quot;)" office:value-type="float" office:value="7" calcext:value-type="float">
            <text:p>7</text:p>
          </table:table-cell>
          <table:table-cell table:style-name="ce33" table:formula="of:=IF([.C8]=0;[.$A8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6" table:formula="of:=COUNTIF(Last5;[.A9])" office:value-type="float" office:value="1" calcext:value-type="float">
            <text:p>1</text:p>
          </table:table-cell>
          <table:table-cell table:style-name="ce28" table:formula="of:=COUNTIF(Last12;[.A9])" office:value-type="float" office:value="2" calcext:value-type="float">
            <text:p>2</text:p>
          </table:table-cell>
          <table:table-cell table:style-name="ce29" table:formula="of:=COUNTIF(Last50;[.A9])" office:value-type="float" office:value="7" calcext:value-type="float">
            <text:p>7</text:p>
          </table:table-cell>
          <table:table-cell table:style-name="ce30" table:formula="of:=COUNTIF(Last100;[.A9])" office:value-type="float" office:value="23" calcext:value-type="float">
            <text:p>23</text:p>
          </table:table-cell>
          <table:table-cell table:style-name="ce31" table:formula="of:=COUNTIF(Total;[.A9])" office:value-type="float" office:value="254" calcext:value-type="float">
            <text:p>254</text:p>
          </table:table-cell>
          <table:table-cell table:style-name="ce32" table:formula="of:=VALUE(50/[.D9])" office:value-type="float" office:value="7.14285714285714" calcext:value-type="float">
            <text:p>7.14285714285714</text:p>
          </table:table-cell>
          <table:table-cell table:style-name="ce1" table:formula="of:=IF([.B9]=0;[.$A9];&quot;&quot;)">
            <text:p/>
          </table:table-cell>
          <table:table-cell table:style-name="ce33" table:formula="of:=IF([.C9]=0;[.$A9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6" table:formula="of:=COUNTIF(Last5;[.A10])" office:value-type="float" office:value="0" calcext:value-type="float">
            <text:p>0</text:p>
          </table:table-cell>
          <table:table-cell table:style-name="ce28" table:formula="of:=COUNTIF(Last12;[.A10])" office:value-type="float" office:value="2" calcext:value-type="float">
            <text:p>2</text:p>
          </table:table-cell>
          <table:table-cell table:style-name="ce29" table:formula="of:=COUNTIF(Last50;[.A10])" office:value-type="float" office:value="5" calcext:value-type="float">
            <text:p>5</text:p>
          </table:table-cell>
          <table:table-cell table:style-name="ce30" table:formula="of:=COUNTIF(Last100;[.A10])" office:value-type="float" office:value="11" calcext:value-type="float">
            <text:p>11</text:p>
          </table:table-cell>
          <table:table-cell table:style-name="ce31" table:formula="of:=COUNTIF(Total;[.A10])" office:value-type="float" office:value="258" calcext:value-type="float">
            <text:p>258</text:p>
          </table:table-cell>
          <table:table-cell table:style-name="ce32" table:formula="of:=VALUE(50/[.D10])" office:value-type="float" office:value="10" calcext:value-type="float">
            <text:p>10</text:p>
          </table:table-cell>
          <table:table-cell table:style-name="ce1" table:formula="of:=IF([.B10]=0;[.$A10];&quot;&quot;)" office:value-type="float" office:value="9" calcext:value-type="float">
            <text:p>9</text:p>
          </table:table-cell>
          <table:table-cell table:style-name="ce33" table:formula="of:=IF([.C10]=0;[.$A10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6" table:formula="of:=COUNTIF(Last5;[.A11])" office:value-type="float" office:value="0" calcext:value-type="float">
            <text:p>0</text:p>
          </table:table-cell>
          <table:table-cell table:style-name="ce28" table:formula="of:=COUNTIF(Last12;[.A11])" office:value-type="float" office:value="3" calcext:value-type="float">
            <text:p>3</text:p>
          </table:table-cell>
          <table:table-cell table:style-name="ce29" table:formula="of:=COUNTIF(Last50;[.A11])" office:value-type="float" office:value="8" calcext:value-type="float">
            <text:p>8</text:p>
          </table:table-cell>
          <table:table-cell table:style-name="ce30" table:formula="of:=COUNTIF(Last100;[.A11])" office:value-type="float" office:value="16" calcext:value-type="float">
            <text:p>16</text:p>
          </table:table-cell>
          <table:table-cell table:style-name="ce31" table:formula="of:=COUNTIF(Total;[.A11])" office:value-type="float" office:value="259" calcext:value-type="float">
            <text:p>259</text:p>
          </table:table-cell>
          <table:table-cell table:style-name="ce32" table:formula="of:=VALUE(50/[.D11])" office:value-type="float" office:value="6.25" calcext:value-type="float">
            <text:p>6.25</text:p>
          </table:table-cell>
          <table:table-cell table:style-name="ce1" table:formula="of:=IF([.B11]=0;[.$A11];&quot;&quot;)" office:value-type="float" office:value="10" calcext:value-type="float">
            <text:p>10</text:p>
          </table:table-cell>
          <table:table-cell table:style-name="ce33" table:formula="of:=IF([.C11]=0;[.$A11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6" table:formula="of:=COUNTIF(Last5;[.A12])" office:value-type="float" office:value="0" calcext:value-type="float">
            <text:p>0</text:p>
          </table:table-cell>
          <table:table-cell table:style-name="ce28" table:formula="of:=COUNTIF(Last12;[.A12])" office:value-type="float" office:value="0" calcext:value-type="float">
            <text:p>0</text:p>
          </table:table-cell>
          <table:table-cell table:style-name="ce29" table:formula="of:=COUNTIF(Last50;[.A12])" office:value-type="float" office:value="2" calcext:value-type="float">
            <text:p>2</text:p>
          </table:table-cell>
          <table:table-cell table:style-name="ce30" table:formula="of:=COUNTIF(Last100;[.A12])" office:value-type="float" office:value="11" calcext:value-type="float">
            <text:p>11</text:p>
          </table:table-cell>
          <table:table-cell table:style-name="ce31" table:formula="of:=COUNTIF(Total;[.A12])" office:value-type="float" office:value="274" calcext:value-type="float">
            <text:p>274</text:p>
          </table:table-cell>
          <table:table-cell table:style-name="ce32" table:formula="of:=VALUE(50/[.D12])" office:value-type="float" office:value="25" calcext:value-type="float">
            <text:p>25</text:p>
          </table:table-cell>
          <table:table-cell table:style-name="ce1" table:formula="of:=IF([.B12]=0;[.$A12];&quot;&quot;)" office:value-type="float" office:value="11" calcext:value-type="float">
            <text:p>11</text:p>
          </table:table-cell>
          <table:table-cell table:style-name="ce33" table:formula="of:=IF([.C12]=0;[.$A12];&quot;&quot;)" office:value-type="float" office:value="11" calcext:value-type="float">
            <text:p>11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6" table:formula="of:=COUNTIF(Last5;[.A13])" office:value-type="float" office:value="2" calcext:value-type="float">
            <text:p>2</text:p>
          </table:table-cell>
          <table:table-cell table:style-name="ce28" table:formula="of:=COUNTIF(Last12;[.A13])" office:value-type="float" office:value="2" calcext:value-type="float">
            <text:p>2</text:p>
          </table:table-cell>
          <table:table-cell table:style-name="ce29" table:formula="of:=COUNTIF(Last50;[.A13])" office:value-type="float" office:value="8" calcext:value-type="float">
            <text:p>8</text:p>
          </table:table-cell>
          <table:table-cell table:style-name="ce30" table:formula="of:=COUNTIF(Last100;[.A13])" office:value-type="float" office:value="16" calcext:value-type="float">
            <text:p>16</text:p>
          </table:table-cell>
          <table:table-cell table:style-name="ce31" table:formula="of:=COUNTIF(Total;[.A13])" office:value-type="float" office:value="285" calcext:value-type="float">
            <text:p>285</text:p>
          </table:table-cell>
          <table:table-cell table:style-name="ce32" table:formula="of:=VALUE(50/[.D13])" office:value-type="float" office:value="6.25" calcext:value-type="float">
            <text:p>6.25</text:p>
          </table:table-cell>
          <table:table-cell table:style-name="ce1" table:formula="of:=IF([.B13]=0;[.$A13];&quot;&quot;)">
            <text:p/>
          </table:table-cell>
          <table:table-cell table:style-name="ce33" table:formula="of:=IF([.C13]=0;[.$A13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26" table:formula="of:=COUNTIF(Last5;[.A14])" office:value-type="float" office:value="0" calcext:value-type="float">
            <text:p>0</text:p>
          </table:table-cell>
          <table:table-cell table:style-name="ce28" table:formula="of:=COUNTIF(Last12;[.A14])" office:value-type="float" office:value="1" calcext:value-type="float">
            <text:p>1</text:p>
          </table:table-cell>
          <table:table-cell table:style-name="ce29" table:formula="of:=COUNTIF(Last50;[.A14])" office:value-type="float" office:value="7" calcext:value-type="float">
            <text:p>7</text:p>
          </table:table-cell>
          <table:table-cell table:style-name="ce30" table:formula="of:=COUNTIF(Last100;[.A14])" office:value-type="float" office:value="11" calcext:value-type="float">
            <text:p>11</text:p>
          </table:table-cell>
          <table:table-cell table:style-name="ce31" table:formula="of:=COUNTIF(Total;[.A14])" office:value-type="float" office:value="287" calcext:value-type="float">
            <text:p>287</text:p>
          </table:table-cell>
          <table:table-cell table:style-name="ce32" table:formula="of:=VALUE(50/[.D14])" office:value-type="float" office:value="7.14285714285714" calcext:value-type="float">
            <text:p>7.14285714285714</text:p>
          </table:table-cell>
          <table:table-cell table:style-name="ce1" table:formula="of:=IF([.B14]=0;[.$A14];&quot;&quot;)" office:value-type="float" office:value="13" calcext:value-type="float">
            <text:p>13</text:p>
          </table:table-cell>
          <table:table-cell table:style-name="ce33" table:formula="of:=IF([.C14]=0;[.$A14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26" table:formula="of:=COUNTIF(Last5;[.A15])" office:value-type="float" office:value="1" calcext:value-type="float">
            <text:p>1</text:p>
          </table:table-cell>
          <table:table-cell table:style-name="ce28" table:formula="of:=COUNTIF(Last12;[.A15])" office:value-type="float" office:value="2" calcext:value-type="float">
            <text:p>2</text:p>
          </table:table-cell>
          <table:table-cell table:style-name="ce29" table:formula="of:=COUNTIF(Last50;[.A15])" office:value-type="float" office:value="6" calcext:value-type="float">
            <text:p>6</text:p>
          </table:table-cell>
          <table:table-cell table:style-name="ce30" table:formula="of:=COUNTIF(Last100;[.A15])" office:value-type="float" office:value="8" calcext:value-type="float">
            <text:p>8</text:p>
          </table:table-cell>
          <table:table-cell table:style-name="ce31" table:formula="of:=COUNTIF(Total;[.A15])" office:value-type="float" office:value="252" calcext:value-type="float">
            <text:p>252</text:p>
          </table:table-cell>
          <table:table-cell table:style-name="ce32" table:formula="of:=VALUE(50/[.D15])" office:value-type="float" office:value="8.33333333333333" calcext:value-type="float">
            <text:p>8.33333333333333</text:p>
          </table:table-cell>
          <table:table-cell table:style-name="ce1" table:formula="of:=IF([.B15]=0;[.$A15];&quot;&quot;)">
            <text:p/>
          </table:table-cell>
          <table:table-cell table:style-name="ce33" table:formula="of:=IF([.C15]=0;[.$A15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26" table:formula="of:=COUNTIF(Last5;[.A16])" office:value-type="float" office:value="2" calcext:value-type="float">
            <text:p>2</text:p>
          </table:table-cell>
          <table:table-cell table:style-name="ce28" table:formula="of:=COUNTIF(Last12;[.A16])" office:value-type="float" office:value="2" calcext:value-type="float">
            <text:p>2</text:p>
          </table:table-cell>
          <table:table-cell table:style-name="ce29" table:formula="of:=COUNTIF(Last50;[.A16])" office:value-type="float" office:value="8" calcext:value-type="float">
            <text:p>8</text:p>
          </table:table-cell>
          <table:table-cell table:style-name="ce30" table:formula="of:=COUNTIF(Last100;[.A16])" office:value-type="float" office:value="12" calcext:value-type="float">
            <text:p>12</text:p>
          </table:table-cell>
          <table:table-cell table:style-name="ce31" table:formula="of:=COUNTIF(Total;[.A16])" office:value-type="float" office:value="262" calcext:value-type="float">
            <text:p>262</text:p>
          </table:table-cell>
          <table:table-cell table:style-name="ce32" table:formula="of:=VALUE(50/[.D16])" office:value-type="float" office:value="6.25" calcext:value-type="float">
            <text:p>6.25</text:p>
          </table:table-cell>
          <table:table-cell table:style-name="ce1" table:formula="of:=IF([.B16]=0;[.$A16];&quot;&quot;)">
            <text:p/>
          </table:table-cell>
          <table:table-cell table:style-name="ce33" table:formula="of:=IF([.C16]=0;[.$A16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26" table:formula="of:=COUNTIF(Last5;[.A17])" office:value-type="float" office:value="0" calcext:value-type="float">
            <text:p>0</text:p>
          </table:table-cell>
          <table:table-cell table:style-name="ce28" table:formula="of:=COUNTIF(Last12;[.A17])" office:value-type="float" office:value="3" calcext:value-type="float">
            <text:p>3</text:p>
          </table:table-cell>
          <table:table-cell table:style-name="ce29" table:formula="of:=COUNTIF(Last50;[.A17])" office:value-type="float" office:value="5" calcext:value-type="float">
            <text:p>5</text:p>
          </table:table-cell>
          <table:table-cell table:style-name="ce30" table:formula="of:=COUNTIF(Last100;[.A17])" office:value-type="float" office:value="11" calcext:value-type="float">
            <text:p>11</text:p>
          </table:table-cell>
          <table:table-cell table:style-name="ce31" table:formula="of:=COUNTIF(Total;[.A17])" office:value-type="float" office:value="281" calcext:value-type="float">
            <text:p>281</text:p>
          </table:table-cell>
          <table:table-cell table:style-name="ce32" table:formula="of:=VALUE(50/[.D17])" office:value-type="float" office:value="10" calcext:value-type="float">
            <text:p>10</text:p>
          </table:table-cell>
          <table:table-cell table:style-name="ce1" table:formula="of:=IF([.B17]=0;[.$A17];&quot;&quot;)" office:value-type="float" office:value="16" calcext:value-type="float">
            <text:p>16</text:p>
          </table:table-cell>
          <table:table-cell table:style-name="ce33" table:formula="of:=IF([.C17]=0;[.$A17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26" table:formula="of:=COUNTIF(Last5;[.A18])" office:value-type="float" office:value="1" calcext:value-type="float">
            <text:p>1</text:p>
          </table:table-cell>
          <table:table-cell table:style-name="ce28" table:formula="of:=COUNTIF(Last12;[.A18])" office:value-type="float" office:value="2" calcext:value-type="float">
            <text:p>2</text:p>
          </table:table-cell>
          <table:table-cell table:style-name="ce29" table:formula="of:=COUNTIF(Last50;[.A18])" office:value-type="float" office:value="9" calcext:value-type="float">
            <text:p>9</text:p>
          </table:table-cell>
          <table:table-cell table:style-name="ce30" table:formula="of:=COUNTIF(Last100;[.A18])" office:value-type="float" office:value="13" calcext:value-type="float">
            <text:p>13</text:p>
          </table:table-cell>
          <table:table-cell table:style-name="ce31" table:formula="of:=COUNTIF(Total;[.A18])" office:value-type="float" office:value="243" calcext:value-type="float">
            <text:p>243</text:p>
          </table:table-cell>
          <table:table-cell table:style-name="ce32" table:formula="of:=VALUE(50/[.D18])" office:value-type="float" office:value="5.55555555555556" calcext:value-type="float">
            <text:p>5.55555555555556</text:p>
          </table:table-cell>
          <table:table-cell table:style-name="ce1" table:formula="of:=IF([.B18]=0;[.$A18];&quot;&quot;)">
            <text:p/>
          </table:table-cell>
          <table:table-cell table:style-name="ce33" table:formula="of:=IF([.C18]=0;[.$A18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26" table:formula="of:=COUNTIF(Last5;[.A19])" office:value-type="float" office:value="0" calcext:value-type="float">
            <text:p>0</text:p>
          </table:table-cell>
          <table:table-cell table:style-name="ce28" table:formula="of:=COUNTIF(Last12;[.A19])" office:value-type="float" office:value="0" calcext:value-type="float">
            <text:p>0</text:p>
          </table:table-cell>
          <table:table-cell table:style-name="ce29" table:formula="of:=COUNTIF(Last50;[.A19])" office:value-type="float" office:value="7" calcext:value-type="float">
            <text:p>7</text:p>
          </table:table-cell>
          <table:table-cell table:style-name="ce30" table:formula="of:=COUNTIF(Last100;[.A19])" office:value-type="float" office:value="14" calcext:value-type="float">
            <text:p>14</text:p>
          </table:table-cell>
          <table:table-cell table:style-name="ce31" table:formula="of:=COUNTIF(Total;[.A19])" office:value-type="float" office:value="300" calcext:value-type="float">
            <text:p>300</text:p>
          </table:table-cell>
          <table:table-cell table:style-name="ce32" table:formula="of:=VALUE(50/[.D19])" office:value-type="float" office:value="7.14285714285714" calcext:value-type="float">
            <text:p>7.14285714285714</text:p>
          </table:table-cell>
          <table:table-cell table:style-name="ce1" table:formula="of:=IF([.B19]=0;[.$A19];&quot;&quot;)" office:value-type="float" office:value="18" calcext:value-type="float">
            <text:p>18</text:p>
          </table:table-cell>
          <table:table-cell table:style-name="ce33" table:formula="of:=IF([.C19]=0;[.$A19];&quot;&quot;)" office:value-type="float" office:value="18" calcext:value-type="float">
            <text:p>18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26" table:formula="of:=COUNTIF(Last5;[.A20])" office:value-type="float" office:value="1" calcext:value-type="float">
            <text:p>1</text:p>
          </table:table-cell>
          <table:table-cell table:style-name="ce28" table:formula="of:=COUNTIF(Last12;[.A20])" office:value-type="float" office:value="1" calcext:value-type="float">
            <text:p>1</text:p>
          </table:table-cell>
          <table:table-cell table:style-name="ce29" table:formula="of:=COUNTIF(Last50;[.A20])" office:value-type="float" office:value="6" calcext:value-type="float">
            <text:p>6</text:p>
          </table:table-cell>
          <table:table-cell table:style-name="ce30" table:formula="of:=COUNTIF(Last100;[.A20])" office:value-type="float" office:value="16" calcext:value-type="float">
            <text:p>16</text:p>
          </table:table-cell>
          <table:table-cell table:style-name="ce31" table:formula="of:=COUNTIF(Total;[.A20])" office:value-type="float" office:value="282" calcext:value-type="float">
            <text:p>282</text:p>
          </table:table-cell>
          <table:table-cell table:style-name="ce32" table:formula="of:=VALUE(50/[.D20])" office:value-type="float" office:value="8.33333333333333" calcext:value-type="float">
            <text:p>8.33333333333333</text:p>
          </table:table-cell>
          <table:table-cell table:style-name="ce1" table:formula="of:=IF([.B20]=0;[.$A20];&quot;&quot;)">
            <text:p/>
          </table:table-cell>
          <table:table-cell table:style-name="ce33" table:formula="of:=IF([.C20]=0;[.$A20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26" table:formula="of:=COUNTIF(Last5;[.A21])" office:value-type="float" office:value="0" calcext:value-type="float">
            <text:p>0</text:p>
          </table:table-cell>
          <table:table-cell table:style-name="ce28" table:formula="of:=COUNTIF(Last12;[.A21])" office:value-type="float" office:value="0" calcext:value-type="float">
            <text:p>0</text:p>
          </table:table-cell>
          <table:table-cell table:style-name="ce29" table:formula="of:=COUNTIF(Last50;[.A21])" office:value-type="float" office:value="5" calcext:value-type="float">
            <text:p>5</text:p>
          </table:table-cell>
          <table:table-cell table:style-name="ce30" table:formula="of:=COUNTIF(Last100;[.A21])" office:value-type="float" office:value="14" calcext:value-type="float">
            <text:p>14</text:p>
          </table:table-cell>
          <table:table-cell table:style-name="ce31" table:formula="of:=COUNTIF(Total;[.A21])" office:value-type="float" office:value="266" calcext:value-type="float">
            <text:p>266</text:p>
          </table:table-cell>
          <table:table-cell table:style-name="ce32" table:formula="of:=VALUE(50/[.D21])" office:value-type="float" office:value="10" calcext:value-type="float">
            <text:p>10</text:p>
          </table:table-cell>
          <table:table-cell table:style-name="ce1" table:formula="of:=IF([.B21]=0;[.$A21];&quot;&quot;)" office:value-type="float" office:value="20" calcext:value-type="float">
            <text:p>20</text:p>
          </table:table-cell>
          <table:table-cell table:style-name="ce33" table:formula="of:=IF([.C21]=0;[.$A21];&quot;&quot;)" office:value-type="float" office:value="20" calcext:value-type="float">
            <text:p>20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26" table:formula="of:=COUNTIF(Last5;[.A22])" office:value-type="float" office:value="0" calcext:value-type="float">
            <text:p>0</text:p>
          </table:table-cell>
          <table:table-cell table:style-name="ce28" table:formula="of:=COUNTIF(Last12;[.A22])" office:value-type="float" office:value="1" calcext:value-type="float">
            <text:p>1</text:p>
          </table:table-cell>
          <table:table-cell table:style-name="ce29" table:formula="of:=COUNTIF(Last50;[.A22])" office:value-type="float" office:value="8" calcext:value-type="float">
            <text:p>8</text:p>
          </table:table-cell>
          <table:table-cell table:style-name="ce30" table:formula="of:=COUNTIF(Last100;[.A22])" office:value-type="float" office:value="14" calcext:value-type="float">
            <text:p>14</text:p>
          </table:table-cell>
          <table:table-cell table:style-name="ce31" table:formula="of:=COUNTIF(Total;[.A22])" office:value-type="float" office:value="270" calcext:value-type="float">
            <text:p>270</text:p>
          </table:table-cell>
          <table:table-cell table:style-name="ce32" table:formula="of:=VALUE(50/[.D22])" office:value-type="float" office:value="6.25" calcext:value-type="float">
            <text:p>6.25</text:p>
          </table:table-cell>
          <table:table-cell table:style-name="ce1" table:formula="of:=IF([.B22]=0;[.$A22];&quot;&quot;)" office:value-type="float" office:value="21" calcext:value-type="float">
            <text:p>21</text:p>
          </table:table-cell>
          <table:table-cell table:style-name="ce33" table:formula="of:=IF([.C22]=0;[.$A22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26" table:formula="of:=COUNTIF(Last5;[.A23])" office:value-type="float" office:value="0" calcext:value-type="float">
            <text:p>0</text:p>
          </table:table-cell>
          <table:table-cell table:style-name="ce28" table:formula="of:=COUNTIF(Last12;[.A23])" office:value-type="float" office:value="0" calcext:value-type="float">
            <text:p>0</text:p>
          </table:table-cell>
          <table:table-cell table:style-name="ce29" table:formula="of:=COUNTIF(Last50;[.A23])" office:value-type="float" office:value="6" calcext:value-type="float">
            <text:p>6</text:p>
          </table:table-cell>
          <table:table-cell table:style-name="ce30" table:formula="of:=COUNTIF(Last100;[.A23])" office:value-type="float" office:value="9" calcext:value-type="float">
            <text:p>9</text:p>
          </table:table-cell>
          <table:table-cell table:style-name="ce31" table:formula="of:=COUNTIF(Total;[.A23])" office:value-type="float" office:value="261" calcext:value-type="float">
            <text:p>261</text:p>
          </table:table-cell>
          <table:table-cell table:style-name="ce32" table:formula="of:=VALUE(50/[.D23])" office:value-type="float" office:value="8.33333333333333" calcext:value-type="float">
            <text:p>8.33333333333333</text:p>
          </table:table-cell>
          <table:table-cell table:style-name="ce1" table:formula="of:=IF([.B23]=0;[.$A23];&quot;&quot;)" office:value-type="float" office:value="22" calcext:value-type="float">
            <text:p>22</text:p>
          </table:table-cell>
          <table:table-cell table:style-name="ce33" table:formula="of:=IF([.C23]=0;[.$A23];&quot;&quot;)" office:value-type="float" office:value="22" calcext:value-type="float">
            <text:p>22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26" table:formula="of:=COUNTIF(Last5;[.A24])" office:value-type="float" office:value="1" calcext:value-type="float">
            <text:p>1</text:p>
          </table:table-cell>
          <table:table-cell table:style-name="ce28" table:formula="of:=COUNTIF(Last12;[.A24])" office:value-type="float" office:value="2" calcext:value-type="float">
            <text:p>2</text:p>
          </table:table-cell>
          <table:table-cell table:style-name="ce29" table:formula="of:=COUNTIF(Last50;[.A24])" office:value-type="float" office:value="7" calcext:value-type="float">
            <text:p>7</text:p>
          </table:table-cell>
          <table:table-cell table:style-name="ce30" table:formula="of:=COUNTIF(Last100;[.A24])" office:value-type="float" office:value="15" calcext:value-type="float">
            <text:p>15</text:p>
          </table:table-cell>
          <table:table-cell table:style-name="ce31" table:formula="of:=COUNTIF(Total;[.A24])" office:value-type="float" office:value="276" calcext:value-type="float">
            <text:p>276</text:p>
          </table:table-cell>
          <table:table-cell table:style-name="ce32" table:formula="of:=VALUE(50/[.D24])" office:value-type="float" office:value="7.14285714285714" calcext:value-type="float">
            <text:p>7.14285714285714</text:p>
          </table:table-cell>
          <table:table-cell table:style-name="ce1" table:formula="of:=IF([.B24]=0;[.$A24];&quot;&quot;)">
            <text:p/>
          </table:table-cell>
          <table:table-cell table:style-name="ce33" table:formula="of:=IF([.C24]=0;[.$A24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26" table:formula="of:=COUNTIF(Last5;[.A25])" office:value-type="float" office:value="1" calcext:value-type="float">
            <text:p>1</text:p>
          </table:table-cell>
          <table:table-cell table:style-name="ce28" table:formula="of:=COUNTIF(Last12;[.A25])" office:value-type="float" office:value="1" calcext:value-type="float">
            <text:p>1</text:p>
          </table:table-cell>
          <table:table-cell table:style-name="ce29" table:formula="of:=COUNTIF(Last50;[.A25])" office:value-type="float" office:value="7" calcext:value-type="float">
            <text:p>7</text:p>
          </table:table-cell>
          <table:table-cell table:style-name="ce30" table:formula="of:=COUNTIF(Last100;[.A25])" office:value-type="float" office:value="14" calcext:value-type="float">
            <text:p>14</text:p>
          </table:table-cell>
          <table:table-cell table:style-name="ce31" table:formula="of:=COUNTIF(Total;[.A25])" office:value-type="float" office:value="275" calcext:value-type="float">
            <text:p>275</text:p>
          </table:table-cell>
          <table:table-cell table:style-name="ce32" table:formula="of:=VALUE(50/[.D25])" office:value-type="float" office:value="7.14285714285714" calcext:value-type="float">
            <text:p>7.14285714285714</text:p>
          </table:table-cell>
          <table:table-cell table:style-name="ce1" table:formula="of:=IF([.B25]=0;[.$A25];&quot;&quot;)">
            <text:p/>
          </table:table-cell>
          <table:table-cell table:style-name="ce33" table:formula="of:=IF([.C25]=0;[.$A25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26" table:formula="of:=COUNTIF(Last5;[.A26])" office:value-type="float" office:value="2" calcext:value-type="float">
            <text:p>2</text:p>
          </table:table-cell>
          <table:table-cell table:style-name="ce28" table:formula="of:=COUNTIF(Last12;[.A26])" office:value-type="float" office:value="6" calcext:value-type="float">
            <text:p>6</text:p>
          </table:table-cell>
          <table:table-cell table:style-name="ce29" table:formula="of:=COUNTIF(Last50;[.A26])" office:value-type="float" office:value="13" calcext:value-type="float">
            <text:p>13</text:p>
          </table:table-cell>
          <table:table-cell table:style-name="ce30" table:formula="of:=COUNTIF(Last100;[.A26])" office:value-type="float" office:value="19" calcext:value-type="float">
            <text:p>19</text:p>
          </table:table-cell>
          <table:table-cell table:style-name="ce31" table:formula="of:=COUNTIF(Total;[.A26])" office:value-type="float" office:value="255" calcext:value-type="float">
            <text:p>255</text:p>
          </table:table-cell>
          <table:table-cell table:style-name="ce32" table:formula="of:=VALUE(50/[.D26])" office:value-type="float" office:value="3.84615384615385" calcext:value-type="float">
            <text:p>3.84615384615385</text:p>
          </table:table-cell>
          <table:table-cell table:style-name="ce1" table:formula="of:=IF([.B26]=0;[.$A26];&quot;&quot;)">
            <text:p/>
          </table:table-cell>
          <table:table-cell table:style-name="ce33" table:formula="of:=IF([.C26]=0;[.$A26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26" table:formula="of:=COUNTIF(Last5;[.A27])" office:value-type="float" office:value="0" calcext:value-type="float">
            <text:p>0</text:p>
          </table:table-cell>
          <table:table-cell table:style-name="ce28" table:formula="of:=COUNTIF(Last12;[.A27])" office:value-type="float" office:value="2" calcext:value-type="float">
            <text:p>2</text:p>
          </table:table-cell>
          <table:table-cell table:style-name="ce29" table:formula="of:=COUNTIF(Last50;[.A27])" office:value-type="float" office:value="8" calcext:value-type="float">
            <text:p>8</text:p>
          </table:table-cell>
          <table:table-cell table:style-name="ce30" table:formula="of:=COUNTIF(Last100;[.A27])" office:value-type="float" office:value="16" calcext:value-type="float">
            <text:p>16</text:p>
          </table:table-cell>
          <table:table-cell table:style-name="ce31" table:formula="of:=COUNTIF(Total;[.A27])" office:value-type="float" office:value="255" calcext:value-type="float">
            <text:p>255</text:p>
          </table:table-cell>
          <table:table-cell table:style-name="ce32" table:formula="of:=VALUE(50/[.D27])" office:value-type="float" office:value="6.25" calcext:value-type="float">
            <text:p>6.25</text:p>
          </table:table-cell>
          <table:table-cell table:style-name="ce1" table:formula="of:=IF([.B27]=0;[.$A27];&quot;&quot;)" office:value-type="float" office:value="26" calcext:value-type="float">
            <text:p>26</text:p>
          </table:table-cell>
          <table:table-cell table:style-name="ce33" table:formula="of:=IF([.C27]=0;[.$A27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26" table:formula="of:=COUNTIF(Last5;[.A28])" office:value-type="float" office:value="0" calcext:value-type="float">
            <text:p>0</text:p>
          </table:table-cell>
          <table:table-cell table:style-name="ce28" table:formula="of:=COUNTIF(Last12;[.A28])" office:value-type="float" office:value="1" calcext:value-type="float">
            <text:p>1</text:p>
          </table:table-cell>
          <table:table-cell table:style-name="ce29" table:formula="of:=COUNTIF(Last50;[.A28])" office:value-type="float" office:value="10" calcext:value-type="float">
            <text:p>10</text:p>
          </table:table-cell>
          <table:table-cell table:style-name="ce30" table:formula="of:=COUNTIF(Last100;[.A28])" office:value-type="float" office:value="19" calcext:value-type="float">
            <text:p>19</text:p>
          </table:table-cell>
          <table:table-cell table:style-name="ce31" table:formula="of:=COUNTIF(Total;[.A28])" office:value-type="float" office:value="284" calcext:value-type="float">
            <text:p>284</text:p>
          </table:table-cell>
          <table:table-cell table:style-name="ce32" table:formula="of:=VALUE(50/[.D28])" office:value-type="float" office:value="5" calcext:value-type="float">
            <text:p>5</text:p>
          </table:table-cell>
          <table:table-cell table:style-name="ce1" table:formula="of:=IF([.B28]=0;[.$A28];&quot;&quot;)" office:value-type="float" office:value="27" calcext:value-type="float">
            <text:p>27</text:p>
          </table:table-cell>
          <table:table-cell table:style-name="ce33" table:formula="of:=IF([.C28]=0;[.$A28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26" table:formula="of:=COUNTIF(Last5;[.A29])" office:value-type="float" office:value="0" calcext:value-type="float">
            <text:p>0</text:p>
          </table:table-cell>
          <table:table-cell table:style-name="ce28" table:formula="of:=COUNTIF(Last12;[.A29])" office:value-type="float" office:value="0" calcext:value-type="float">
            <text:p>0</text:p>
          </table:table-cell>
          <table:table-cell table:style-name="ce29" table:formula="of:=COUNTIF(Last50;[.A29])" office:value-type="float" office:value="3" calcext:value-type="float">
            <text:p>3</text:p>
          </table:table-cell>
          <table:table-cell table:style-name="ce30" table:formula="of:=COUNTIF(Last100;[.A29])" office:value-type="float" office:value="10" calcext:value-type="float">
            <text:p>10</text:p>
          </table:table-cell>
          <table:table-cell table:style-name="ce31" table:formula="of:=COUNTIF(Total;[.A29])" office:value-type="float" office:value="248" calcext:value-type="float">
            <text:p>248</text:p>
          </table:table-cell>
          <table:table-cell table:style-name="ce32" table:formula="of:=VALUE(50/[.D29])" office:value-type="float" office:value="16.6666666666667" calcext:value-type="float">
            <text:p>16.6666666666667</text:p>
          </table:table-cell>
          <table:table-cell table:style-name="ce1" table:formula="of:=IF([.B29]=0;[.$A29];&quot;&quot;)" office:value-type="float" office:value="28" calcext:value-type="float">
            <text:p>28</text:p>
          </table:table-cell>
          <table:table-cell table:style-name="ce33" table:formula="of:=IF([.C29]=0;[.$A29];&quot;&quot;)" office:value-type="float" office:value="28" calcext:value-type="float">
            <text:p>28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26" table:formula="of:=COUNTIF(Last5;[.A30])" office:value-type="float" office:value="0" calcext:value-type="float">
            <text:p>0</text:p>
          </table:table-cell>
          <table:table-cell table:style-name="ce28" table:formula="of:=COUNTIF(Last12;[.A30])" office:value-type="float" office:value="1" calcext:value-type="float">
            <text:p>1</text:p>
          </table:table-cell>
          <table:table-cell table:style-name="ce29" table:formula="of:=COUNTIF(Last50;[.A30])" office:value-type="float" office:value="8" calcext:value-type="float">
            <text:p>8</text:p>
          </table:table-cell>
          <table:table-cell table:style-name="ce30" table:formula="of:=COUNTIF(Last100;[.A30])" office:value-type="float" office:value="16" calcext:value-type="float">
            <text:p>16</text:p>
          </table:table-cell>
          <table:table-cell table:style-name="ce31" table:formula="of:=COUNTIF(Total;[.A30])" office:value-type="float" office:value="239" calcext:value-type="float">
            <text:p>239</text:p>
          </table:table-cell>
          <table:table-cell table:style-name="ce32" table:formula="of:=VALUE(50/[.D30])" office:value-type="float" office:value="6.25" calcext:value-type="float">
            <text:p>6.25</text:p>
          </table:table-cell>
          <table:table-cell table:style-name="ce1" table:formula="of:=IF([.B30]=0;[.$A30];&quot;&quot;)" office:value-type="float" office:value="29" calcext:value-type="float">
            <text:p>29</text:p>
          </table:table-cell>
          <table:table-cell table:style-name="ce33" table:formula="of:=IF([.C30]=0;[.$A30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26" table:formula="of:=COUNTIF(Last5;[.A31])" office:value-type="float" office:value="2" calcext:value-type="float">
            <text:p>2</text:p>
          </table:table-cell>
          <table:table-cell table:style-name="ce28" table:formula="of:=COUNTIF(Last12;[.A31])" office:value-type="float" office:value="2" calcext:value-type="float">
            <text:p>2</text:p>
          </table:table-cell>
          <table:table-cell table:style-name="ce29" table:formula="of:=COUNTIF(Last50;[.A31])" office:value-type="float" office:value="8" calcext:value-type="float">
            <text:p>8</text:p>
          </table:table-cell>
          <table:table-cell table:style-name="ce30" table:formula="of:=COUNTIF(Last100;[.A31])" office:value-type="float" office:value="11" calcext:value-type="float">
            <text:p>11</text:p>
          </table:table-cell>
          <table:table-cell table:style-name="ce31" table:formula="of:=COUNTIF(Total;[.A31])" office:value-type="float" office:value="273" calcext:value-type="float">
            <text:p>273</text:p>
          </table:table-cell>
          <table:table-cell table:style-name="ce32" table:formula="of:=VALUE(50/[.D31])" office:value-type="float" office:value="6.25" calcext:value-type="float">
            <text:p>6.25</text:p>
          </table:table-cell>
          <table:table-cell table:style-name="ce1" table:formula="of:=IF([.B31]=0;[.$A31];&quot;&quot;)">
            <text:p/>
          </table:table-cell>
          <table:table-cell table:style-name="ce33" table:formula="of:=IF([.C31]=0;[.$A31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26" table:formula="of:=COUNTIF(Last5;[.A32])" office:value-type="float" office:value="1" calcext:value-type="float">
            <text:p>1</text:p>
          </table:table-cell>
          <table:table-cell table:style-name="ce28" table:formula="of:=COUNTIF(Last12;[.A32])" office:value-type="float" office:value="1" calcext:value-type="float">
            <text:p>1</text:p>
          </table:table-cell>
          <table:table-cell table:style-name="ce29" table:formula="of:=COUNTIF(Last50;[.A32])" office:value-type="float" office:value="9" calcext:value-type="float">
            <text:p>9</text:p>
          </table:table-cell>
          <table:table-cell table:style-name="ce30" table:formula="of:=COUNTIF(Last100;[.A32])" office:value-type="float" office:value="18" calcext:value-type="float">
            <text:p>18</text:p>
          </table:table-cell>
          <table:table-cell table:style-name="ce31" table:formula="of:=COUNTIF(Total;[.A32])" office:value-type="float" office:value="274" calcext:value-type="float">
            <text:p>274</text:p>
          </table:table-cell>
          <table:table-cell table:style-name="ce32" table:formula="of:=VALUE(50/[.D32])" office:value-type="float" office:value="5.55555555555556" calcext:value-type="float">
            <text:p>5.55555555555556</text:p>
          </table:table-cell>
          <table:table-cell table:style-name="ce1" table:formula="of:=IF([.B32]=0;[.$A32];&quot;&quot;)">
            <text:p/>
          </table:table-cell>
          <table:table-cell table:style-name="ce33" table:formula="of:=IF([.C32]=0;[.$A32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26" table:formula="of:=COUNTIF(Last5;[.A33])" office:value-type="float" office:value="0" calcext:value-type="float">
            <text:p>0</text:p>
          </table:table-cell>
          <table:table-cell table:style-name="ce28" table:formula="of:=COUNTIF(Last12;[.A33])" office:value-type="float" office:value="3" calcext:value-type="float">
            <text:p>3</text:p>
          </table:table-cell>
          <table:table-cell table:style-name="ce29" table:formula="of:=COUNTIF(Last50;[.A33])" office:value-type="float" office:value="6" calcext:value-type="float">
            <text:p>6</text:p>
          </table:table-cell>
          <table:table-cell table:style-name="ce30" table:formula="of:=COUNTIF(Last100;[.A33])" office:value-type="float" office:value="14" calcext:value-type="float">
            <text:p>14</text:p>
          </table:table-cell>
          <table:table-cell table:style-name="ce31" table:formula="of:=COUNTIF(Total;[.A33])" office:value-type="float" office:value="248" calcext:value-type="float">
            <text:p>248</text:p>
          </table:table-cell>
          <table:table-cell table:style-name="ce32" table:formula="of:=VALUE(50/[.D33])" office:value-type="float" office:value="8.33333333333333" calcext:value-type="float">
            <text:p>8.33333333333333</text:p>
          </table:table-cell>
          <table:table-cell table:style-name="ce1" table:formula="of:=IF([.B33]=0;[.$A33];&quot;&quot;)" office:value-type="float" office:value="32" calcext:value-type="float">
            <text:p>32</text:p>
          </table:table-cell>
          <table:table-cell table:style-name="ce33" table:formula="of:=IF([.C33]=0;[.$A33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26" table:formula="of:=COUNTIF(Last5;[.A34])" office:value-type="float" office:value="0" calcext:value-type="float">
            <text:p>0</text:p>
          </table:table-cell>
          <table:table-cell table:style-name="ce28" table:formula="of:=COUNTIF(Last12;[.A34])" office:value-type="float" office:value="2" calcext:value-type="float">
            <text:p>2</text:p>
          </table:table-cell>
          <table:table-cell table:style-name="ce29" table:formula="of:=COUNTIF(Last50;[.A34])" office:value-type="float" office:value="6" calcext:value-type="float">
            <text:p>6</text:p>
          </table:table-cell>
          <table:table-cell table:style-name="ce30" table:formula="of:=COUNTIF(Last100;[.A34])" office:value-type="float" office:value="14" calcext:value-type="float">
            <text:p>14</text:p>
          </table:table-cell>
          <table:table-cell table:style-name="ce31" table:formula="of:=COUNTIF(Total;[.A34])" office:value-type="float" office:value="288" calcext:value-type="float">
            <text:p>288</text:p>
          </table:table-cell>
          <table:table-cell table:style-name="ce32" table:formula="of:=VALUE(50/[.D34])" office:value-type="float" office:value="8.33333333333333" calcext:value-type="float">
            <text:p>8.33333333333333</text:p>
          </table:table-cell>
          <table:table-cell table:style-name="ce1" table:formula="of:=IF([.B34]=0;[.$A34];&quot;&quot;)" office:value-type="float" office:value="33" calcext:value-type="float">
            <text:p>33</text:p>
          </table:table-cell>
          <table:table-cell table:style-name="ce33" table:formula="of:=IF([.C34]=0;[.$A34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26" table:formula="of:=COUNTIF(Last5;[.A35])" office:value-type="float" office:value="1" calcext:value-type="float">
            <text:p>1</text:p>
          </table:table-cell>
          <table:table-cell table:style-name="ce28" table:formula="of:=COUNTIF(Last12;[.A35])" office:value-type="float" office:value="1" calcext:value-type="float">
            <text:p>1</text:p>
          </table:table-cell>
          <table:table-cell table:style-name="ce29" table:formula="of:=COUNTIF(Last50;[.A35])" office:value-type="float" office:value="10" calcext:value-type="float">
            <text:p>10</text:p>
          </table:table-cell>
          <table:table-cell table:style-name="ce30" table:formula="of:=COUNTIF(Last100;[.A35])" office:value-type="float" office:value="20" calcext:value-type="float">
            <text:p>20</text:p>
          </table:table-cell>
          <table:table-cell table:style-name="ce31" table:formula="of:=COUNTIF(Total;[.A35])" office:value-type="float" office:value="278" calcext:value-type="float">
            <text:p>278</text:p>
          </table:table-cell>
          <table:table-cell table:style-name="ce32" table:formula="of:=VALUE(50/[.D35])" office:value-type="float" office:value="5" calcext:value-type="float">
            <text:p>5</text:p>
          </table:table-cell>
          <table:table-cell table:style-name="ce1" table:formula="of:=IF([.B35]=0;[.$A35];&quot;&quot;)">
            <text:p/>
          </table:table-cell>
          <table:table-cell table:style-name="ce33" table:formula="of:=IF([.C35]=0;[.$A35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26" table:formula="of:=COUNTIF(Last5;[.A36])" office:value-type="float" office:value="0" calcext:value-type="float">
            <text:p>0</text:p>
          </table:table-cell>
          <table:table-cell table:style-name="ce28" table:formula="of:=COUNTIF(Last12;[.A36])" office:value-type="float" office:value="1" calcext:value-type="float">
            <text:p>1</text:p>
          </table:table-cell>
          <table:table-cell table:style-name="ce29" table:formula="of:=COUNTIF(Last50;[.A36])" office:value-type="float" office:value="5" calcext:value-type="float">
            <text:p>5</text:p>
          </table:table-cell>
          <table:table-cell table:style-name="ce30" table:formula="of:=COUNTIF(Last100;[.A36])" office:value-type="float" office:value="8" calcext:value-type="float">
            <text:p>8</text:p>
          </table:table-cell>
          <table:table-cell table:style-name="ce31" table:formula="of:=COUNTIF(Total;[.A36])" office:value-type="float" office:value="249" calcext:value-type="float">
            <text:p>249</text:p>
          </table:table-cell>
          <table:table-cell table:style-name="ce32" table:formula="of:=VALUE(50/[.D36])" office:value-type="float" office:value="10" calcext:value-type="float">
            <text:p>10</text:p>
          </table:table-cell>
          <table:table-cell table:style-name="ce1" table:formula="of:=IF([.B36]=0;[.$A36];&quot;&quot;)" office:value-type="float" office:value="35" calcext:value-type="float">
            <text:p>35</text:p>
          </table:table-cell>
          <table:table-cell table:style-name="ce33" table:formula="of:=IF([.C36]=0;[.$A36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26" table:formula="of:=COUNTIF(Last5;[.A37])" office:value-type="float" office:value="1" calcext:value-type="float">
            <text:p>1</text:p>
          </table:table-cell>
          <table:table-cell table:style-name="ce28" table:formula="of:=COUNTIF(Last12;[.A37])" office:value-type="float" office:value="1" calcext:value-type="float">
            <text:p>1</text:p>
          </table:table-cell>
          <table:table-cell table:style-name="ce29" table:formula="of:=COUNTIF(Last50;[.A37])" office:value-type="float" office:value="11" calcext:value-type="float">
            <text:p>11</text:p>
          </table:table-cell>
          <table:table-cell table:style-name="ce30" table:formula="of:=COUNTIF(Last100;[.A37])" office:value-type="float" office:value="19" calcext:value-type="float">
            <text:p>19</text:p>
          </table:table-cell>
          <table:table-cell table:style-name="ce31" table:formula="of:=COUNTIF(Total;[.A37])" office:value-type="float" office:value="272" calcext:value-type="float">
            <text:p>272</text:p>
          </table:table-cell>
          <table:table-cell table:style-name="ce32" table:formula="of:=VALUE(50/[.D37])" office:value-type="float" office:value="4.54545454545455" calcext:value-type="float">
            <text:p>4.54545454545455</text:p>
          </table:table-cell>
          <table:table-cell table:style-name="ce1" table:formula="of:=IF([.B37]=0;[.$A37];&quot;&quot;)">
            <text:p/>
          </table:table-cell>
          <table:table-cell table:style-name="ce33" table:formula="of:=IF([.C37]=0;[.$A37];&quot;&quot;)">
            <text:p/>
          </table:table-cell>
          <table:table-cell table:style-name="ce33"/>
          <table:table-cell table:number-columns-repeated="2"/>
        </table:table-row>
        <table:table-row table:style-name="ro1" table:number-rows-repeated="1048538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Last100" table:target-range-address="Results.C1:Results.G100" table:on-update-keep-styles="true" table:on-update-keep-size="false"/>
        <table:database-range table:name="Last12" table:target-range-address="Results.C1:Results.G12" table:on-update-keep-styles="true" table:on-update-keep-size="false"/>
        <table:database-range table:name="Last5" table:target-range-address="Results.C1:Results.G5" table:on-update-keep-styles="true" table:contains-header="false"/>
        <table:database-range table:name="Last50" table:target-range-address="Results.C1:Results.G50" table:on-update-keep-styles="true" table:on-update-keep-size="false"/>
        <table:database-range table:name="Total" table:target-range-address="Results.C1:Results.G2000" table:on-update-keep-styles="true" table:contains-header="false"/>
        <table:database-range table:name="__Anonymous_Sheet_DB__1" table:target-range-address="Counts.H2:Counts.H9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4">
      <number:text>-</number:text>
      <number:number number:decimal-places="2" loext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 number:grouping="true"/>
      <number:text> </number:text>
      <number:currency-symbol number:language="ru" number:country="RU">р.</number:currency-symbol>
    </number:currency-style>
    <number:currency-style style:name="N12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ru" number:country="RU">р.</number:currency-symbol>
      <style:map style:condition="value()&gt;=0" style:apply-style-name="N12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/00/0000</text:date>, <text:time style:data-style-name="N2" text:time-value="00:58:59.0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2.2$Windows_X86_64 LibreOffice_project/98b30e735bda24bc04ab42594c85f7fd8be07b9c</meta:generator>
    <dc:date>2019-12-04T01:12:05.250000000</dc:date>
    <meta:editing-duration>PT7H59M2S</meta:editing-duration>
    <meta:editing-cycles>49</meta:editing-cycles>
    <meta:document-statistic meta:table-count="2" meta:cell-count="17054" meta:object-count="1"/>
  </office:meta>
</office:document-meta>
</file>

<file path=Object 1/content.xml><?xml version="1.0" encoding="utf-8"?>
<math xmlns="http://www.w3.org/1998/Math/MathML" display="block"/>
</file>